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8701in" fo:break-before="auto" style:use-optimal-row-height="true"/>
    </style:style>
    <style:style style:name="ro9" style:family="table-row">
      <style:table-row-properties style:row-height="0.2673in" fo:break-before="auto" style:use-optimal-row-height="true"/>
    </style:style>
    <style:style style:name="ro10" style:family="table-row">
      <style:table-row-properties style:row-height="0.9118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1.4091in" fo:break-before="auto" style:use-optimal-row-height="true"/>
    </style:style>
    <style:style style:name="ro13" style:family="table-row">
      <style:table-row-properties style:row-height="1.2437in" fo:break-before="auto" style:use-optimal-row-height="true"/>
    </style:style>
    <style:style style:name="ro14" style:family="table-row">
      <style:table-row-properties style:row-height="1.078in" fo:break-before="auto" style:use-optimal-row-height="true"/>
    </style:style>
    <style:style style:name="ro15" style:family="table-row">
      <style:table-row-properties style:row-height="0.1783in" fo:break-before="auto" style:use-optimal-row-height="false"/>
    </style:style>
    <style:style style:name="ro16" style:family="table-row">
      <style:table-row-properties style:row-height="0.255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padding="0.028in"/>
    </style:style>
    <style:style style:name="ce45" style:family="table-cell" style:parent-style-name="Default">
      <style:table-cell-properties fo:border="0.0008in solid #000000"/>
    </style:style>
    <style:style style:name="ce46" style:family="table-cell" style:parent-style-name="Default">
      <style:table-cell-properties fo:background-color="transparent" fo:border="0.0008in solid #000000"/>
    </style:style>
    <style:style style:name="ce47" style:family="table-cell" style:parent-style-name="Default">
      <style:table-cell-properties fo:border="0.0008in solid #000000" fo:padding="0.028in"/>
    </style:style>
    <style:style style:name="ce48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3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4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5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8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9" style:family="table-cell" style:parent-style-name="Default">
      <style:text-properties fo:font-size="9pt" style:font-size-asian="9pt" style:font-size-complex="9pt"/>
    </style:style>
    <style:style style:name="ce60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1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2pt" fo:language="en" fo:country="US" style:font-name-asian="Arial" style:font-size-asian="12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3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2pt" fo:language="en" fo:country="US" style:font-name-asian="Arial" style:font-size-asian="12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4" style:family="table-cell" style:parent-style-name="Default">
      <style:table-cell-properties fo:wrap-option="wrap" fo:border="0.0008in solid #000000"/>
    </style:style>
    <style:style style:name="ce65" style:family="table-cell" style:parent-style-name="Default">
      <style:table-cell-properties fo:background-color="transparent" fo:wrap-option="wrap" fo:border="0.0008in solid #000000"/>
    </style:style>
    <style:style style:name="ce66" style:family="table-cell" style:parent-style-name="Default" style:data-style-name="N60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0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9999" fo:border="0.0008in solid #000000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map style:condition="cell-content()=&quot;Sun&quot;" style:apply-style-name="Không_20_tên4" style:base-cell-address="'Cover Page'.AH1"/>
    </style:style>
    <style:style style:name="ce7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6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7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8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9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5" style:family="table-cell" style:parent-style-name="Default">
      <style:map style:condition="cell-content()=&quot;Sun&quot;" style:apply-style-name="Không_20_tên4" style:base-cell-address="'Cover Page'.AH1"/>
    </style:style>
    <style:style style:name="ce9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9" style:family="table-cell" style:parent-style-name="Default">
      <style:map style:condition="cell-content()=&quot;Sun&quot;" style:apply-style-name="Không_20_tên4" style:base-cell-address="'Cover Page'.AH1"/>
    </style:style>
    <style:style style:name="ce11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map style:condition="cell-content()=&quot;Sun&quot;" style:apply-style-name="Không_20_tên4" style:base-cell-address="'Cover Page'.AH1"/>
    </style:style>
    <style:style style:name="ce12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map style:condition="cell-content()=&quot;Sun&quot;" style:apply-style-name="Không_20_tên4" style:base-cell-address="'Cover Page'.AH1"/>
    </style:style>
    <style:style style:name="ce13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5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3" style:family="table-cell" style:parent-style-name="Default">
      <style:map style:condition="cell-content()=&quot;Sun&quot;" style:apply-style-name="Không_20_tên4" style:base-cell-address="'Cover Page'.AH1"/>
    </style:style>
    <style:style style:name="ce16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>
      <style:table-cell-properties fo:background-color="#ffcc00" fo:border="0.0008in solid #000000"/>
    </style:style>
    <style:style style:name="ce17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7" style:family="table-cell" style:parent-style-name="Default"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8" style:family="table-cell" style:parent-style-name="Default"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2">
            <text:p>0.2</text:p>
          </table:table-cell>
          <table:table-cell table:style-name="ce26" office:value-type="string">
            <text:p>Remove KhanhNN &amp; Thanh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3">
            <text:p>0.3</text:p>
          </table:table-cell>
          <table:table-cell table:style-name="ce26" office:value-type="string">
            <text:p>Remove TrungH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Remove HaiPV &amp; HoangNTM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5">
            <text:p>0.5</text:p>
          </table:table-cell>
          <table:table-cell table:style-name="ce26" office:value-type="string">
            <text:p>Remove NganTL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6">
            <text:p>0.6</text:p>
          </table:table-cell>
          <table:table-cell table:style-name="ce26" office:value-type="string">
            <text:p>Remove HieuP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7">
            <text:p>0.7</text:p>
          </table:table-cell>
          <table:table-cell table:style-name="ce26" office:value-type="string">
            <text:p>Remove NamDH &amp; SonL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8">
            <text:p>0.8</text:p>
          </table:table-cell>
          <table:table-cell table:style-name="ce26" office:value-type="string">
            <text:p>Remove TanCX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26">
            <text:p>May 26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9">
            <text:p>0.9</text:p>
          </table:table-cell>
          <table:table-cell table:style-name="ce26" office:value-type="string">
            <text:p>Remove AnhDQ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07">
            <text:p>June 07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1">
            <text:p>1</text:p>
          </table:table-cell>
          <table:table-cell table:style-name="ce26" office:value-type="string">
            <text:p>Remove TuanLA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12">
            <text:p>June 1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1.4">
            <text:p>1.4</text:p>
          </table:table-cell>
          <table:table-cell table:style-name="ce26" office:value-type="string">
            <text:p>Remove NgaTN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8-18">
            <text:p>August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1.5">
            <text:p>1.5</text:p>
          </table:table-cell>
          <table:table-cell table:style-name="ce26" office:value-type="string">
            <text:p>Remove MinhPN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8-21">
            <text:p>August 21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90">
          <table:table-cell table:style-name="ce12" table:number-columns-repeated="1018"/>
          <table:table-cell table:number-columns-repeated="4"/>
        </table:table-row>
        <table:table-row table:style-name="ro2" table:number-rows-repeated="98307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9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7">
          <table:table-cell table:style-name="ce40" office:value-type="string">
            <text:p>Tổng hợp ngày nghỉ 2017</text:p>
          </table:table-cell>
          <table:table-cell table:style-name="ce44" table:number-columns-repeated="5"/>
          <table:table-cell table:style-name="ce55"/>
          <table:table-cell table:style-name="ce60"/>
          <table:table-cell table:style-name="ce44" table:number-columns-repeated="5"/>
          <table:table-cell table:number-columns-repeated="1011"/>
        </table:table-row>
        <table:table-row table:style-name="ro7" table:number-rows-repeated="4">
          <table:table-cell table:style-name="ce40"/>
          <table:table-cell table:style-name="ce44" table:number-columns-repeated="5"/>
          <table:table-cell table:style-name="ce55"/>
          <table:table-cell table:style-name="ce60"/>
          <table:table-cell table:style-name="ce44" table:number-columns-repeated="5"/>
          <table:table-cell table:number-columns-repeated="1011"/>
        </table:table-row>
        <table:table-row table:style-name="ro8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9" office:value-type="string">
            <office:annotation draw:style-name="gr1" draw:text-style-name="P1" svg:width="3.4126in" svg:height="1.3232in" svg:x="3.1705in" svg:y="0.4154in" draw:caption-point-x="-0.7689in" draw:caption-point-y="0.9484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9" office:value-type="string">
            <office:annotation draw:style-name="gr2" draw:text-style-name="P1" svg:width="1.1413in" svg:height="0.5457in" svg:x="3.6827in" svg:y="0.713in" draw:caption-point-x="-0.2402in" draw:caption-point-y="0.6508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9" office:value-type="string">
            <text:p>Working To</text:p>
          </table:table-cell>
          <table:table-cell table:style-name="ce49" office:value-type="string">
            <office:annotation draw:style-name="gr3" draw:text-style-name="P1" svg:width="1.1413in" svg:height="0.7012in" svg:x="5.6634in" svg:y="0.713in" draw:caption-point-x="-0.2622in" draw:caption-point-y="0.6508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6" office:value-type="string">
            <office:annotation draw:style-name="gr2" draw:text-style-name="P1" svg:width="1.1413in" svg:height="0.5457in" svg:x="6.8232in" svg:y="0.713in" draw:caption-point-x="-0.2402in" draw:caption-point-y="0.6508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61" office:value-type="string">
            <office:annotation draw:style-name="gr4" draw:text-style-name="P1" svg:width="1.1413in" svg:height="0.3902in" svg:x="7.989in" svg:y="0.713in" draw:caption-point-x="-0.2402in" draw:caption-point-y="0.6508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9" office:value-type="string">
            <text:p>Remaining Leave Days</text:p>
          </table:table-cell>
          <table:table-cell table:style-name="ce49" office:value-type="string">
            <text:p>Extended Leave Days</text:p>
          </table:table-cell>
          <table:table-cell table:style-name="ce49" office:value-type="string">
            <text:p>Leave Days Already Subtracted From Salary</text:p>
          </table:table-cell>
          <table:table-cell table:style-name="ce49" office:value-type="string">
            <office:annotation office:display="true" draw:style-name="gr5" draw:text-style-name="P1" svg:width="1.9224in" svg:height="1.4787in" svg:x="13.3689in" svg:y="0.9366in" draw:caption-point-x="-1.4484in" draw:caption-point-y="0.4268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50" office:value-type="float" office:value="1.5">
            <text:p>1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7]);DATE(YEAR([.D7]);12;31);NOW())" office:value-type="date" office:date-value="2017-09-08T15:27:17.21">
            <text:p>09/08/17</text:p>
          </table:table-cell>
          <table:table-cell table:style-name="ce54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8">
            <text:p>8</text:p>
          </table:table-cell>
          <table:table-cell table:style-name="ce57" table:formula="of:=SUMPRODUCT([Thong_Tin_Ngay_Nghi_201701.$B$3:.$B$60]=[.$B7];[Thong_Tin_Ngay_Nghi_201701.$C$3:.$C$60]) +  SUMPRODUCT([Thong_Tin_Ngay_Nghi_201702.$B$3:.$B$61]=[.$B7];[Thong_Tin_Ngay_Nghi_201702.$C$3:.$C$61]) + SUMPRODUCT([Thong_Tin_Ngay_Nghi_201703.$B$3:.$B$62]=[.$B7];[Thong_Tin_Ngay_Nghi_201703.$C$3:.$C$62])" office:value-type="float" office:value="3.5">
            <text:p>3.5</text:p>
          </table:table-cell>
          <table:table-cell table:style-name="ce62" table:formula="of:=SUMPRODUCT([Thong_Tin_Ngay_Nghi_201701.$B$3:.$B$61]=[.$B7];[Thong_Tin_Ngay_Nghi_201701.$C$3:.$C$61]) +  SUMPRODUCT([Thong_Tin_Ngay_Nghi_201702.$B$3:.$B$62]=[.$B7];[Thong_Tin_Ngay_Nghi_201702.$C$3:.$C$62]) + SUMPRODUCT([Thong_Tin_Ngay_Nghi_201703.$B$3:.$B$63]=[.$B7];[Thong_Tin_Ngay_Nghi_201703.$C$3:.$C$63]) + SUMPRODUCT([Thong_Tin_Ngay_Nghi_201704.$B$3:.$B$63]=[.$B7];[Thong_Tin_Ngay_Nghi_201704.$C$3:.$C$63]) + SUMPRODUCT([Thong_Tin_Ngay_Nghi_201705.$B$3:.$B$62]=[.$B7];[Thong_Tin_Ngay_Nghi_201705.$C$3:.$C$62]) + SUMPRODUCT([Thong_Tin_Ngay_Nghi_201706.$B$3:.$B$64]=[.$B7];[Thong_Tin_Ngay_Nghi_201706.$C$3:.$C$64]) + SUMPRODUCT([Thong_Tin_Ngay_Nghi_201707.$B$3:.$B$66]=[.$B7];[Thong_Tin_Ngay_Nghi_201707.$C$3:.$C$66]) + SUMPRODUCT([Thong_Tin_Ngay_Nghi_201708.$B$3:.$B$66]=[.$B7];[Thong_Tin_Ngay_Nghi_201708.$C$3:.$C$66])+ SUMPRODUCT([Thong_Tin_Ngay_Nghi_201709.$B$3:.$B$66]=[.$B7];[Thong_Tin_Ngay_Nghi_201709.$C$3:.$C$66])" office:value-type="float" office:value="8">
            <text:p>8</text:p>
          </table:table-cell>
          <table:table-cell table:style-name="ce50" table:formula="of:=IF(DATE(YEAR([.E7]);MONTH([.E7]);DAY([.E7]))&lt;=DATE(YEAR([.E7]);3;31); [.C7]-[.G7] + [.F7]; IF([.G7]-[.C7]&lt;0;[.G7] + [.F7] -[.H7];[.F7]+[.C7]-[.H7]))" office:value-type="float" office:value="1.5">
            <text:p>1.5</text:p>
          </table:table-cell>
          <table:table-cell table:number-columns-repeated="2" table:style-name="ce50"/>
          <table:table-cell table:style-name="ce50" table:formula="of:=[.I7]+[.K7] +[.J7]" office:value-type="float" office:value="1.5">
            <text:p>1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50" office:value-type="float" office:value="1">
            <text:p>1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8]);DATE(YEAR([.D8]);12;31);NOW())" office:value-type="date" office:date-value="2017-09-08T15:27:17.21">
            <text:p>09/08/17</text:p>
          </table:table-cell>
          <table:table-cell table:style-name="ce54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8">
            <text:p>8</text:p>
          </table:table-cell>
          <table:table-cell table:style-name="ce58" table:formula="of:=SUMPRODUCT([Thong_Tin_Ngay_Nghi_201701.$B$3:.$B$60]=[.$B8];[Thong_Tin_Ngay_Nghi_201701.$C$3:.$C$60]) +  SUMPRODUCT([Thong_Tin_Ngay_Nghi_201702.$B$3:.$B$61]=[.$B8];[Thong_Tin_Ngay_Nghi_201702.$C$3:.$C$61]) + SUMPRODUCT([Thong_Tin_Ngay_Nghi_201703.$B$3:.$B$62]=[.$B8];[Thong_Tin_Ngay_Nghi_201703.$C$3:.$C$62])" office:value-type="float" office:value="7.5">
            <text:p>7.5</text:p>
          </table:table-cell>
          <table:table-cell table:style-name="ce63" table:formula="of:=SUMPRODUCT([Thong_Tin_Ngay_Nghi_201701.$B$3:.$B$61]=[.$B8];[Thong_Tin_Ngay_Nghi_201701.$C$3:.$C$61]) +  SUMPRODUCT([Thong_Tin_Ngay_Nghi_201702.$B$3:.$B$62]=[.$B8];[Thong_Tin_Ngay_Nghi_201702.$C$3:.$C$62]) + SUMPRODUCT([Thong_Tin_Ngay_Nghi_201703.$B$3:.$B$63]=[.$B8];[Thong_Tin_Ngay_Nghi_201703.$C$3:.$C$63]) + SUMPRODUCT([Thong_Tin_Ngay_Nghi_201704.$B$3:.$B$63]=[.$B8];[Thong_Tin_Ngay_Nghi_201704.$C$3:.$C$63]) + SUMPRODUCT([Thong_Tin_Ngay_Nghi_201705.$B$3:.$B$62]=[.$B8];[Thong_Tin_Ngay_Nghi_201705.$C$3:.$C$62]) + SUMPRODUCT([Thong_Tin_Ngay_Nghi_201706.$B$3:.$B$64]=[.$B8];[Thong_Tin_Ngay_Nghi_201706.$C$3:.$C$64]) + SUMPRODUCT([Thong_Tin_Ngay_Nghi_201707.$B$3:.$B$66]=[.$B8];[Thong_Tin_Ngay_Nghi_201707.$C$3:.$C$66]) + SUMPRODUCT([Thong_Tin_Ngay_Nghi_201708.$B$3:.$B$66]=[.$B8];[Thong_Tin_Ngay_Nghi_201708.$C$3:.$C$66])+ SUMPRODUCT([Thong_Tin_Ngay_Nghi_201709.$B$3:.$B$66]=[.$B8];[Thong_Tin_Ngay_Nghi_201709.$C$3:.$C$66])" office:value-type="float" office:value="17.5">
            <text:p>17.5</text:p>
          </table:table-cell>
          <table:table-cell table:style-name="ce50" table:formula="of:=IF(DATE(YEAR([.E8]);MONTH([.E8]);DAY([.E8]))&lt;=DATE(YEAR([.E8]);3;31); [.C8]-[.G8] + [.F8]; IF([.G8]-[.C8]&lt;0;[.G8] + [.F8] -[.H8];[.F8]+[.C8]-[.H8]))" office:value-type="float" office:value="-8.5">
            <text:p>-8.5</text:p>
          </table:table-cell>
          <table:table-cell table:number-columns-repeated="2" table:style-name="ce50"/>
          <table:table-cell table:style-name="ce50" table:formula="of:=[.I8]+[.K8] +[.J8]" office:value-type="float" office:value="-8.5">
            <text:p>-8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3">
            <text:p>3</text:p>
          </table:table-cell>
          <table:table-cell table:style-name="ce45" office:value-type="string">
            <text:p>ChienTX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6-27">
            <text:p>06/27/17</text:p>
          </table:table-cell>
          <table:table-cell table:style-name="ce52" table:formula="of:=IF(YEAR(NOW())&gt;YEAR([.D9]);DATE(YEAR([.D9]);12;31);NOW())" office:value-type="date" office:date-value="2017-09-08T15:27:17.22">
            <text:p>09/08/17</text:p>
          </table:table-cell>
          <table:table-cell table:style-name="ce54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2">
            <text:p>2</text:p>
          </table:table-cell>
          <table:table-cell table:style-name="ce58" table:formula="of:=SUMPRODUCT([Thong_Tin_Ngay_Nghi_201701.$B$3:.$B$60]=[.$B9];[Thong_Tin_Ngay_Nghi_201701.$C$3:.$C$60]) +  SUMPRODUCT([Thong_Tin_Ngay_Nghi_201702.$B$3:.$B$61]=[.$B9];[Thong_Tin_Ngay_Nghi_201702.$C$3:.$C$61]) + SUMPRODUCT([Thong_Tin_Ngay_Nghi_201703.$B$3:.$B$62]=[.$B9];[Thong_Tin_Ngay_Nghi_201703.$C$3:.$C$62])" office:value-type="float" office:value="0">
            <text:p>0</text:p>
          </table:table-cell>
          <table:table-cell table:style-name="ce63" table:formula="of:=SUMPRODUCT([Thong_Tin_Ngay_Nghi_201701.$B$3:.$B$61]=[.$B9];[Thong_Tin_Ngay_Nghi_201701.$C$3:.$C$61]) +  SUMPRODUCT([Thong_Tin_Ngay_Nghi_201702.$B$3:.$B$62]=[.$B9];[Thong_Tin_Ngay_Nghi_201702.$C$3:.$C$62]) + SUMPRODUCT([Thong_Tin_Ngay_Nghi_201703.$B$3:.$B$63]=[.$B9];[Thong_Tin_Ngay_Nghi_201703.$C$3:.$C$63]) + SUMPRODUCT([Thong_Tin_Ngay_Nghi_201704.$B$3:.$B$63]=[.$B9];[Thong_Tin_Ngay_Nghi_201704.$C$3:.$C$63]) + SUMPRODUCT([Thong_Tin_Ngay_Nghi_201705.$B$3:.$B$62]=[.$B9];[Thong_Tin_Ngay_Nghi_201705.$C$3:.$C$62]) + SUMPRODUCT([Thong_Tin_Ngay_Nghi_201706.$B$3:.$B$64]=[.$B9];[Thong_Tin_Ngay_Nghi_201706.$C$3:.$C$64]) + SUMPRODUCT([Thong_Tin_Ngay_Nghi_201707.$B$3:.$B$66]=[.$B9];[Thong_Tin_Ngay_Nghi_201707.$C$3:.$C$66]) + SUMPRODUCT([Thong_Tin_Ngay_Nghi_201708.$B$3:.$B$66]=[.$B9];[Thong_Tin_Ngay_Nghi_201708.$C$3:.$C$66])+ SUMPRODUCT([Thong_Tin_Ngay_Nghi_201709.$B$3:.$B$66]=[.$B9];[Thong_Tin_Ngay_Nghi_201709.$C$3:.$C$66])" office:value-type="float" office:value="6">
            <text:p>6</text:p>
          </table:table-cell>
          <table:table-cell table:style-name="ce50" table:formula="of:=IF(DATE(YEAR([.E9]);MONTH([.E9]);DAY([.E9]))&lt;=DATE(YEAR([.E9]);3;31); [.C9]-[.G9] + [.F9]; IF([.G9]-[.C9]&lt;0;[.G9] + [.F9] -[.H9];[.F9]+[.C9]-[.H9]))" office:value-type="float" office:value="-4">
            <text:p>-4</text:p>
          </table:table-cell>
          <table:table-cell table:number-columns-repeated="2" table:style-name="ce50"/>
          <table:table-cell table:style-name="ce50" table:formula="of:=[.I9]+[.K9] +[.J9]" office:value-type="float" office:value="-4">
            <text:p>-4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50" office:value-type="float" office:value="4">
            <text:p>4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0]);DATE(YEAR([.D10]);12;31);NOW())" office:value-type="date" office:date-value="2017-09-08T15:27:17.22">
            <text:p>09/08/17</text:p>
          </table:table-cell>
          <table:table-cell table:style-name="ce54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8">
            <text:p>8</text:p>
          </table:table-cell>
          <table:table-cell table:style-name="ce58" table:formula="of:=SUMPRODUCT([Thong_Tin_Ngay_Nghi_201701.$B$3:.$B$60]=[.$B10];[Thong_Tin_Ngay_Nghi_201701.$C$3:.$C$60]) +  SUMPRODUCT([Thong_Tin_Ngay_Nghi_201702.$B$3:.$B$61]=[.$B10];[Thong_Tin_Ngay_Nghi_201702.$C$3:.$C$61]) + SUMPRODUCT([Thong_Tin_Ngay_Nghi_201703.$B$3:.$B$62]=[.$B10];[Thong_Tin_Ngay_Nghi_201703.$C$3:.$C$62])" office:value-type="float" office:value="5">
            <text:p>5</text:p>
          </table:table-cell>
          <table:table-cell table:style-name="ce63" table:formula="of:=SUMPRODUCT([Thong_Tin_Ngay_Nghi_201701.$B$3:.$B$61]=[.$B10];[Thong_Tin_Ngay_Nghi_201701.$C$3:.$C$61]) +  SUMPRODUCT([Thong_Tin_Ngay_Nghi_201702.$B$3:.$B$62]=[.$B10];[Thong_Tin_Ngay_Nghi_201702.$C$3:.$C$62]) + SUMPRODUCT([Thong_Tin_Ngay_Nghi_201703.$B$3:.$B$63]=[.$B10];[Thong_Tin_Ngay_Nghi_201703.$C$3:.$C$63]) + SUMPRODUCT([Thong_Tin_Ngay_Nghi_201704.$B$3:.$B$63]=[.$B10];[Thong_Tin_Ngay_Nghi_201704.$C$3:.$C$63]) + SUMPRODUCT([Thong_Tin_Ngay_Nghi_201705.$B$3:.$B$62]=[.$B10];[Thong_Tin_Ngay_Nghi_201705.$C$3:.$C$62]) + SUMPRODUCT([Thong_Tin_Ngay_Nghi_201706.$B$3:.$B$64]=[.$B10];[Thong_Tin_Ngay_Nghi_201706.$C$3:.$C$64]) + SUMPRODUCT([Thong_Tin_Ngay_Nghi_201707.$B$3:.$B$66]=[.$B10];[Thong_Tin_Ngay_Nghi_201707.$C$3:.$C$66]) + SUMPRODUCT([Thong_Tin_Ngay_Nghi_201708.$B$3:.$B$66]=[.$B10];[Thong_Tin_Ngay_Nghi_201708.$C$3:.$C$66])+ SUMPRODUCT([Thong_Tin_Ngay_Nghi_201709.$B$3:.$B$66]=[.$B10];[Thong_Tin_Ngay_Nghi_201709.$C$3:.$C$66])" office:value-type="float" office:value="11.5">
            <text:p>11.5</text:p>
          </table:table-cell>
          <table:table-cell table:style-name="ce50" table:formula="of:=IF(DATE(YEAR([.E10]);MONTH([.E10]);DAY([.E10]))&lt;=DATE(YEAR([.E10]);3;31); [.C10]-[.G10] + [.F10]; IF([.G10]-[.C10]&lt;0;[.G10] + [.F10] -[.H10];[.F10]+[.C10]-[.H10]))" office:value-type="float" office:value="0.5">
            <text:p>0.5</text:p>
          </table:table-cell>
          <table:table-cell table:number-columns-repeated="2" table:style-name="ce50"/>
          <table:table-cell table:style-name="ce50" table:formula="of:=[.I10]+[.K10] +[.J10]" office:value-type="float" office:value="0.5">
            <text:p>0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5">
            <text:p>5</text:p>
          </table:table-cell>
          <table:table-cell table:style-name="ce45" office:value-type="string">
            <text:p>CuongNM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7-01">
            <text:p>07/01/17</text:p>
          </table:table-cell>
          <table:table-cell table:style-name="ce52" table:formula="of:=IF(YEAR(NOW())&gt;YEAR([.D11]);DATE(YEAR([.D11]);12;31);NOW())" office:value-type="date" office:date-value="2017-09-08T15:27:17.22">
            <text:p>09/08/17</text:p>
          </table:table-cell>
          <table:table-cell table:style-name="ce54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2">
            <text:p>2</text:p>
          </table:table-cell>
          <table:table-cell table:style-name="ce58" table:formula="of:=SUMPRODUCT([Thong_Tin_Ngay_Nghi_201701.$B$3:.$B$60]=[.$B11];[Thong_Tin_Ngay_Nghi_201701.$C$3:.$C$60]) +  SUMPRODUCT([Thong_Tin_Ngay_Nghi_201702.$B$3:.$B$61]=[.$B11];[Thong_Tin_Ngay_Nghi_201702.$C$3:.$C$61]) + SUMPRODUCT([Thong_Tin_Ngay_Nghi_201703.$B$3:.$B$62]=[.$B11];[Thong_Tin_Ngay_Nghi_201703.$C$3:.$C$62])" office:value-type="float" office:value="0">
            <text:p>0</text:p>
          </table:table-cell>
          <table:table-cell table:style-name="ce63" table:formula="of:=SUMPRODUCT([Thong_Tin_Ngay_Nghi_201701.$B$3:.$B$61]=[.$B11];[Thong_Tin_Ngay_Nghi_201701.$C$3:.$C$61]) +  SUMPRODUCT([Thong_Tin_Ngay_Nghi_201702.$B$3:.$B$62]=[.$B11];[Thong_Tin_Ngay_Nghi_201702.$C$3:.$C$62]) + SUMPRODUCT([Thong_Tin_Ngay_Nghi_201703.$B$3:.$B$63]=[.$B11];[Thong_Tin_Ngay_Nghi_201703.$C$3:.$C$63]) + SUMPRODUCT([Thong_Tin_Ngay_Nghi_201704.$B$3:.$B$63]=[.$B11];[Thong_Tin_Ngay_Nghi_201704.$C$3:.$C$63]) + SUMPRODUCT([Thong_Tin_Ngay_Nghi_201705.$B$3:.$B$62]=[.$B11];[Thong_Tin_Ngay_Nghi_201705.$C$3:.$C$62]) + SUMPRODUCT([Thong_Tin_Ngay_Nghi_201706.$B$3:.$B$64]=[.$B11];[Thong_Tin_Ngay_Nghi_201706.$C$3:.$C$64]) + SUMPRODUCT([Thong_Tin_Ngay_Nghi_201707.$B$3:.$B$66]=[.$B11];[Thong_Tin_Ngay_Nghi_201707.$C$3:.$C$66]) + SUMPRODUCT([Thong_Tin_Ngay_Nghi_201708.$B$3:.$B$66]=[.$B11];[Thong_Tin_Ngay_Nghi_201708.$C$3:.$C$66])+ SUMPRODUCT([Thong_Tin_Ngay_Nghi_201709.$B$3:.$B$66]=[.$B11];[Thong_Tin_Ngay_Nghi_201709.$C$3:.$C$66])" office:value-type="float" office:value="5.5">
            <text:p>5.5</text:p>
          </table:table-cell>
          <table:table-cell table:style-name="ce50" table:formula="of:=IF(DATE(YEAR([.E11]);MONTH([.E11]);DAY([.E11]))&lt;=DATE(YEAR([.E11]);3;31); [.C11]-[.G11] + [.F11]; IF([.G11]-[.C11]&lt;0;[.G11] + [.F11] -[.H11];[.F11]+[.C11]-[.H11]))" office:value-type="float" office:value="-3.5">
            <text:p>-3.5</text:p>
          </table:table-cell>
          <table:table-cell table:number-columns-repeated="2" table:style-name="ce50"/>
          <table:table-cell table:style-name="ce50" table:formula="of:=[.I11]+[.K11] +[.J11]" office:value-type="float" office:value="-3.5">
            <text:p>-3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6">
            <text:p>6</text:p>
          </table:table-cell>
          <table:table-cell table:style-name="ce45" office:value-type="string">
            <text:p>DuongDN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2]);DATE(YEAR([.D12]);12;31);NOW())" office:value-type="date" office:date-value="2017-09-08T15:27:17.22">
            <text:p>09/08/17</text:p>
          </table:table-cell>
          <table:table-cell table:style-name="ce54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8">
            <text:p>8</text:p>
          </table:table-cell>
          <table:table-cell table:style-name="ce58" table:formula="of:=SUMPRODUCT([Thong_Tin_Ngay_Nghi_201701.$B$3:.$B$60]=[.$B12];[Thong_Tin_Ngay_Nghi_201701.$C$3:.$C$60]) +  SUMPRODUCT([Thong_Tin_Ngay_Nghi_201702.$B$3:.$B$61]=[.$B12];[Thong_Tin_Ngay_Nghi_201702.$C$3:.$C$61]) + SUMPRODUCT([Thong_Tin_Ngay_Nghi_201703.$B$3:.$B$62]=[.$B12];[Thong_Tin_Ngay_Nghi_201703.$C$3:.$C$62])" office:value-type="float" office:value="5">
            <text:p>5</text:p>
          </table:table-cell>
          <table:table-cell table:style-name="ce63" table:formula="of:=SUMPRODUCT([Thong_Tin_Ngay_Nghi_201701.$B$3:.$B$61]=[.$B12];[Thong_Tin_Ngay_Nghi_201701.$C$3:.$C$61]) +  SUMPRODUCT([Thong_Tin_Ngay_Nghi_201702.$B$3:.$B$62]=[.$B12];[Thong_Tin_Ngay_Nghi_201702.$C$3:.$C$62]) + SUMPRODUCT([Thong_Tin_Ngay_Nghi_201703.$B$3:.$B$63]=[.$B12];[Thong_Tin_Ngay_Nghi_201703.$C$3:.$C$63]) + SUMPRODUCT([Thong_Tin_Ngay_Nghi_201704.$B$3:.$B$63]=[.$B12];[Thong_Tin_Ngay_Nghi_201704.$C$3:.$C$63]) + SUMPRODUCT([Thong_Tin_Ngay_Nghi_201705.$B$3:.$B$62]=[.$B12];[Thong_Tin_Ngay_Nghi_201705.$C$3:.$C$62]) + SUMPRODUCT([Thong_Tin_Ngay_Nghi_201706.$B$3:.$B$64]=[.$B12];[Thong_Tin_Ngay_Nghi_201706.$C$3:.$C$64]) + SUMPRODUCT([Thong_Tin_Ngay_Nghi_201707.$B$3:.$B$66]=[.$B12];[Thong_Tin_Ngay_Nghi_201707.$C$3:.$C$66]) + SUMPRODUCT([Thong_Tin_Ngay_Nghi_201708.$B$3:.$B$66]=[.$B12];[Thong_Tin_Ngay_Nghi_201708.$C$3:.$C$66])+ SUMPRODUCT([Thong_Tin_Ngay_Nghi_201709.$B$3:.$B$66]=[.$B12];[Thong_Tin_Ngay_Nghi_201709.$C$3:.$C$66])" office:value-type="float" office:value="6">
            <text:p>6</text:p>
          </table:table-cell>
          <table:table-cell table:style-name="ce50" table:formula="of:=IF(DATE(YEAR([.E12]);MONTH([.E12]);DAY([.E12]))&lt;=DATE(YEAR([.E12]);3;31); [.C12]-[.G12] + [.F12]; IF([.G12]-[.C12]&lt;0;[.G12] + [.F12] -[.H12];[.F12]+[.C12]-[.H12]))" office:value-type="float" office:value="2">
            <text:p>2</text:p>
          </table:table-cell>
          <table:table-cell table:number-columns-repeated="2" table:style-name="ce50"/>
          <table:table-cell table:style-name="ce50" table:formula="of:=[.I12]+[.K12] +[.J12]" office:value-type="float" office:value="2">
            <text:p>2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7">
            <text:p>7</text:p>
          </table:table-cell>
          <table:table-cell table:style-name="ce45" office:value-type="string">
            <text:p>DuyNM</text:p>
          </table:table-cell>
          <table:table-cell table:style-name="ce50" office:value-type="float" office:value="5">
            <text:p>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3]);DATE(YEAR([.D13]);12;31);NOW())" office:value-type="date" office:date-value="2017-09-08T15:27:17.23">
            <text:p>09/08/17</text:p>
          </table:table-cell>
          <table:table-cell table:style-name="ce54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8">
            <text:p>8</text:p>
          </table:table-cell>
          <table:table-cell table:style-name="ce58" table:formula="of:=SUMPRODUCT([Thong_Tin_Ngay_Nghi_201701.$B$3:.$B$60]=[.$B13];[Thong_Tin_Ngay_Nghi_201701.$C$3:.$C$60]) +  SUMPRODUCT([Thong_Tin_Ngay_Nghi_201702.$B$3:.$B$61]=[.$B13];[Thong_Tin_Ngay_Nghi_201702.$C$3:.$C$61]) + SUMPRODUCT([Thong_Tin_Ngay_Nghi_201703.$B$3:.$B$62]=[.$B13];[Thong_Tin_Ngay_Nghi_201703.$C$3:.$C$62])" office:value-type="float" office:value="11.5">
            <text:p>11.5</text:p>
          </table:table-cell>
          <table:table-cell table:style-name="ce63" table:formula="of:=SUMPRODUCT([Thong_Tin_Ngay_Nghi_201701.$B$3:.$B$61]=[.$B13];[Thong_Tin_Ngay_Nghi_201701.$C$3:.$C$61]) +  SUMPRODUCT([Thong_Tin_Ngay_Nghi_201702.$B$3:.$B$62]=[.$B13];[Thong_Tin_Ngay_Nghi_201702.$C$3:.$C$62]) + SUMPRODUCT([Thong_Tin_Ngay_Nghi_201703.$B$3:.$B$63]=[.$B13];[Thong_Tin_Ngay_Nghi_201703.$C$3:.$C$63]) + SUMPRODUCT([Thong_Tin_Ngay_Nghi_201704.$B$3:.$B$63]=[.$B13];[Thong_Tin_Ngay_Nghi_201704.$C$3:.$C$63]) + SUMPRODUCT([Thong_Tin_Ngay_Nghi_201705.$B$3:.$B$62]=[.$B13];[Thong_Tin_Ngay_Nghi_201705.$C$3:.$C$62]) + SUMPRODUCT([Thong_Tin_Ngay_Nghi_201706.$B$3:.$B$64]=[.$B13];[Thong_Tin_Ngay_Nghi_201706.$C$3:.$C$64]) + SUMPRODUCT([Thong_Tin_Ngay_Nghi_201707.$B$3:.$B$66]=[.$B13];[Thong_Tin_Ngay_Nghi_201707.$C$3:.$C$66]) + SUMPRODUCT([Thong_Tin_Ngay_Nghi_201708.$B$3:.$B$66]=[.$B13];[Thong_Tin_Ngay_Nghi_201708.$C$3:.$C$66])+ SUMPRODUCT([Thong_Tin_Ngay_Nghi_201709.$B$3:.$B$66]=[.$B13];[Thong_Tin_Ngay_Nghi_201709.$C$3:.$C$66])" office:value-type="float" office:value="22">
            <text:p>22</text:p>
          </table:table-cell>
          <table:table-cell table:style-name="ce50" table:formula="of:=IF(DATE(YEAR([.E13]);MONTH([.E13]);DAY([.E13]))&lt;=DATE(YEAR([.E13]);3;31); [.C13]-[.G13] + [.F13]; IF([.G13]-[.C13]&lt;0;[.G13] + [.F13] -[.H13];[.F13]+[.C13]-[.H13]))" office:value-type="float" office:value="-9">
            <text:p>-9</text:p>
          </table:table-cell>
          <table:table-cell table:style-name="ce50"/>
          <table:table-cell table:style-name="ce50" table:formula="of:=3+2.5" office:value-type="float" office:value="5.5">
            <text:p>5.5</text:p>
          </table:table-cell>
          <table:table-cell table:style-name="ce50" table:formula="of:=[.I13]+[.K13] +[.J13]" office:value-type="float" office:value="-3.5">
            <text:p>-3.5</text:p>
          </table:table-cell>
          <table:table-cell table:style-name="ce64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8">
            <text:p>8</text:p>
          </table:table-cell>
          <table:table-cell table:style-name="ce46" office:value-type="string">
            <text:p>DuyenLT</text:p>
          </table:table-cell>
          <table:table-cell table:style-name="ce51" office:value-type="float" office:value="0">
            <text:p>0</text:p>
          </table:table-cell>
          <table:table-cell table:style-name="ce53" office:value-type="date" office:date-value="2017-01-01">
            <text:p>01/01/17</text:p>
          </table:table-cell>
          <table:table-cell table:style-name="ce53" table:formula="of:=IF(YEAR(NOW())&gt;YEAR([.D14]);DATE(YEAR([.D14]);12;31);NOW())" office:value-type="date" office:date-value="2017-09-08T15:27:17.23">
            <text:p>09/08/17</text:p>
          </table:table-cell>
          <table:table-cell table:style-name="ce54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8">
            <text:p>8</text:p>
          </table:table-cell>
          <table:table-cell table:style-name="ce58" table:formula="of:=SUMPRODUCT([Thong_Tin_Ngay_Nghi_201701.$B$3:.$B$60]=[.$B14];[Thong_Tin_Ngay_Nghi_201701.$C$3:.$C$60]) +  SUMPRODUCT([Thong_Tin_Ngay_Nghi_201702.$B$3:.$B$61]=[.$B14];[Thong_Tin_Ngay_Nghi_201702.$C$3:.$C$61]) + SUMPRODUCT([Thong_Tin_Ngay_Nghi_201703.$B$3:.$B$62]=[.$B14];[Thong_Tin_Ngay_Nghi_201703.$C$3:.$C$62])" office:value-type="float" office:value="6.5">
            <text:p>6.5</text:p>
          </table:table-cell>
          <table:table-cell table:style-name="ce63" table:formula="of:=SUMPRODUCT([Thong_Tin_Ngay_Nghi_201701.$B$3:.$B$61]=[.$B14];[Thong_Tin_Ngay_Nghi_201701.$C$3:.$C$61]) +  SUMPRODUCT([Thong_Tin_Ngay_Nghi_201702.$B$3:.$B$62]=[.$B14];[Thong_Tin_Ngay_Nghi_201702.$C$3:.$C$62]) + SUMPRODUCT([Thong_Tin_Ngay_Nghi_201703.$B$3:.$B$63]=[.$B14];[Thong_Tin_Ngay_Nghi_201703.$C$3:.$C$63]) + SUMPRODUCT([Thong_Tin_Ngay_Nghi_201704.$B$3:.$B$63]=[.$B14];[Thong_Tin_Ngay_Nghi_201704.$C$3:.$C$63]) + SUMPRODUCT([Thong_Tin_Ngay_Nghi_201705.$B$3:.$B$62]=[.$B14];[Thong_Tin_Ngay_Nghi_201705.$C$3:.$C$62]) + SUMPRODUCT([Thong_Tin_Ngay_Nghi_201706.$B$3:.$B$64]=[.$B14];[Thong_Tin_Ngay_Nghi_201706.$C$3:.$C$64]) + SUMPRODUCT([Thong_Tin_Ngay_Nghi_201707.$B$3:.$B$66]=[.$B14];[Thong_Tin_Ngay_Nghi_201707.$C$3:.$C$66]) + SUMPRODUCT([Thong_Tin_Ngay_Nghi_201708.$B$3:.$B$66]=[.$B14];[Thong_Tin_Ngay_Nghi_201708.$C$3:.$C$66])+ SUMPRODUCT([Thong_Tin_Ngay_Nghi_201709.$B$3:.$B$66]=[.$B14];[Thong_Tin_Ngay_Nghi_201709.$C$3:.$C$66])" office:value-type="float" office:value="12">
            <text:p>12</text:p>
          </table:table-cell>
          <table:table-cell table:style-name="ce51" table:formula="of:=IF(DATE(YEAR([.E14]);MONTH([.E14]);DAY([.E14]))&lt;=DATE(YEAR([.E14]);3;31); [.C14]-[.G14] + [.F14]; IF([.G14]-[.C14]&lt;0;[.G14] + [.F14] -[.H14];[.F14]+[.C14]-[.H14]))" office:value-type="float" office:value="-4">
            <text:p>-4</text:p>
          </table:table-cell>
          <table:table-cell table:number-columns-repeated="2" table:style-name="ce51"/>
          <table:table-cell table:style-name="ce51" table:formula="of:=[.I14]+[.K14] +[.J14]" office:value-type="float" office:value="-4">
            <text:p>-4</text:p>
          </table:table-cell>
          <table:table-cell table:style-name="ce65"/>
          <table:table-cell table:style-name="ce67" table:number-columns-repeated="1011"/>
        </table:table-row>
        <table:table-row table:style-name="ro9">
          <table:table-cell table:style-name="ce43" office:value-type="float" office:value="9">
            <text:p>9</text:p>
          </table:table-cell>
          <table:table-cell table:style-name="ce45" office:value-type="string">
            <text:p>GiauNV</text:p>
          </table:table-cell>
          <table:table-cell table:style-name="ce50" office:value-type="float" office:value="1">
            <text:p>1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5]);DATE(YEAR([.D15]);12;31);NOW())" office:value-type="date" office:date-value="2017-09-08T15:27:17.23">
            <text:p>09/08/17</text:p>
          </table:table-cell>
          <table:table-cell table:style-name="ce54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8">
            <text:p>8</text:p>
          </table:table-cell>
          <table:table-cell table:style-name="ce58" table:formula="of:=SUMPRODUCT([Thong_Tin_Ngay_Nghi_201701.$B$3:.$B$60]=[.$B15];[Thong_Tin_Ngay_Nghi_201701.$C$3:.$C$60]) +  SUMPRODUCT([Thong_Tin_Ngay_Nghi_201702.$B$3:.$B$61]=[.$B15];[Thong_Tin_Ngay_Nghi_201702.$C$3:.$C$61]) + SUMPRODUCT([Thong_Tin_Ngay_Nghi_201703.$B$3:.$B$62]=[.$B15];[Thong_Tin_Ngay_Nghi_201703.$C$3:.$C$62])" office:value-type="float" office:value="5.5">
            <text:p>5.5</text:p>
          </table:table-cell>
          <table:table-cell table:style-name="ce63" table:formula="of:=SUMPRODUCT([Thong_Tin_Ngay_Nghi_201701.$B$3:.$B$61]=[.$B15];[Thong_Tin_Ngay_Nghi_201701.$C$3:.$C$61]) +  SUMPRODUCT([Thong_Tin_Ngay_Nghi_201702.$B$3:.$B$62]=[.$B15];[Thong_Tin_Ngay_Nghi_201702.$C$3:.$C$62]) + SUMPRODUCT([Thong_Tin_Ngay_Nghi_201703.$B$3:.$B$63]=[.$B15];[Thong_Tin_Ngay_Nghi_201703.$C$3:.$C$63]) + SUMPRODUCT([Thong_Tin_Ngay_Nghi_201704.$B$3:.$B$63]=[.$B15];[Thong_Tin_Ngay_Nghi_201704.$C$3:.$C$63]) + SUMPRODUCT([Thong_Tin_Ngay_Nghi_201705.$B$3:.$B$62]=[.$B15];[Thong_Tin_Ngay_Nghi_201705.$C$3:.$C$62]) + SUMPRODUCT([Thong_Tin_Ngay_Nghi_201706.$B$3:.$B$64]=[.$B15];[Thong_Tin_Ngay_Nghi_201706.$C$3:.$C$64]) + SUMPRODUCT([Thong_Tin_Ngay_Nghi_201707.$B$3:.$B$66]=[.$B15];[Thong_Tin_Ngay_Nghi_201707.$C$3:.$C$66]) + SUMPRODUCT([Thong_Tin_Ngay_Nghi_201708.$B$3:.$B$66]=[.$B15];[Thong_Tin_Ngay_Nghi_201708.$C$3:.$C$66])+ SUMPRODUCT([Thong_Tin_Ngay_Nghi_201709.$B$3:.$B$66]=[.$B15];[Thong_Tin_Ngay_Nghi_201709.$C$3:.$C$66])" office:value-type="float" office:value="8">
            <text:p>8</text:p>
          </table:table-cell>
          <table:table-cell table:style-name="ce50" table:formula="of:=IF(DATE(YEAR([.E15]);MONTH([.E15]);DAY([.E15]))&lt;=DATE(YEAR([.E15]);3;31); [.C15]-[.G15] + [.F15]; IF([.G15]-[.C15]&lt;0;[.G15] + [.F15] -[.H15];[.F15]+[.C15]-[.H15]))" office:value-type="float" office:value="1">
            <text:p>1</text:p>
          </table:table-cell>
          <table:table-cell table:number-columns-repeated="2" table:style-name="ce50"/>
          <table:table-cell table:style-name="ce50" table:formula="of:=[.I15]+[.K15] +[.J15]" office:value-type="float" office:value="1">
            <text:p>1</text:p>
          </table:table-cell>
          <table:table-cell table:style-name="ce64"/>
          <table:table-cell table:number-columns-repeated="1011"/>
        </table:table-row>
        <table:table-row table:style-name="ro11">
          <table:table-cell table:style-name="ce43" office:value-type="float" office:value="10">
            <text:p>10</text:p>
          </table:table-cell>
          <table:table-cell table:style-name="ce46" office:value-type="string">
            <text:p>HaTH</text:p>
          </table:table-cell>
          <table:table-cell table:style-name="ce51" office:value-type="float" office:value="3">
            <text:p>3</text:p>
          </table:table-cell>
          <table:table-cell table:style-name="ce53" office:value-type="date" office:date-value="2017-01-01">
            <text:p>01/01/17</text:p>
          </table:table-cell>
          <table:table-cell table:style-name="ce53" table:formula="of:=IF(YEAR(NOW())&gt;YEAR([.D16]);DATE(YEAR([.D16]);12;31);NOW())" office:value-type="date" office:date-value="2017-09-08T15:27:17.23">
            <text:p>09/08/17</text:p>
          </table:table-cell>
          <table:table-cell table:style-name="ce54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8">
            <text:p>8</text:p>
          </table:table-cell>
          <table:table-cell table:style-name="ce58" table:formula="of:=SUMPRODUCT([Thong_Tin_Ngay_Nghi_201701.$B$3:.$B$60]=[.$B16];[Thong_Tin_Ngay_Nghi_201701.$C$3:.$C$60]) +  SUMPRODUCT([Thong_Tin_Ngay_Nghi_201702.$B$3:.$B$61]=[.$B16];[Thong_Tin_Ngay_Nghi_201702.$C$3:.$C$61]) + SUMPRODUCT([Thong_Tin_Ngay_Nghi_201703.$B$3:.$B$62]=[.$B16];[Thong_Tin_Ngay_Nghi_201703.$C$3:.$C$62])" office:value-type="float" office:value="7.5">
            <text:p>7.5</text:p>
          </table:table-cell>
          <table:table-cell table:style-name="ce63" table:formula="of:=SUMPRODUCT([Thong_Tin_Ngay_Nghi_201701.$B$3:.$B$61]=[.$B16];[Thong_Tin_Ngay_Nghi_201701.$C$3:.$C$61]) +  SUMPRODUCT([Thong_Tin_Ngay_Nghi_201702.$B$3:.$B$62]=[.$B16];[Thong_Tin_Ngay_Nghi_201702.$C$3:.$C$62]) + SUMPRODUCT([Thong_Tin_Ngay_Nghi_201703.$B$3:.$B$63]=[.$B16];[Thong_Tin_Ngay_Nghi_201703.$C$3:.$C$63]) + SUMPRODUCT([Thong_Tin_Ngay_Nghi_201704.$B$3:.$B$63]=[.$B16];[Thong_Tin_Ngay_Nghi_201704.$C$3:.$C$63]) + SUMPRODUCT([Thong_Tin_Ngay_Nghi_201705.$B$3:.$B$62]=[.$B16];[Thong_Tin_Ngay_Nghi_201705.$C$3:.$C$62]) + SUMPRODUCT([Thong_Tin_Ngay_Nghi_201706.$B$3:.$B$64]=[.$B16];[Thong_Tin_Ngay_Nghi_201706.$C$3:.$C$64]) + SUMPRODUCT([Thong_Tin_Ngay_Nghi_201707.$B$3:.$B$66]=[.$B16];[Thong_Tin_Ngay_Nghi_201707.$C$3:.$C$66]) + SUMPRODUCT([Thong_Tin_Ngay_Nghi_201708.$B$3:.$B$66]=[.$B16];[Thong_Tin_Ngay_Nghi_201708.$C$3:.$C$66])+ SUMPRODUCT([Thong_Tin_Ngay_Nghi_201709.$B$3:.$B$66]=[.$B16];[Thong_Tin_Ngay_Nghi_201709.$C$3:.$C$66])" office:value-type="float" office:value="20.5">
            <text:p>20.5</text:p>
          </table:table-cell>
          <table:table-cell table:style-name="ce50" table:formula="of:=IF(DATE(YEAR([.E16]);MONTH([.E16]);DAY([.E16]))&lt;=DATE(YEAR([.E16]);3;31); [.C16]-[.G16] + [.F16]; IF([.G16]-[.C16]&lt;0;[.G16] + [.F16] -[.H16];[.F16]+[.C16]-[.H16]))" office:value-type="float" office:value="-9.5">
            <text:p>-9.5</text:p>
          </table:table-cell>
          <table:table-cell table:style-name="ce51"/>
          <table:table-cell table:style-name="ce51" table:formula="of:=6" office:value-type="float" office:value="6">
            <text:p>6</text:p>
          </table:table-cell>
          <table:table-cell table:style-name="ce50" table:formula="of:=[.I16]+[.K16] +[.J16]" office:value-type="float" office:value="-3.5">
            <text:p>-3.5</text:p>
          </table:table-cell>
          <table:table-cell table:style-name="ce64" office:value-type="string">
            <text:p>Những ngày nghỉ này đã trừ vào lương → sẽ ko trừ vào phép nữa:</text:p>
            <text:p>- Tháng 7 6 ngày</text:p>
          </table:table-cell>
          <table:table-cell table:style-name="ce67" table:number-columns-repeated="1011"/>
        </table:table-row>
        <table:table-row table:style-name="ro11">
          <table:table-cell table:style-name="ce43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7]);DATE(YEAR([.D17]);12;31);NOW())" office:value-type="date" office:date-value="2017-09-08T15:27:17.24">
            <text:p>09/08/17</text:p>
          </table:table-cell>
          <table:table-cell table:style-name="ce54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8">
            <text:p>8</text:p>
          </table:table-cell>
          <table:table-cell table:style-name="ce58" table:formula="of:=SUMPRODUCT([Thong_Tin_Ngay_Nghi_201701.$B$3:.$B$60]=[.$B17];[Thong_Tin_Ngay_Nghi_201701.$C$3:.$C$60]) +  SUMPRODUCT([Thong_Tin_Ngay_Nghi_201702.$B$3:.$B$61]=[.$B17];[Thong_Tin_Ngay_Nghi_201702.$C$3:.$C$61]) + SUMPRODUCT([Thong_Tin_Ngay_Nghi_201703.$B$3:.$B$62]=[.$B17];[Thong_Tin_Ngay_Nghi_201703.$C$3:.$C$62])" office:value-type="float" office:value="3">
            <text:p>3</text:p>
          </table:table-cell>
          <table:table-cell table:style-name="ce63" table:formula="of:=SUMPRODUCT([Thong_Tin_Ngay_Nghi_201701.$B$3:.$B$61]=[.$B17];[Thong_Tin_Ngay_Nghi_201701.$C$3:.$C$61]) +  SUMPRODUCT([Thong_Tin_Ngay_Nghi_201702.$B$3:.$B$62]=[.$B17];[Thong_Tin_Ngay_Nghi_201702.$C$3:.$C$62]) + SUMPRODUCT([Thong_Tin_Ngay_Nghi_201703.$B$3:.$B$63]=[.$B17];[Thong_Tin_Ngay_Nghi_201703.$C$3:.$C$63]) + SUMPRODUCT([Thong_Tin_Ngay_Nghi_201704.$B$3:.$B$63]=[.$B17];[Thong_Tin_Ngay_Nghi_201704.$C$3:.$C$63]) + SUMPRODUCT([Thong_Tin_Ngay_Nghi_201705.$B$3:.$B$62]=[.$B17];[Thong_Tin_Ngay_Nghi_201705.$C$3:.$C$62]) + SUMPRODUCT([Thong_Tin_Ngay_Nghi_201706.$B$3:.$B$64]=[.$B17];[Thong_Tin_Ngay_Nghi_201706.$C$3:.$C$64]) + SUMPRODUCT([Thong_Tin_Ngay_Nghi_201707.$B$3:.$B$66]=[.$B17];[Thong_Tin_Ngay_Nghi_201707.$C$3:.$C$66]) + SUMPRODUCT([Thong_Tin_Ngay_Nghi_201708.$B$3:.$B$66]=[.$B17];[Thong_Tin_Ngay_Nghi_201708.$C$3:.$C$66])+ SUMPRODUCT([Thong_Tin_Ngay_Nghi_201709.$B$3:.$B$66]=[.$B17];[Thong_Tin_Ngay_Nghi_201709.$C$3:.$C$66])" office:value-type="float" office:value="8.5">
            <text:p>8.5</text:p>
          </table:table-cell>
          <table:table-cell table:style-name="ce50" table:formula="of:=IF(DATE(YEAR([.E17]);MONTH([.E17]);DAY([.E17]))&lt;=DATE(YEAR([.E17]);3;31); [.C17]-[.G17] + [.F17]; IF([.G17]-[.C16]&lt;0;[.G17] + [.F17] -[.H17];[.F17]+[.C17]-[.H17]))" office:value-type="float" office:value="-0.5">
            <text:p>-0.5</text:p>
          </table:table-cell>
          <table:table-cell table:style-name="ce50"/>
          <table:table-cell table:style-name="ce50" table:formula="of:=3" office:value-type="float" office:value="3">
            <text:p>3</text:p>
          </table:table-cell>
          <table:table-cell table:style-name="ce50" table:formula="of:=[.I17]+[.K17] +[.J17]" office:value-type="float" office:value="2.5">
            <text:p>2.5</text:p>
          </table:table-cell>
          <table:table-cell table:style-name="ce64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12">
            <text:p>12</text:p>
          </table:table-cell>
          <table:table-cell table:style-name="ce45" office:value-type="string">
            <text:p>HaiNM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8]);DATE(YEAR([.D18]);12;31);NOW())" office:value-type="date" office:date-value="2017-09-08T15:27:17.24">
            <text:p>09/08/17</text:p>
          </table:table-cell>
          <table:table-cell table:style-name="ce54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8">
            <text:p>8</text:p>
          </table:table-cell>
          <table:table-cell table:style-name="ce58" table:formula="of:=SUMPRODUCT([Thong_Tin_Ngay_Nghi_201701.$B$3:.$B$60]=[.$B18];[Thong_Tin_Ngay_Nghi_201701.$C$3:.$C$60]) +  SUMPRODUCT([Thong_Tin_Ngay_Nghi_201702.$B$3:.$B$61]=[.$B18];[Thong_Tin_Ngay_Nghi_201702.$C$3:.$C$61]) + SUMPRODUCT([Thong_Tin_Ngay_Nghi_201703.$B$3:.$B$62]=[.$B18];[Thong_Tin_Ngay_Nghi_201703.$C$3:.$C$62])" office:value-type="float" office:value="4">
            <text:p>4</text:p>
          </table:table-cell>
          <table:table-cell table:style-name="ce63" table:formula="of:=SUMPRODUCT([Thong_Tin_Ngay_Nghi_201701.$B$3:.$B$61]=[.$B18];[Thong_Tin_Ngay_Nghi_201701.$C$3:.$C$61]) +  SUMPRODUCT([Thong_Tin_Ngay_Nghi_201702.$B$3:.$B$62]=[.$B18];[Thong_Tin_Ngay_Nghi_201702.$C$3:.$C$62]) + SUMPRODUCT([Thong_Tin_Ngay_Nghi_201703.$B$3:.$B$63]=[.$B18];[Thong_Tin_Ngay_Nghi_201703.$C$3:.$C$63]) + SUMPRODUCT([Thong_Tin_Ngay_Nghi_201704.$B$3:.$B$63]=[.$B18];[Thong_Tin_Ngay_Nghi_201704.$C$3:.$C$63]) + SUMPRODUCT([Thong_Tin_Ngay_Nghi_201705.$B$3:.$B$62]=[.$B18];[Thong_Tin_Ngay_Nghi_201705.$C$3:.$C$62]) + SUMPRODUCT([Thong_Tin_Ngay_Nghi_201706.$B$3:.$B$64]=[.$B18];[Thong_Tin_Ngay_Nghi_201706.$C$3:.$C$64]) + SUMPRODUCT([Thong_Tin_Ngay_Nghi_201707.$B$3:.$B$66]=[.$B18];[Thong_Tin_Ngay_Nghi_201707.$C$3:.$C$66]) + SUMPRODUCT([Thong_Tin_Ngay_Nghi_201708.$B$3:.$B$66]=[.$B18];[Thong_Tin_Ngay_Nghi_201708.$C$3:.$C$66])+ SUMPRODUCT([Thong_Tin_Ngay_Nghi_201709.$B$3:.$B$66]=[.$B18];[Thong_Tin_Ngay_Nghi_201709.$C$3:.$C$66])" office:value-type="float" office:value="15.5">
            <text:p>15.5</text:p>
          </table:table-cell>
          <table:table-cell table:style-name="ce50" table:formula="of:=IF(DATE(YEAR([.E18]);MONTH([.E18]);DAY([.E18]))&lt;=DATE(YEAR([.E18]);3;31); [.C18]-[.G18] + [.F18]; IF([.G18]-[.C18]&lt;0;[.G18] + [.F18] -[.H18];[.F18]+[.C18]-[.H18]))" office:value-type="float" office:value="-7.5">
            <text:p>-7.5</text:p>
          </table:table-cell>
          <table:table-cell table:style-name="ce50"/>
          <table:table-cell table:style-name="ce50" table:formula="of:=1.5+3.5" office:value-type="float" office:value="5">
            <text:p>5</text:p>
          </table:table-cell>
          <table:table-cell table:style-name="ce50" table:formula="of:=[.I18]+[.K18] +[.J18]" office:value-type="float" office:value="-2.5">
            <text:p>-2.5</text:p>
          </table:table-cell>
          <table:table-cell table:style-name="ce64" office:value-type="string">
            <text:p>Những ngày nghỉ này đã trừ vào lương → sẽ ko trừ vào phép nữa:</text:p>
            <text:p>- Tháng 1 1.5 ngày</text:p>
            <text:p>- Tháng 6 3.5 ngày</text:p>
          </table:table-cell>
          <table:table-cell table:number-columns-repeated="1011"/>
        </table:table-row>
        <table:table-row table:style-name="ro11">
          <table:table-cell table:style-name="ce43" office:value-type="float" office:value="13">
            <text:p>13</text:p>
          </table:table-cell>
          <table:table-cell table:style-name="ce45" office:value-type="string">
            <text:p>HangDT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7-20">
            <text:p>07/20/17</text:p>
          </table:table-cell>
          <table:table-cell table:style-name="ce52" table:formula="of:=IF(YEAR(NOW())&gt;YEAR([.D19]);DATE(YEAR([.D19]);12;31);NOW())" office:value-type="date" office:date-value="2017-09-08T15:27:17.24">
            <text:p>09/08/17</text:p>
          </table:table-cell>
          <table:table-cell table:style-name="ce54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">
            <text:p>1</text:p>
          </table:table-cell>
          <table:table-cell table:style-name="ce58" table:formula="of:=SUMPRODUCT([Thong_Tin_Ngay_Nghi_201701.$B$3:.$B$60]=[.$B19];[Thong_Tin_Ngay_Nghi_201701.$C$3:.$C$60]) +  SUMPRODUCT([Thong_Tin_Ngay_Nghi_201702.$B$3:.$B$61]=[.$B19];[Thong_Tin_Ngay_Nghi_201702.$C$3:.$C$61]) + SUMPRODUCT([Thong_Tin_Ngay_Nghi_201703.$B$3:.$B$62]=[.$B19];[Thong_Tin_Ngay_Nghi_201703.$C$3:.$C$62])" office:value-type="float" office:value="0">
            <text:p>0</text:p>
          </table:table-cell>
          <table:table-cell table:style-name="ce63" table:formula="of:=SUMPRODUCT([Thong_Tin_Ngay_Nghi_201701.$B$3:.$B$61]=[.$B19];[Thong_Tin_Ngay_Nghi_201701.$C$3:.$C$61]) +  SUMPRODUCT([Thong_Tin_Ngay_Nghi_201702.$B$3:.$B$62]=[.$B19];[Thong_Tin_Ngay_Nghi_201702.$C$3:.$C$62]) + SUMPRODUCT([Thong_Tin_Ngay_Nghi_201703.$B$3:.$B$63]=[.$B19];[Thong_Tin_Ngay_Nghi_201703.$C$3:.$C$63]) + SUMPRODUCT([Thong_Tin_Ngay_Nghi_201704.$B$3:.$B$63]=[.$B19];[Thong_Tin_Ngay_Nghi_201704.$C$3:.$C$63]) + SUMPRODUCT([Thong_Tin_Ngay_Nghi_201705.$B$3:.$B$62]=[.$B19];[Thong_Tin_Ngay_Nghi_201705.$C$3:.$C$62]) + SUMPRODUCT([Thong_Tin_Ngay_Nghi_201706.$B$3:.$B$64]=[.$B19];[Thong_Tin_Ngay_Nghi_201706.$C$3:.$C$64]) + SUMPRODUCT([Thong_Tin_Ngay_Nghi_201707.$B$3:.$B$66]=[.$B19];[Thong_Tin_Ngay_Nghi_201707.$C$3:.$C$66]) + SUMPRODUCT([Thong_Tin_Ngay_Nghi_201708.$B$3:.$B$66]=[.$B19];[Thong_Tin_Ngay_Nghi_201708.$C$3:.$C$66])+ SUMPRODUCT([Thong_Tin_Ngay_Nghi_201709.$B$3:.$B$66]=[.$B19];[Thong_Tin_Ngay_Nghi_201709.$C$3:.$C$66])" office:value-type="float" office:value="0.5">
            <text:p>0.5</text:p>
          </table:table-cell>
          <table:table-cell table:style-name="ce50" table:formula="of:=IF(DATE(YEAR([.E19]);MONTH([.E19]);DAY([.E19]))&lt;=DATE(YEAR([.E19]);3;31); [.C19]-[.G19] + [.F19]; IF([.G19]-[.C19]&lt;0;[.G19] + [.F19] -[.H19];[.F19]+[.C19]-[.H19]))" office:value-type="float" office:value="0.5">
            <text:p>0.5</text:p>
          </table:table-cell>
          <table:table-cell table:style-name="ce50"/>
          <table:table-cell table:style-name="ce50" table:formula="of:=0.5" office:value-type="float" office:value="0.5">
            <text:p>0.5</text:p>
          </table:table-cell>
          <table:table-cell table:style-name="ce50" table:formula="of:=[.I19]+[.K19] +[.J19]" office:value-type="float" office:value="1">
            <text:p>1</text:p>
          </table:table-cell>
          <table:table-cell table:style-name="ce64" office:value-type="string">
            <text:p>Những ngày nghỉ này đã trừ vào lương → sẽ ko trừ vào phép nữa:</text:p>
            <text:p>- Tháng 8 0.5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14">
            <text:p>14</text:p>
          </table:table-cell>
          <table:table-cell table:style-name="ce45" office:value-type="string">
            <text:p>HienNV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0]);DATE(YEAR([.D20]);12;31);NOW())" office:value-type="date" office:date-value="2017-09-08T15:27:17.24">
            <text:p>09/08/17</text:p>
          </table:table-cell>
          <table:table-cell table:style-name="ce54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8">
            <text:p>8</text:p>
          </table:table-cell>
          <table:table-cell table:style-name="ce58" table:formula="of:=SUMPRODUCT([Thong_Tin_Ngay_Nghi_201701.$B$3:.$B$60]=[.$B20];[Thong_Tin_Ngay_Nghi_201701.$C$3:.$C$60]) +  SUMPRODUCT([Thong_Tin_Ngay_Nghi_201702.$B$3:.$B$61]=[.$B20];[Thong_Tin_Ngay_Nghi_201702.$C$3:.$C$61]) + SUMPRODUCT([Thong_Tin_Ngay_Nghi_201703.$B$3:.$B$62]=[.$B20];[Thong_Tin_Ngay_Nghi_201703.$C$3:.$C$62])" office:value-type="float" office:value="9.5">
            <text:p>9.5</text:p>
          </table:table-cell>
          <table:table-cell table:style-name="ce63" table:formula="of:=SUMPRODUCT([Thong_Tin_Ngay_Nghi_201701.$B$3:.$B$61]=[.$B20];[Thong_Tin_Ngay_Nghi_201701.$C$3:.$C$61]) +  SUMPRODUCT([Thong_Tin_Ngay_Nghi_201702.$B$3:.$B$62]=[.$B20];[Thong_Tin_Ngay_Nghi_201702.$C$3:.$C$62]) + SUMPRODUCT([Thong_Tin_Ngay_Nghi_201703.$B$3:.$B$63]=[.$B20];[Thong_Tin_Ngay_Nghi_201703.$C$3:.$C$63]) + SUMPRODUCT([Thong_Tin_Ngay_Nghi_201704.$B$3:.$B$63]=[.$B20];[Thong_Tin_Ngay_Nghi_201704.$C$3:.$C$63]) + SUMPRODUCT([Thong_Tin_Ngay_Nghi_201705.$B$3:.$B$62]=[.$B20];[Thong_Tin_Ngay_Nghi_201705.$C$3:.$C$62]) + SUMPRODUCT([Thong_Tin_Ngay_Nghi_201706.$B$3:.$B$64]=[.$B20];[Thong_Tin_Ngay_Nghi_201706.$C$3:.$C$64]) + SUMPRODUCT([Thong_Tin_Ngay_Nghi_201707.$B$3:.$B$66]=[.$B20];[Thong_Tin_Ngay_Nghi_201707.$C$3:.$C$66]) + SUMPRODUCT([Thong_Tin_Ngay_Nghi_201708.$B$3:.$B$66]=[.$B20];[Thong_Tin_Ngay_Nghi_201708.$C$3:.$C$66])+ SUMPRODUCT([Thong_Tin_Ngay_Nghi_201709.$B$3:.$B$66]=[.$B20];[Thong_Tin_Ngay_Nghi_201709.$C$3:.$C$66])" office:value-type="float" office:value="35">
            <text:p>35</text:p>
          </table:table-cell>
          <table:table-cell table:style-name="ce50" table:formula="of:=IF(DATE(YEAR([.E20]);MONTH([.E20]);DAY([.E20]))&lt;=DATE(YEAR([.E20]);3;31); [.C20]-[.G20] + [.F20]; IF([.G20]-[.C20]&lt;0;[.G20] + [.F20] -[.H20];[.F20]+[.C20]-[.H20]))" office:value-type="float" office:value="-27">
            <text:p>-27</text:p>
          </table:table-cell>
          <table:table-cell table:number-columns-repeated="2" table:style-name="ce50"/>
          <table:table-cell table:style-name="ce50" table:formula="of:=[.I20]+[.K20] +[.J20]" office:value-type="float" office:value="-27">
            <text:p>-27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15">
            <text:p>15</text:p>
          </table:table-cell>
          <table:table-cell table:style-name="ce45" office:value-type="string">
            <text:p>HiepNH</text:p>
          </table:table-cell>
          <table:table-cell table:style-name="ce50" office:value-type="float" office:value="2.5">
            <text:p>2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1]);DATE(YEAR([.D21]);12;31);NOW())" office:value-type="date" office:date-value="2017-09-08T15:27:17.25">
            <text:p>09/08/17</text:p>
          </table:table-cell>
          <table:table-cell table:style-name="ce54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8">
            <text:p>8</text:p>
          </table:table-cell>
          <table:table-cell table:style-name="ce58" table:formula="of:=SUMPRODUCT([Thong_Tin_Ngay_Nghi_201701.$B$3:.$B$60]=[.$B21];[Thong_Tin_Ngay_Nghi_201701.$C$3:.$C$60]) +  SUMPRODUCT([Thong_Tin_Ngay_Nghi_201702.$B$3:.$B$61]=[.$B21];[Thong_Tin_Ngay_Nghi_201702.$C$3:.$C$61]) + SUMPRODUCT([Thong_Tin_Ngay_Nghi_201703.$B$3:.$B$62]=[.$B21];[Thong_Tin_Ngay_Nghi_201703.$C$3:.$C$62])" office:value-type="float" office:value="3">
            <text:p>3</text:p>
          </table:table-cell>
          <table:table-cell table:style-name="ce63" table:formula="of:=SUMPRODUCT([Thong_Tin_Ngay_Nghi_201701.$B$3:.$B$61]=[.$B21];[Thong_Tin_Ngay_Nghi_201701.$C$3:.$C$61]) +  SUMPRODUCT([Thong_Tin_Ngay_Nghi_201702.$B$3:.$B$62]=[.$B21];[Thong_Tin_Ngay_Nghi_201702.$C$3:.$C$62]) + SUMPRODUCT([Thong_Tin_Ngay_Nghi_201703.$B$3:.$B$63]=[.$B21];[Thong_Tin_Ngay_Nghi_201703.$C$3:.$C$63]) + SUMPRODUCT([Thong_Tin_Ngay_Nghi_201704.$B$3:.$B$63]=[.$B21];[Thong_Tin_Ngay_Nghi_201704.$C$3:.$C$63]) + SUMPRODUCT([Thong_Tin_Ngay_Nghi_201705.$B$3:.$B$62]=[.$B21];[Thong_Tin_Ngay_Nghi_201705.$C$3:.$C$62]) + SUMPRODUCT([Thong_Tin_Ngay_Nghi_201706.$B$3:.$B$64]=[.$B21];[Thong_Tin_Ngay_Nghi_201706.$C$3:.$C$64]) + SUMPRODUCT([Thong_Tin_Ngay_Nghi_201707.$B$3:.$B$66]=[.$B21];[Thong_Tin_Ngay_Nghi_201707.$C$3:.$C$66]) + SUMPRODUCT([Thong_Tin_Ngay_Nghi_201708.$B$3:.$B$66]=[.$B21];[Thong_Tin_Ngay_Nghi_201708.$C$3:.$C$66])+ SUMPRODUCT([Thong_Tin_Ngay_Nghi_201709.$B$3:.$B$66]=[.$B21];[Thong_Tin_Ngay_Nghi_201709.$C$3:.$C$66])" office:value-type="float" office:value="9">
            <text:p>9</text:p>
          </table:table-cell>
          <table:table-cell table:style-name="ce50" table:formula="of:=IF(DATE(YEAR([.E21]);MONTH([.E21]);DAY([.E21]))&lt;=DATE(YEAR([.E21]);3;31); [.C21]-[.G21] + [.F21]; IF([.G21]-[.C21]&lt;0;[.G21] + [.F21] -[.H21];[.F21]+[.C21]-[.H21]))" office:value-type="float" office:value="1.5">
            <text:p>1.5</text:p>
          </table:table-cell>
          <table:table-cell table:number-columns-repeated="2" table:style-name="ce50"/>
          <table:table-cell table:style-name="ce50" table:formula="of:=[.I21]+[.K21] +[.J21]" office:value-type="float" office:value="1.5">
            <text:p>1.5</text:p>
          </table:table-cell>
          <table:table-cell table:style-name="ce64"/>
          <table:table-cell table:number-columns-repeated="1011"/>
        </table:table-row>
        <table:table-row table:style-name="ro11">
          <table:table-cell table:style-name="ce43" office:value-type="float" office:value="16">
            <text:p>16</text:p>
          </table:table-cell>
          <table:table-cell table:style-name="ce45" office:value-type="string">
            <text:p>HieuNKT</text:p>
          </table:table-cell>
          <table:table-cell office:value-type="float" office:value="0">
            <text:p>0</text:p>
          </table:table-cell>
          <table:table-cell table:style-name="ce52" office:value-type="date" office:date-value="2017-02-06">
            <text:p>02/06/17</text:p>
          </table:table-cell>
          <table:table-cell table:style-name="ce52" table:formula="of:=IF(YEAR(NOW())&gt;YEAR([.D22]);DATE(YEAR([.D22]);12;31);NOW())" office:value-type="date" office:date-value="2017-09-08T15:27:17.25">
            <text:p>09/08/17</text:p>
          </table:table-cell>
          <table:table-cell table:style-name="ce54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7">
            <text:p>7</text:p>
          </table:table-cell>
          <table:table-cell table:style-name="ce58" table:formula="of:=SUMPRODUCT([Thong_Tin_Ngay_Nghi_201701.$B$3:.$B$60]=[.$B22];[Thong_Tin_Ngay_Nghi_201701.$C$3:.$C$60]) +  SUMPRODUCT([Thong_Tin_Ngay_Nghi_201702.$B$3:.$B$61]=[.$B22];[Thong_Tin_Ngay_Nghi_201702.$C$3:.$C$61]) + SUMPRODUCT([Thong_Tin_Ngay_Nghi_201703.$B$3:.$B$62]=[.$B22];[Thong_Tin_Ngay_Nghi_201703.$C$3:.$C$62])" office:value-type="float" office:value="0.5">
            <text:p>0.5</text:p>
          </table:table-cell>
          <table:table-cell table:style-name="ce63" table:formula="of:=SUMPRODUCT([Thong_Tin_Ngay_Nghi_201701.$B$3:.$B$61]=[.$B22];[Thong_Tin_Ngay_Nghi_201701.$C$3:.$C$61]) +  SUMPRODUCT([Thong_Tin_Ngay_Nghi_201702.$B$3:.$B$62]=[.$B22];[Thong_Tin_Ngay_Nghi_201702.$C$3:.$C$62]) + SUMPRODUCT([Thong_Tin_Ngay_Nghi_201703.$B$3:.$B$63]=[.$B22];[Thong_Tin_Ngay_Nghi_201703.$C$3:.$C$63]) + SUMPRODUCT([Thong_Tin_Ngay_Nghi_201704.$B$3:.$B$63]=[.$B22];[Thong_Tin_Ngay_Nghi_201704.$C$3:.$C$63]) + SUMPRODUCT([Thong_Tin_Ngay_Nghi_201705.$B$3:.$B$62]=[.$B22];[Thong_Tin_Ngay_Nghi_201705.$C$3:.$C$62]) + SUMPRODUCT([Thong_Tin_Ngay_Nghi_201706.$B$3:.$B$64]=[.$B22];[Thong_Tin_Ngay_Nghi_201706.$C$3:.$C$64]) + SUMPRODUCT([Thong_Tin_Ngay_Nghi_201707.$B$3:.$B$66]=[.$B22];[Thong_Tin_Ngay_Nghi_201707.$C$3:.$C$66]) + SUMPRODUCT([Thong_Tin_Ngay_Nghi_201708.$B$3:.$B$66]=[.$B22];[Thong_Tin_Ngay_Nghi_201708.$C$3:.$C$66])+ SUMPRODUCT([Thong_Tin_Ngay_Nghi_201709.$B$3:.$B$66]=[.$B22];[Thong_Tin_Ngay_Nghi_201709.$C$3:.$C$66])" office:value-type="float" office:value="3">
            <text:p>3</text:p>
          </table:table-cell>
          <table:table-cell table:style-name="ce50" table:formula="of:=IF(DATE(YEAR([.E22]);MONTH([.E22]);DAY([.E22]))&lt;=DATE(YEAR([.E22]);3;31); [.C22]-[.G22] + [.F22]; IF([.G22]-[.C22]&lt;0;[.G22] + [.F22] -[.H22];[.F22]+[.C22]-[.H22]))" office:value-type="float" office:value="4">
            <text:p>4</text:p>
          </table:table-cell>
          <table:table-cell table:style-name="ce50"/>
          <table:table-cell table:style-name="ce50" table:formula="of:=0.5" office:value-type="float" office:value="0.5">
            <text:p>0.5</text:p>
          </table:table-cell>
          <table:table-cell table:style-name="ce50" table:formula="of:=[.I22]+[.K22] +[.J22]" office:value-type="float" office:value="4.5">
            <text:p>4.5</text:p>
          </table:table-cell>
          <table:table-cell table:style-name="ce66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17">
            <text:p>17</text:p>
          </table:table-cell>
          <table:table-cell table:style-name="ce45" office:value-type="string">
            <text:p>HungLV</text:p>
          </table:table-cell>
          <table:table-cell table:style-name="ce50" office:value-type="float" office:value="2">
            <text:p>2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3]);DATE(YEAR([.D23]);12;31);NOW())" office:value-type="date" office:date-value="2017-09-08T15:27:17.25">
            <text:p>09/08/17</text:p>
          </table:table-cell>
          <table:table-cell table:style-name="ce54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8">
            <text:p>8</text:p>
          </table:table-cell>
          <table:table-cell table:style-name="ce58" table:formula="of:=SUMPRODUCT([Thong_Tin_Ngay_Nghi_201701.$B$3:.$B$60]=[.$B23];[Thong_Tin_Ngay_Nghi_201701.$C$3:.$C$60]) +  SUMPRODUCT([Thong_Tin_Ngay_Nghi_201702.$B$3:.$B$61]=[.$B23];[Thong_Tin_Ngay_Nghi_201702.$C$3:.$C$61]) + SUMPRODUCT([Thong_Tin_Ngay_Nghi_201703.$B$3:.$B$62]=[.$B23];[Thong_Tin_Ngay_Nghi_201703.$C$3:.$C$62])" office:value-type="float" office:value="0">
            <text:p>0</text:p>
          </table:table-cell>
          <table:table-cell table:style-name="ce63" table:formula="of:=SUMPRODUCT([Thong_Tin_Ngay_Nghi_201701.$B$3:.$B$61]=[.$B23];[Thong_Tin_Ngay_Nghi_201701.$C$3:.$C$61]) +  SUMPRODUCT([Thong_Tin_Ngay_Nghi_201702.$B$3:.$B$62]=[.$B23];[Thong_Tin_Ngay_Nghi_201702.$C$3:.$C$62]) + SUMPRODUCT([Thong_Tin_Ngay_Nghi_201703.$B$3:.$B$63]=[.$B23];[Thong_Tin_Ngay_Nghi_201703.$C$3:.$C$63]) + SUMPRODUCT([Thong_Tin_Ngay_Nghi_201704.$B$3:.$B$63]=[.$B23];[Thong_Tin_Ngay_Nghi_201704.$C$3:.$C$63]) + SUMPRODUCT([Thong_Tin_Ngay_Nghi_201705.$B$3:.$B$62]=[.$B23];[Thong_Tin_Ngay_Nghi_201705.$C$3:.$C$62]) + SUMPRODUCT([Thong_Tin_Ngay_Nghi_201706.$B$3:.$B$64]=[.$B23];[Thong_Tin_Ngay_Nghi_201706.$C$3:.$C$64]) + SUMPRODUCT([Thong_Tin_Ngay_Nghi_201707.$B$3:.$B$66]=[.$B23];[Thong_Tin_Ngay_Nghi_201707.$C$3:.$C$66]) + SUMPRODUCT([Thong_Tin_Ngay_Nghi_201708.$B$3:.$B$66]=[.$B23];[Thong_Tin_Ngay_Nghi_201708.$C$3:.$C$66])+ SUMPRODUCT([Thong_Tin_Ngay_Nghi_201709.$B$3:.$B$66]=[.$B23];[Thong_Tin_Ngay_Nghi_201709.$C$3:.$C$66])" office:value-type="float" office:value="6">
            <text:p>6</text:p>
          </table:table-cell>
          <table:table-cell table:style-name="ce50" table:formula="of:=IF(DATE(YEAR([.E23]);MONTH([.E23]);DAY([.E23]))&lt;=DATE(YEAR([.E23]);3;31); [.C23]-[.G23] + [.F23]; IF([.G23]-[.C23]&lt;0;[.G23] + [.F23] -[.H23];[.F23]+[.C23]-[.H23]))" office:value-type="float" office:value="2">
            <text:p>2</text:p>
          </table:table-cell>
          <table:table-cell table:number-columns-repeated="2" table:style-name="ce50"/>
          <table:table-cell table:style-name="ce50" table:formula="of:=[.I23]+[.K23] +[.J23]" office:value-type="float" office:value="2">
            <text:p>2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18">
            <text:p>18</text:p>
          </table:table-cell>
          <table:table-cell table:style-name="ce45" office:value-type="string">
            <text:p>HungND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8-20">
            <text:p>08/20/17</text:p>
          </table:table-cell>
          <table:table-cell table:style-name="ce52" table:formula="of:=IF(YEAR(NOW())&gt;YEAR([.D24]);DATE(YEAR([.D24]);12;31);NOW())" office:value-type="date" office:date-value="2017-09-08T15:27:17.25">
            <text:p>09/08/17</text:p>
          </table:table-cell>
          <table:table-cell table:style-name="ce54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0">
            <text:p>0</text:p>
          </table:table-cell>
          <table:table-cell table:style-name="ce58" table:formula="of:=SUMPRODUCT([Thong_Tin_Ngay_Nghi_201701.$B$3:.$B$60]=[.$B24];[Thong_Tin_Ngay_Nghi_201701.$C$3:.$C$60]) +  SUMPRODUCT([Thong_Tin_Ngay_Nghi_201702.$B$3:.$B$61]=[.$B24];[Thong_Tin_Ngay_Nghi_201702.$C$3:.$C$61]) + SUMPRODUCT([Thong_Tin_Ngay_Nghi_201703.$B$3:.$B$62]=[.$B24];[Thong_Tin_Ngay_Nghi_201703.$C$3:.$C$62])" office:value-type="float" office:value="0">
            <text:p>0</text:p>
          </table:table-cell>
          <table:table-cell table:style-name="ce63" table:formula="of:=SUMPRODUCT([Thong_Tin_Ngay_Nghi_201701.$B$3:.$B$61]=[.$B24];[Thong_Tin_Ngay_Nghi_201701.$C$3:.$C$61]) +  SUMPRODUCT([Thong_Tin_Ngay_Nghi_201702.$B$3:.$B$62]=[.$B24];[Thong_Tin_Ngay_Nghi_201702.$C$3:.$C$62]) + SUMPRODUCT([Thong_Tin_Ngay_Nghi_201703.$B$3:.$B$63]=[.$B24];[Thong_Tin_Ngay_Nghi_201703.$C$3:.$C$63]) + SUMPRODUCT([Thong_Tin_Ngay_Nghi_201704.$B$3:.$B$63]=[.$B24];[Thong_Tin_Ngay_Nghi_201704.$C$3:.$C$63]) + SUMPRODUCT([Thong_Tin_Ngay_Nghi_201705.$B$3:.$B$62]=[.$B24];[Thong_Tin_Ngay_Nghi_201705.$C$3:.$C$62]) + SUMPRODUCT([Thong_Tin_Ngay_Nghi_201706.$B$3:.$B$64]=[.$B24];[Thong_Tin_Ngay_Nghi_201706.$C$3:.$C$64]) + SUMPRODUCT([Thong_Tin_Ngay_Nghi_201707.$B$3:.$B$66]=[.$B24];[Thong_Tin_Ngay_Nghi_201707.$C$3:.$C$66]) + SUMPRODUCT([Thong_Tin_Ngay_Nghi_201708.$B$3:.$B$66]=[.$B24];[Thong_Tin_Ngay_Nghi_201708.$C$3:.$C$66])+ SUMPRODUCT([Thong_Tin_Ngay_Nghi_201709.$B$3:.$B$66]=[.$B24];[Thong_Tin_Ngay_Nghi_201709.$C$3:.$C$66])" office:value-type="float" office:value="0.5">
            <text:p>0.5</text:p>
          </table:table-cell>
          <table:table-cell table:style-name="ce50" table:formula="of:=IF(DATE(YEAR([.E24]);MONTH([.E24]);DAY([.E24]))&lt;=DATE(YEAR([.E24]);3;31); [.C24]-[.G24] + [.F24]; IF([.G24]-[.C24]&lt;0;[.G24] + [.F24] -[.H24];[.F24]+[.C24]-[.H24]))" office:value-type="float" office:value="-0.5">
            <text:p>-0.5</text:p>
          </table:table-cell>
          <table:table-cell table:style-name="ce50" table:number-columns-repeated="3"/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19">
            <text:p>19</text:p>
          </table:table-cell>
          <table:table-cell table:style-name="ce45" office:value-type="string">
            <text:p>HungNC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5]);DATE(YEAR([.D25]);12;31);NOW())" office:value-type="date" office:date-value="2017-09-08T15:27:17.26">
            <text:p>09/08/17</text:p>
          </table:table-cell>
          <table:table-cell table:style-name="ce54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8">
            <text:p>8</text:p>
          </table:table-cell>
          <table:table-cell table:style-name="ce58" table:formula="of:=SUMPRODUCT([Thong_Tin_Ngay_Nghi_201701.$B$3:.$B$60]=[.$B25];[Thong_Tin_Ngay_Nghi_201701.$C$3:.$C$60]) +  SUMPRODUCT([Thong_Tin_Ngay_Nghi_201702.$B$3:.$B$61]=[.$B25];[Thong_Tin_Ngay_Nghi_201702.$C$3:.$C$61]) + SUMPRODUCT([Thong_Tin_Ngay_Nghi_201703.$B$3:.$B$62]=[.$B25];[Thong_Tin_Ngay_Nghi_201703.$C$3:.$C$62])" office:value-type="float" office:value="3">
            <text:p>3</text:p>
          </table:table-cell>
          <table:table-cell table:style-name="ce63" table:formula="of:=SUMPRODUCT([Thong_Tin_Ngay_Nghi_201701.$B$3:.$B$61]=[.$B25];[Thong_Tin_Ngay_Nghi_201701.$C$3:.$C$61]) +  SUMPRODUCT([Thong_Tin_Ngay_Nghi_201702.$B$3:.$B$62]=[.$B25];[Thong_Tin_Ngay_Nghi_201702.$C$3:.$C$62]) + SUMPRODUCT([Thong_Tin_Ngay_Nghi_201703.$B$3:.$B$63]=[.$B25];[Thong_Tin_Ngay_Nghi_201703.$C$3:.$C$63]) + SUMPRODUCT([Thong_Tin_Ngay_Nghi_201704.$B$3:.$B$63]=[.$B25];[Thong_Tin_Ngay_Nghi_201704.$C$3:.$C$63]) + SUMPRODUCT([Thong_Tin_Ngay_Nghi_201705.$B$3:.$B$62]=[.$B25];[Thong_Tin_Ngay_Nghi_201705.$C$3:.$C$62]) + SUMPRODUCT([Thong_Tin_Ngay_Nghi_201706.$B$3:.$B$64]=[.$B25];[Thong_Tin_Ngay_Nghi_201706.$C$3:.$C$64]) + SUMPRODUCT([Thong_Tin_Ngay_Nghi_201707.$B$3:.$B$66]=[.$B25];[Thong_Tin_Ngay_Nghi_201707.$C$3:.$C$66]) + SUMPRODUCT([Thong_Tin_Ngay_Nghi_201708.$B$3:.$B$66]=[.$B25];[Thong_Tin_Ngay_Nghi_201708.$C$3:.$C$66])+ SUMPRODUCT([Thong_Tin_Ngay_Nghi_201709.$B$3:.$B$66]=[.$B25];[Thong_Tin_Ngay_Nghi_201709.$C$3:.$C$66])" office:value-type="float" office:value="7">
            <text:p>7</text:p>
          </table:table-cell>
          <table:table-cell table:style-name="ce50" table:formula="of:=IF(DATE(YEAR([.E25]);MONTH([.E25]);DAY([.E25]))&lt;=DATE(YEAR([.E25]);3;31); [.C25]-[.G25] + [.F25]; IF([.G25]-[.C25]&lt;0;[.G25] + [.F25] -[.H25];[.F25]+[.C25]-[.H25]))" office:value-type="float" office:value="4">
            <text:p>4</text:p>
          </table:table-cell>
          <table:table-cell table:number-columns-repeated="2" table:style-name="ce50"/>
          <table:table-cell table:style-name="ce50" table:formula="of:=[.I25]+[.K25] +[.J25]" office:value-type="float" office:value="4">
            <text:p>4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20">
            <text:p>20</text:p>
          </table:table-cell>
          <table:table-cell table:style-name="ce45" office:value-type="string">
            <text:p>HungPN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6]);DATE(YEAR([.D26]);12;31);NOW())" office:value-type="date" office:date-value="2017-09-08T15:27:17.26">
            <text:p>09/08/17</text:p>
          </table:table-cell>
          <table:table-cell table:style-name="ce54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8">
            <text:p>8</text:p>
          </table:table-cell>
          <table:table-cell table:style-name="ce58" table:formula="of:=SUMPRODUCT([Thong_Tin_Ngay_Nghi_201701.$B$3:.$B$60]=[.$B26];[Thong_Tin_Ngay_Nghi_201701.$C$3:.$C$60]) +  SUMPRODUCT([Thong_Tin_Ngay_Nghi_201702.$B$3:.$B$61]=[.$B26];[Thong_Tin_Ngay_Nghi_201702.$C$3:.$C$61]) + SUMPRODUCT([Thong_Tin_Ngay_Nghi_201703.$B$3:.$B$62]=[.$B26];[Thong_Tin_Ngay_Nghi_201703.$C$3:.$C$62])" office:value-type="float" office:value="6">
            <text:p>6</text:p>
          </table:table-cell>
          <table:table-cell table:style-name="ce63" table:formula="of:=SUMPRODUCT([Thong_Tin_Ngay_Nghi_201701.$B$3:.$B$61]=[.$B26];[Thong_Tin_Ngay_Nghi_201701.$C$3:.$C$61]) +  SUMPRODUCT([Thong_Tin_Ngay_Nghi_201702.$B$3:.$B$62]=[.$B26];[Thong_Tin_Ngay_Nghi_201702.$C$3:.$C$62]) + SUMPRODUCT([Thong_Tin_Ngay_Nghi_201703.$B$3:.$B$63]=[.$B26];[Thong_Tin_Ngay_Nghi_201703.$C$3:.$C$63]) + SUMPRODUCT([Thong_Tin_Ngay_Nghi_201704.$B$3:.$B$63]=[.$B26];[Thong_Tin_Ngay_Nghi_201704.$C$3:.$C$63]) + SUMPRODUCT([Thong_Tin_Ngay_Nghi_201705.$B$3:.$B$62]=[.$B26];[Thong_Tin_Ngay_Nghi_201705.$C$3:.$C$62]) + SUMPRODUCT([Thong_Tin_Ngay_Nghi_201706.$B$3:.$B$64]=[.$B26];[Thong_Tin_Ngay_Nghi_201706.$C$3:.$C$64]) + SUMPRODUCT([Thong_Tin_Ngay_Nghi_201707.$B$3:.$B$66]=[.$B26];[Thong_Tin_Ngay_Nghi_201707.$C$3:.$C$66]) + SUMPRODUCT([Thong_Tin_Ngay_Nghi_201708.$B$3:.$B$66]=[.$B26];[Thong_Tin_Ngay_Nghi_201708.$C$3:.$C$66])+ SUMPRODUCT([Thong_Tin_Ngay_Nghi_201709.$B$3:.$B$66]=[.$B26];[Thong_Tin_Ngay_Nghi_201709.$C$3:.$C$66])" office:value-type="float" office:value="10.5">
            <text:p>10.5</text:p>
          </table:table-cell>
          <table:table-cell table:style-name="ce50" table:formula="of:=IF(DATE(YEAR([.E26]);MONTH([.E26]);DAY([.E26]))&lt;=DATE(YEAR([.E26]);3;31); [.C26]-[.G26] + [.F26]; IF([.G26]-[.C26]&lt;0;[.G26] + [.F26] -[.H26];[.F26]+[.C26]-[.H26]))" office:value-type="float" office:value="-2.5">
            <text:p>-2.5</text:p>
          </table:table-cell>
          <table:table-cell table:number-columns-repeated="2" table:style-name="ce50"/>
          <table:table-cell table:style-name="ce50" table:formula="of:=[.I26]+[.K26] +[.J26]" office:value-type="float" office:value="-2.5">
            <text:p>-2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21">
            <text:p>21</text:p>
          </table:table-cell>
          <table:table-cell table:style-name="ce45" office:value-type="string">
            <text:p>HuyDH</text:p>
          </table:table-cell>
          <table:table-cell table:style-name="ce50" office:value-type="float" office:value="2">
            <text:p>2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7]);DATE(YEAR([.D27]);12;31);NOW())" office:value-type="date" office:date-value="2017-09-08T15:27:17.26">
            <text:p>09/08/17</text:p>
          </table:table-cell>
          <table:table-cell table:style-name="ce54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8">
            <text:p>8</text:p>
          </table:table-cell>
          <table:table-cell table:style-name="ce58" table:formula="of:=SUMPRODUCT([Thong_Tin_Ngay_Nghi_201701.$B$3:.$B$60]=[.$B27];[Thong_Tin_Ngay_Nghi_201701.$C$3:.$C$60]) +  SUMPRODUCT([Thong_Tin_Ngay_Nghi_201702.$B$3:.$B$61]=[.$B27];[Thong_Tin_Ngay_Nghi_201702.$C$3:.$C$61]) + SUMPRODUCT([Thong_Tin_Ngay_Nghi_201703.$B$3:.$B$62]=[.$B27];[Thong_Tin_Ngay_Nghi_201703.$C$3:.$C$62])" office:value-type="float" office:value="0.5">
            <text:p>0.5</text:p>
          </table:table-cell>
          <table:table-cell table:style-name="ce63" table:formula="of:=SUMPRODUCT([Thong_Tin_Ngay_Nghi_201701.$B$3:.$B$61]=[.$B27];[Thong_Tin_Ngay_Nghi_201701.$C$3:.$C$61]) +  SUMPRODUCT([Thong_Tin_Ngay_Nghi_201702.$B$3:.$B$62]=[.$B27];[Thong_Tin_Ngay_Nghi_201702.$C$3:.$C$62]) + SUMPRODUCT([Thong_Tin_Ngay_Nghi_201703.$B$3:.$B$63]=[.$B27];[Thong_Tin_Ngay_Nghi_201703.$C$3:.$C$63]) + SUMPRODUCT([Thong_Tin_Ngay_Nghi_201704.$B$3:.$B$63]=[.$B27];[Thong_Tin_Ngay_Nghi_201704.$C$3:.$C$63]) + SUMPRODUCT([Thong_Tin_Ngay_Nghi_201705.$B$3:.$B$62]=[.$B27];[Thong_Tin_Ngay_Nghi_201705.$C$3:.$C$62]) + SUMPRODUCT([Thong_Tin_Ngay_Nghi_201706.$B$3:.$B$64]=[.$B27];[Thong_Tin_Ngay_Nghi_201706.$C$3:.$C$64]) + SUMPRODUCT([Thong_Tin_Ngay_Nghi_201707.$B$3:.$B$66]=[.$B27];[Thong_Tin_Ngay_Nghi_201707.$C$3:.$C$66]) + SUMPRODUCT([Thong_Tin_Ngay_Nghi_201708.$B$3:.$B$66]=[.$B27];[Thong_Tin_Ngay_Nghi_201708.$C$3:.$C$66])+ SUMPRODUCT([Thong_Tin_Ngay_Nghi_201709.$B$3:.$B$66]=[.$B27];[Thong_Tin_Ngay_Nghi_201709.$C$3:.$C$66])" office:value-type="float" office:value="6.5">
            <text:p>6.5</text:p>
          </table:table-cell>
          <table:table-cell table:style-name="ce50" table:formula="of:=IF(DATE(YEAR([.E27]);MONTH([.E27]);DAY([.E27]))&lt;=DATE(YEAR([.E27]);3;31); [.C27]-[.G27] + [.F27]; IF([.G27]-[.C27]&lt;0;[.G27] + [.F27] -[.H27];[.F27]+[.C27]-[.H27]))" office:value-type="float" office:value="2">
            <text:p>2</text:p>
          </table:table-cell>
          <table:table-cell table:number-columns-repeated="2" table:style-name="ce50"/>
          <table:table-cell table:style-name="ce50" table:formula="of:=[.I27]+[.K27] +[.J27]" office:value-type="float" office:value="2">
            <text:p>2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22">
            <text:p>22</text:p>
          </table:table-cell>
          <table:table-cell table:style-name="ce45" office:value-type="string">
            <text:p>HuyNG</text:p>
          </table:table-cell>
          <table:table-cell table:style-name="ce50" office:value-type="float" office:value="1">
            <text:p>1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8]);DATE(YEAR([.D28]);12;31);NOW())" office:value-type="date" office:date-value="2017-09-08T15:27:17.26">
            <text:p>09/08/17</text:p>
          </table:table-cell>
          <table:table-cell table:style-name="ce54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8">
            <text:p>8</text:p>
          </table:table-cell>
          <table:table-cell table:style-name="ce58" table:formula="of:=SUMPRODUCT([Thong_Tin_Ngay_Nghi_201701.$B$3:.$B$60]=[.$B28];[Thong_Tin_Ngay_Nghi_201701.$C$3:.$C$60]) +  SUMPRODUCT([Thong_Tin_Ngay_Nghi_201702.$B$3:.$B$61]=[.$B28];[Thong_Tin_Ngay_Nghi_201702.$C$3:.$C$61]) + SUMPRODUCT([Thong_Tin_Ngay_Nghi_201703.$B$3:.$B$62]=[.$B28];[Thong_Tin_Ngay_Nghi_201703.$C$3:.$C$62])" office:value-type="float" office:value="5">
            <text:p>5</text:p>
          </table:table-cell>
          <table:table-cell table:style-name="ce63" table:formula="of:=SUMPRODUCT([Thong_Tin_Ngay_Nghi_201701.$B$3:.$B$61]=[.$B28];[Thong_Tin_Ngay_Nghi_201701.$C$3:.$C$61]) +  SUMPRODUCT([Thong_Tin_Ngay_Nghi_201702.$B$3:.$B$62]=[.$B28];[Thong_Tin_Ngay_Nghi_201702.$C$3:.$C$62]) + SUMPRODUCT([Thong_Tin_Ngay_Nghi_201703.$B$3:.$B$63]=[.$B28];[Thong_Tin_Ngay_Nghi_201703.$C$3:.$C$63]) + SUMPRODUCT([Thong_Tin_Ngay_Nghi_201704.$B$3:.$B$63]=[.$B28];[Thong_Tin_Ngay_Nghi_201704.$C$3:.$C$63]) + SUMPRODUCT([Thong_Tin_Ngay_Nghi_201705.$B$3:.$B$62]=[.$B28];[Thong_Tin_Ngay_Nghi_201705.$C$3:.$C$62]) + SUMPRODUCT([Thong_Tin_Ngay_Nghi_201706.$B$3:.$B$64]=[.$B28];[Thong_Tin_Ngay_Nghi_201706.$C$3:.$C$64]) + SUMPRODUCT([Thong_Tin_Ngay_Nghi_201707.$B$3:.$B$66]=[.$B28];[Thong_Tin_Ngay_Nghi_201707.$C$3:.$C$66]) + SUMPRODUCT([Thong_Tin_Ngay_Nghi_201708.$B$3:.$B$66]=[.$B28];[Thong_Tin_Ngay_Nghi_201708.$C$3:.$C$66])+ SUMPRODUCT([Thong_Tin_Ngay_Nghi_201709.$B$3:.$B$66]=[.$B28];[Thong_Tin_Ngay_Nghi_201709.$C$3:.$C$66])" office:value-type="float" office:value="12.5">
            <text:p>12.5</text:p>
          </table:table-cell>
          <table:table-cell table:style-name="ce50" table:formula="of:=IF(DATE(YEAR([.E28]);MONTH([.E28]);DAY([.E28]))&lt;=DATE(YEAR([.E28]);3;31); [.C28]-[.G28] + [.F28]; IF([.G28]-[.C28]&lt;0;[.G28] + [.F28] -[.H28];[.F28]+[.C28]-[.H28]))" office:value-type="float" office:value="-3.5">
            <text:p>-3.5</text:p>
          </table:table-cell>
          <table:table-cell table:number-columns-repeated="2" table:style-name="ce50"/>
          <table:table-cell table:style-name="ce50" table:formula="of:=[.I28]+[.K28] +[.J28]" office:value-type="float" office:value="-3.5">
            <text:p>-3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23">
            <text:p>23</text:p>
          </table:table-cell>
          <table:table-cell table:style-name="ce45" office:value-type="string">
            <text:p>KhaiLV</text:p>
          </table:table-cell>
          <table:table-cell table:style-name="ce50" office:value-type="float" office:value="2">
            <text:p>2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9]);DATE(YEAR([.D29]);12;31);NOW())" office:value-type="date" office:date-value="2017-09-08T15:27:17.26">
            <text:p>09/08/17</text:p>
          </table:table-cell>
          <table:table-cell table:style-name="ce54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8">
            <text:p>8</text:p>
          </table:table-cell>
          <table:table-cell table:style-name="ce58" table:formula="of:=SUMPRODUCT([Thong_Tin_Ngay_Nghi_201701.$B$3:.$B$60]=[.$B29];[Thong_Tin_Ngay_Nghi_201701.$C$3:.$C$60]) +  SUMPRODUCT([Thong_Tin_Ngay_Nghi_201702.$B$3:.$B$61]=[.$B29];[Thong_Tin_Ngay_Nghi_201702.$C$3:.$C$61]) + SUMPRODUCT([Thong_Tin_Ngay_Nghi_201703.$B$3:.$B$62]=[.$B29];[Thong_Tin_Ngay_Nghi_201703.$C$3:.$C$62])" office:value-type="float" office:value="5">
            <text:p>5</text:p>
          </table:table-cell>
          <table:table-cell table:style-name="ce63" table:formula="of:=SUMPRODUCT([Thong_Tin_Ngay_Nghi_201701.$B$3:.$B$61]=[.$B29];[Thong_Tin_Ngay_Nghi_201701.$C$3:.$C$61]) +  SUMPRODUCT([Thong_Tin_Ngay_Nghi_201702.$B$3:.$B$62]=[.$B29];[Thong_Tin_Ngay_Nghi_201702.$C$3:.$C$62]) + SUMPRODUCT([Thong_Tin_Ngay_Nghi_201703.$B$3:.$B$63]=[.$B29];[Thong_Tin_Ngay_Nghi_201703.$C$3:.$C$63]) + SUMPRODUCT([Thong_Tin_Ngay_Nghi_201704.$B$3:.$B$63]=[.$B29];[Thong_Tin_Ngay_Nghi_201704.$C$3:.$C$63]) + SUMPRODUCT([Thong_Tin_Ngay_Nghi_201705.$B$3:.$B$62]=[.$B29];[Thong_Tin_Ngay_Nghi_201705.$C$3:.$C$62]) + SUMPRODUCT([Thong_Tin_Ngay_Nghi_201706.$B$3:.$B$64]=[.$B29];[Thong_Tin_Ngay_Nghi_201706.$C$3:.$C$64]) + SUMPRODUCT([Thong_Tin_Ngay_Nghi_201707.$B$3:.$B$66]=[.$B29];[Thong_Tin_Ngay_Nghi_201707.$C$3:.$C$66]) + SUMPRODUCT([Thong_Tin_Ngay_Nghi_201708.$B$3:.$B$66]=[.$B29];[Thong_Tin_Ngay_Nghi_201708.$C$3:.$C$66])+ SUMPRODUCT([Thong_Tin_Ngay_Nghi_201709.$B$3:.$B$66]=[.$B29];[Thong_Tin_Ngay_Nghi_201709.$C$3:.$C$66])" office:value-type="float" office:value="5.5">
            <text:p>5.5</text:p>
          </table:table-cell>
          <table:table-cell table:style-name="ce50" table:formula="of:=IF(DATE(YEAR([.E29]);MONTH([.E29]);DAY([.E29]))&lt;=DATE(YEAR([.E29]);3;31); [.C29]-[.G29] + [.F29]; IF([.G29]-[.C29]&lt;0;[.G29] + [.F29] -[.H29];[.F29]+[.C29]-[.H29]))" office:value-type="float" office:value="4.5">
            <text:p>4.5</text:p>
          </table:table-cell>
          <table:table-cell table:number-columns-repeated="2" table:style-name="ce50"/>
          <table:table-cell table:style-name="ce50" table:formula="of:=[.I29]+[.K29] +[.J29]" office:value-type="float" office:value="4.5">
            <text:p>4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24">
            <text:p>24</text:p>
          </table:table-cell>
          <table:table-cell table:style-name="ce45" office:value-type="string">
            <text:p>KhangNHH</text:p>
          </table:table-cell>
          <table:table-cell table:style-name="ce50" office:value-type="float" office:value="2">
            <text:p>2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0]);DATE(YEAR([.D30]);12;31);NOW())" office:value-type="date" office:date-value="2017-09-08T15:27:17.27">
            <text:p>09/08/17</text:p>
          </table:table-cell>
          <table:table-cell table:style-name="ce54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8">
            <text:p>8</text:p>
          </table:table-cell>
          <table:table-cell table:style-name="ce58" table:formula="of:=SUMPRODUCT([Thong_Tin_Ngay_Nghi_201701.$B$3:.$B$60]=[.$B30];[Thong_Tin_Ngay_Nghi_201701.$C$3:.$C$60]) +  SUMPRODUCT([Thong_Tin_Ngay_Nghi_201702.$B$3:.$B$61]=[.$B30];[Thong_Tin_Ngay_Nghi_201702.$C$3:.$C$61]) + SUMPRODUCT([Thong_Tin_Ngay_Nghi_201703.$B$3:.$B$62]=[.$B30];[Thong_Tin_Ngay_Nghi_201703.$C$3:.$C$62])" office:value-type="float" office:value="0">
            <text:p>0</text:p>
          </table:table-cell>
          <table:table-cell table:style-name="ce63" table:formula="of:=SUMPRODUCT([Thong_Tin_Ngay_Nghi_201701.$B$3:.$B$61]=[.$B30];[Thong_Tin_Ngay_Nghi_201701.$C$3:.$C$61]) +  SUMPRODUCT([Thong_Tin_Ngay_Nghi_201702.$B$3:.$B$62]=[.$B30];[Thong_Tin_Ngay_Nghi_201702.$C$3:.$C$62]) + SUMPRODUCT([Thong_Tin_Ngay_Nghi_201703.$B$3:.$B$63]=[.$B30];[Thong_Tin_Ngay_Nghi_201703.$C$3:.$C$63]) + SUMPRODUCT([Thong_Tin_Ngay_Nghi_201704.$B$3:.$B$63]=[.$B30];[Thong_Tin_Ngay_Nghi_201704.$C$3:.$C$63]) + SUMPRODUCT([Thong_Tin_Ngay_Nghi_201705.$B$3:.$B$62]=[.$B30];[Thong_Tin_Ngay_Nghi_201705.$C$3:.$C$62]) + SUMPRODUCT([Thong_Tin_Ngay_Nghi_201706.$B$3:.$B$64]=[.$B30];[Thong_Tin_Ngay_Nghi_201706.$C$3:.$C$64]) + SUMPRODUCT([Thong_Tin_Ngay_Nghi_201707.$B$3:.$B$66]=[.$B30];[Thong_Tin_Ngay_Nghi_201707.$C$3:.$C$66]) + SUMPRODUCT([Thong_Tin_Ngay_Nghi_201708.$B$3:.$B$66]=[.$B30];[Thong_Tin_Ngay_Nghi_201708.$C$3:.$C$66])+ SUMPRODUCT([Thong_Tin_Ngay_Nghi_201709.$B$3:.$B$66]=[.$B30];[Thong_Tin_Ngay_Nghi_201709.$C$3:.$C$66])" office:value-type="float" office:value="0.5">
            <text:p>0.5</text:p>
          </table:table-cell>
          <table:table-cell table:style-name="ce50" table:formula="of:=IF(DATE(YEAR([.E30]);MONTH([.E30]);DAY([.E30]))&lt;=DATE(YEAR([.E30]);3;31); [.C30]-[.G30] + [.F30]; IF([.G30]-[.C30]&lt;0;[.G30] + [.F30] -[.H30];[.F30]+[.C30]-[.H30]))" office:value-type="float" office:value="7.5">
            <text:p>7.5</text:p>
          </table:table-cell>
          <table:table-cell table:number-columns-repeated="2" table:style-name="ce50"/>
          <table:table-cell table:style-name="ce50" table:formula="of:=[.I30]+[.K30] +[.J30]" office:value-type="float" office:value="7.5">
            <text:p>7.5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25">
            <text:p>25</text:p>
          </table:table-cell>
          <table:table-cell table:style-name="ce45" office:value-type="string">
            <text:p>KienPT</text:p>
          </table:table-cell>
          <table:table-cell table:style-name="ce50" office:value-type="float" office:value="4.5">
            <text:p>4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1]);DATE(YEAR([.D31]);12;31);NOW())" office:value-type="date" office:date-value="2017-09-08T15:27:17.27">
            <text:p>09/08/17</text:p>
          </table:table-cell>
          <table:table-cell table:style-name="ce54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8">
            <text:p>8</text:p>
          </table:table-cell>
          <table:table-cell table:style-name="ce58" table:formula="of:=SUMPRODUCT([Thong_Tin_Ngay_Nghi_201701.$B$3:.$B$60]=[.$B31];[Thong_Tin_Ngay_Nghi_201701.$C$3:.$C$60]) +  SUMPRODUCT([Thong_Tin_Ngay_Nghi_201702.$B$3:.$B$61]=[.$B31];[Thong_Tin_Ngay_Nghi_201702.$C$3:.$C$61]) + SUMPRODUCT([Thong_Tin_Ngay_Nghi_201703.$B$3:.$B$62]=[.$B31];[Thong_Tin_Ngay_Nghi_201703.$C$3:.$C$62])" office:value-type="float" office:value="5">
            <text:p>5</text:p>
          </table:table-cell>
          <table:table-cell table:style-name="ce63" table:formula="of:=SUMPRODUCT([Thong_Tin_Ngay_Nghi_201701.$B$3:.$B$61]=[.$B31];[Thong_Tin_Ngay_Nghi_201701.$C$3:.$C$61]) +  SUMPRODUCT([Thong_Tin_Ngay_Nghi_201702.$B$3:.$B$62]=[.$B31];[Thong_Tin_Ngay_Nghi_201702.$C$3:.$C$62]) + SUMPRODUCT([Thong_Tin_Ngay_Nghi_201703.$B$3:.$B$63]=[.$B31];[Thong_Tin_Ngay_Nghi_201703.$C$3:.$C$63]) + SUMPRODUCT([Thong_Tin_Ngay_Nghi_201704.$B$3:.$B$63]=[.$B31];[Thong_Tin_Ngay_Nghi_201704.$C$3:.$C$63]) + SUMPRODUCT([Thong_Tin_Ngay_Nghi_201705.$B$3:.$B$62]=[.$B31];[Thong_Tin_Ngay_Nghi_201705.$C$3:.$C$62]) + SUMPRODUCT([Thong_Tin_Ngay_Nghi_201706.$B$3:.$B$64]=[.$B31];[Thong_Tin_Ngay_Nghi_201706.$C$3:.$C$64]) + SUMPRODUCT([Thong_Tin_Ngay_Nghi_201707.$B$3:.$B$66]=[.$B31];[Thong_Tin_Ngay_Nghi_201707.$C$3:.$C$66]) + SUMPRODUCT([Thong_Tin_Ngay_Nghi_201708.$B$3:.$B$66]=[.$B31];[Thong_Tin_Ngay_Nghi_201708.$C$3:.$C$66])+ SUMPRODUCT([Thong_Tin_Ngay_Nghi_201709.$B$3:.$B$66]=[.$B31];[Thong_Tin_Ngay_Nghi_201709.$C$3:.$C$66])" office:value-type="float" office:value="23.5">
            <text:p>23.5</text:p>
          </table:table-cell>
          <table:table-cell table:style-name="ce50" table:formula="of:=IF(DATE(YEAR([.E31]);MONTH([.E31]);DAY([.E31]))&lt;=DATE(YEAR([.E31]);3;31); [.C31]-[.G31] + [.F31]; IF([.G31]-[.C31]&lt;0;[.G31] + [.F31] -[.H31];[.F31]+[.C31]-[.H31]))" office:value-type="float" office:value="-11">
            <text:p>-11</text:p>
          </table:table-cell>
          <table:table-cell table:style-name="ce50"/>
          <table:table-cell table:style-name="ce50" table:formula="of:=5+5.5" office:value-type="float" office:value="10.5">
            <text:p>10.5</text:p>
          </table:table-cell>
          <table:table-cell table:style-name="ce50" table:formula="of:=[.I31]+[.K31] +[.J31]" office:value-type="float" office:value="-0.5">
            <text:p>-0.5</text:p>
          </table:table-cell>
          <table:table-cell table:style-name="ce64" office:value-type="string">
            <text:p>Những ngày nghỉ này đã trừ vào lương → sẽ ko trừ vào phép nữa:</text:p>
            <text:p>- Tháng 6 5 ngày</text:p>
            <text:p>- Tháng 7 5.5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26">
            <text:p>26</text:p>
          </table:table-cell>
          <table:table-cell table:style-name="ce45" office:value-type="string">
            <text:p>KietNVT</text:p>
          </table:table-cell>
          <table:table-cell table:style-name="ce50" office:value-type="float" office:value="1.5">
            <text:p>1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2]);DATE(YEAR([.D32]);12;31);NOW())" office:value-type="date" office:date-value="2017-09-08T15:27:17.27">
            <text:p>09/08/17</text:p>
          </table:table-cell>
          <table:table-cell table:style-name="ce54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8">
            <text:p>8</text:p>
          </table:table-cell>
          <table:table-cell table:style-name="ce58" table:formula="of:=SUMPRODUCT([Thong_Tin_Ngay_Nghi_201701.$B$3:.$B$60]=[.$B32];[Thong_Tin_Ngay_Nghi_201701.$C$3:.$C$60]) +  SUMPRODUCT([Thong_Tin_Ngay_Nghi_201702.$B$3:.$B$61]=[.$B32];[Thong_Tin_Ngay_Nghi_201702.$C$3:.$C$61]) + SUMPRODUCT([Thong_Tin_Ngay_Nghi_201703.$B$3:.$B$62]=[.$B32];[Thong_Tin_Ngay_Nghi_201703.$C$3:.$C$62])" office:value-type="float" office:value="9.5">
            <text:p>9.5</text:p>
          </table:table-cell>
          <table:table-cell table:style-name="ce63" table:formula="of:=SUMPRODUCT([Thong_Tin_Ngay_Nghi_201701.$B$3:.$B$61]=[.$B32];[Thong_Tin_Ngay_Nghi_201701.$C$3:.$C$61]) +  SUMPRODUCT([Thong_Tin_Ngay_Nghi_201702.$B$3:.$B$62]=[.$B32];[Thong_Tin_Ngay_Nghi_201702.$C$3:.$C$62]) + SUMPRODUCT([Thong_Tin_Ngay_Nghi_201703.$B$3:.$B$63]=[.$B32];[Thong_Tin_Ngay_Nghi_201703.$C$3:.$C$63]) + SUMPRODUCT([Thong_Tin_Ngay_Nghi_201704.$B$3:.$B$63]=[.$B32];[Thong_Tin_Ngay_Nghi_201704.$C$3:.$C$63]) + SUMPRODUCT([Thong_Tin_Ngay_Nghi_201705.$B$3:.$B$62]=[.$B32];[Thong_Tin_Ngay_Nghi_201705.$C$3:.$C$62]) + SUMPRODUCT([Thong_Tin_Ngay_Nghi_201706.$B$3:.$B$64]=[.$B32];[Thong_Tin_Ngay_Nghi_201706.$C$3:.$C$64]) + SUMPRODUCT([Thong_Tin_Ngay_Nghi_201707.$B$3:.$B$66]=[.$B32];[Thong_Tin_Ngay_Nghi_201707.$C$3:.$C$66]) + SUMPRODUCT([Thong_Tin_Ngay_Nghi_201708.$B$3:.$B$66]=[.$B32];[Thong_Tin_Ngay_Nghi_201708.$C$3:.$C$66])+ SUMPRODUCT([Thong_Tin_Ngay_Nghi_201709.$B$3:.$B$66]=[.$B32];[Thong_Tin_Ngay_Nghi_201709.$C$3:.$C$66])" office:value-type="float" office:value="14.5">
            <text:p>14.5</text:p>
          </table:table-cell>
          <table:table-cell table:style-name="ce50" table:formula="of:=IF(DATE(YEAR([.E32]);MONTH([.E32]);DAY([.E32]))&lt;=DATE(YEAR([.E32]);3;31); [.C32]-[.G32] + [.F32]; IF([.G32]-[.C32]&lt;0;[.G32] + [.F32] -[.H32];[.F32]+[.C32]-[.H32]))" office:value-type="float" office:value="-5">
            <text:p>-5</text:p>
          </table:table-cell>
          <table:table-cell table:number-columns-repeated="2" table:style-name="ce50"/>
          <table:table-cell table:style-name="ce50" table:formula="of:=[.I32]+[.K32] +[.J32]" office:value-type="float" office:value="-5">
            <text:p>-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27">
            <text:p>27</text:p>
          </table:table-cell>
          <table:table-cell table:style-name="ce45" office:value-type="string">
            <text:p>LinhBT</text:p>
          </table:table-cell>
          <table:table-cell table:style-name="ce50" office:value-type="float" office:value="4">
            <text:p>4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3]);DATE(YEAR([.D33]);12;31);NOW())" office:value-type="date" office:date-value="2017-09-08T15:27:17.27">
            <text:p>09/08/17</text:p>
          </table:table-cell>
          <table:table-cell table:style-name="ce54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8">
            <text:p>8</text:p>
          </table:table-cell>
          <table:table-cell table:style-name="ce58" table:formula="of:=SUMPRODUCT([Thong_Tin_Ngay_Nghi_201701.$B$3:.$B$60]=[.$B33];[Thong_Tin_Ngay_Nghi_201701.$C$3:.$C$60]) +  SUMPRODUCT([Thong_Tin_Ngay_Nghi_201702.$B$3:.$B$61]=[.$B33];[Thong_Tin_Ngay_Nghi_201702.$C$3:.$C$61]) + SUMPRODUCT([Thong_Tin_Ngay_Nghi_201703.$B$3:.$B$62]=[.$B33];[Thong_Tin_Ngay_Nghi_201703.$C$3:.$C$62])" office:value-type="float" office:value="2">
            <text:p>2</text:p>
          </table:table-cell>
          <table:table-cell table:style-name="ce63" table:formula="of:=SUMPRODUCT([Thong_Tin_Ngay_Nghi_201701.$B$3:.$B$61]=[.$B33];[Thong_Tin_Ngay_Nghi_201701.$C$3:.$C$61]) +  SUMPRODUCT([Thong_Tin_Ngay_Nghi_201702.$B$3:.$B$62]=[.$B33];[Thong_Tin_Ngay_Nghi_201702.$C$3:.$C$62]) + SUMPRODUCT([Thong_Tin_Ngay_Nghi_201703.$B$3:.$B$63]=[.$B33];[Thong_Tin_Ngay_Nghi_201703.$C$3:.$C$63]) + SUMPRODUCT([Thong_Tin_Ngay_Nghi_201704.$B$3:.$B$63]=[.$B33];[Thong_Tin_Ngay_Nghi_201704.$C$3:.$C$63]) + SUMPRODUCT([Thong_Tin_Ngay_Nghi_201705.$B$3:.$B$62]=[.$B33];[Thong_Tin_Ngay_Nghi_201705.$C$3:.$C$62]) + SUMPRODUCT([Thong_Tin_Ngay_Nghi_201706.$B$3:.$B$64]=[.$B33];[Thong_Tin_Ngay_Nghi_201706.$C$3:.$C$64]) + SUMPRODUCT([Thong_Tin_Ngay_Nghi_201707.$B$3:.$B$66]=[.$B33];[Thong_Tin_Ngay_Nghi_201707.$C$3:.$C$66]) + SUMPRODUCT([Thong_Tin_Ngay_Nghi_201708.$B$3:.$B$66]=[.$B33];[Thong_Tin_Ngay_Nghi_201708.$C$3:.$C$66])+ SUMPRODUCT([Thong_Tin_Ngay_Nghi_201709.$B$3:.$B$66]=[.$B33];[Thong_Tin_Ngay_Nghi_201709.$C$3:.$C$66])" office:value-type="float" office:value="7.5">
            <text:p>7.5</text:p>
          </table:table-cell>
          <table:table-cell table:style-name="ce50" table:formula="of:=IF(DATE(YEAR([.E33]);MONTH([.E33]);DAY([.E33]))&lt;=DATE(YEAR([.E33]);3;31); [.C33]-[.G33] + [.F33]; IF([.G33]-[.C33]&lt;0;[.G33] + [.F33] -[.H33];[.F33]+[.C33]-[.H33]))" office:value-type="float" office:value="2.5">
            <text:p>2.5</text:p>
          </table:table-cell>
          <table:table-cell table:number-columns-repeated="2" table:style-name="ce50"/>
          <table:table-cell table:style-name="ce50" table:formula="of:=[.I33]+[.K33] +[.J33]" office:value-type="float" office:value="2.5">
            <text:p>2.5</text:p>
          </table:table-cell>
          <table:table-cell table:style-name="ce64"/>
          <table:table-cell table:number-columns-repeated="1011"/>
        </table:table-row>
        <table:table-row table:style-name="ro11">
          <table:table-cell table:style-name="ce43" office:value-type="float" office:value="28">
            <text:p>28</text:p>
          </table:table-cell>
          <table:table-cell table:style-name="ce45" office:value-type="string">
            <text:p>MaiLT</text:p>
          </table:table-cell>
          <table:table-cell table:style-name="ce50" office:value-type="float" office:value="2">
            <text:p>2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4]);DATE(YEAR([.D34]);12;31);NOW())" office:value-type="date" office:date-value="2017-09-08T15:27:17.28">
            <text:p>09/08/17</text:p>
          </table:table-cell>
          <table:table-cell table:style-name="ce54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8">
            <text:p>8</text:p>
          </table:table-cell>
          <table:table-cell table:style-name="ce58" table:formula="of:=SUMPRODUCT([Thong_Tin_Ngay_Nghi_201701.$B$3:.$B$60]=[.$B34];[Thong_Tin_Ngay_Nghi_201701.$C$3:.$C$60]) +  SUMPRODUCT([Thong_Tin_Ngay_Nghi_201702.$B$3:.$B$61]=[.$B34];[Thong_Tin_Ngay_Nghi_201702.$C$3:.$C$61]) + SUMPRODUCT([Thong_Tin_Ngay_Nghi_201703.$B$3:.$B$62]=[.$B34];[Thong_Tin_Ngay_Nghi_201703.$C$3:.$C$62])" office:value-type="float" office:value="6">
            <text:p>6</text:p>
          </table:table-cell>
          <table:table-cell table:style-name="ce63" table:formula="of:=SUMPRODUCT([Thong_Tin_Ngay_Nghi_201701.$B$3:.$B$61]=[.$B34];[Thong_Tin_Ngay_Nghi_201701.$C$3:.$C$61]) +  SUMPRODUCT([Thong_Tin_Ngay_Nghi_201702.$B$3:.$B$62]=[.$B34];[Thong_Tin_Ngay_Nghi_201702.$C$3:.$C$62]) + SUMPRODUCT([Thong_Tin_Ngay_Nghi_201703.$B$3:.$B$63]=[.$B34];[Thong_Tin_Ngay_Nghi_201703.$C$3:.$C$63]) + SUMPRODUCT([Thong_Tin_Ngay_Nghi_201704.$B$3:.$B$63]=[.$B34];[Thong_Tin_Ngay_Nghi_201704.$C$3:.$C$63]) + SUMPRODUCT([Thong_Tin_Ngay_Nghi_201705.$B$3:.$B$62]=[.$B34];[Thong_Tin_Ngay_Nghi_201705.$C$3:.$C$62]) + SUMPRODUCT([Thong_Tin_Ngay_Nghi_201706.$B$3:.$B$64]=[.$B34];[Thong_Tin_Ngay_Nghi_201706.$C$3:.$C$64]) + SUMPRODUCT([Thong_Tin_Ngay_Nghi_201707.$B$3:.$B$66]=[.$B34];[Thong_Tin_Ngay_Nghi_201707.$C$3:.$C$66]) + SUMPRODUCT([Thong_Tin_Ngay_Nghi_201708.$B$3:.$B$66]=[.$B34];[Thong_Tin_Ngay_Nghi_201708.$C$3:.$C$66])+ SUMPRODUCT([Thong_Tin_Ngay_Nghi_201709.$B$3:.$B$66]=[.$B34];[Thong_Tin_Ngay_Nghi_201709.$C$3:.$C$66])" office:value-type="float" office:value="10">
            <text:p>10</text:p>
          </table:table-cell>
          <table:table-cell table:style-name="ce50" table:formula="of:=IF(DATE(YEAR([.E34]);MONTH([.E34]);DAY([.E34]))&lt;=DATE(YEAR([.E34]);3;31); [.C34]-[.G34] + [.F34]; IF([.G34]-[.C34]&lt;0;[.G34] + [.F34] -[.H34];[.F34]+[.C34]-[.H34]))" office:value-type="float" office:value="0">
            <text:p>0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table:formula="of:=[.I34]+[.K34] +[.J34]" office:value-type="float" office:value="3">
            <text:p>3</text:p>
          </table:table-cell>
          <table:table-cell table:style-name="ce64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1">
          <table:table-cell table:style-name="ce43" office:value-type="float" office:value="29">
            <text:p>29</text:p>
          </table:table-cell>
          <table:table-cell table:style-name="ce45" office:value-type="string">
            <text:p>MaiNTT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5]);DATE(YEAR([.D35]);12;31);NOW())" office:value-type="date" office:date-value="2017-09-08T15:27:17.28">
            <text:p>09/08/17</text:p>
          </table:table-cell>
          <table:table-cell table:style-name="ce54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8">
            <text:p>8</text:p>
          </table:table-cell>
          <table:table-cell table:style-name="ce58" table:formula="of:=SUMPRODUCT([Thong_Tin_Ngay_Nghi_201701.$B$3:.$B$60]=[.$B35];[Thong_Tin_Ngay_Nghi_201701.$C$3:.$C$60]) +  SUMPRODUCT([Thong_Tin_Ngay_Nghi_201702.$B$3:.$B$61]=[.$B35];[Thong_Tin_Ngay_Nghi_201702.$C$3:.$C$61]) + SUMPRODUCT([Thong_Tin_Ngay_Nghi_201703.$B$3:.$B$62]=[.$B35];[Thong_Tin_Ngay_Nghi_201703.$C$3:.$C$62])" office:value-type="float" office:value="5">
            <text:p>5</text:p>
          </table:table-cell>
          <table:table-cell table:style-name="ce63" table:formula="of:=SUMPRODUCT([Thong_Tin_Ngay_Nghi_201701.$B$3:.$B$61]=[.$B35];[Thong_Tin_Ngay_Nghi_201701.$C$3:.$C$61]) +  SUMPRODUCT([Thong_Tin_Ngay_Nghi_201702.$B$3:.$B$62]=[.$B35];[Thong_Tin_Ngay_Nghi_201702.$C$3:.$C$62]) + SUMPRODUCT([Thong_Tin_Ngay_Nghi_201703.$B$3:.$B$63]=[.$B35];[Thong_Tin_Ngay_Nghi_201703.$C$3:.$C$63]) + SUMPRODUCT([Thong_Tin_Ngay_Nghi_201704.$B$3:.$B$63]=[.$B35];[Thong_Tin_Ngay_Nghi_201704.$C$3:.$C$63]) + SUMPRODUCT([Thong_Tin_Ngay_Nghi_201705.$B$3:.$B$62]=[.$B35];[Thong_Tin_Ngay_Nghi_201705.$C$3:.$C$62]) + SUMPRODUCT([Thong_Tin_Ngay_Nghi_201706.$B$3:.$B$64]=[.$B35];[Thong_Tin_Ngay_Nghi_201706.$C$3:.$C$64]) + SUMPRODUCT([Thong_Tin_Ngay_Nghi_201707.$B$3:.$B$66]=[.$B35];[Thong_Tin_Ngay_Nghi_201707.$C$3:.$C$66]) + SUMPRODUCT([Thong_Tin_Ngay_Nghi_201708.$B$3:.$B$66]=[.$B35];[Thong_Tin_Ngay_Nghi_201708.$C$3:.$C$66])+ SUMPRODUCT([Thong_Tin_Ngay_Nghi_201709.$B$3:.$B$66]=[.$B35];[Thong_Tin_Ngay_Nghi_201709.$C$3:.$C$66])" office:value-type="float" office:value="15.5">
            <text:p>15.5</text:p>
          </table:table-cell>
          <table:table-cell table:style-name="ce50" table:formula="of:=IF(DATE(YEAR([.E35]);MONTH([.E35]);DAY([.E35]))&lt;=DATE(YEAR([.E35]);3;31); [.C35]-[.G35] + [.F35]; IF([.G35]-[.C35]&lt;0;[.G35] + [.F35] -[.H35];[.F35]+[.C35]-[.H35]))" office:value-type="float" office:value="-4.5">
            <text:p>-4.5</text:p>
          </table:table-cell>
          <table:table-cell table:style-name="ce50"/>
          <table:table-cell table:style-name="ce50" office:value-type="float" office:value="5">
            <text:p>5</text:p>
          </table:table-cell>
          <table:table-cell table:style-name="ce50" table:formula="of:=[.I35]+[.K35] +[.J35]" office:value-type="float" office:value="0.5">
            <text:p>0.5</text:p>
          </table:table-cell>
          <table:table-cell table:style-name="ce64" office:value-type="string">
            <text:p>Những ngày nghỉ này đã trừ vào lương → sẽ ko trừ vào phép nữa:</text:p>
            <text:p>- Tháng 7 5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30">
            <text:p>30</text:p>
          </table:table-cell>
          <table:table-cell table:style-name="ce45" office:value-type="string">
            <text:p>ManhNB</text:p>
          </table:table-cell>
          <table:table-cell table:style-name="ce50" office:value-type="float" office:value="1.5">
            <text:p>1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6]);DATE(YEAR([.D36]);12;31);NOW())" office:value-type="date" office:date-value="2017-09-08T15:27:17.28">
            <text:p>09/08/17</text:p>
          </table:table-cell>
          <table:table-cell table:style-name="ce54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8">
            <text:p>8</text:p>
          </table:table-cell>
          <table:table-cell table:style-name="ce58" table:formula="of:=SUMPRODUCT([Thong_Tin_Ngay_Nghi_201701.$B$3:.$B$60]=[.$B36];[Thong_Tin_Ngay_Nghi_201701.$C$3:.$C$60]) +  SUMPRODUCT([Thong_Tin_Ngay_Nghi_201702.$B$3:.$B$61]=[.$B36];[Thong_Tin_Ngay_Nghi_201702.$C$3:.$C$61]) + SUMPRODUCT([Thong_Tin_Ngay_Nghi_201703.$B$3:.$B$62]=[.$B36];[Thong_Tin_Ngay_Nghi_201703.$C$3:.$C$62])" office:value-type="float" office:value="3">
            <text:p>3</text:p>
          </table:table-cell>
          <table:table-cell table:style-name="ce63" table:formula="of:=SUMPRODUCT([Thong_Tin_Ngay_Nghi_201701.$B$3:.$B$61]=[.$B36];[Thong_Tin_Ngay_Nghi_201701.$C$3:.$C$61]) +  SUMPRODUCT([Thong_Tin_Ngay_Nghi_201702.$B$3:.$B$62]=[.$B36];[Thong_Tin_Ngay_Nghi_201702.$C$3:.$C$62]) + SUMPRODUCT([Thong_Tin_Ngay_Nghi_201703.$B$3:.$B$63]=[.$B36];[Thong_Tin_Ngay_Nghi_201703.$C$3:.$C$63]) + SUMPRODUCT([Thong_Tin_Ngay_Nghi_201704.$B$3:.$B$63]=[.$B36];[Thong_Tin_Ngay_Nghi_201704.$C$3:.$C$63]) + SUMPRODUCT([Thong_Tin_Ngay_Nghi_201705.$B$3:.$B$62]=[.$B36];[Thong_Tin_Ngay_Nghi_201705.$C$3:.$C$62]) + SUMPRODUCT([Thong_Tin_Ngay_Nghi_201706.$B$3:.$B$64]=[.$B36];[Thong_Tin_Ngay_Nghi_201706.$C$3:.$C$64]) + SUMPRODUCT([Thong_Tin_Ngay_Nghi_201707.$B$3:.$B$66]=[.$B36];[Thong_Tin_Ngay_Nghi_201707.$C$3:.$C$66]) + SUMPRODUCT([Thong_Tin_Ngay_Nghi_201708.$B$3:.$B$66]=[.$B36];[Thong_Tin_Ngay_Nghi_201708.$C$3:.$C$66])+ SUMPRODUCT([Thong_Tin_Ngay_Nghi_201709.$B$3:.$B$66]=[.$B36];[Thong_Tin_Ngay_Nghi_201709.$C$3:.$C$66])" office:value-type="float" office:value="12.5">
            <text:p>12.5</text:p>
          </table:table-cell>
          <table:table-cell table:style-name="ce50" table:formula="of:=IF(DATE(YEAR([.E36]);MONTH([.E36]);DAY([.E36]))&lt;=DATE(YEAR([.E36]);3;31); [.C36]-[.G36] + [.F36]; IF([.G36]-[.C36]&lt;0;[.G36] + [.F36] -[.H36];[.F36]+[.C36]-[.H36]))" office:value-type="float" office:value="-3">
            <text:p>-3</text:p>
          </table:table-cell>
          <table:table-cell table:number-columns-repeated="2" table:style-name="ce50"/>
          <table:table-cell table:style-name="ce50" table:formula="of:=[.I36]+[.K36] +[.J36]" office:value-type="float" office:value="-3">
            <text:p>-3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31">
            <text:p>31</text:p>
          </table:table-cell>
          <table:table-cell table:style-name="ce45" office:value-type="string">
            <text:p>NamTH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7]);DATE(YEAR([.D37]);12;31);NOW())" office:value-type="date" office:date-value="2017-09-08T15:27:17.28">
            <text:p>09/08/17</text:p>
          </table:table-cell>
          <table:table-cell table:style-name="ce54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8">
            <text:p>8</text:p>
          </table:table-cell>
          <table:table-cell table:style-name="ce58" table:formula="of:=SUMPRODUCT([Thong_Tin_Ngay_Nghi_201701.$B$3:.$B$60]=[.$B37];[Thong_Tin_Ngay_Nghi_201701.$C$3:.$C$60]) +  SUMPRODUCT([Thong_Tin_Ngay_Nghi_201702.$B$3:.$B$61]=[.$B37];[Thong_Tin_Ngay_Nghi_201702.$C$3:.$C$61]) + SUMPRODUCT([Thong_Tin_Ngay_Nghi_201703.$B$3:.$B$62]=[.$B37];[Thong_Tin_Ngay_Nghi_201703.$C$3:.$C$62])" office:value-type="float" office:value="6.5">
            <text:p>6.5</text:p>
          </table:table-cell>
          <table:table-cell table:style-name="ce63" table:formula="of:=SUMPRODUCT([Thong_Tin_Ngay_Nghi_201701.$B$3:.$B$61]=[.$B37];[Thong_Tin_Ngay_Nghi_201701.$C$3:.$C$61]) +  SUMPRODUCT([Thong_Tin_Ngay_Nghi_201702.$B$3:.$B$62]=[.$B37];[Thong_Tin_Ngay_Nghi_201702.$C$3:.$C$62]) + SUMPRODUCT([Thong_Tin_Ngay_Nghi_201703.$B$3:.$B$63]=[.$B37];[Thong_Tin_Ngay_Nghi_201703.$C$3:.$C$63]) + SUMPRODUCT([Thong_Tin_Ngay_Nghi_201704.$B$3:.$B$63]=[.$B37];[Thong_Tin_Ngay_Nghi_201704.$C$3:.$C$63]) + SUMPRODUCT([Thong_Tin_Ngay_Nghi_201705.$B$3:.$B$62]=[.$B37];[Thong_Tin_Ngay_Nghi_201705.$C$3:.$C$62]) + SUMPRODUCT([Thong_Tin_Ngay_Nghi_201706.$B$3:.$B$64]=[.$B37];[Thong_Tin_Ngay_Nghi_201706.$C$3:.$C$64]) + SUMPRODUCT([Thong_Tin_Ngay_Nghi_201707.$B$3:.$B$66]=[.$B37];[Thong_Tin_Ngay_Nghi_201707.$C$3:.$C$66]) + SUMPRODUCT([Thong_Tin_Ngay_Nghi_201708.$B$3:.$B$66]=[.$B37];[Thong_Tin_Ngay_Nghi_201708.$C$3:.$C$66])+ SUMPRODUCT([Thong_Tin_Ngay_Nghi_201709.$B$3:.$B$66]=[.$B37];[Thong_Tin_Ngay_Nghi_201709.$C$3:.$C$66])" office:value-type="float" office:value="9.5">
            <text:p>9.5</text:p>
          </table:table-cell>
          <table:table-cell table:style-name="ce50" table:formula="of:=IF(DATE(YEAR([.E37]);MONTH([.E37]);DAY([.E37]))&lt;=DATE(YEAR([.E37]);3;31); [.C37]-[.G37] + [.F37]; IF([.G37]-[.C37]&lt;0;[.G37] + [.F37] -[.H37];[.F37]+[.C37]-[.H37]))" office:value-type="float" office:value="1.5">
            <text:p>1.5</text:p>
          </table:table-cell>
          <table:table-cell table:number-columns-repeated="2" table:style-name="ce50"/>
          <table:table-cell table:style-name="ce50" table:formula="of:=[.I37]+[.K37] +[.J37]" office:value-type="float" office:value="1.5">
            <text:p>1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32">
            <text:p>32</text:p>
          </table:table-cell>
          <table:table-cell table:style-name="ce45" office:value-type="string">
            <text:p>NamTV</text:p>
          </table:table-cell>
          <table:table-cell table:style-name="ce50" office:value-type="float" office:value="5">
            <text:p>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8]);DATE(YEAR([.D38]);12;31);NOW())" office:value-type="date" office:date-value="2017-09-08T15:27:17.29">
            <text:p>09/08/17</text:p>
          </table:table-cell>
          <table:table-cell table:style-name="ce54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8">
            <text:p>8</text:p>
          </table:table-cell>
          <table:table-cell table:style-name="ce58" table:formula="of:=SUMPRODUCT([Thong_Tin_Ngay_Nghi_201701.$B$3:.$B$60]=[.$B38];[Thong_Tin_Ngay_Nghi_201701.$C$3:.$C$60]) +  SUMPRODUCT([Thong_Tin_Ngay_Nghi_201702.$B$3:.$B$61]=[.$B38];[Thong_Tin_Ngay_Nghi_201702.$C$3:.$C$61]) + SUMPRODUCT([Thong_Tin_Ngay_Nghi_201703.$B$3:.$B$62]=[.$B38];[Thong_Tin_Ngay_Nghi_201703.$C$3:.$C$62])" office:value-type="float" office:value="5">
            <text:p>5</text:p>
          </table:table-cell>
          <table:table-cell table:style-name="ce63" table:formula="of:=SUMPRODUCT([Thong_Tin_Ngay_Nghi_201701.$B$3:.$B$61]=[.$B38];[Thong_Tin_Ngay_Nghi_201701.$C$3:.$C$61]) +  SUMPRODUCT([Thong_Tin_Ngay_Nghi_201702.$B$3:.$B$62]=[.$B38];[Thong_Tin_Ngay_Nghi_201702.$C$3:.$C$62]) + SUMPRODUCT([Thong_Tin_Ngay_Nghi_201703.$B$3:.$B$63]=[.$B38];[Thong_Tin_Ngay_Nghi_201703.$C$3:.$C$63]) + SUMPRODUCT([Thong_Tin_Ngay_Nghi_201704.$B$3:.$B$63]=[.$B38];[Thong_Tin_Ngay_Nghi_201704.$C$3:.$C$63]) + SUMPRODUCT([Thong_Tin_Ngay_Nghi_201705.$B$3:.$B$62]=[.$B38];[Thong_Tin_Ngay_Nghi_201705.$C$3:.$C$62]) + SUMPRODUCT([Thong_Tin_Ngay_Nghi_201706.$B$3:.$B$64]=[.$B38];[Thong_Tin_Ngay_Nghi_201706.$C$3:.$C$64]) + SUMPRODUCT([Thong_Tin_Ngay_Nghi_201707.$B$3:.$B$66]=[.$B38];[Thong_Tin_Ngay_Nghi_201707.$C$3:.$C$66]) + SUMPRODUCT([Thong_Tin_Ngay_Nghi_201708.$B$3:.$B$66]=[.$B38];[Thong_Tin_Ngay_Nghi_201708.$C$3:.$C$66])+ SUMPRODUCT([Thong_Tin_Ngay_Nghi_201709.$B$3:.$B$66]=[.$B38];[Thong_Tin_Ngay_Nghi_201709.$C$3:.$C$66])" office:value-type="float" office:value="11">
            <text:p>11</text:p>
          </table:table-cell>
          <table:table-cell table:style-name="ce50" table:formula="of:=IF(DATE(YEAR([.E38]);MONTH([.E38]);DAY([.E38]))&lt;=DATE(YEAR([.E38]);3;31); [.C38]-[.G38] + [.F38]; IF([.G38]-[.C38]&lt;0;[.G38] + [.F38] -[.H38];[.F38]+[.C38]-[.H38]))" office:value-type="float" office:value="2">
            <text:p>2</text:p>
          </table:table-cell>
          <table:table-cell table:number-columns-repeated="2" table:style-name="ce50"/>
          <table:table-cell table:style-name="ce50" table:formula="of:=[.I38]+[.K38] +[.J38]" office:value-type="float" office:value="2">
            <text:p>2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33">
            <text:p>33</text:p>
          </table:table-cell>
          <table:table-cell table:style-name="ce45" office:value-type="string">
            <text:p>NhanHTH</text:p>
          </table:table-cell>
          <table:table-cell table:style-name="ce50" office:value-type="float" office:value="4">
            <text:p>4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9]);DATE(YEAR([.D39]);12;31);NOW())" office:value-type="date" office:date-value="2017-09-08T15:27:17.29">
            <text:p>09/08/17</text:p>
          </table:table-cell>
          <table:table-cell table:style-name="ce54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8">
            <text:p>8</text:p>
          </table:table-cell>
          <table:table-cell table:style-name="ce58" table:formula="of:=SUMPRODUCT([Thong_Tin_Ngay_Nghi_201701.$B$3:.$B$60]=[.$B39];[Thong_Tin_Ngay_Nghi_201701.$C$3:.$C$60]) +  SUMPRODUCT([Thong_Tin_Ngay_Nghi_201702.$B$3:.$B$61]=[.$B39];[Thong_Tin_Ngay_Nghi_201702.$C$3:.$C$61]) + SUMPRODUCT([Thong_Tin_Ngay_Nghi_201703.$B$3:.$B$62]=[.$B39];[Thong_Tin_Ngay_Nghi_201703.$C$3:.$C$62])" office:value-type="float" office:value="1">
            <text:p>1</text:p>
          </table:table-cell>
          <table:table-cell table:style-name="ce63" table:formula="of:=SUMPRODUCT([Thong_Tin_Ngay_Nghi_201701.$B$3:.$B$61]=[.$B39];[Thong_Tin_Ngay_Nghi_201701.$C$3:.$C$61]) +  SUMPRODUCT([Thong_Tin_Ngay_Nghi_201702.$B$3:.$B$62]=[.$B39];[Thong_Tin_Ngay_Nghi_201702.$C$3:.$C$62]) + SUMPRODUCT([Thong_Tin_Ngay_Nghi_201703.$B$3:.$B$63]=[.$B39];[Thong_Tin_Ngay_Nghi_201703.$C$3:.$C$63]) + SUMPRODUCT([Thong_Tin_Ngay_Nghi_201704.$B$3:.$B$63]=[.$B39];[Thong_Tin_Ngay_Nghi_201704.$C$3:.$C$63]) + SUMPRODUCT([Thong_Tin_Ngay_Nghi_201705.$B$3:.$B$62]=[.$B39];[Thong_Tin_Ngay_Nghi_201705.$C$3:.$C$62]) + SUMPRODUCT([Thong_Tin_Ngay_Nghi_201706.$B$3:.$B$64]=[.$B39];[Thong_Tin_Ngay_Nghi_201706.$C$3:.$C$64]) + SUMPRODUCT([Thong_Tin_Ngay_Nghi_201707.$B$3:.$B$66]=[.$B39];[Thong_Tin_Ngay_Nghi_201707.$C$3:.$C$66]) + SUMPRODUCT([Thong_Tin_Ngay_Nghi_201708.$B$3:.$B$66]=[.$B39];[Thong_Tin_Ngay_Nghi_201708.$C$3:.$C$66])+ SUMPRODUCT([Thong_Tin_Ngay_Nghi_201709.$B$3:.$B$66]=[.$B39];[Thong_Tin_Ngay_Nghi_201709.$C$3:.$C$66])" office:value-type="float" office:value="1.5">
            <text:p>1.5</text:p>
          </table:table-cell>
          <table:table-cell table:style-name="ce50" table:formula="of:=IF(DATE(YEAR([.E39]);MONTH([.E39]);DAY([.E39]))&lt;=DATE(YEAR([.E39]);3;31); [.C39]-[.G39] + [.F39]; IF([.G39]-[.C39]&lt;0;[.G39] + [.F39] -[.H39];[.F39]+[.C39]-[.H39]))" office:value-type="float" office:value="7.5">
            <text:p>7.5</text:p>
          </table:table-cell>
          <table:table-cell table:number-columns-repeated="2" table:style-name="ce50"/>
          <table:table-cell table:style-name="ce50" table:formula="of:=[.I39]+[.K39] +[.J39]" office:value-type="float" office:value="7.5">
            <text:p>7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34">
            <text:p>34</text:p>
          </table:table-cell>
          <table:table-cell table:style-name="ce45" office:value-type="string">
            <text:p>NhanNM</text:p>
          </table:table-cell>
          <table:table-cell table:style-name="ce50" office:value-type="float" office:value="4.5">
            <text:p>4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0]);DATE(YEAR([.D40]);12;31);NOW())" office:value-type="date" office:date-value="2017-09-08T15:27:17.29">
            <text:p>09/08/17</text:p>
          </table:table-cell>
          <table:table-cell table:style-name="ce54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8">
            <text:p>8</text:p>
          </table:table-cell>
          <table:table-cell table:style-name="ce58" table:formula="of:=SUMPRODUCT([Thong_Tin_Ngay_Nghi_201701.$B$3:.$B$60]=[.$B40];[Thong_Tin_Ngay_Nghi_201701.$C$3:.$C$60]) +  SUMPRODUCT([Thong_Tin_Ngay_Nghi_201702.$B$3:.$B$61]=[.$B40];[Thong_Tin_Ngay_Nghi_201702.$C$3:.$C$61]) + SUMPRODUCT([Thong_Tin_Ngay_Nghi_201703.$B$3:.$B$62]=[.$B40];[Thong_Tin_Ngay_Nghi_201703.$C$3:.$C$62])" office:value-type="float" office:value="4.5">
            <text:p>4.5</text:p>
          </table:table-cell>
          <table:table-cell table:style-name="ce63" table:formula="of:=SUMPRODUCT([Thong_Tin_Ngay_Nghi_201701.$B$3:.$B$61]=[.$B40];[Thong_Tin_Ngay_Nghi_201701.$C$3:.$C$61]) +  SUMPRODUCT([Thong_Tin_Ngay_Nghi_201702.$B$3:.$B$62]=[.$B40];[Thong_Tin_Ngay_Nghi_201702.$C$3:.$C$62]) + SUMPRODUCT([Thong_Tin_Ngay_Nghi_201703.$B$3:.$B$63]=[.$B40];[Thong_Tin_Ngay_Nghi_201703.$C$3:.$C$63]) + SUMPRODUCT([Thong_Tin_Ngay_Nghi_201704.$B$3:.$B$63]=[.$B40];[Thong_Tin_Ngay_Nghi_201704.$C$3:.$C$63]) + SUMPRODUCT([Thong_Tin_Ngay_Nghi_201705.$B$3:.$B$62]=[.$B40];[Thong_Tin_Ngay_Nghi_201705.$C$3:.$C$62]) + SUMPRODUCT([Thong_Tin_Ngay_Nghi_201706.$B$3:.$B$64]=[.$B40];[Thong_Tin_Ngay_Nghi_201706.$C$3:.$C$64]) + SUMPRODUCT([Thong_Tin_Ngay_Nghi_201707.$B$3:.$B$66]=[.$B40];[Thong_Tin_Ngay_Nghi_201707.$C$3:.$C$66]) + SUMPRODUCT([Thong_Tin_Ngay_Nghi_201708.$B$3:.$B$66]=[.$B40];[Thong_Tin_Ngay_Nghi_201708.$C$3:.$C$66])+ SUMPRODUCT([Thong_Tin_Ngay_Nghi_201709.$B$3:.$B$66]=[.$B40];[Thong_Tin_Ngay_Nghi_201709.$C$3:.$C$66])" office:value-type="float" office:value="5.5">
            <text:p>5.5</text:p>
          </table:table-cell>
          <table:table-cell table:style-name="ce50" table:formula="of:=IF(DATE(YEAR([.E40]);MONTH([.E40]);DAY([.E40]))&lt;=DATE(YEAR([.E40]);3;31); [.C40]-[.G40] + [.F40]; IF([.G40]-[.C40]&lt;0;[.G40] + [.F40] -[.H40];[.F40]+[.C40]-[.H40]))" office:value-type="float" office:value="7">
            <text:p>7</text:p>
          </table:table-cell>
          <table:table-cell table:number-columns-repeated="2" table:style-name="ce50"/>
          <table:table-cell table:style-name="ce50" table:formula="of:=[.I40]+[.K40] +[.J40]" office:value-type="float" office:value="7">
            <text:p>7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35">
            <text:p>35</text:p>
          </table:table-cell>
          <table:table-cell table:style-name="ce45" office:value-type="string">
            <text:p>NhungHTH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1]);DATE(YEAR([.D41]);12;31);NOW())" office:value-type="date" office:date-value="2017-09-08T15:27:17.29">
            <text:p>09/08/17</text:p>
          </table:table-cell>
          <table:table-cell table:style-name="ce54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8">
            <text:p>8</text:p>
          </table:table-cell>
          <table:table-cell table:style-name="ce58" table:formula="of:=SUMPRODUCT([Thong_Tin_Ngay_Nghi_201701.$B$3:.$B$60]=[.$B41];[Thong_Tin_Ngay_Nghi_201701.$C$3:.$C$60]) +  SUMPRODUCT([Thong_Tin_Ngay_Nghi_201702.$B$3:.$B$61]=[.$B41];[Thong_Tin_Ngay_Nghi_201702.$C$3:.$C$61]) + SUMPRODUCT([Thong_Tin_Ngay_Nghi_201703.$B$3:.$B$62]=[.$B41];[Thong_Tin_Ngay_Nghi_201703.$C$3:.$C$62])" office:value-type="float" office:value="1.5">
            <text:p>1.5</text:p>
          </table:table-cell>
          <table:table-cell table:style-name="ce63" table:formula="of:=SUMPRODUCT([Thong_Tin_Ngay_Nghi_201701.$B$3:.$B$61]=[.$B41];[Thong_Tin_Ngay_Nghi_201701.$C$3:.$C$61]) +  SUMPRODUCT([Thong_Tin_Ngay_Nghi_201702.$B$3:.$B$62]=[.$B41];[Thong_Tin_Ngay_Nghi_201702.$C$3:.$C$62]) + SUMPRODUCT([Thong_Tin_Ngay_Nghi_201703.$B$3:.$B$63]=[.$B41];[Thong_Tin_Ngay_Nghi_201703.$C$3:.$C$63]) + SUMPRODUCT([Thong_Tin_Ngay_Nghi_201704.$B$3:.$B$63]=[.$B41];[Thong_Tin_Ngay_Nghi_201704.$C$3:.$C$63]) + SUMPRODUCT([Thong_Tin_Ngay_Nghi_201705.$B$3:.$B$62]=[.$B41];[Thong_Tin_Ngay_Nghi_201705.$C$3:.$C$62]) + SUMPRODUCT([Thong_Tin_Ngay_Nghi_201706.$B$3:.$B$64]=[.$B41];[Thong_Tin_Ngay_Nghi_201706.$C$3:.$C$64]) + SUMPRODUCT([Thong_Tin_Ngay_Nghi_201707.$B$3:.$B$66]=[.$B41];[Thong_Tin_Ngay_Nghi_201707.$C$3:.$C$66]) + SUMPRODUCT([Thong_Tin_Ngay_Nghi_201708.$B$3:.$B$66]=[.$B41];[Thong_Tin_Ngay_Nghi_201708.$C$3:.$C$66])+ SUMPRODUCT([Thong_Tin_Ngay_Nghi_201709.$B$3:.$B$66]=[.$B41];[Thong_Tin_Ngay_Nghi_201709.$C$3:.$C$66])" office:value-type="float" office:value="6">
            <text:p>6</text:p>
          </table:table-cell>
          <table:table-cell table:style-name="ce50" table:formula="of:=IF(DATE(YEAR([.E41]);MONTH([.E41]);DAY([.E41]))&lt;=DATE(YEAR([.E41]);3;31); [.C41]-[.G41] + [.F41]; IF([.G41]-[.C41]&lt;0;[.G41] + [.F41] -[.H41];[.F41]+[.C41]-[.H41]))" office:value-type="float" office:value="3.5">
            <text:p>3.5</text:p>
          </table:table-cell>
          <table:table-cell table:number-columns-repeated="2" table:style-name="ce50"/>
          <table:table-cell table:style-name="ce50" table:formula="of:=[.I41]+[.K41] +[.J41]" office:value-type="float" office:value="3.5">
            <text:p>3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36">
            <text:p>36</text:p>
          </table:table-cell>
          <table:table-cell table:style-name="ce45" office:value-type="string">
            <text:p>NhuPHQ</text:p>
          </table:table-cell>
          <table:table-cell table:style-name="ce50" office:value-type="float" office:value="0.5">
            <text:p>0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2]);DATE(YEAR([.D42]);12;31);NOW())" office:value-type="date" office:date-value="2017-09-08T15:27:17.29">
            <text:p>09/08/17</text:p>
          </table:table-cell>
          <table:table-cell table:style-name="ce54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8">
            <text:p>8</text:p>
          </table:table-cell>
          <table:table-cell table:style-name="ce58" table:formula="of:=SUMPRODUCT([Thong_Tin_Ngay_Nghi_201701.$B$3:.$B$60]=[.$B42];[Thong_Tin_Ngay_Nghi_201701.$C$3:.$C$60]) +  SUMPRODUCT([Thong_Tin_Ngay_Nghi_201702.$B$3:.$B$61]=[.$B42];[Thong_Tin_Ngay_Nghi_201702.$C$3:.$C$61]) + SUMPRODUCT([Thong_Tin_Ngay_Nghi_201703.$B$3:.$B$62]=[.$B42];[Thong_Tin_Ngay_Nghi_201703.$C$3:.$C$62])" office:value-type="float" office:value="2">
            <text:p>2</text:p>
          </table:table-cell>
          <table:table-cell table:style-name="ce63" table:formula="of:=SUMPRODUCT([Thong_Tin_Ngay_Nghi_201701.$B$3:.$B$61]=[.$B42];[Thong_Tin_Ngay_Nghi_201701.$C$3:.$C$61]) +  SUMPRODUCT([Thong_Tin_Ngay_Nghi_201702.$B$3:.$B$62]=[.$B42];[Thong_Tin_Ngay_Nghi_201702.$C$3:.$C$62]) + SUMPRODUCT([Thong_Tin_Ngay_Nghi_201703.$B$3:.$B$63]=[.$B42];[Thong_Tin_Ngay_Nghi_201703.$C$3:.$C$63]) + SUMPRODUCT([Thong_Tin_Ngay_Nghi_201704.$B$3:.$B$63]=[.$B42];[Thong_Tin_Ngay_Nghi_201704.$C$3:.$C$63]) + SUMPRODUCT([Thong_Tin_Ngay_Nghi_201705.$B$3:.$B$62]=[.$B42];[Thong_Tin_Ngay_Nghi_201705.$C$3:.$C$62]) + SUMPRODUCT([Thong_Tin_Ngay_Nghi_201706.$B$3:.$B$64]=[.$B42];[Thong_Tin_Ngay_Nghi_201706.$C$3:.$C$64]) + SUMPRODUCT([Thong_Tin_Ngay_Nghi_201707.$B$3:.$B$66]=[.$B42];[Thong_Tin_Ngay_Nghi_201707.$C$3:.$C$66]) + SUMPRODUCT([Thong_Tin_Ngay_Nghi_201708.$B$3:.$B$66]=[.$B42];[Thong_Tin_Ngay_Nghi_201708.$C$3:.$C$66])+ SUMPRODUCT([Thong_Tin_Ngay_Nghi_201709.$B$3:.$B$66]=[.$B42];[Thong_Tin_Ngay_Nghi_201709.$C$3:.$C$66])" office:value-type="float" office:value="5">
            <text:p>5</text:p>
          </table:table-cell>
          <table:table-cell table:style-name="ce50" table:formula="of:=IF(DATE(YEAR([.E42]);MONTH([.E42]);DAY([.E42]))&lt;=DATE(YEAR([.E42]);3;31); [.C42]-[.G42] + [.F42]; IF([.G42]-[.C42]&lt;0;[.G42] + [.F42] -[.H42];[.F42]+[.C42]-[.H42]))" office:value-type="float" office:value="3.5">
            <text:p>3.5</text:p>
          </table:table-cell>
          <table:table-cell table:number-columns-repeated="2" table:style-name="ce50"/>
          <table:table-cell table:style-name="ce50" table:formula="of:=[.I42]+[.K42] +[.J42]" office:value-type="float" office:value="3.5">
            <text:p>3.5</text:p>
          </table:table-cell>
          <table:table-cell table:style-name="ce64"/>
          <table:table-cell table:number-columns-repeated="1011"/>
        </table:table-row>
        <table:table-row table:style-name="ro12">
          <table:table-cell table:style-name="ce43" office:value-type="float" office:value="37">
            <text:p>37</text:p>
          </table:table-cell>
          <table:table-cell table:style-name="ce45" office:value-type="string">
            <text:p>PhuongTH</text:p>
          </table:table-cell>
          <table:table-cell table:style-name="ce50" office:value-type="float" office:value="3.5">
            <text:p>3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3]);DATE(YEAR([.D43]);12;31);NOW())" office:value-type="date" office:date-value="2017-09-08T15:27:17.3">
            <text:p>09/08/17</text:p>
          </table:table-cell>
          <table:table-cell table:style-name="ce54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8">
            <text:p>8</text:p>
          </table:table-cell>
          <table:table-cell table:style-name="ce58" table:formula="of:=SUMPRODUCT([Thong_Tin_Ngay_Nghi_201701.$B$3:.$B$60]=[.$B43];[Thong_Tin_Ngay_Nghi_201701.$C$3:.$C$60]) +  SUMPRODUCT([Thong_Tin_Ngay_Nghi_201702.$B$3:.$B$61]=[.$B43];[Thong_Tin_Ngay_Nghi_201702.$C$3:.$C$61]) + SUMPRODUCT([Thong_Tin_Ngay_Nghi_201703.$B$3:.$B$62]=[.$B43];[Thong_Tin_Ngay_Nghi_201703.$C$3:.$C$62])" office:value-type="float" office:value="18.5">
            <text:p>18.5</text:p>
          </table:table-cell>
          <table:table-cell table:style-name="ce63" table:formula="of:=SUMPRODUCT([Thong_Tin_Ngay_Nghi_201701.$B$3:.$B$61]=[.$B43];[Thong_Tin_Ngay_Nghi_201701.$C$3:.$C$61]) +  SUMPRODUCT([Thong_Tin_Ngay_Nghi_201702.$B$3:.$B$62]=[.$B43];[Thong_Tin_Ngay_Nghi_201702.$C$3:.$C$62]) + SUMPRODUCT([Thong_Tin_Ngay_Nghi_201703.$B$3:.$B$63]=[.$B43];[Thong_Tin_Ngay_Nghi_201703.$C$3:.$C$63]) + SUMPRODUCT([Thong_Tin_Ngay_Nghi_201704.$B$3:.$B$63]=[.$B43];[Thong_Tin_Ngay_Nghi_201704.$C$3:.$C$63]) + SUMPRODUCT([Thong_Tin_Ngay_Nghi_201705.$B$3:.$B$62]=[.$B43];[Thong_Tin_Ngay_Nghi_201705.$C$3:.$C$62]) + SUMPRODUCT([Thong_Tin_Ngay_Nghi_201706.$B$3:.$B$64]=[.$B43];[Thong_Tin_Ngay_Nghi_201706.$C$3:.$C$64]) + SUMPRODUCT([Thong_Tin_Ngay_Nghi_201707.$B$3:.$B$66]=[.$B43];[Thong_Tin_Ngay_Nghi_201707.$C$3:.$C$66]) + SUMPRODUCT([Thong_Tin_Ngay_Nghi_201708.$B$3:.$B$66]=[.$B43];[Thong_Tin_Ngay_Nghi_201708.$C$3:.$C$66])+ SUMPRODUCT([Thong_Tin_Ngay_Nghi_201709.$B$3:.$B$66]=[.$B43];[Thong_Tin_Ngay_Nghi_201709.$C$3:.$C$66])" office:value-type="float" office:value="36.5">
            <text:p>36.5</text:p>
          </table:table-cell>
          <table:table-cell table:style-name="ce50" table:formula="of:=IF(DATE(YEAR([.E43]);MONTH([.E43]);DAY([.E43]))&lt;=DATE(YEAR([.E43]);3;31); [.C43]-[.G43] + [.F43]; IF([.G43]-[.C43]&lt;0;[.G43] + [.F43] -[.H43];[.F43]+[.C43]-[.H43]))" office:value-type="float" office:value="-25">
            <text:p>-25</text:p>
          </table:table-cell>
          <table:table-cell table:style-name="ce50"/>
          <table:table-cell table:style-name="ce50" table:formula="of:=1.5+6+4.5+6.5+8.5" office:value-type="float" office:value="27">
            <text:p>27</text:p>
          </table:table-cell>
          <table:table-cell table:style-name="ce50" table:formula="of:=[.I43]+[.K43] +[.J43]" office:value-type="float" office:value="2">
            <text:p>2</text:p>
          </table:table-cell>
          <table:table-cell table:style-name="ce64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  <text:p>- Tháng 4: 6.5 ngày</text:p>
            <text:p>- Tháng 5: 8.5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6-22">
            <text:p>06/22/17</text:p>
          </table:table-cell>
          <table:table-cell table:style-name="ce52" table:formula="of:=IF(YEAR(NOW())&gt;YEAR([.D44]);DATE(YEAR([.D44]);12;31);NOW())" office:value-type="date" office:date-value="2017-09-08T15:27:17.3">
            <text:p>09/08/17</text:p>
          </table:table-cell>
          <table:table-cell table:style-name="ce54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2">
            <text:p>2</text:p>
          </table:table-cell>
          <table:table-cell table:style-name="ce58" table:formula="of:=SUMPRODUCT([Thong_Tin_Ngay_Nghi_201701.$B$3:.$B$60]=[.$B44];[Thong_Tin_Ngay_Nghi_201701.$C$3:.$C$60]) +  SUMPRODUCT([Thong_Tin_Ngay_Nghi_201702.$B$3:.$B$61]=[.$B44];[Thong_Tin_Ngay_Nghi_201702.$C$3:.$C$61]) + SUMPRODUCT([Thong_Tin_Ngay_Nghi_201703.$B$3:.$B$62]=[.$B44];[Thong_Tin_Ngay_Nghi_201703.$C$3:.$C$62])" office:value-type="float" office:value="0">
            <text:p>0</text:p>
          </table:table-cell>
          <table:table-cell table:style-name="ce63" table:formula="of:=SUMPRODUCT([Thong_Tin_Ngay_Nghi_201701.$B$3:.$B$61]=[.$B44];[Thong_Tin_Ngay_Nghi_201701.$C$3:.$C$61]) +  SUMPRODUCT([Thong_Tin_Ngay_Nghi_201702.$B$3:.$B$62]=[.$B44];[Thong_Tin_Ngay_Nghi_201702.$C$3:.$C$62]) + SUMPRODUCT([Thong_Tin_Ngay_Nghi_201703.$B$3:.$B$63]=[.$B44];[Thong_Tin_Ngay_Nghi_201703.$C$3:.$C$63]) + SUMPRODUCT([Thong_Tin_Ngay_Nghi_201704.$B$3:.$B$63]=[.$B44];[Thong_Tin_Ngay_Nghi_201704.$C$3:.$C$63]) + SUMPRODUCT([Thong_Tin_Ngay_Nghi_201705.$B$3:.$B$62]=[.$B44];[Thong_Tin_Ngay_Nghi_201705.$C$3:.$C$62]) + SUMPRODUCT([Thong_Tin_Ngay_Nghi_201706.$B$3:.$B$64]=[.$B44];[Thong_Tin_Ngay_Nghi_201706.$C$3:.$C$64]) + SUMPRODUCT([Thong_Tin_Ngay_Nghi_201707.$B$3:.$B$66]=[.$B44];[Thong_Tin_Ngay_Nghi_201707.$C$3:.$C$66]) + SUMPRODUCT([Thong_Tin_Ngay_Nghi_201708.$B$3:.$B$66]=[.$B44];[Thong_Tin_Ngay_Nghi_201708.$C$3:.$C$66])+ SUMPRODUCT([Thong_Tin_Ngay_Nghi_201709.$B$3:.$B$66]=[.$B44];[Thong_Tin_Ngay_Nghi_201709.$C$3:.$C$66])" office:value-type="float" office:value="2.5">
            <text:p>2.5</text:p>
          </table:table-cell>
          <table:table-cell table:style-name="ce50" table:formula="of:=IF(DATE(YEAR([.E44]);MONTH([.E44]);DAY([.E44]))&lt;=DATE(YEAR([.E44]);3;31); [.C44]-[.G44] + [.F44]; IF([.G44]-[.C44]&lt;0;[.G44] + [.F44] -[.H44];[.F44]+[.C44]-[.H44]))" office:value-type="float" office:value="-0.5">
            <text:p>-0.5</text:p>
          </table:table-cell>
          <table:table-cell table:style-name="ce50"/>
          <table:table-cell table:style-name="ce50" table:formula="of:=1+0.5" office:value-type="float" office:value="1.5">
            <text:p>1.5</text:p>
          </table:table-cell>
          <table:table-cell table:style-name="ce50" table:formula="of:=[.I44]+[.K44] +[.J44]" office:value-type="float" office:value="1">
            <text:p>1</text:p>
          </table:table-cell>
          <table:table-cell table:style-name="ce64" office:value-type="string">
            <text:p>Những ngày nghỉ này đã trừ vào lương → sẽ ko trừ vào phép nữa:</text:p>
            <text:p>- Tháng 6: 1 ngày</text:p>
            <text:p>- Tháng 8: 0.5 ngày</text:p>
          </table:table-cell>
          <table:table-cell table:number-columns-repeated="1011"/>
        </table:table-row>
        <table:table-row table:style-name="ro13">
          <table:table-cell table:style-name="ce43" office:value-type="float" office:value="39">
            <text:p>39</text:p>
          </table:table-cell>
          <table:table-cell table:style-name="ce45" office:value-type="string">
            <text:p>PhongTH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5]);DATE(YEAR([.D45]);12;31);NOW())" office:value-type="date" office:date-value="2017-09-08T15:27:17.3">
            <text:p>09/08/17</text:p>
          </table:table-cell>
          <table:table-cell table:style-name="ce54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8">
            <text:p>8</text:p>
          </table:table-cell>
          <table:table-cell table:style-name="ce58" table:formula="of:=SUMPRODUCT([Thong_Tin_Ngay_Nghi_201701.$B$3:.$B$60]=[.$B45];[Thong_Tin_Ngay_Nghi_201701.$C$3:.$C$60]) +  SUMPRODUCT([Thong_Tin_Ngay_Nghi_201702.$B$3:.$B$61]=[.$B45];[Thong_Tin_Ngay_Nghi_201702.$C$3:.$C$61]) + SUMPRODUCT([Thong_Tin_Ngay_Nghi_201703.$B$3:.$B$62]=[.$B45];[Thong_Tin_Ngay_Nghi_201703.$C$3:.$C$62])" office:value-type="float" office:value="5">
            <text:p>5</text:p>
          </table:table-cell>
          <table:table-cell table:style-name="ce63" table:formula="of:=SUMPRODUCT([Thong_Tin_Ngay_Nghi_201701.$B$3:.$B$61]=[.$B45];[Thong_Tin_Ngay_Nghi_201701.$C$3:.$C$61]) +  SUMPRODUCT([Thong_Tin_Ngay_Nghi_201702.$B$3:.$B$62]=[.$B45];[Thong_Tin_Ngay_Nghi_201702.$C$3:.$C$62]) + SUMPRODUCT([Thong_Tin_Ngay_Nghi_201703.$B$3:.$B$63]=[.$B45];[Thong_Tin_Ngay_Nghi_201703.$C$3:.$C$63]) + SUMPRODUCT([Thong_Tin_Ngay_Nghi_201704.$B$3:.$B$63]=[.$B45];[Thong_Tin_Ngay_Nghi_201704.$C$3:.$C$63]) + SUMPRODUCT([Thong_Tin_Ngay_Nghi_201705.$B$3:.$B$62]=[.$B45];[Thong_Tin_Ngay_Nghi_201705.$C$3:.$C$62]) + SUMPRODUCT([Thong_Tin_Ngay_Nghi_201706.$B$3:.$B$64]=[.$B45];[Thong_Tin_Ngay_Nghi_201706.$C$3:.$C$64]) + SUMPRODUCT([Thong_Tin_Ngay_Nghi_201707.$B$3:.$B$66]=[.$B45];[Thong_Tin_Ngay_Nghi_201707.$C$3:.$C$66]) + SUMPRODUCT([Thong_Tin_Ngay_Nghi_201708.$B$3:.$B$66]=[.$B45];[Thong_Tin_Ngay_Nghi_201708.$C$3:.$C$66])+ SUMPRODUCT([Thong_Tin_Ngay_Nghi_201709.$B$3:.$B$66]=[.$B45];[Thong_Tin_Ngay_Nghi_201709.$C$3:.$C$66])" office:value-type="float" office:value="15">
            <text:p>15</text:p>
          </table:table-cell>
          <table:table-cell table:style-name="ce50" table:formula="of:=IF(DATE(YEAR([.E45]);MONTH([.E45]);DAY([.E45]))&lt;=DATE(YEAR([.E45]);3;31); [.C45]-[.G45] + [.F45]; IF([.G45]-[.C45]&lt;0;[.G45] + [.F45] -[.H45];[.F45]+[.C45]-[.H45]))" office:value-type="float" office:value="-7">
            <text:p>-7</text:p>
          </table:table-cell>
          <table:table-cell table:style-name="ce50"/>
          <table:table-cell table:style-name="ce50" table:formula="of:=1+1.5+1.5+2" office:value-type="float" office:value="6">
            <text:p>6</text:p>
          </table:table-cell>
          <table:table-cell table:style-name="ce50" table:formula="of:=[.I45]+[.K45] +[.J45]" office:value-type="float" office:value="-1">
            <text:p>-1</text:p>
          </table:table-cell>
          <table:table-cell table:style-name="ce64" office:value-type="string">
            <text:p>Những ngày nghỉ này đã trừ vào lương → sẽ ko trừ vào phép nữa:</text:p>
            <text:p>- Tháng 3: 1 ngày</text:p>
            <text:p>- Tháng 6: 1.5 ngày</text:p>
            <text:p>- Tháng 7: 1.5 ngày</text:p>
            <text:p>- Tháng 8: 2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40">
            <text:p>40</text:p>
          </table:table-cell>
          <table:table-cell table:style-name="ce45" office:value-type="string">
            <text:p>PhuocNCH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8-10">
            <text:p>08/10/17</text:p>
          </table:table-cell>
          <table:table-cell table:style-name="ce52" table:formula="of:=IF(YEAR(NOW())&gt;YEAR([.D46]);DATE(YEAR([.D46]);12;31);NOW())" office:value-type="date" office:date-value="2017-09-08T15:27:17.31">
            <text:p>09/08/17</text:p>
          </table:table-cell>
          <table:table-cell table:style-name="ce54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1">
            <text:p>1</text:p>
          </table:table-cell>
          <table:table-cell table:style-name="ce58" table:formula="of:=SUMPRODUCT([Thong_Tin_Ngay_Nghi_201701.$B$3:.$B$60]=[.$B46];[Thong_Tin_Ngay_Nghi_201701.$C$3:.$C$60]) +  SUMPRODUCT([Thong_Tin_Ngay_Nghi_201702.$B$3:.$B$61]=[.$B46];[Thong_Tin_Ngay_Nghi_201702.$C$3:.$C$61]) + SUMPRODUCT([Thong_Tin_Ngay_Nghi_201703.$B$3:.$B$62]=[.$B46];[Thong_Tin_Ngay_Nghi_201703.$C$3:.$C$62])" office:value-type="float" office:value="0">
            <text:p>0</text:p>
          </table:table-cell>
          <table:table-cell table:style-name="ce63" table:formula="of:=SUMPRODUCT([Thong_Tin_Ngay_Nghi_201701.$B$3:.$B$61]=[.$B46];[Thong_Tin_Ngay_Nghi_201701.$C$3:.$C$61]) +  SUMPRODUCT([Thong_Tin_Ngay_Nghi_201702.$B$3:.$B$62]=[.$B46];[Thong_Tin_Ngay_Nghi_201702.$C$3:.$C$62]) + SUMPRODUCT([Thong_Tin_Ngay_Nghi_201703.$B$3:.$B$63]=[.$B46];[Thong_Tin_Ngay_Nghi_201703.$C$3:.$C$63]) + SUMPRODUCT([Thong_Tin_Ngay_Nghi_201704.$B$3:.$B$63]=[.$B46];[Thong_Tin_Ngay_Nghi_201704.$C$3:.$C$63]) + SUMPRODUCT([Thong_Tin_Ngay_Nghi_201705.$B$3:.$B$62]=[.$B46];[Thong_Tin_Ngay_Nghi_201705.$C$3:.$C$62]) + SUMPRODUCT([Thong_Tin_Ngay_Nghi_201706.$B$3:.$B$64]=[.$B46];[Thong_Tin_Ngay_Nghi_201706.$C$3:.$C$64]) + SUMPRODUCT([Thong_Tin_Ngay_Nghi_201707.$B$3:.$B$66]=[.$B46];[Thong_Tin_Ngay_Nghi_201707.$C$3:.$C$66]) + SUMPRODUCT([Thong_Tin_Ngay_Nghi_201708.$B$3:.$B$66]=[.$B46];[Thong_Tin_Ngay_Nghi_201708.$C$3:.$C$66])+ SUMPRODUCT([Thong_Tin_Ngay_Nghi_201709.$B$3:.$B$66]=[.$B46];[Thong_Tin_Ngay_Nghi_201709.$C$3:.$C$66])" office:value-type="float" office:value="0.5">
            <text:p>0.5</text:p>
          </table:table-cell>
          <table:table-cell table:style-name="ce50" table:formula="of:=IF(DATE(YEAR([.E46]);MONTH([.E46]);DAY([.E46]))&lt;=DATE(YEAR([.E46]);3;31); [.C46]-[.G46] + [.F46]; IF([.G46]-[.C46]&lt;0;[.G46] + [.F46] -[.H46];[.F46]+[.C46]-[.H46]))" office:value-type="float" office:value="0.5">
            <text:p>0.5</text:p>
          </table:table-cell>
          <table:table-cell table:number-columns-repeated="2" table:style-name="ce50"/>
          <table:table-cell table:style-name="ce50" table:formula="of:=[.I46]+[.K46] +[.J46]" office:value-type="float" office:value="0.5">
            <text:p>0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41">
            <text:p>41</text:p>
          </table:table-cell>
          <table:table-cell table:style-name="ce45" office:value-type="string">
            <text:p>TienND</text:p>
          </table:table-cell>
          <table:table-cell table:style-name="ce50" office:value-type="float" office:value="4">
            <text:p>4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7]);DATE(YEAR([.D47]);12;31);NOW())" office:value-type="date" office:date-value="2017-09-08T15:27:17.31">
            <text:p>09/08/17</text:p>
          </table:table-cell>
          <table:table-cell table:style-name="ce54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8">
            <text:p>8</text:p>
          </table:table-cell>
          <table:table-cell table:style-name="ce58" table:formula="of:=SUMPRODUCT([Thong_Tin_Ngay_Nghi_201701.$B$3:.$B$60]=[.$B47];[Thong_Tin_Ngay_Nghi_201701.$C$3:.$C$60]) +  SUMPRODUCT([Thong_Tin_Ngay_Nghi_201702.$B$3:.$B$61]=[.$B47];[Thong_Tin_Ngay_Nghi_201702.$C$3:.$C$61]) + SUMPRODUCT([Thong_Tin_Ngay_Nghi_201703.$B$3:.$B$62]=[.$B47];[Thong_Tin_Ngay_Nghi_201703.$C$3:.$C$62])" office:value-type="float" office:value="4.5">
            <text:p>4.5</text:p>
          </table:table-cell>
          <table:table-cell table:style-name="ce63" table:formula="of:=SUMPRODUCT([Thong_Tin_Ngay_Nghi_201701.$B$3:.$B$61]=[.$B47];[Thong_Tin_Ngay_Nghi_201701.$C$3:.$C$61]) +  SUMPRODUCT([Thong_Tin_Ngay_Nghi_201702.$B$3:.$B$62]=[.$B47];[Thong_Tin_Ngay_Nghi_201702.$C$3:.$C$62]) + SUMPRODUCT([Thong_Tin_Ngay_Nghi_201703.$B$3:.$B$63]=[.$B47];[Thong_Tin_Ngay_Nghi_201703.$C$3:.$C$63]) + SUMPRODUCT([Thong_Tin_Ngay_Nghi_201704.$B$3:.$B$63]=[.$B47];[Thong_Tin_Ngay_Nghi_201704.$C$3:.$C$63]) + SUMPRODUCT([Thong_Tin_Ngay_Nghi_201705.$B$3:.$B$62]=[.$B47];[Thong_Tin_Ngay_Nghi_201705.$C$3:.$C$62]) + SUMPRODUCT([Thong_Tin_Ngay_Nghi_201706.$B$3:.$B$64]=[.$B47];[Thong_Tin_Ngay_Nghi_201706.$C$3:.$C$64]) + SUMPRODUCT([Thong_Tin_Ngay_Nghi_201707.$B$3:.$B$66]=[.$B47];[Thong_Tin_Ngay_Nghi_201707.$C$3:.$C$66]) + SUMPRODUCT([Thong_Tin_Ngay_Nghi_201708.$B$3:.$B$66]=[.$B47];[Thong_Tin_Ngay_Nghi_201708.$C$3:.$C$66])+ SUMPRODUCT([Thong_Tin_Ngay_Nghi_201709.$B$3:.$B$66]=[.$B47];[Thong_Tin_Ngay_Nghi_201709.$C$3:.$C$66])" office:value-type="float" office:value="12">
            <text:p>12</text:p>
          </table:table-cell>
          <table:table-cell table:style-name="ce50" table:formula="of:=IF(DATE(YEAR([.E47]);MONTH([.E47]);DAY([.E47]))&lt;=DATE(YEAR([.E47]);3;31); [.C47]-[.G47] + [.F47]; IF([.G47]-[.C47]&lt;0;[.G47] + [.F47] -[.H47];[.F47]+[.C47]-[.H47]))" office:value-type="float" office:value="0">
            <text:p>0</text:p>
          </table:table-cell>
          <table:table-cell table:number-columns-repeated="2" table:style-name="ce50"/>
          <table:table-cell table:style-name="ce50" table:formula="of:=[.I47]+[.K47] +[.J47]" office:value-type="float" office:value="0">
            <text:p>0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42">
            <text:p>42</text:p>
          </table:table-cell>
          <table:table-cell table:style-name="ce45" office:value-type="string">
            <text:p>ThamDT</text:p>
          </table:table-cell>
          <table:table-cell table:style-name="ce50" office:value-type="float" office:value="2">
            <text:p>2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8]);DATE(YEAR([.D48]);12;31);NOW())" office:value-type="date" office:date-value="2017-09-08T15:27:17.31">
            <text:p>09/08/17</text:p>
          </table:table-cell>
          <table:table-cell table:style-name="ce54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8">
            <text:p>8</text:p>
          </table:table-cell>
          <table:table-cell table:style-name="ce58" table:formula="of:=SUMPRODUCT([Thong_Tin_Ngay_Nghi_201701.$B$3:.$B$60]=[.$B48];[Thong_Tin_Ngay_Nghi_201701.$C$3:.$C$60]) +  SUMPRODUCT([Thong_Tin_Ngay_Nghi_201702.$B$3:.$B$61]=[.$B48];[Thong_Tin_Ngay_Nghi_201702.$C$3:.$C$61]) + SUMPRODUCT([Thong_Tin_Ngay_Nghi_201703.$B$3:.$B$62]=[.$B48];[Thong_Tin_Ngay_Nghi_201703.$C$3:.$C$62])" office:value-type="float" office:value="8.5">
            <text:p>8.5</text:p>
          </table:table-cell>
          <table:table-cell table:style-name="ce63" table:formula="of:=SUMPRODUCT([Thong_Tin_Ngay_Nghi_201701.$B$3:.$B$61]=[.$B48];[Thong_Tin_Ngay_Nghi_201701.$C$3:.$C$61]) +  SUMPRODUCT([Thong_Tin_Ngay_Nghi_201702.$B$3:.$B$62]=[.$B48];[Thong_Tin_Ngay_Nghi_201702.$C$3:.$C$62]) + SUMPRODUCT([Thong_Tin_Ngay_Nghi_201703.$B$3:.$B$63]=[.$B48];[Thong_Tin_Ngay_Nghi_201703.$C$3:.$C$63]) + SUMPRODUCT([Thong_Tin_Ngay_Nghi_201704.$B$3:.$B$63]=[.$B48];[Thong_Tin_Ngay_Nghi_201704.$C$3:.$C$63]) + SUMPRODUCT([Thong_Tin_Ngay_Nghi_201705.$B$3:.$B$62]=[.$B48];[Thong_Tin_Ngay_Nghi_201705.$C$3:.$C$62]) + SUMPRODUCT([Thong_Tin_Ngay_Nghi_201706.$B$3:.$B$64]=[.$B48];[Thong_Tin_Ngay_Nghi_201706.$C$3:.$C$64]) + SUMPRODUCT([Thong_Tin_Ngay_Nghi_201707.$B$3:.$B$66]=[.$B48];[Thong_Tin_Ngay_Nghi_201707.$C$3:.$C$66]) + SUMPRODUCT([Thong_Tin_Ngay_Nghi_201708.$B$3:.$B$66]=[.$B48];[Thong_Tin_Ngay_Nghi_201708.$C$3:.$C$66])+ SUMPRODUCT([Thong_Tin_Ngay_Nghi_201709.$B$3:.$B$66]=[.$B48];[Thong_Tin_Ngay_Nghi_201709.$C$3:.$C$66])" office:value-type="float" office:value="21.5">
            <text:p>21.5</text:p>
          </table:table-cell>
          <table:table-cell table:style-name="ce50" table:formula="of:=IF(DATE(YEAR([.E48]);MONTH([.E48]);DAY([.E48]))&lt;=DATE(YEAR([.E48]);3;31); [.C48]-[.G48] + [.F48]; IF([.G48]-[.C48]&lt;0;[.G48] + [.F48] -[.H48];[.F48]+[.C48]-[.H48]))" office:value-type="float" office:value="-11.5">
            <text:p>-11.5</text:p>
          </table:table-cell>
          <table:table-cell table:number-columns-repeated="2" table:style-name="ce50"/>
          <table:table-cell table:style-name="ce50" table:formula="of:=[.I48]+[.K48] +[.J48]" office:value-type="float" office:value="-11.5">
            <text:p>-11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43">
            <text:p>43</text:p>
          </table:table-cell>
          <table:table-cell table:style-name="ce45" office:value-type="string">
            <text:p>ThaoDTN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3-11">
            <text:p>03/11/17</text:p>
          </table:table-cell>
          <table:table-cell table:style-name="ce52" table:formula="of:=IF(YEAR(NOW())&gt;YEAR([.D49]);DATE(YEAR([.D49]);12;31);NOW())" office:value-type="date" office:date-value="2017-09-08T15:27:17.31">
            <text:p>09/08/17</text:p>
          </table:table-cell>
          <table:table-cell table:style-name="ce54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6">
            <text:p>6</text:p>
          </table:table-cell>
          <table:table-cell table:style-name="ce58" table:formula="of:=SUMPRODUCT([Thong_Tin_Ngay_Nghi_201701.$B$3:.$B$60]=[.$B49];[Thong_Tin_Ngay_Nghi_201701.$C$3:.$C$60]) +  SUMPRODUCT([Thong_Tin_Ngay_Nghi_201702.$B$3:.$B$61]=[.$B49];[Thong_Tin_Ngay_Nghi_201702.$C$3:.$C$61]) + SUMPRODUCT([Thong_Tin_Ngay_Nghi_201703.$B$3:.$B$62]=[.$B49];[Thong_Tin_Ngay_Nghi_201703.$C$3:.$C$62])" office:value-type="float" office:value="0">
            <text:p>0</text:p>
          </table:table-cell>
          <table:table-cell table:style-name="ce63" table:formula="of:=SUMPRODUCT([Thong_Tin_Ngay_Nghi_201701.$B$3:.$B$61]=[.$B49];[Thong_Tin_Ngay_Nghi_201701.$C$3:.$C$61]) +  SUMPRODUCT([Thong_Tin_Ngay_Nghi_201702.$B$3:.$B$62]=[.$B49];[Thong_Tin_Ngay_Nghi_201702.$C$3:.$C$62]) + SUMPRODUCT([Thong_Tin_Ngay_Nghi_201703.$B$3:.$B$63]=[.$B49];[Thong_Tin_Ngay_Nghi_201703.$C$3:.$C$63]) + SUMPRODUCT([Thong_Tin_Ngay_Nghi_201704.$B$3:.$B$63]=[.$B49];[Thong_Tin_Ngay_Nghi_201704.$C$3:.$C$63]) + SUMPRODUCT([Thong_Tin_Ngay_Nghi_201705.$B$3:.$B$62]=[.$B49];[Thong_Tin_Ngay_Nghi_201705.$C$3:.$C$62]) + SUMPRODUCT([Thong_Tin_Ngay_Nghi_201706.$B$3:.$B$64]=[.$B49];[Thong_Tin_Ngay_Nghi_201706.$C$3:.$C$64]) + SUMPRODUCT([Thong_Tin_Ngay_Nghi_201707.$B$3:.$B$66]=[.$B49];[Thong_Tin_Ngay_Nghi_201707.$C$3:.$C$66]) + SUMPRODUCT([Thong_Tin_Ngay_Nghi_201708.$B$3:.$B$66]=[.$B49];[Thong_Tin_Ngay_Nghi_201708.$C$3:.$C$66])+ SUMPRODUCT([Thong_Tin_Ngay_Nghi_201709.$B$3:.$B$66]=[.$B49];[Thong_Tin_Ngay_Nghi_201709.$C$3:.$C$66])" office:value-type="float" office:value="2">
            <text:p>2</text:p>
          </table:table-cell>
          <table:table-cell table:style-name="ce50" table:formula="of:=IF(DATE(YEAR([.E49]);MONTH([.E49]);DAY([.E49]))&lt;=DATE(YEAR([.E49]);3;31); [.C49]-[.G49] + [.F49]; IF([.G49]-[.C49]&lt;0;[.G49] + [.F49] -[.H49];[.F49]+[.C49]-[.H49]))" office:value-type="float" office:value="4">
            <text:p>4</text:p>
          </table:table-cell>
          <table:table-cell table:number-columns-repeated="2" table:style-name="ce50"/>
          <table:table-cell table:style-name="ce50" table:formula="of:=[.I49]+[.K49] +[.J49]" office:value-type="float" office:value="4">
            <text:p>4</text:p>
          </table:table-cell>
          <table:table-cell table:style-name="ce64"/>
          <table:table-cell table:number-columns-repeated="1011"/>
        </table:table-row>
        <table:table-row table:style-name="ro11">
          <table:table-cell table:style-name="ce43" office:value-type="float" office:value="44">
            <text:p>44</text:p>
          </table:table-cell>
          <table:table-cell table:style-name="ce45" office:value-type="string">
            <text:p>ThinhT</text:p>
          </table:table-cell>
          <table:table-cell table:style-name="ce50" office:value-type="float" office:value="2.5">
            <text:p>2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50]);DATE(YEAR([.D50]);12;31);NOW())" office:value-type="date" office:date-value="2017-09-08T15:27:17.31">
            <text:p>09/08/17</text:p>
          </table:table-cell>
          <table:table-cell table:style-name="ce54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8">
            <text:p>8</text:p>
          </table:table-cell>
          <table:table-cell table:style-name="ce58" table:formula="of:=SUMPRODUCT([Thong_Tin_Ngay_Nghi_201701.$B$3:.$B$60]=[.$B50];[Thong_Tin_Ngay_Nghi_201701.$C$3:.$C$60]) +  SUMPRODUCT([Thong_Tin_Ngay_Nghi_201702.$B$3:.$B$61]=[.$B50];[Thong_Tin_Ngay_Nghi_201702.$C$3:.$C$61]) + SUMPRODUCT([Thong_Tin_Ngay_Nghi_201703.$B$3:.$B$62]=[.$B50];[Thong_Tin_Ngay_Nghi_201703.$C$3:.$C$62])" office:value-type="float" office:value="20.5">
            <text:p>20.5</text:p>
          </table:table-cell>
          <table:table-cell table:style-name="ce63" table:formula="of:=SUMPRODUCT([Thong_Tin_Ngay_Nghi_201701.$B$3:.$B$61]=[.$B50];[Thong_Tin_Ngay_Nghi_201701.$C$3:.$C$61]) +  SUMPRODUCT([Thong_Tin_Ngay_Nghi_201702.$B$3:.$B$62]=[.$B50];[Thong_Tin_Ngay_Nghi_201702.$C$3:.$C$62]) + SUMPRODUCT([Thong_Tin_Ngay_Nghi_201703.$B$3:.$B$63]=[.$B50];[Thong_Tin_Ngay_Nghi_201703.$C$3:.$C$63]) + SUMPRODUCT([Thong_Tin_Ngay_Nghi_201704.$B$3:.$B$63]=[.$B50];[Thong_Tin_Ngay_Nghi_201704.$C$3:.$C$63]) + SUMPRODUCT([Thong_Tin_Ngay_Nghi_201705.$B$3:.$B$62]=[.$B50];[Thong_Tin_Ngay_Nghi_201705.$C$3:.$C$62]) + SUMPRODUCT([Thong_Tin_Ngay_Nghi_201706.$B$3:.$B$64]=[.$B50];[Thong_Tin_Ngay_Nghi_201706.$C$3:.$C$64]) + SUMPRODUCT([Thong_Tin_Ngay_Nghi_201707.$B$3:.$B$66]=[.$B50];[Thong_Tin_Ngay_Nghi_201707.$C$3:.$C$66]) + SUMPRODUCT([Thong_Tin_Ngay_Nghi_201708.$B$3:.$B$66]=[.$B50];[Thong_Tin_Ngay_Nghi_201708.$C$3:.$C$66])+ SUMPRODUCT([Thong_Tin_Ngay_Nghi_201709.$B$3:.$B$66]=[.$B50];[Thong_Tin_Ngay_Nghi_201709.$C$3:.$C$66])" office:value-type="float" office:value="26.5">
            <text:p>26.5</text:p>
          </table:table-cell>
          <table:table-cell table:style-name="ce50" table:formula="of:=IF(DATE(YEAR([.E50]);MONTH([.E50]);DAY([.E50]))&lt;=DATE(YEAR([.E50]);3;31); [.C50]-[.G50] + [.F50]; IF([.G50]-[.C50]&lt;0;[.G50] + [.F50] -[.H50];[.F50]+[.C50]-[.H50]))" office:value-type="float" office:value="-16">
            <text:p>-16</text:p>
          </table:table-cell>
          <table:table-cell table:style-name="ce50"/>
          <table:table-cell table:style-name="ce50" table:formula="of:=15" office:value-type="float" office:value="15">
            <text:p>15</text:p>
          </table:table-cell>
          <table:table-cell table:style-name="ce50" table:formula="of:=[.I50]+[.K50] +[.J50]" office:value-type="float" office:value="-1">
            <text:p>-1</text:p>
          </table:table-cell>
          <table:table-cell table:style-name="ce64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14">
          <table:table-cell table:style-name="ce43" office:value-type="float" office:value="45">
            <text:p>45</text:p>
          </table:table-cell>
          <table:table-cell table:style-name="ce45" office:value-type="string">
            <text:p>ThoaiVK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51]);DATE(YEAR([.D51]);12;31);NOW())" office:value-type="date" office:date-value="2017-09-08T15:27:17.32">
            <text:p>09/08/17</text:p>
          </table:table-cell>
          <table:table-cell table:style-name="ce54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8">
            <text:p>8</text:p>
          </table:table-cell>
          <table:table-cell table:style-name="ce58" table:formula="of:=SUMPRODUCT([Thong_Tin_Ngay_Nghi_201701.$B$3:.$B$60]=[.$B51];[Thong_Tin_Ngay_Nghi_201701.$C$3:.$C$60]) +  SUMPRODUCT([Thong_Tin_Ngay_Nghi_201702.$B$3:.$B$61]=[.$B51];[Thong_Tin_Ngay_Nghi_201702.$C$3:.$C$61]) + SUMPRODUCT([Thong_Tin_Ngay_Nghi_201703.$B$3:.$B$62]=[.$B51];[Thong_Tin_Ngay_Nghi_201703.$C$3:.$C$62])" office:value-type="float" office:value="5">
            <text:p>5</text:p>
          </table:table-cell>
          <table:table-cell table:style-name="ce63" table:formula="of:=SUMPRODUCT([Thong_Tin_Ngay_Nghi_201701.$B$3:.$B$61]=[.$B51];[Thong_Tin_Ngay_Nghi_201701.$C$3:.$C$61]) +  SUMPRODUCT([Thong_Tin_Ngay_Nghi_201702.$B$3:.$B$62]=[.$B51];[Thong_Tin_Ngay_Nghi_201702.$C$3:.$C$62]) + SUMPRODUCT([Thong_Tin_Ngay_Nghi_201703.$B$3:.$B$63]=[.$B51];[Thong_Tin_Ngay_Nghi_201703.$C$3:.$C$63]) + SUMPRODUCT([Thong_Tin_Ngay_Nghi_201704.$B$3:.$B$63]=[.$B51];[Thong_Tin_Ngay_Nghi_201704.$C$3:.$C$63]) + SUMPRODUCT([Thong_Tin_Ngay_Nghi_201705.$B$3:.$B$62]=[.$B51];[Thong_Tin_Ngay_Nghi_201705.$C$3:.$C$62]) + SUMPRODUCT([Thong_Tin_Ngay_Nghi_201706.$B$3:.$B$64]=[.$B51];[Thong_Tin_Ngay_Nghi_201706.$C$3:.$C$64]) + SUMPRODUCT([Thong_Tin_Ngay_Nghi_201707.$B$3:.$B$66]=[.$B51];[Thong_Tin_Ngay_Nghi_201707.$C$3:.$C$66]) + SUMPRODUCT([Thong_Tin_Ngay_Nghi_201708.$B$3:.$B$66]=[.$B51];[Thong_Tin_Ngay_Nghi_201708.$C$3:.$C$66])+ SUMPRODUCT([Thong_Tin_Ngay_Nghi_201709.$B$3:.$B$66]=[.$B51];[Thong_Tin_Ngay_Nghi_201709.$C$3:.$C$66])" office:value-type="float" office:value="23">
            <text:p>23</text:p>
          </table:table-cell>
          <table:table-cell table:style-name="ce50" table:formula="of:=IF(DATE(YEAR([.E51]);MONTH([.E51]);DAY([.E51]))&lt;=DATE(YEAR([.E51]);3;31); [.C51]-[.G51] + [.F51]; IF([.G51]-[.C51]&lt;0;[.G51] + [.F51] -[.H51];[.F51]+[.C51]-[.H51]))" office:value-type="float" office:value="-15">
            <text:p>-15</text:p>
          </table:table-cell>
          <table:table-cell table:style-name="ce50"/>
          <table:table-cell table:style-name="ce50" table:formula="of:=2+6.5+1" office:value-type="float" office:value="9.5">
            <text:p>9.5</text:p>
          </table:table-cell>
          <table:table-cell table:style-name="ce50" table:formula="of:=[.I51]+[.K51] +[.J51]" office:value-type="float" office:value="-5.5">
            <text:p>-5.5</text:p>
          </table:table-cell>
          <table:table-cell table:style-name="ce64" office:value-type="string">
            <text:p>Những ngày nghỉ này đã trừ vào lương → sẽ ko trừ vào phép nữa:</text:p>
            <text:p>- Tháng 6 2 ngày</text:p>
            <text:p>- Tháng 7 6.5 ngày</text:p>
            <text:p>- Tháng 8: 1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46">
            <text:p>46</text:p>
          </table:table-cell>
          <table:table-cell table:style-name="ce45" office:value-type="string">
            <text:p>ThuyCNTA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4-24">
            <text:p>04/24/17</text:p>
          </table:table-cell>
          <table:table-cell table:style-name="ce52" table:formula="of:=IF(YEAR(NOW())&gt;YEAR([.D52]);DATE(YEAR([.D52]);12;31);NOW())" office:value-type="date" office:date-value="2017-09-08T15:27:17.32">
            <text:p>09/08/17</text:p>
          </table:table-cell>
          <table:table-cell table:style-name="ce54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4">
            <text:p>4</text:p>
          </table:table-cell>
          <table:table-cell table:style-name="ce58" table:formula="of:=SUMPRODUCT([Thong_Tin_Ngay_Nghi_201701.$B$3:.$B$60]=[.$B52];[Thong_Tin_Ngay_Nghi_201701.$C$3:.$C$60]) +  SUMPRODUCT([Thong_Tin_Ngay_Nghi_201702.$B$3:.$B$61]=[.$B52];[Thong_Tin_Ngay_Nghi_201702.$C$3:.$C$61]) + SUMPRODUCT([Thong_Tin_Ngay_Nghi_201703.$B$3:.$B$62]=[.$B52];[Thong_Tin_Ngay_Nghi_201703.$C$3:.$C$62])" office:value-type="float" office:value="0">
            <text:p>0</text:p>
          </table:table-cell>
          <table:table-cell table:style-name="ce63" table:formula="of:=SUMPRODUCT([Thong_Tin_Ngay_Nghi_201701.$B$3:.$B$61]=[.$B52];[Thong_Tin_Ngay_Nghi_201701.$C$3:.$C$61]) +  SUMPRODUCT([Thong_Tin_Ngay_Nghi_201702.$B$3:.$B$62]=[.$B52];[Thong_Tin_Ngay_Nghi_201702.$C$3:.$C$62]) + SUMPRODUCT([Thong_Tin_Ngay_Nghi_201703.$B$3:.$B$63]=[.$B52];[Thong_Tin_Ngay_Nghi_201703.$C$3:.$C$63]) + SUMPRODUCT([Thong_Tin_Ngay_Nghi_201704.$B$3:.$B$63]=[.$B52];[Thong_Tin_Ngay_Nghi_201704.$C$3:.$C$63]) + SUMPRODUCT([Thong_Tin_Ngay_Nghi_201705.$B$3:.$B$62]=[.$B52];[Thong_Tin_Ngay_Nghi_201705.$C$3:.$C$62]) + SUMPRODUCT([Thong_Tin_Ngay_Nghi_201706.$B$3:.$B$64]=[.$B52];[Thong_Tin_Ngay_Nghi_201706.$C$3:.$C$64]) + SUMPRODUCT([Thong_Tin_Ngay_Nghi_201707.$B$3:.$B$66]=[.$B52];[Thong_Tin_Ngay_Nghi_201707.$C$3:.$C$66]) + SUMPRODUCT([Thong_Tin_Ngay_Nghi_201708.$B$3:.$B$66]=[.$B52];[Thong_Tin_Ngay_Nghi_201708.$C$3:.$C$66])+ SUMPRODUCT([Thong_Tin_Ngay_Nghi_201709.$B$3:.$B$66]=[.$B52];[Thong_Tin_Ngay_Nghi_201709.$C$3:.$C$66])" office:value-type="float" office:value="1.5">
            <text:p>1.5</text:p>
          </table:table-cell>
          <table:table-cell table:style-name="ce50" table:formula="of:=IF(DATE(YEAR([.E52]);MONTH([.E52]);DAY([.E52]))&lt;=DATE(YEAR([.E52]);3;31); [.C52]-[.G52] + [.F52]; IF([.G52]-[.C52]&lt;0;[.G52] + [.F52] -[.H52];[.F52]+[.C52]-[.H52]))" office:value-type="float" office:value="2.5">
            <text:p>2.5</text:p>
          </table:table-cell>
          <table:table-cell table:style-name="ce50"/>
          <table:table-cell table:style-name="ce50" table:formula="of:=0.5+1" office:value-type="float" office:value="1.5">
            <text:p>1.5</text:p>
          </table:table-cell>
          <table:table-cell table:style-name="ce50" table:formula="of:=[.I52]+[.K52] +[.J52]" office:value-type="float" office:value="4">
            <text:p>4</text:p>
          </table:table-cell>
          <table:table-cell table:style-name="ce64" office:value-type="string">
            <text:p>Những ngày nghỉ này đã trừ vào lương → sẽ ko trừ vào phép nữa:</text:p>
            <text:p>- Tháng 5: 0.5 ngày</text:p>
            <text:p>- Tháng 6: 1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47">
            <text:p>47</text:p>
          </table:table-cell>
          <table:table-cell table:style-name="ce45" office:value-type="string">
            <text:p>ThuyLT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53]);DATE(YEAR([.D53]);12;31);NOW())" office:value-type="date" office:date-value="2017-09-08T15:27:17.32">
            <text:p>09/08/17</text:p>
          </table:table-cell>
          <table:table-cell table:style-name="ce54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8">
            <text:p>8</text:p>
          </table:table-cell>
          <table:table-cell table:style-name="ce58" table:formula="of:=SUMPRODUCT([Thong_Tin_Ngay_Nghi_201701.$B$3:.$B$60]=[.$B53];[Thong_Tin_Ngay_Nghi_201701.$C$3:.$C$60]) +  SUMPRODUCT([Thong_Tin_Ngay_Nghi_201702.$B$3:.$B$61]=[.$B53];[Thong_Tin_Ngay_Nghi_201702.$C$3:.$C$61]) + SUMPRODUCT([Thong_Tin_Ngay_Nghi_201703.$B$3:.$B$62]=[.$B53];[Thong_Tin_Ngay_Nghi_201703.$C$3:.$C$62])" office:value-type="float" office:value="9.5">
            <text:p>9.5</text:p>
          </table:table-cell>
          <table:table-cell table:style-name="ce63" table:formula="of:=SUMPRODUCT([Thong_Tin_Ngay_Nghi_201701.$B$3:.$B$61]=[.$B53];[Thong_Tin_Ngay_Nghi_201701.$C$3:.$C$61]) +  SUMPRODUCT([Thong_Tin_Ngay_Nghi_201702.$B$3:.$B$62]=[.$B53];[Thong_Tin_Ngay_Nghi_201702.$C$3:.$C$62]) + SUMPRODUCT([Thong_Tin_Ngay_Nghi_201703.$B$3:.$B$63]=[.$B53];[Thong_Tin_Ngay_Nghi_201703.$C$3:.$C$63]) + SUMPRODUCT([Thong_Tin_Ngay_Nghi_201704.$B$3:.$B$63]=[.$B53];[Thong_Tin_Ngay_Nghi_201704.$C$3:.$C$63]) + SUMPRODUCT([Thong_Tin_Ngay_Nghi_201705.$B$3:.$B$62]=[.$B53];[Thong_Tin_Ngay_Nghi_201705.$C$3:.$C$62]) + SUMPRODUCT([Thong_Tin_Ngay_Nghi_201706.$B$3:.$B$64]=[.$B53];[Thong_Tin_Ngay_Nghi_201706.$C$3:.$C$64]) + SUMPRODUCT([Thong_Tin_Ngay_Nghi_201707.$B$3:.$B$66]=[.$B53];[Thong_Tin_Ngay_Nghi_201707.$C$3:.$C$66]) + SUMPRODUCT([Thong_Tin_Ngay_Nghi_201708.$B$3:.$B$66]=[.$B53];[Thong_Tin_Ngay_Nghi_201708.$C$3:.$C$66])+ SUMPRODUCT([Thong_Tin_Ngay_Nghi_201709.$B$3:.$B$66]=[.$B53];[Thong_Tin_Ngay_Nghi_201709.$C$3:.$C$66])" office:value-type="float" office:value="26">
            <text:p>26</text:p>
          </table:table-cell>
          <table:table-cell table:style-name="ce50" table:formula="of:=IF(DATE(YEAR([.E53]);MONTH([.E53]);DAY([.E53]))&lt;=DATE(YEAR([.E53]);3;31); [.C53]-[.G53] + [.F53]; IF([.G53]-[.C53]&lt;0;[.G53] + [.F53] -[.H53];[.F53]+[.C53]-[.H53]))" office:value-type="float" office:value="-18">
            <text:p>-18</text:p>
          </table:table-cell>
          <table:table-cell table:number-columns-repeated="2" table:style-name="ce50"/>
          <table:table-cell table:style-name="ce50" table:formula="of:=[.I53]+[.K53] +[.J53]" office:value-type="float" office:value="-18">
            <text:p>-18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48">
            <text:p>48</text:p>
          </table:table-cell>
          <table:table-cell table:style-name="ce45" office:value-type="string">
            <text:p>TruyenLVC</text:p>
          </table:table-cell>
          <table:table-cell table:style-name="ce50" office:value-type="float" office:value="4.5">
            <text:p>4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54]);DATE(YEAR([.D54]);12;31);NOW())" office:value-type="date" office:date-value="2017-09-08T15:27:17.32">
            <text:p>09/08/17</text:p>
          </table:table-cell>
          <table:table-cell table:style-name="ce54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8">
            <text:p>8</text:p>
          </table:table-cell>
          <table:table-cell table:style-name="ce58" table:formula="of:=SUMPRODUCT([Thong_Tin_Ngay_Nghi_201701.$B$3:.$B$60]=[.$B54];[Thong_Tin_Ngay_Nghi_201701.$C$3:.$C$60]) +  SUMPRODUCT([Thong_Tin_Ngay_Nghi_201702.$B$3:.$B$61]=[.$B54];[Thong_Tin_Ngay_Nghi_201702.$C$3:.$C$61]) + SUMPRODUCT([Thong_Tin_Ngay_Nghi_201703.$B$3:.$B$62]=[.$B54];[Thong_Tin_Ngay_Nghi_201703.$C$3:.$C$62])" office:value-type="float" office:value="3">
            <text:p>3</text:p>
          </table:table-cell>
          <table:table-cell table:style-name="ce63" table:formula="of:=SUMPRODUCT([Thong_Tin_Ngay_Nghi_201701.$B$3:.$B$61]=[.$B54];[Thong_Tin_Ngay_Nghi_201701.$C$3:.$C$61]) +  SUMPRODUCT([Thong_Tin_Ngay_Nghi_201702.$B$3:.$B$62]=[.$B54];[Thong_Tin_Ngay_Nghi_201702.$C$3:.$C$62]) + SUMPRODUCT([Thong_Tin_Ngay_Nghi_201703.$B$3:.$B$63]=[.$B54];[Thong_Tin_Ngay_Nghi_201703.$C$3:.$C$63]) + SUMPRODUCT([Thong_Tin_Ngay_Nghi_201704.$B$3:.$B$63]=[.$B54];[Thong_Tin_Ngay_Nghi_201704.$C$3:.$C$63]) + SUMPRODUCT([Thong_Tin_Ngay_Nghi_201705.$B$3:.$B$62]=[.$B54];[Thong_Tin_Ngay_Nghi_201705.$C$3:.$C$62]) + SUMPRODUCT([Thong_Tin_Ngay_Nghi_201706.$B$3:.$B$64]=[.$B54];[Thong_Tin_Ngay_Nghi_201706.$C$3:.$C$64]) + SUMPRODUCT([Thong_Tin_Ngay_Nghi_201707.$B$3:.$B$66]=[.$B54];[Thong_Tin_Ngay_Nghi_201707.$C$3:.$C$66]) + SUMPRODUCT([Thong_Tin_Ngay_Nghi_201708.$B$3:.$B$66]=[.$B54];[Thong_Tin_Ngay_Nghi_201708.$C$3:.$C$66])+ SUMPRODUCT([Thong_Tin_Ngay_Nghi_201709.$B$3:.$B$66]=[.$B54];[Thong_Tin_Ngay_Nghi_201709.$C$3:.$C$66])" office:value-type="float" office:value="5.5">
            <text:p>5.5</text:p>
          </table:table-cell>
          <table:table-cell table:style-name="ce50" table:formula="of:=IF(DATE(YEAR([.E54]);MONTH([.E54]);DAY([.E54]))&lt;=DATE(YEAR([.E54]);3;31); [.C54]-[.G54] + [.F54]; IF([.G54]-[.C54]&lt;0;[.G54] + [.F54] -[.H54];[.F54]+[.C54]-[.H54]))" office:value-type="float" office:value="5.5">
            <text:p>5.5</text:p>
          </table:table-cell>
          <table:table-cell table:number-columns-repeated="2" table:style-name="ce50"/>
          <table:table-cell table:style-name="ce50" table:formula="of:=[.I54]+[.K54] +[.J54]" office:value-type="float" office:value="5.5">
            <text:p>5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49">
            <text:p>49</text:p>
          </table:table-cell>
          <table:table-cell table:style-name="ce47" office:value-type="string">
            <text:p>TuanTQP</text:p>
          </table:table-cell>
          <table:table-cell table:style-name="ce50"/>
          <table:table-cell table:style-name="ce52" office:value-type="date" office:date-value="2017-08-01">
            <text:p>08/01/17</text:p>
          </table:table-cell>
          <table:table-cell table:style-name="ce52" table:formula="of:=IF(YEAR(NOW())&gt;YEAR([.D55]);DATE(YEAR([.D55]);12;31);NOW())" office:value-type="date" office:date-value="2017-09-08T15:27:17.33">
            <text:p>09/08/17</text:p>
          </table:table-cell>
          <table:table-cell table:style-name="ce54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1">
            <text:p>1</text:p>
          </table:table-cell>
          <table:table-cell table:style-name="ce58" table:formula="of:=SUMPRODUCT([Thong_Tin_Ngay_Nghi_201701.$B$3:.$B$60]=[.$B55];[Thong_Tin_Ngay_Nghi_201701.$C$3:.$C$60]) +  SUMPRODUCT([Thong_Tin_Ngay_Nghi_201702.$B$3:.$B$61]=[.$B55];[Thong_Tin_Ngay_Nghi_201702.$C$3:.$C$61]) + SUMPRODUCT([Thong_Tin_Ngay_Nghi_201703.$B$3:.$B$62]=[.$B55];[Thong_Tin_Ngay_Nghi_201703.$C$3:.$C$62])" office:value-type="float" office:value="0">
            <text:p>0</text:p>
          </table:table-cell>
          <table:table-cell table:style-name="ce63" table:formula="of:=SUMPRODUCT([Thong_Tin_Ngay_Nghi_201701.$B$3:.$B$61]=[.$B55];[Thong_Tin_Ngay_Nghi_201701.$C$3:.$C$61]) +  SUMPRODUCT([Thong_Tin_Ngay_Nghi_201702.$B$3:.$B$62]=[.$B55];[Thong_Tin_Ngay_Nghi_201702.$C$3:.$C$62]) + SUMPRODUCT([Thong_Tin_Ngay_Nghi_201703.$B$3:.$B$63]=[.$B55];[Thong_Tin_Ngay_Nghi_201703.$C$3:.$C$63]) + SUMPRODUCT([Thong_Tin_Ngay_Nghi_201704.$B$3:.$B$63]=[.$B55];[Thong_Tin_Ngay_Nghi_201704.$C$3:.$C$63]) + SUMPRODUCT([Thong_Tin_Ngay_Nghi_201705.$B$3:.$B$62]=[.$B55];[Thong_Tin_Ngay_Nghi_201705.$C$3:.$C$62]) + SUMPRODUCT([Thong_Tin_Ngay_Nghi_201706.$B$3:.$B$64]=[.$B55];[Thong_Tin_Ngay_Nghi_201706.$C$3:.$C$64]) + SUMPRODUCT([Thong_Tin_Ngay_Nghi_201707.$B$3:.$B$66]=[.$B55];[Thong_Tin_Ngay_Nghi_201707.$C$3:.$C$66]) + SUMPRODUCT([Thong_Tin_Ngay_Nghi_201708.$B$3:.$B$66]=[.$B55];[Thong_Tin_Ngay_Nghi_201708.$C$3:.$C$66])+ SUMPRODUCT([Thong_Tin_Ngay_Nghi_201709.$B$3:.$B$66]=[.$B55];[Thong_Tin_Ngay_Nghi_201709.$C$3:.$C$66])" office:value-type="float" office:value="1">
            <text:p>1</text:p>
          </table:table-cell>
          <table:table-cell table:style-name="ce50" table:formula="of:=IF(DATE(YEAR([.E55]);MONTH([.E55]);DAY([.E55]))&lt;=DATE(YEAR([.E55]);3;31); [.C55]-[.G55] + [.F55]; IF([.G55]-[.C55]&lt;0;[.G55] + [.F55] -[.H55];[.F55]+[.C55]-[.H55]))" office:value-type="float" office:value="0">
            <text:p>0</text:p>
          </table:table-cell>
          <table:table-cell table:number-columns-repeated="2" table:style-name="ce50"/>
          <table:table-cell table:style-name="ce50" table:formula="of:=[.I55]+[.K55] +[.J55]" office:value-type="float" office:value="0">
            <text:p>0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50">
            <text:p>50</text:p>
          </table:table-cell>
          <table:table-cell table:style-name="ce45" office:value-type="string">
            <text:p>VietBA</text:p>
          </table:table-cell>
          <table:table-cell table:style-name="ce50" office:value-type="float" office:value="7">
            <text:p>7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56]);DATE(YEAR([.D56]);12;31);NOW())" office:value-type="date" office:date-value="2017-09-08T15:27:17.33">
            <text:p>09/08/17</text:p>
          </table:table-cell>
          <table:table-cell table:style-name="ce54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8">
            <text:p>8</text:p>
          </table:table-cell>
          <table:table-cell table:style-name="ce58" table:formula="of:=SUMPRODUCT([Thong_Tin_Ngay_Nghi_201701.$B$3:.$B$60]=[.$B56];[Thong_Tin_Ngay_Nghi_201701.$C$3:.$C$60]) +  SUMPRODUCT([Thong_Tin_Ngay_Nghi_201702.$B$3:.$B$61]=[.$B56];[Thong_Tin_Ngay_Nghi_201702.$C$3:.$C$61]) + SUMPRODUCT([Thong_Tin_Ngay_Nghi_201703.$B$3:.$B$62]=[.$B56];[Thong_Tin_Ngay_Nghi_201703.$C$3:.$C$62])" office:value-type="float" office:value="6.5">
            <text:p>6.5</text:p>
          </table:table-cell>
          <table:table-cell table:style-name="ce63" table:formula="of:=SUMPRODUCT([Thong_Tin_Ngay_Nghi_201701.$B$3:.$B$61]=[.$B56];[Thong_Tin_Ngay_Nghi_201701.$C$3:.$C$61]) +  SUMPRODUCT([Thong_Tin_Ngay_Nghi_201702.$B$3:.$B$62]=[.$B56];[Thong_Tin_Ngay_Nghi_201702.$C$3:.$C$62]) + SUMPRODUCT([Thong_Tin_Ngay_Nghi_201703.$B$3:.$B$63]=[.$B56];[Thong_Tin_Ngay_Nghi_201703.$C$3:.$C$63]) + SUMPRODUCT([Thong_Tin_Ngay_Nghi_201704.$B$3:.$B$63]=[.$B56];[Thong_Tin_Ngay_Nghi_201704.$C$3:.$C$63]) + SUMPRODUCT([Thong_Tin_Ngay_Nghi_201705.$B$3:.$B$62]=[.$B56];[Thong_Tin_Ngay_Nghi_201705.$C$3:.$C$62]) + SUMPRODUCT([Thong_Tin_Ngay_Nghi_201706.$B$3:.$B$64]=[.$B56];[Thong_Tin_Ngay_Nghi_201706.$C$3:.$C$64]) + SUMPRODUCT([Thong_Tin_Ngay_Nghi_201707.$B$3:.$B$66]=[.$B56];[Thong_Tin_Ngay_Nghi_201707.$C$3:.$C$66]) + SUMPRODUCT([Thong_Tin_Ngay_Nghi_201708.$B$3:.$B$66]=[.$B56];[Thong_Tin_Ngay_Nghi_201708.$C$3:.$C$66])+ SUMPRODUCT([Thong_Tin_Ngay_Nghi_201709.$B$3:.$B$66]=[.$B56];[Thong_Tin_Ngay_Nghi_201709.$C$3:.$C$66])" office:value-type="float" office:value="16">
            <text:p>16</text:p>
          </table:table-cell>
          <table:table-cell table:style-name="ce50" table:formula="of:=IF(DATE(YEAR([.E56]);MONTH([.E56]);DAY([.E56]))&lt;=DATE(YEAR([.E56]);3;31); [.C56]-[.G56] + [.F56]; IF([.G56]-[.C56]&lt;0;[.G56] + [.F56] -[.H56];[.F56]+[.C56]-[.H56]))" office:value-type="float" office:value="-1.5">
            <text:p>-1.5</text:p>
          </table:table-cell>
          <table:table-cell table:number-columns-repeated="2" table:style-name="ce50"/>
          <table:table-cell table:style-name="ce50" table:formula="of:=[.I56]+[.K56] +[.J56]" office:value-type="float" office:value="-1.5">
            <text:p>-1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51">
            <text:p>51</text:p>
          </table:table-cell>
          <table:table-cell table:style-name="ce48" office:value-type="string">
            <text:p>VinhP</text:p>
          </table:table-cell>
          <table:table-cell table:style-name="ce45" office:value-type="float" office:value="0.5">
            <text:p>0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57]);DATE(YEAR([.D57]);12;31);NOW())" office:value-type="date" office:date-value="2017-09-08T15:27:17.33">
            <text:p>09/08/17</text:p>
          </table:table-cell>
          <table:table-cell table:style-name="ce54" table:formula="of:= IF(MONTH([.E57])=MONTH([.D57]) ; IF(NETWORKDAYS([.D57];[.D57]) &lt; NETWORKDAYS(DATE(YEAR([.D57]);MONTH([.D57]);1);EOMONTH([.D57];0)) / 2 ; 0 ; 1)  ;  IF( NETWORKDAYS([.D57];EOMONTH([.D57];0)) &lt; NETWORKDAYS(DATE(YEAR([.D57]);MONTH([.D57]);1);EOMONTH([.D57];0))/2  ; 0  ; 1) + IF(MONTH([.E57]) &gt; MONTH([.D57]) ; MONTH([.E57])-MONTH([.D57])-1 ; 0) + IF(NETWORKDAYS(DATE(YEAR([.E57]);MONTH([.E57]);1);[.E57]) &lt;  NETWORKDAYS(DATE(YEAR([.E57]);MONTH([.E57]);1);EOMONTH([.E57];0)) / 2 ; 0 ; 1))" office:value-type="float" office:value="8">
            <text:p>8</text:p>
          </table:table-cell>
          <table:table-cell table:style-name="ce58" table:formula="of:=SUMPRODUCT([Thong_Tin_Ngay_Nghi_201701.$B$3:.$B$60]=[.$B57];[Thong_Tin_Ngay_Nghi_201701.$C$3:.$C$60]) +  SUMPRODUCT([Thong_Tin_Ngay_Nghi_201702.$B$3:.$B$61]=[.$B57];[Thong_Tin_Ngay_Nghi_201702.$C$3:.$C$61]) + SUMPRODUCT([Thong_Tin_Ngay_Nghi_201703.$B$3:.$B$62]=[.$B57];[Thong_Tin_Ngay_Nghi_201703.$C$3:.$C$62])" office:value-type="float" office:value="6.5">
            <text:p>6.5</text:p>
          </table:table-cell>
          <table:table-cell table:style-name="ce63" table:formula="of:=SUMPRODUCT([Thong_Tin_Ngay_Nghi_201701.$B$3:.$B$61]=[.$B57];[Thong_Tin_Ngay_Nghi_201701.$C$3:.$C$61]) +  SUMPRODUCT([Thong_Tin_Ngay_Nghi_201702.$B$3:.$B$62]=[.$B57];[Thong_Tin_Ngay_Nghi_201702.$C$3:.$C$62]) + SUMPRODUCT([Thong_Tin_Ngay_Nghi_201703.$B$3:.$B$63]=[.$B57];[Thong_Tin_Ngay_Nghi_201703.$C$3:.$C$63]) + SUMPRODUCT([Thong_Tin_Ngay_Nghi_201704.$B$3:.$B$63]=[.$B57];[Thong_Tin_Ngay_Nghi_201704.$C$3:.$C$63]) + SUMPRODUCT([Thong_Tin_Ngay_Nghi_201705.$B$3:.$B$62]=[.$B57];[Thong_Tin_Ngay_Nghi_201705.$C$3:.$C$62]) + SUMPRODUCT([Thong_Tin_Ngay_Nghi_201706.$B$3:.$B$64]=[.$B57];[Thong_Tin_Ngay_Nghi_201706.$C$3:.$C$64]) + SUMPRODUCT([Thong_Tin_Ngay_Nghi_201707.$B$3:.$B$66]=[.$B57];[Thong_Tin_Ngay_Nghi_201707.$C$3:.$C$66]) + SUMPRODUCT([Thong_Tin_Ngay_Nghi_201708.$B$3:.$B$66]=[.$B57];[Thong_Tin_Ngay_Nghi_201708.$C$3:.$C$66])+ SUMPRODUCT([Thong_Tin_Ngay_Nghi_201709.$B$3:.$B$66]=[.$B57];[Thong_Tin_Ngay_Nghi_201709.$C$3:.$C$66])" office:value-type="float" office:value="9">
            <text:p>9</text:p>
          </table:table-cell>
          <table:table-cell table:style-name="ce50" table:formula="of:=IF(DATE(YEAR([.E57]);MONTH([.E57]);DAY([.E57]))&lt;=DATE(YEAR([.E57]);3;31); [.C57]-[.G57] + [.F57]; IF([.G57]-[.C57]&lt;0;[.G57] + [.F57] -[.H57];[.F57]+[.C57]-[.H57]))" office:value-type="float" office:value="-0.5">
            <text:p>-0.5</text:p>
          </table:table-cell>
          <table:table-cell table:number-columns-repeated="2" table:style-name="ce50"/>
          <table:table-cell table:style-name="ce50" table:formula="of:=[.I57]+[.K57] +[.J57]" office:value-type="float" office:value="-0.5">
            <text:p>-0.5</text:p>
          </table:table-cell>
          <table:table-cell table:style-name="ce64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8"/>
        <table:table-column table:style-name="co26" table:number-columns-repeated="7" table:default-cell-style-name="ce78"/>
        <table:table-column table:style-name="co25" table:number-columns-repeated="16" table:default-cell-style-name="ce78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73" table:number-columns-repeated="8"/>
          <table:table-cell table:style-name="ce81" office:value-type="string" table:number-columns-spanned="2" table:number-rows-spanned="1">
            <text:p>Month</text:p>
          </table:table-cell>
          <table:covered-table-cell table:style-name="ce82"/>
          <table:table-cell table:style-name="ce83" table:content-validation-name="val1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1" office:value-type="string" table:number-columns-spanned="2" table:number-rows-spanned="1">
            <text:p>Year</text:p>
          </table:table-cell>
          <table:covered-table-cell table:style-name="ce82"/>
          <table:table-cell table:style-name="ce81" office:value-type="float" office:value="2017" table:number-columns-spanned="2" table:number-rows-spanned="1">
            <text:p>2017</text:p>
          </table:table-cell>
          <table:covered-table-cell table:style-name="ce84"/>
          <table:table-cell table:style-name="ce73" table:number-columns-repeated="15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74" table:formula="of:=DATE([.$R$1];[.N1];1)" office:value-type="date" office:date-value="2017-01-01">
            <text:p>01</text:p>
          </table:table-cell>
          <table:table-cell table:style-name="ce74" table:formula="of:=[.D2]+1" office:value-type="date" office:date-value="2017-01-02">
            <text:p>02</text:p>
          </table:table-cell>
          <table:table-cell table:style-name="ce74" table:formula="of:=[.E2]+1" office:value-type="date" office:date-value="2017-01-03">
            <text:p>03</text:p>
          </table:table-cell>
          <table:table-cell table:style-name="ce74" table:formula="of:=[.F2]+1" office:value-type="date" office:date-value="2017-01-04">
            <text:p>04</text:p>
          </table:table-cell>
          <table:table-cell table:style-name="ce74" table:formula="of:=[.G2]+1" office:value-type="date" office:date-value="2017-01-05">
            <text:p>05</text:p>
          </table:table-cell>
          <table:table-cell table:style-name="ce74" table:formula="of:=[.H2]+1" office:value-type="date" office:date-value="2017-01-06">
            <text:p>06</text:p>
          </table:table-cell>
          <table:table-cell table:style-name="ce74" table:formula="of:=[.I2]+1" office:value-type="date" office:date-value="2017-01-07">
            <text:p>07</text:p>
          </table:table-cell>
          <table:table-cell table:style-name="ce74" table:formula="of:=[.J2]+1" office:value-type="date" office:date-value="2017-01-08">
            <text:p>08</text:p>
          </table:table-cell>
          <table:table-cell table:style-name="ce74" table:formula="of:=[.K2]+1" office:value-type="date" office:date-value="2017-01-09">
            <text:p>09</text:p>
          </table:table-cell>
          <table:table-cell table:style-name="ce74" table:formula="of:=[.L2]+1" office:value-type="date" office:date-value="2017-01-10">
            <text:p>10</text:p>
          </table:table-cell>
          <table:table-cell table:style-name="ce74" table:formula="of:=[.M2]+1" office:value-type="date" office:date-value="2017-01-11">
            <text:p>11</text:p>
          </table:table-cell>
          <table:table-cell table:style-name="ce74" table:formula="of:=[.N2]+1" office:value-type="date" office:date-value="2017-01-12">
            <text:p>12</text:p>
          </table:table-cell>
          <table:table-cell table:style-name="ce74" table:formula="of:=[.O2]+1" office:value-type="date" office:date-value="2017-01-13">
            <text:p>13</text:p>
          </table:table-cell>
          <table:table-cell table:style-name="ce74" table:formula="of:=[.P2]+1" office:value-type="date" office:date-value="2017-01-14">
            <text:p>14</text:p>
          </table:table-cell>
          <table:table-cell table:style-name="ce74" table:formula="of:=[.Q2]+1" office:value-type="date" office:date-value="2017-01-15">
            <text:p>15</text:p>
          </table:table-cell>
          <table:table-cell table:style-name="ce74" table:formula="of:=[.R2]+1" office:value-type="date" office:date-value="2017-01-16">
            <text:p>16</text:p>
          </table:table-cell>
          <table:table-cell table:style-name="ce74" table:formula="of:=[.S2]+1" office:value-type="date" office:date-value="2017-01-17">
            <text:p>17</text:p>
          </table:table-cell>
          <table:table-cell table:style-name="ce74" table:formula="of:=[.T2]+1" office:value-type="date" office:date-value="2017-01-18">
            <text:p>18</text:p>
          </table:table-cell>
          <table:table-cell table:style-name="ce74" table:formula="of:=[.U2]+1" office:value-type="date" office:date-value="2017-01-19">
            <text:p>19</text:p>
          </table:table-cell>
          <table:table-cell table:style-name="ce74" table:formula="of:=[.V2]+1" office:value-type="date" office:date-value="2017-01-20">
            <text:p>20</text:p>
          </table:table-cell>
          <table:table-cell table:style-name="ce74" table:formula="of:=[.W2]+1" office:value-type="date" office:date-value="2017-01-21">
            <text:p>21</text:p>
          </table:table-cell>
          <table:table-cell table:style-name="ce74" table:formula="of:=[.X2]+1" office:value-type="date" office:date-value="2017-01-22">
            <text:p>22</text:p>
          </table:table-cell>
          <table:table-cell table:style-name="ce74" table:formula="of:=[.Y2]+1" office:value-type="date" office:date-value="2017-01-23">
            <text:p>23</text:p>
          </table:table-cell>
          <table:table-cell table:style-name="ce74" table:formula="of:=[.Z2]+1" office:value-type="date" office:date-value="2017-01-24">
            <text:p>24</text:p>
          </table:table-cell>
          <table:table-cell table:style-name="ce74" table:formula="of:=[.AA2]+1" office:value-type="date" office:date-value="2017-01-25">
            <text:p>25</text:p>
          </table:table-cell>
          <table:table-cell table:style-name="ce74" table:formula="of:=[.AB2]+1" office:value-type="date" office:date-value="2017-01-26">
            <text:p>26</text:p>
          </table:table-cell>
          <table:table-cell table:style-name="ce74" table:formula="of:=[.AC2]+1" office:value-type="date" office:date-value="2017-01-27">
            <text:p>27</text:p>
          </table:table-cell>
          <table:table-cell table:style-name="ce74" table:formula="of:=[.AD2]+1" office:value-type="date" office:date-value="2017-01-28">
            <text:p>28</text:p>
          </table:table-cell>
          <table:table-cell table:style-name="ce74" table:formula="of:=[.AE2]+1" office:value-type="date" office:date-value="2017-01-29">
            <text:p>29</text:p>
          </table:table-cell>
          <table:table-cell table:style-name="ce74" table:formula="of:=[.AF2]+1" office:value-type="date" office:date-value="2017-01-30">
            <text:p>30</text:p>
          </table:table-cell>
          <table:table-cell table:style-name="ce74" table:formula="of:=[.AG2]+1" office:value-type="date" office:date-value="2017-01-31">
            <text:p>31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75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5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5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5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72" table:formula="of:=SUM([.D4:.AH4])" office:value-type="float" office:value="1">
            <text:p>1</text:p>
          </table:table-cell>
          <table:table-cell table:style-name="ce76" table:number-columns-repeated="2"/>
          <table:table-cell table:style-name="ce76" office:value-type="float" office:value="0">
            <office:annotation draw:style-name="gr4" draw:text-style-name="P1" svg:width="1.1413in" svg:height="0.3902in" svg:x="3.5591in" svg:y="0.1051in" draw:caption-point-x="-0.2402in" draw:caption-point-y="0.613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0157in" svg:y="0.1055in" draw:caption-point-x="-0.2402in" draw:caption-point-y="0.6126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3" draw:text-style-name="P1" svg:width="1.1413in" svg:height="0.7012in" svg:x="4.9287in" svg:y="0.1063in" draw:caption-point-x="-0.2402in" draw:caption-point-y="0.6118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0.1083in" draw:caption-point-x="-0.2402in" draw:caption-point-y="0.6098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6358in" svg:y="0.1114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3" draw:text-style-name="P1" svg:width="1.1413in" svg:height="0.7012in" svg:x="11.5492in" svg:y="0.1122in" draw:caption-point-x="-0.2402in" draw:caption-point-y="0.6059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0.1661in" draw:caption-point-x="-0.2402in" draw:caption-point-y="0.552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72" table:formula="of:=SUM([.D5:.AH5])" office:value-type="float" office:value="4.5">
            <text:p>4.5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7" draw:text-style-name="P1" svg:width="1.1413in" svg:height="1.0122in" svg:x="4.0157in" svg:y="0.3531in" draw:caption-point-x="-0.2402in" draw:caption-point-y="0.6126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6" office:value-type="float" office:value="0">
            <office:annotation draw:style-name="gr2" draw:text-style-name="P1" svg:width="1.1413in" svg:height="0.5457in" svg:x="4.472in" svg:y="0.3535in" draw:caption-point-x="-0.2402in" draw:caption-point-y="0.6122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0.3547in" draw:caption-point-x="-0.2402in" draw:caption-point-y="0.611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2" draw:text-style-name="P1" svg:width="1.1413in" svg:height="0.5457in" svg:x="9.7228in" svg:y="0.3583in" draw:caption-point-x="-0.2402in" draw:caption-point-y="0.6075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0.6358in" svg:y="0.3591in" draw:caption-point-x="-0.2402in" draw:caption-point-y="0.6067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0925in" svg:y="0.3594in" draw:caption-point-x="-0.2402in" draw:caption-point-y="0.6063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0.3598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72" table:formula="of:=SUM([.D6:.AH6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1.5492in" svg:y="0.6075in" draw:caption-point-x="-0.2402in" draw:caption-point-y="0.6059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3.8323in" svg:y="0.6094in" draw:caption-point-x="-0.2402in" draw:caption-point-y="0.6039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72" table:formula="of:=SUM([.D7:.AH7])" office:value-type="float" office:value="4">
            <text:p>4</text:p>
          </table:table-cell>
          <table:table-cell table:style-name="ce76" table:number-columns-repeated="2"/>
          <table:table-cell table:style-name="ce76" office:value-type="float" office:value="0">
            <office:annotation draw:style-name="gr2" draw:text-style-name="P1" svg:width="1.1413in" svg:height="0.5457in" svg:x="3.5591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0157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472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4.9287in" svg:y="0.8492in" draw:caption-point-x="-0.2402in" draw:caption-point-y="0.6118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0.8512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5492in" svg:y="0.8551in" draw:caption-point-x="-0.2402in" draw:caption-point-y="0.6059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72" table:formula="of:=SUM([.D8:.AH8])" office:value-type="float" office:value="3">
            <text:p>3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9287in" svg:y="1.0969in" draw:caption-point-x="-0.2402in" draw:caption-point-y="0.6118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0.1791in" svg:y="1.1016in" draw:caption-point-x="-0.2402in" draw:caption-point-y="0.6071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1.1028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72" table:formula="of:=SUM([.D9:.AH9])" office:value-type="float" office:value="3">
            <text:p>3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3.5591in" svg:y="1.3437in" draw:caption-point-x="-0.2402in" draw:caption-point-y="0.61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7.3094in" svg:y="1.3469in" draw:caption-point-x="-0.2402in" draw:caption-point-y="0.6098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0.6358in" svg:y="1.35in" draw:caption-point-x="-0.2402in" draw:caption-point-y="0.6067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72" table:formula="of:=SUM([.D10:.AH10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8">
            <text:p>8</text:p>
          </table:table-cell>
          <table:table-cell table:style-name="ce71" office:value-type="string">
            <text:p>HaTH</text:p>
          </table:table-cell>
          <table:table-cell table:style-name="ce72" table:formula="of:=SUM([.D11:.AH11])" office:value-type="float" office:value="3">
            <text:p>3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1.8421in" draw:caption-point-x="-0.2402in" draw:caption-point-y="0.6098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0925in" svg:y="1.8457in" draw:caption-point-x="-0.2402in" draw:caption-point-y="0.6063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5492in" svg:y="1.8461in" draw:caption-point-x="-0.2402in" draw:caption-point-y="0.6059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7"/>
          <table:table-cell table:style-name="ce86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72" table:formula="of:=SUM([.D12:.AH12])" office:value-type="float" office:value="3">
            <text:p>3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0157in" svg:y="2.087in" draw:caption-point-x="-0.2402in" draw:caption-point-y="0.6126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472in" svg:y="2.0874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2.0921in" draw:caption-point-x="-0.2402in" draw:caption-point-y="0.6075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1791in" svg:y="2.0925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0.6358in" svg:y="2.0929in" draw:caption-point-x="-0.2402in" draw:caption-point-y="0.6067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72" table:formula="of:=SUM([.D13:.AH13])" office:value-type="float" office:value="1.5">
            <text:p>1.5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0157in" svg:y="2.3346in" draw:caption-point-x="-0.2402in" draw:caption-point-y="0.6126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6.8205in" svg:y="2.337in" draw:caption-point-x="-0.2402in" draw:caption-point-y="0.6102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7.3094in" svg:y="2.3378in" draw:caption-point-x="-0.2402in" draw:caption-point-y="0.6094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6" office:value-type="float" office:value="0.5">
            <office:annotation draw:style-name="gr2" draw:text-style-name="P1" svg:width="1.1413in" svg:height="0.5457in" svg:x="7.7988in" svg:y="2.3382in" draw:caption-point-x="-0.2402in" draw:caption-point-y="0.6091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2" draw:text-style-name="P1" svg:width="1.1413in" svg:height="0.5457in" svg:x="9.7228in" svg:y="2.3398in" draw:caption-point-x="-0.2402in" draw:caption-point-y="0.6075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0.6358in" svg:y="2.3406in" draw:caption-point-x="-0.2402in" draw:caption-point-y="0.6067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72" table:formula="of:=SUM([.D14:.AH14])" office:value-type="float" office:value="3.5">
            <text:p>3.5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6" draw:text-style-name="P1" svg:width="1.1413in" svg:height="0.2634in" svg:x="4.472in" svg:y="2.5831in" draw:caption-point-x="-0.2402in" draw:caption-point-y="0.6118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6" draw:text-style-name="P1" svg:width="1.1413in" svg:height="0.2634in" svg:x="10.1791in" svg:y="2.5882in" draw:caption-point-x="-0.2402in" draw:caption-point-y="0.6067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6" draw:text-style-name="P1" svg:width="1.1413in" svg:height="0.2634in" svg:x="11.0925in" svg:y="2.5886in" draw:caption-point-x="-0.2402in" draw:caption-point-y="0.6063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72" table:formula="of:=SUM([.D15:.AH15])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2" draw:text-style-name="P1" svg:width="1.1413in" svg:height="0.5457in" svg:x="3.5591in" svg:y="2.8295in" draw:caption-point-x="-0.2402in" draw:caption-point-y="0.613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0157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472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3" draw:text-style-name="P1" svg:width="1.1413in" svg:height="0.7012in" svg:x="4.9287in" svg:y="2.8307in" draw:caption-point-x="-0.2402in" draw:caption-point-y="0.6118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6.8205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798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8.287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1791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635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0925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12.9189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3.3756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3.8323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ungLV</text:p>
          </table:table-cell>
          <table:table-cell table:style-name="ce72" table:formula="of:=SUM([.D16:.AH16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1.5492in" svg:y="3.0843in" draw:caption-point-x="-0.2402in" draw:caption-point-y="0.6059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4">
            <text:p>14</text:p>
          </table:table-cell>
          <table:table-cell table:style-name="ce45" office:value-type="string">
            <text:p>HungNC</text:p>
          </table:table-cell>
          <table:table-cell table:style-name="ce72" table:formula="of:=SUM([.D17:.AH17])" office:value-type="float" office:value="2">
            <text:p>2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3.3862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3.3862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ungPN</text:p>
          </table:table-cell>
          <table:table-cell table:style-name="ce72" table:formula="of:=SUM([.D18:.AH18])" office:value-type="float" office:value="1">
            <text:p>1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0157in" svg:y="3.5732in" draw:caption-point-x="-0.2402in" draw:caption-point-y="0.6126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4.9287in" svg:y="3.574in" draw:caption-point-x="-0.2402in" draw:caption-point-y="0.6118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7.7988in" svg:y="3.5764in" draw:caption-point-x="-0.2402in" draw:caption-point-y="0.6094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1791in" svg:y="3.5787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3" draw:text-style-name="P1" svg:width="1.1413in" svg:height="0.7012in" svg:x="13.8323in" svg:y="3.5819in" draw:caption-point-x="-0.2402in" draw:caption-point-y="0.6039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6">
            <text:p>16</text:p>
          </table:table-cell>
          <table:table-cell table:style-name="ce45" office:value-type="string">
            <text:p>HuyDH</text:p>
          </table:table-cell>
          <table:table-cell table:style-name="ce72" table:formula="of:=SUM([.D19:.AH19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6.8205in" svg:y="3.8232in" draw:caption-point-x="-0.2402in" draw:caption-point-y="0.6102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7.3094in" svg:y="3.8236in" draw:caption-point-x="-0.2402in" draw:caption-point-y="0.6098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0.6358in" svg:y="3.8272in" draw:caption-point-x="-0.2402in" draw:caption-point-y="0.6063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4" draw:text-style-name="P1" svg:width="1.1413in" svg:height="0.3902in" svg:x="12.9189in" svg:y="3.8283in" draw:caption-point-x="-0.2402in" draw:caption-point-y="0.6051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yNG</text:p>
          </table:table-cell>
          <table:table-cell table:style-name="ce72" table:formula="of:=SUM([.D20:.AH20])" office:value-type="float" office:value="1.5">
            <text:p>1.5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3" draw:text-style-name="P1" svg:width="1.1413in" svg:height="0.7012in" svg:x="12.9189in" svg:y="4.1291in" draw:caption-point-x="-0.2402in" draw:caption-point-y="0.552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3" draw:text-style-name="P1" svg:width="1.1413in" svg:height="0.7012in" svg:x="13.8323in" svg:y="4.0772in" draw:caption-point-x="-0.2402in" draw:caption-point-y="0.6039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8">
            <text:p>18</text:p>
          </table:table-cell>
          <table:table-cell table:style-name="ce45" office:value-type="string">
            <text:p>KhaiLV</text:p>
          </table:table-cell>
          <table:table-cell table:style-name="ce72" table:formula="of:=SUM([.D21:.AH21])" office:value-type="float" office:value="3">
            <text:p>3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KhangNHH</text:p>
          </table:table-cell>
          <table:table-cell table:style-name="ce72" table:formula="of:=SUM([.D22:.AH22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0">
            <text:p>20</text:p>
          </table:table-cell>
          <table:table-cell table:style-name="ce45" office:value-type="string">
            <text:p>KienPT</text:p>
          </table:table-cell>
          <table:table-cell table:style-name="ce72" table:formula="of:=SUM([.D23:.AH23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0925in" svg:y="4.8181in" draw:caption-point-x="-0.2402in" draw:caption-point-y="0.6059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12.9189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3.3756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3.8323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KietNVT</text:p>
          </table:table-cell>
          <table:table-cell table:style-name="ce72" table:formula="of:=SUM([.D24:.AH24])" office:value-type="float" office:value="3.5">
            <text:p>3.5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0157in" svg:y="5.0594in" draw:caption-point-x="-0.2402in" draw:caption-point-y="0.6122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7.7988in" svg:y="5.0622in" draw:caption-point-x="-0.2402in" draw:caption-point-y="0.6094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6" office:value-type="float" office:value="0">
            <office:annotation draw:style-name="gr6" draw:text-style-name="P1" svg:width="1.1413in" svg:height="0.2634in" svg:x="8.2878in" svg:y="5.0634in" draw:caption-point-x="-0.2402in" draw:caption-point-y="0.6083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5.0642in" draw:caption-point-x="-0.2402in" draw:caption-point-y="0.6075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5.0657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2">
            <text:p>22</text:p>
          </table:table-cell>
          <table:table-cell table:style-name="ce45" office:value-type="string">
            <text:p>LinhBT</text:p>
          </table:table-cell>
          <table:table-cell table:style-name="ce72" table:formula="of:=SUM([.D25:.AH25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MaiLT</text:p>
          </table:table-cell>
          <table:table-cell table:style-name="ce72" table:formula="of:=SUM([.D26:.AH26])" office:value-type="float" office:value="3">
            <text:p>3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7" draw:text-style-name="P1" svg:width="1.1413in" svg:height="1.0122in" svg:x="6.3311in" svg:y="5.5563in" draw:caption-point-x="-0.2402in" draw:caption-point-y="0.611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6.8205in" svg:y="5.5571in" draw:caption-point-x="-0.2402in" draw:caption-point-y="0.6102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6" office:value-type="float" office:value="1">
            <office:annotation draw:style-name="gr4" draw:text-style-name="P1" svg:width="1.1413in" svg:height="0.3902in" svg:x="7.3094in" svg:y="5.5571in" draw:caption-point-x="-0.2402in" draw:caption-point-y="0.6102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6" office:value-type="float" office:value="1">
            <office:annotation draw:style-name="gr4" draw:text-style-name="P1" svg:width="1.1413in" svg:height="0.3902in" svg:x="7.7988in" svg:y="5.5571in" draw:caption-point-x="-0.2402in" draw:caption-point-y="0.6102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4">
            <text:p>24</text:p>
          </table:table-cell>
          <table:table-cell table:style-name="ce45" office:value-type="string">
            <text:p>MaiNTT</text:p>
          </table:table-cell>
          <table:table-cell table:style-name="ce72" table:formula="of:=SUM([.D27:.AH27])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3.5591in" svg:y="5.802in" draw:caption-point-x="-0.2402in" draw:caption-point-y="0.61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472in" svg:y="5.8028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5.8035in" draw:caption-point-x="-0.2402in" draw:caption-point-y="0.6114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6358in" svg:y="5.8083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5.8091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3.8323in" svg:y="5.811in" draw:caption-point-x="-0.2402in" draw:caption-point-y="0.6039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ManhNB</text:p>
          </table:table-cell>
          <table:table-cell table:style-name="ce72" table:formula="of:=SUM([.D28:.AH28])" office:value-type="float" office:value="3">
            <text:p>3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0157in" svg:y="6.05in" draw:caption-point-x="-0.2402in" draw:caption-point-y="0.6126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472in" svg:y="6.0504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6.0551in" draw:caption-point-x="-0.2402in" draw:caption-point-y="0.6075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1791in" svg:y="6.0555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0.6358in" svg:y="6.0559in" draw:caption-point-x="-0.2402in" draw:caption-point-y="0.6067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5492in" svg:y="6.0567in" draw:caption-point-x="-0.2402in" draw:caption-point-y="0.6059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6">
            <text:p>26</text:p>
          </table:table-cell>
          <table:table-cell table:style-name="ce45" office:value-type="string">
            <text:p>NamTH</text:p>
          </table:table-cell>
          <table:table-cell table:style-name="ce72" table:formula="of:=SUM([.D29:.AH29])" office:value-type="float" office:value="0.5">
            <text:p>0.5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8.2878in" svg:y="6.3024in" draw:caption-point-x="-0.2402in" draw:caption-point-y="0.6079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NamTV</text:p>
          </table:table-cell>
          <table:table-cell table:style-name="ce72" table:formula="of:=SUM([.D30:.AH30])" office:value-type="float" office:value="1.5">
            <text:p>1.5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3.5591in" svg:y="6.5449in" draw:caption-point-x="-0.2402in" draw:caption-point-y="0.613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0157in" svg:y="6.5453in" draw:caption-point-x="-0.2402in" draw:caption-point-y="0.6126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9287in" svg:y="6.5461in" draw:caption-point-x="-0.2402in" draw:caption-point-y="0.6118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6.5465in" draw:caption-point-x="-0.2402in" draw:caption-point-y="0.6114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6.8205in" svg:y="6.5476in" draw:caption-point-x="-0.2402in" draw:caption-point-y="0.6102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7.3094in" svg:y="6.548in" draw:caption-point-x="-0.2402in" draw:caption-point-y="0.6098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6" office:value-type="float" office:value="0">
            <office:annotation draw:style-name="gr6" draw:text-style-name="P1" svg:width="1.1413in" svg:height="0.2634in" svg:x="7.7988in" svg:y="6.5488in" draw:caption-point-x="-0.2402in" draw:caption-point-y="0.6091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8.2878in" svg:y="6.55in" draw:caption-point-x="-0.2402in" draw:caption-point-y="0.6079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6.5504in" draw:caption-point-x="-0.2402in" draw:caption-point-y="0.6075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1791in" svg:y="6.5508in" draw:caption-point-x="-0.2402in" draw:caption-point-y="0.6071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6358in" svg:y="6.5512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6.552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6.605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8">
            <text:p>28</text:p>
          </table:table-cell>
          <table:table-cell table:style-name="ce45" office:value-type="string">
            <text:p>NgaTN</text:p>
          </table:table-cell>
          <table:table-cell table:style-name="ce72" table:formula="of:=SUM([.D31:.AH31])" office:value-type="float" office:value="3.5">
            <text:p>3.5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office:annotation draw:style-name="gr8" draw:text-style-name="P1" svg:width="1.1413in" svg:height="0.8567in" svg:x="8.2878in" svg:y="6.7972in" draw:caption-point-x="-0.2402in" draw:caption-point-y="0.6083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NhanHTH</text:p>
          </table:table-cell>
          <table:table-cell table:style-name="ce72" table:formula="of:=SUM([.D32:.AH32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0">
            <text:p>30</text:p>
          </table:table-cell>
          <table:table-cell table:style-name="ce45" office:value-type="string">
            <text:p>NhanNM</text:p>
          </table:table-cell>
          <table:table-cell table:style-name="ce72" table:formula="of:=SUM([.D33:.AH33])" office:value-type="float" office:value="1">
            <text:p>1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7.348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hungHTH</text:p>
          </table:table-cell>
          <table:table-cell table:style-name="ce72" table:formula="of:=SUM([.D34:.AH34])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472in" svg:y="7.5362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7.537in" draw:caption-point-x="-0.2402in" draw:caption-point-y="0.6114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0925in" svg:y="7.5421in" draw:caption-point-x="-0.2402in" draw:caption-point-y="0.6063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2">
            <text:p>32</text:p>
          </table:table-cell>
          <table:table-cell table:style-name="ce45" office:value-type="string">
            <text:p>NhuPHQ</text:p>
          </table:table-cell>
          <table:table-cell table:style-name="ce72" table:formula="of:=SUM([.D35:.AH35])" office:value-type="float" office:value="2">
            <text:p>2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7988in" svg:y="7.7862in" draw:caption-point-x="-0.2402in" draw:caption-point-y="0.6102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7.789in" draw:caption-point-x="-0.2402in" draw:caption-point-y="0.6075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0.6358in" svg:y="7.7898in" draw:caption-point-x="-0.2402in" draw:caption-point-y="0.6067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7.844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7.844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71" office:value-type="string">
            <text:p>PhuongTH</text:p>
          </table:table-cell>
          <table:table-cell table:style-name="ce72" table:formula="of:=SUM([.D36:.AH36])" office:value-type="float" office:value="6">
            <text:p>6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4.0157in" svg:y="8.0315in" draw:caption-point-x="-0.2402in" draw:caption-point-y="0.6126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4.9287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6.8205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7.7988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0.1791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1.0925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3.3756in" svg:y="8.0394in" draw:caption-point-x="-0.2402in" draw:caption-point-y="0.6047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4">
            <text:p>34</text:p>
          </table:table-cell>
          <table:table-cell table:style-name="ce45" office:value-type="string">
            <text:p>PhongTH</text:p>
          </table:table-cell>
          <table:table-cell table:style-name="ce72" table:formula="of:=SUM([.D37:.AH37])" office:value-type="float" office:value="0.5">
            <text:p>0.5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3.5591in" svg:y="8.2787in" draw:caption-point-x="-0.2402in" draw:caption-point-y="0.613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8.2803in" draw:caption-point-x="-0.2402in" draw:caption-point-y="0.6114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8.2858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TienND</text:p>
          </table:table-cell>
          <table:table-cell table:style-name="ce72" table:formula="of:=SUM([.D38:.AH38])" office:value-type="float" office:value="1.5">
            <text:p>1.5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3.5591in" svg:y="8.5264in" draw:caption-point-x="-0.2402in" draw:caption-point-y="0.613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472in" svg:y="8.5272in" draw:caption-point-x="-0.2402in" draw:caption-point-y="0.6122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8.5295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.5">
            <office:annotation draw:style-name="gr6" draw:text-style-name="P1" svg:width="1.1413in" svg:height="0.2634in" svg:x="7.7988in" svg:y="8.5303in" draw:caption-point-x="-0.2402in" draw:caption-point-y="0.6091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0925in" svg:y="8.5331in" draw:caption-point-x="-0.2402in" draw:caption-point-y="0.6063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8.5874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6">
            <text:p>36</text:p>
          </table:table-cell>
          <table:table-cell table:style-name="ce45" office:value-type="string">
            <text:p>ThamDT</text:p>
          </table:table-cell>
          <table:table-cell table:style-name="ce72" table:formula="of:=SUM([.D39:.AH39])" office:value-type="float" office:value="4.5">
            <text:p>4.5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4.0157in" svg:y="8.7744in" draw:caption-point-x="-0.2402in" draw:caption-point-y="0.6126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11.0925in" svg:y="8.7807in" draw:caption-point-x="-0.2402in" draw:caption-point-y="0.6063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6" office:value-type="float" office:value="1">
            <office:annotation draw:style-name="gr6" draw:text-style-name="P1" svg:width="1.1413in" svg:height="0.2634in" svg:x="11.5492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45" office:value-type="string">
            <text:p>ThinhT</text:p>
          </table:table-cell>
          <table:table-cell table:style-name="ce72" table:formula="of:=SUM([.D40:.AH40])" office:value-type="float" office:value="3">
            <text:p>3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8">
            <text:p>38</text:p>
          </table:table-cell>
          <table:table-cell table:style-name="ce45" office:value-type="string">
            <text:p>ThoaiVK</text:p>
          </table:table-cell>
          <table:table-cell table:style-name="ce72" table:formula="of:=SUM([.D41:.AH41])" office:value-type="float" office:value="3.5">
            <text:p>3.5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3.5591in" svg:y="9.2693in" draw:caption-point-x="-0.2402in" draw:caption-point-y="0.613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7988in" svg:y="9.2732in" draw:caption-point-x="-0.2402in" draw:caption-point-y="0.6091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8.2878in" svg:y="9.274in" draw:caption-point-x="-0.2402in" draw:caption-point-y="0.6083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ThuyLTT</text:p>
          </table:table-cell>
          <table:table-cell table:style-name="ce72" table:formula="of:=SUM([.D42:.AH42])" office:value-type="float" office:value="2.5">
            <text:p>2.5</text:p>
          </table:table-cell>
          <table:table-cell table:style-name="ce76" table:number-columns-repeated="2"/>
          <table:table-cell table:style-name="ce76" office:value-type="float" office:value="0">
            <office:annotation draw:style-name="gr3" draw:text-style-name="P1" svg:width="1.1413in" svg:height="0.7012in" svg:x="3.5591in" svg:y="9.5169in" draw:caption-point-x="-0.2402in" draw:caption-point-y="0.613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0157in" svg:y="9.5173in" draw:caption-point-x="-0.2402in" draw:caption-point-y="0.6126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2" draw:text-style-name="P1" svg:width="1.1413in" svg:height="0.5457in" svg:x="4.9287in" svg:y="9.5181in" draw:caption-point-x="-0.2402in" draw:caption-point-y="0.6118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9.5185in" draw:caption-point-x="-0.2402in" draw:caption-point-y="0.6114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6.8205in" svg:y="9.5197in" draw:caption-point-x="-0.2402in" draw:caption-point-y="0.6102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9.5201in" draw:caption-point-x="-0.2402in" draw:caption-point-y="0.6098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7.7988in" svg:y="9.5197in" draw:caption-point-x="-0.2402in" draw:caption-point-y="0.6102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6" office:value-type="float" office:value="0">
            <office:annotation draw:style-name="gr6" draw:text-style-name="P1" svg:width="1.1413in" svg:height="0.2634in" svg:x="8.2878in" svg:y="9.522in" draw:caption-point-x="-0.2402in" draw:caption-point-y="0.6079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9.5224in" draw:caption-point-x="-0.2402in" draw:caption-point-y="0.6075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0.1791in" svg:y="9.5228in" draw:caption-point-x="-0.2402in" draw:caption-point-y="0.6071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6" office:value-type="float" office:value="0">
            <office:annotation draw:style-name="gr3" draw:text-style-name="P1" svg:width="1.1413in" svg:height="0.7012in" svg:x="10.6358in" svg:y="9.5232in" draw:caption-point-x="-0.2402in" draw:caption-point-y="0.6067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0925in" svg:y="9.5236in" draw:caption-point-x="-0.2402in" draw:caption-point-y="0.6063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9.524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12.9189in" svg:y="9.5248in" draw:caption-point-x="-0.2402in" draw:caption-point-y="0.6051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3.3756in" svg:y="9.5256in" draw:caption-point-x="-0.2402in" draw:caption-point-y="0.6043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40">
            <text:p>40</text:p>
          </table:table-cell>
          <table:table-cell table:style-name="ce45" office:value-type="string">
            <text:p>TruyenLVC</text:p>
          </table:table-cell>
          <table:table-cell table:style-name="ce72" table:formula="of:=SUM([.D43:.AH43])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3" draw:text-style-name="P1" svg:width="1.1413in" svg:height="0.7012in" svg:x="3.5591in" svg:y="9.7646in" draw:caption-point-x="-0.2402in" draw:caption-point-y="0.613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3" draw:text-style-name="P1" svg:width="1.1413in" svg:height="0.7012in" svg:x="6.3311in" svg:y="9.7661in" draw:caption-point-x="-0.2402in" draw:caption-point-y="0.6114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9.7677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7.7988in" svg:y="9.7685in" draw:caption-point-x="-0.2402in" draw:caption-point-y="0.6091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8.2878in" svg:y="9.7693in" draw:caption-point-x="-0.2402in" draw:caption-point-y="0.6083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9.7701in" draw:caption-point-x="-0.2402in" draw:caption-point-y="0.6075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0.6358in" svg:y="9.7713in" draw:caption-point-x="-0.2402in" draw:caption-point-y="0.6063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71" office:value-type="string">
            <text:p>VietBA</text:p>
          </table:table-cell>
          <table:table-cell table:style-name="ce72" table:formula="of:=SUM([.D44:.AH44])" office:value-type="float" office:value="6.5">
            <text:p>6.5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6" draw:text-style-name="P1" svg:width="1.1413in" svg:height="0.2634in" svg:x="4.9287in" svg:y="10.0138in" draw:caption-point-x="-0.2402in" draw:caption-point-y="0.6118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6.3311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6.8205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7.3094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7.798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8.287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9.722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42">
            <text:p>42</text:p>
          </table:table-cell>
          <table:table-cell table:style-name="ce45" office:value-type="string">
            <text:p>VinhP</text:p>
          </table:table-cell>
          <table:table-cell table:style-name="ce72" table:formula="of:=SUM([.D45:.AH45])" office:value-type="float" office:value="3.5">
            <text:p>3.5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4.0157in" svg:y="10.2606in" draw:caption-point-x="-0.2402in" draw:caption-point-y="0.6126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9287in" svg:y="10.261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7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7" table:number-columns-repeated="4"/>
          <table:table-cell table:style-name="ce79"/>
          <table:table-cell table:style-name="ce77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7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7" table:number-columns-repeated="4"/>
          <table:table-cell table:style-name="ce80" table:number-columns-repeated="7"/>
          <table:table-cell table:style-name="ce77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77" table:number-columns-repeated="31"/>
          <table:table-cell table:style-name="ce44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5"/>
        <table:table-column table:style-name="co26" table:number-columns-repeated="7" table:default-cell-style-name="ce95"/>
        <table:table-column table:style-name="co25" table:number-columns-repeated="13" table:default-cell-style-name="ce95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90" table:number-columns-repeated="8"/>
          <table:table-cell table:style-name="ce98" office:value-type="string" table:number-columns-spanned="2" table:number-rows-spanned="1">
            <text:p>Month</text:p>
          </table:table-cell>
          <table:covered-table-cell table:style-name="ce99"/>
          <table:table-cell table:style-name="ce100" table:content-validation-name="val1" office:value-type="float" office:value="2" table:number-columns-spanned="2" table:number-rows-spanned="1">
            <text:p>2</text:p>
          </table:table-cell>
          <table:covered-table-cell table:style-name="ce99"/>
          <table:table-cell table:style-name="ce98" office:value-type="string" table:number-columns-spanned="2" table:number-rows-spanned="1">
            <text:p>Year</text:p>
          </table:table-cell>
          <table:covered-table-cell table:style-name="ce99"/>
          <table:table-cell table:style-name="ce98" office:value-type="float" office:value="2017" table:number-columns-spanned="2" table:number-rows-spanned="1">
            <text:p>2017</text:p>
          </table:table-cell>
          <table:covered-table-cell table:style-name="ce101"/>
          <table:table-cell table:style-name="ce90" table:number-columns-repeated="12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91" table:formula="of:=DATE([.$R$1];[.N1];1)" office:value-type="date" office:date-value="2017-02-01">
            <text:p>01</text:p>
          </table:table-cell>
          <table:table-cell table:style-name="ce91" table:formula="of:=[.D2]+1" office:value-type="date" office:date-value="2017-02-02">
            <text:p>02</text:p>
          </table:table-cell>
          <table:table-cell table:style-name="ce91" table:formula="of:=[.E2]+1" office:value-type="date" office:date-value="2017-02-03">
            <text:p>03</text:p>
          </table:table-cell>
          <table:table-cell table:style-name="ce91" table:formula="of:=[.F2]+1" office:value-type="date" office:date-value="2017-02-04">
            <text:p>04</text:p>
          </table:table-cell>
          <table:table-cell table:style-name="ce91" table:formula="of:=[.G2]+1" office:value-type="date" office:date-value="2017-02-05">
            <text:p>05</text:p>
          </table:table-cell>
          <table:table-cell table:style-name="ce91" table:formula="of:=[.H2]+1" office:value-type="date" office:date-value="2017-02-06">
            <text:p>06</text:p>
          </table:table-cell>
          <table:table-cell table:style-name="ce91" table:formula="of:=[.I2]+1" office:value-type="date" office:date-value="2017-02-07">
            <text:p>07</text:p>
          </table:table-cell>
          <table:table-cell table:style-name="ce91" table:formula="of:=[.J2]+1" office:value-type="date" office:date-value="2017-02-08">
            <text:p>08</text:p>
          </table:table-cell>
          <table:table-cell table:style-name="ce91" table:formula="of:=[.K2]+1" office:value-type="date" office:date-value="2017-02-09">
            <text:p>09</text:p>
          </table:table-cell>
          <table:table-cell table:style-name="ce91" table:formula="of:=[.L2]+1" office:value-type="date" office:date-value="2017-02-10">
            <text:p>10</text:p>
          </table:table-cell>
          <table:table-cell table:style-name="ce91" table:formula="of:=[.M2]+1" office:value-type="date" office:date-value="2017-02-11">
            <text:p>11</text:p>
          </table:table-cell>
          <table:table-cell table:style-name="ce91" table:formula="of:=[.N2]+1" office:value-type="date" office:date-value="2017-02-12">
            <text:p>12</text:p>
          </table:table-cell>
          <table:table-cell table:style-name="ce91" table:formula="of:=[.O2]+1" office:value-type="date" office:date-value="2017-02-13">
            <text:p>13</text:p>
          </table:table-cell>
          <table:table-cell table:style-name="ce91" table:formula="of:=[.P2]+1" office:value-type="date" office:date-value="2017-02-14">
            <text:p>14</text:p>
          </table:table-cell>
          <table:table-cell table:style-name="ce91" table:formula="of:=[.Q2]+1" office:value-type="date" office:date-value="2017-02-15">
            <text:p>15</text:p>
          </table:table-cell>
          <table:table-cell table:style-name="ce91" table:formula="of:=[.R2]+1" office:value-type="date" office:date-value="2017-02-16">
            <text:p>16</text:p>
          </table:table-cell>
          <table:table-cell table:style-name="ce91" table:formula="of:=[.S2]+1" office:value-type="date" office:date-value="2017-02-17">
            <text:p>17</text:p>
          </table:table-cell>
          <table:table-cell table:style-name="ce91" table:formula="of:=[.T2]+1" office:value-type="date" office:date-value="2017-02-18">
            <text:p>18</text:p>
          </table:table-cell>
          <table:table-cell table:style-name="ce91" table:formula="of:=[.U2]+1" office:value-type="date" office:date-value="2017-02-19">
            <text:p>19</text:p>
          </table:table-cell>
          <table:table-cell table:style-name="ce91" table:formula="of:=[.V2]+1" office:value-type="date" office:date-value="2017-02-20">
            <text:p>20</text:p>
          </table:table-cell>
          <table:table-cell table:style-name="ce91" table:formula="of:=[.W2]+1" office:value-type="date" office:date-value="2017-02-21">
            <text:p>21</text:p>
          </table:table-cell>
          <table:table-cell table:style-name="ce91" table:formula="of:=[.X2]+1" office:value-type="date" office:date-value="2017-02-22">
            <text:p>22</text:p>
          </table:table-cell>
          <table:table-cell table:style-name="ce91" table:formula="of:=[.Y2]+1" office:value-type="date" office:date-value="2017-02-23">
            <text:p>23</text:p>
          </table:table-cell>
          <table:table-cell table:style-name="ce91" table:formula="of:=[.Z2]+1" office:value-type="date" office:date-value="2017-02-24">
            <text:p>24</text:p>
          </table:table-cell>
          <table:table-cell table:style-name="ce91" table:formula="of:=[.AA2]+1" office:value-type="date" office:date-value="2017-02-25">
            <text:p>25</text:p>
          </table:table-cell>
          <table:table-cell table:style-name="ce91" table:formula="of:=[.AB2]+1" office:value-type="date" office:date-value="2017-02-26">
            <text:p>26</text:p>
          </table:table-cell>
          <table:table-cell table:style-name="ce91" table:formula="of:=[.AC2]+1" office:value-type="date" office:date-value="2017-02-27">
            <text:p>27</text:p>
          </table:table-cell>
          <table:table-cell table:style-name="ce91" table:formula="of:=[.AD2]+1" office:value-type="date" office:date-value="2017-02-28">
            <text:p>28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92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37in" draw:caption-point-x="-0.2402in" draw:caption-point-y="0.3768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92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89" table:formula="of:=SUM([.D4:.AE4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0.1063in" draw:caption-point-x="-0.2402in" draw:caption-point-y="0.611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0.163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6.3311in" svg:y="0.111in" draw:caption-point-x="-0.2402in" draw:caption-point-y="0.6071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1" svg:width="1.1413in" svg:height="0.7012in" svg:x="9.2661in" svg:y="0.113in" draw:caption-point-x="-0.2402in" draw:caption-point-y="0.6051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9189in" svg:y="0.1161in" draw:caption-point-x="-0.2402in" draw:caption-point-y="0.602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89" table:formula="of:=SUM([.D5:.AE5])" office:value-type="float" office:value="1.5">
            <text:p>1.5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6.3311in" svg:y="0.3587in" draw:caption-point-x="-0.2402in" draw:caption-point-y="0.6071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8" draw:text-style-name="P1" svg:width="1.1413in" svg:height="0.8567in" svg:x="9.2661in" svg:y="0.3606in" draw:caption-point-x="-0.2402in" draw:caption-point-y="0.6051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0.1791in" svg:y="0.3614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0059in" svg:y="0.3622in" draw:caption-point-x="-0.2402in" draw:caption-point-y="0.6035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1" svg:width="1.1413in" svg:height="0.7012in" svg:x="13.3756in" svg:y="0.3642in" draw:caption-point-x="-0.2402in" draw:caption-point-y="0.6016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3" draw:text-style-name="P1" svg:width="1.1413in" svg:height="0.7012in" svg:x="14.7457in" svg:y="0.3646in" draw:caption-point-x="-0.2402in" draw:caption-point-y="0.6012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89" table:formula="of:=SUM([.D6:.AE6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0.65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0.65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5.3854in" svg:y="0.6047in" draw:caption-point-x="-0.2402in" draw:caption-point-y="0.6087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6.8205in" svg:y="0.6067in" draw:caption-point-x="-0.2402in" draw:caption-point-y="0.6067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0.1791in" svg:y="0.6091in" draw:caption-point-x="-0.2402in" draw:caption-point-y="0.6043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8" draw:text-style-name="P1" svg:width="1.1413in" svg:height="0.8567in" svg:x="11.5492in" svg:y="0.6094in" draw:caption-point-x="-0.2402in" draw:caption-point-y="0.6039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89" table:formula="of:=SUM([.D7:.AE7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8.7768in" svg:y="0.8551in" draw:caption-point-x="-0.2402in" draw:caption-point-y="0.6059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4622in" svg:y="0.8583in" draw:caption-point-x="-0.2402in" draw:caption-point-y="0.6028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1" svg:width="1.1413in" svg:height="0.7012in" svg:x="13.3756in" svg:y="0.8594in" draw:caption-point-x="-0.2402in" draw:caption-point-y="0.6016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2" draw:text-style-name="P1" svg:width="1.1413in" svg:height="0.5457in" svg:x="14.7457in" svg:y="0.8598in" draw:caption-point-x="-0.2402in" draw:caption-point-y="0.6012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89" table:formula="of:=SUM([.D8:.AE8])" office:value-type="float" office:value="4.5">
            <text:p>4.5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1" svg:width="1.1413in" svg:height="0.2634in" svg:x="4.9287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0">
            <office:annotation draw:style-name="gr4" draw:text-style-name="P1" svg:width="1.1413in" svg:height="0.3902in" svg:x="5.3854in" svg:y="1.1in" draw:caption-point-x="-0.2402in" draw:caption-point-y="0.6087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6.8205in" svg:y="1.102in" draw:caption-point-x="-0.2402in" draw:caption-point-y="0.6067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9.7228in" svg:y="1.1039in" draw:caption-point-x="-0.2402in" draw:caption-point-y="0.6047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12.4622in" svg:y="1.1055in" draw:caption-point-x="-0.2402in" draw:caption-point-y="0.6031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3" office:value-type="float" office:value="0.5">
            <office:annotation draw:style-name="gr6" draw:text-style-name="P1" svg:width="1.1413in" svg:height="0.2634in" svg:x="12.9189in" svg:y="1.1055in" draw:caption-point-x="-0.2402in" draw:caption-point-y="0.6031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89" table:formula="of:=SUM([.D9:.AE9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1.4024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1.4024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8.7768in" svg:y="1.3516in" draw:caption-point-x="-0.2402in" draw:caption-point-y="0.6051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2" draw:text-style-name="P1" svg:width="1.1413in" svg:height="0.5457in" svg:x="11.5492in" svg:y="1.3528in" draw:caption-point-x="-0.2402in" draw:caption-point-y="0.6039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89" table:formula="of:=SUM([.D10:.AE10])" office:value-type="float" office:value="5.5">
            <text:p>5.5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1.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1.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8" draw:text-style-name="P1" svg:width="1.1413in" svg:height="0.8567in" svg:x="5.8421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3" office:value-type="float" office:value="1">
            <office:annotation draw:style-name="gr8" draw:text-style-name="P1" svg:width="1.1413in" svg:height="0.8567in" svg:x="6.3311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3" office:value-type="float" office:value="1">
            <office:annotation draw:style-name="gr8" draw:text-style-name="P1" svg:width="1.1413in" svg:height="0.8567in" svg:x="6.8205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102"/>
          <table:table-cell table:style-name="ce93" office:value-type="float" office:value="0.5">
            <office:annotation draw:style-name="gr4" draw:text-style-name="P1" svg:width="1.1413in" svg:height="0.3902in" svg:x="11.5492in" svg:y="1.6008in" draw:caption-point-x="-0.2402in" draw:caption-point-y="0.6035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8">
            <text:p>8</text:p>
          </table:table-cell>
          <table:table-cell table:style-name="ce71" office:value-type="string">
            <text:p>HaTH</text:p>
          </table:table-cell>
          <table:table-cell table:style-name="ce89" table:formula="of:=SUM([.D11:.AE11])" office:value-type="float" office:value="4">
            <text:p>4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1.897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1.897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6.8205in" svg:y="1.8449in" draw:caption-point-x="-0.2402in" draw:caption-point-y="0.6071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2" draw:text-style-name="P1" svg:width="1.1413in" svg:height="0.5457in" svg:x="8.2878in" svg:y="1.8457in" draw:caption-point-x="-0.2402in" draw:caption-point-y="0.6063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89" table:formula="of:=SUM([.D12:.AE12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4.9287in" svg:y="2.0906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3311in" svg:y="2.0925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8205in" svg:y="2.0929in" draw:caption-point-x="-0.2402in" draw:caption-point-y="0.6067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8.2878in" svg:y="2.0933in" draw:caption-point-x="-0.2402in" draw:caption-point-y="0.6063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8.7768in" svg:y="2.0937in" draw:caption-point-x="-0.2402in" draw:caption-point-y="0.6059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89" table:formula="of:=SUM([.D13:.AE13])" office:value-type="float" office:value="1">
            <text:p>1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5.8421in" svg:y="2.3398in" draw:caption-point-x="-0.2402in" draw:caption-point-y="0.6075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6.3311in" svg:y="2.3402in" draw:caption-point-x="-0.2402in" draw:caption-point-y="0.6071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8" draw:text-style-name="P1" svg:width="1.1413in" svg:height="0.8567in" svg:x="8.2878in" svg:y="2.3409in" draw:caption-point-x="-0.2402in" draw:caption-point-y="0.6063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10.1791in" svg:y="2.3429in" draw:caption-point-x="-0.2402in" draw:caption-point-y="0.6043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4622in" svg:y="2.3445in" draw:caption-point-x="-0.2402in" draw:caption-point-y="0.6028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89" table:formula="of:=SUM([.D14:.AE14])" office:value-type="float" office:value="3.5">
            <text:p>3.5</text:p>
          </table:table-cell>
          <table:table-cell table:style-name="ce93"/>
          <table:table-cell table:number-columns-repeated="2" table:style-name="ce93" office:value-type="float" office:value="1">
            <text:p>1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6.3311in" svg:y="2.5882in" draw:caption-point-x="-0.2402in" draw:caption-point-y="0.6067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8.7768in" svg:y="2.5894in" draw:caption-point-x="-0.2402in" draw:caption-point-y="0.6055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12.9189in" svg:y="2.5933in" draw:caption-point-x="-0.2402in" draw:caption-point-y="0.6016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89" table:formula="of:=SUM([.D15:.AE15])" office:value-type="float" office:value="1">
            <text:p>1</text:p>
          </table:table-cell>
          <table:table-cell table:style-name="ce93"/>
          <table:table-cell table:style-name="ce93" office:value-type="float" office:value="0">
            <office:annotation draw:style-name="gr6" draw:text-style-name="P1" svg:width="1.1413in" svg:height="0.2634in" svg:x="3.1024in" svg:y="2.8236in" draw:caption-point-x="-0.2402in" draw:caption-point-y="0.618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3.5591in" svg:y="2.8236in" draw:caption-point-x="-0.2402in" draw:caption-point-y="0.618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4.9287in" svg:y="2.8346in" draw:caption-point-x="-0.2402in" draw:caption-point-y="0.6079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8.7768in" svg:y="2.8366in" draw:caption-point-x="-0.2402in" draw:caption-point-y="0.6059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9.7228in" svg:y="2.8382in" draw:caption-point-x="-0.2402in" draw:caption-point-y="0.6043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3" office:value-type="float" office:value="0.5">
            <office:annotation draw:style-name="gr3" draw:text-style-name="P1" svg:width="1.1413in" svg:height="0.7012in" svg:x="10.1791in" svg:y="2.8382in" draw:caption-point-x="-0.2402in" draw:caption-point-y="0.6043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0059in" svg:y="2.8394in" draw:caption-point-x="-0.2402in" draw:caption-point-y="0.6031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9189in" svg:y="2.8409in" draw:caption-point-x="-0.2402in" draw:caption-point-y="0.6016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89" table:formula="of:=SUM([.D16:.AE16])" office:value-type="float" office:value="0">
            <text:p>0</text:p>
          </table:table-cell>
          <table:table-cell table:style-name="ce93" table:number-columns-repeated="5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89" table:formula="of:=SUM([.D17:.AE17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89" table:formula="of:=SUM([.D18:.AE18])" office:value-type="float" office:value="1">
            <text:p>1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3.631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89" table:formula="of:=SUM([.D19:.AE19])" office:value-type="float" office:value="5">
            <text:p>5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1" svg:width="1.1413in" svg:height="0.2634in" svg:x="4.9287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5.3854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1" svg:width="1.1413in" svg:height="0.2634in" svg:x="8.2878in" svg:y="3.8272in" draw:caption-point-x="-0.2402in" draw:caption-point-y="0.6063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89" table:formula="of:=SUM([.D20:.AE20])" office:value-type="float" office:value="0.5">
            <text:p>0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3" draw:text-style-name="P1" svg:width="1.1413in" svg:height="0.7012in" svg:x="3.5591in" svg:y="4.0717in" draw:caption-point-x="-0.2402in" draw:caption-point-y="0.6094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0.1791in" svg:y="4.0768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4622in" svg:y="4.0783in" draw:caption-point-x="-0.2402in" draw:caption-point-y="0.6028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14.7457in" svg:y="4.0803in" draw:caption-point-x="-0.2402in" draw:caption-point-y="0.6008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89" table:formula="of:=SUM([.D21:.AE21])" office:value-type="float" office:value="2.5">
            <text:p>2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3" draw:text-style-name="P1" svg:width="1.1413in" svg:height="0.7012in" svg:x="3.5591in" svg:y="4.3193in" draw:caption-point-x="-0.2402in" draw:caption-point-y="0.6094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4" draw:text-style-name="P1" svg:width="1.1413in" svg:height="0.3902in" svg:x="14.7457in" svg:y="4.3276in" draw:caption-point-x="-0.2402in" draw:caption-point-y="0.6012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3" office:value-type="float" office:value="0.5">
            <office:annotation draw:style-name="gr2" draw:text-style-name="P1" svg:width="1.1413in" svg:height="0.5457in" svg:x="15.202in" svg:y="4.328in" draw:caption-point-x="-0.2402in" draw:caption-point-y="0.6008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89" table:formula="of:=SUM([.D22:.AE22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4.62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4.62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89" table:formula="of:=SUM([.D23:.AE23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1" svg:width="1.1413in" svg:height="0.7012in" svg:x="13.3756in" svg:y="4.8224in" draw:caption-point-x="-0.2402in" draw:caption-point-y="0.6016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89" table:formula="of:=SUM([.D24:.AE24])" office:value-type="float" office:value="5">
            <text:p>5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1" svg:width="1.1413in" svg:height="0.2634in" svg:x="4.9287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5.3854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5.8421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0.1791in" svg:y="5.0673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89" table:formula="of:=SUM([.D25:.AE25])" office:value-type="float" office:value="3">
            <text:p>3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5.3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5.3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5.3854in" svg:y="5.3106in" draw:caption-point-x="-0.2402in" draw:caption-point-y="0.6087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3311in" svg:y="5.3122in" draw:caption-point-x="-0.2402in" draw:caption-point-y="0.6071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6.8205in" svg:y="5.3126in" draw:caption-point-x="-0.2402in" draw:caption-point-y="0.6067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4" draw:text-style-name="P1" svg:width="1.1413in" svg:height="0.3902in" svg:x="8.2878in" svg:y="5.313in" draw:caption-point-x="-0.2402in" draw:caption-point-y="0.6063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0059in" svg:y="5.3157in" draw:caption-point-x="-0.2402in" draw:caption-point-y="0.6035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1" svg:width="1.1413in" svg:height="0.7012in" svg:x="15.202in" svg:y="5.3185in" draw:caption-point-x="-0.2402in" draw:caption-point-y="0.6008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89" table:formula="of:=SUM([.D26:.AE26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5.6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5.6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89" table:formula="of:=SUM([.D27:.AE27])" office:value-type="float" office:value="3">
            <text:p>3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5.860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5.860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1" svg:width="1.1413in" svg:height="0.7012in" svg:x="8.7768in" svg:y="5.8091in" draw:caption-point-x="-0.2402in" draw:caption-point-y="0.6059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2.4622in" svg:y="5.813in" draw:caption-point-x="-0.2402in" draw:caption-point-y="0.602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13.3756in" svg:y="5.8134in" draw:caption-point-x="-0.2402in" draw:caption-point-y="0.6016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89" table:formula="of:=SUM([.D28:.AE28])" office:value-type="float" office:value="4">
            <text:p>4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1" svg:width="1.1413in" svg:height="0.2634in" svg:x="4.9287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5.3854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0">
            <office:annotation draw:style-name="gr2" draw:text-style-name="P1" svg:width="1.1413in" svg:height="0.5457in" svg:x="5.8421in" svg:y="6.0551in" draw:caption-point-x="-0.2402in" draw:caption-point-y="0.6075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89" table:formula="of:=SUM([.D29:.AE29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4.9287in" svg:y="6.3012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5.8421in" svg:y="6.3028in" draw:caption-point-x="-0.2402in" draw:caption-point-y="0.6075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3311in" svg:y="6.3031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8.2878in" svg:y="6.3039in" draw:caption-point-x="-0.2402in" draw:caption-point-y="0.6063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8.7768in" svg:y="6.3043in" draw:caption-point-x="-0.2402in" draw:caption-point-y="0.6059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89" table:formula="of:=SUM([.D30:.AE30])" office:value-type="float" office:value="6">
            <text:p>6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6.603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6.603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1" svg:width="1.1413in" svg:height="0.3902in" svg:x="5.3854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3" office:value-type="float" office:value="1">
            <office:annotation draw:style-name="gr4" draw:text-style-name="P1" svg:width="1.1413in" svg:height="0.3902in" svg:x="5.8421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3" office:value-type="float" office:value="1">
            <office:annotation draw:style-name="gr4" draw:text-style-name="P1" svg:width="1.1413in" svg:height="0.3902in" svg:x="6.3311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3" office:value-type="float" office:value="1">
            <office:annotation draw:style-name="gr4" draw:text-style-name="P1" svg:width="1.1413in" svg:height="0.3902in" svg:x="6.8205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89" table:formula="of:=SUM([.D31:.AE31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6.851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6.851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4.9287in" svg:y="6.7965in" draw:caption-point-x="-0.2402in" draw:caption-point-y="0.6091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5.3854in" svg:y="6.7969in" draw:caption-point-x="-0.2402in" draw:caption-point-y="0.6087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3311in" svg:y="6.7984in" draw:caption-point-x="-0.2402in" draw:caption-point-y="0.6071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8205in" svg:y="6.7988in" draw:caption-point-x="-0.2402in" draw:caption-point-y="0.6067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9.7228in" svg:y="6.8008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0.1791in" svg:y="6.8012in" draw:caption-point-x="-0.2402in" draw:caption-point-y="0.6043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11.5492in" svg:y="6.8016in" draw:caption-point-x="-0.2402in" draw:caption-point-y="0.6039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0059in" svg:y="6.802in" draw:caption-point-x="-0.2402in" draw:caption-point-y="0.6035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14.7457in" svg:y="6.8043in" draw:caption-point-x="-0.2402in" draw:caption-point-y="0.6012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89" table:formula="of:=SUM([.D32:.AE32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89" table:formula="of:=SUM([.D33:.AE33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89" table:formula="of:=SUM([.D34:.AE34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7.594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7.594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2" draw:text-style-name="P1" svg:width="1.1413in" svg:height="0.5457in" svg:x="14.7457in" svg:y="7.5476in" draw:caption-point-x="-0.2402in" draw:caption-point-y="0.6008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89" table:formula="of:=SUM([.D35:.AE35])" office:value-type="float" office:value="1.5">
            <text:p>1.5</text:p>
          </table:table-cell>
          <table:table-cell table:style-name="ce93"/>
          <table:table-cell table:style-name="ce93" office:value-type="float" office:value="0">
            <office:annotation draw:style-name="gr2" draw:text-style-name="P1" svg:width="1.1413in" svg:height="0.5457in" svg:x="3.1024in" svg:y="7.7988in" draw:caption-point-x="-0.2402in" draw:caption-point-y="0.5976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4.9287in" svg:y="7.7874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6.3311in" svg:y="7.7894in" draw:caption-point-x="-0.2402in" draw:caption-point-y="0.6071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6.8205in" svg:y="7.7898in" draw:caption-point-x="-0.2402in" draw:caption-point-y="0.6067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9.2661in" svg:y="7.7913in" draw:caption-point-x="-0.2402in" draw:caption-point-y="0.6051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9.7228in" svg:y="7.7913in" draw:caption-point-x="-0.2402in" draw:caption-point-y="0.6051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3" office:value-type="float" office:value="0.5">
            <office:annotation draw:style-name="gr3" draw:text-style-name="P1" svg:width="1.1413in" svg:height="0.7012in" svg:x="10.1791in" svg:y="7.7921in" draw:caption-point-x="-0.2402in" draw:caption-point-y="0.6043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89" table:formula="of:=SUM([.D36:.AE36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5.3854in" svg:y="8.0354in" draw:caption-point-x="-0.2402in" draw:caption-point-y="0.6087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9.7228in" svg:y="8.0394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4">
            <text:p>34</text:p>
          </table:table-cell>
          <table:table-cell table:style-name="ce71" office:value-type="string">
            <text:p>PhuongTH</text:p>
          </table:table-cell>
          <table:table-cell table:style-name="ce89" table:formula="of:=SUM([.D37:.AE37])" office:value-type="float" office:value="7">
            <text:p>7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3" draw:text-style-name="P1" svg:width="1.1413in" svg:height="0.7012in" svg:x="4.9287in" svg:y="8.2827in" draw:caption-point-x="-0.2402in" draw:caption-point-y="0.6091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5.3854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6.3311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8.7768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9.7228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12.0059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12.9189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15.202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89" table:formula="of:=SUM([.D38:.AE38])" office:value-type="float" office:value="2.5">
            <text:p>2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3.5591in" svg:y="8.5303in" draw:caption-point-x="-0.2402in" draw:caption-point-y="0.6091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4.9287in" svg:y="8.5303in" draw:caption-point-x="-0.2402in" draw:caption-point-y="0.6091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5.3854in" svg:y="8.5307in" draw:caption-point-x="-0.2402in" draw:caption-point-y="0.6087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2" draw:text-style-name="P1" svg:width="1.1413in" svg:height="0.5457in" svg:x="6.3311in" svg:y="8.5319in" draw:caption-point-x="-0.2402in" draw:caption-point-y="0.6075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3" office:value-type="float" office:value="1">
            <office:annotation draw:style-name="gr6" draw:text-style-name="P1" svg:width="1.1413in" svg:height="0.2634in" svg:x="6.8205in" svg:y="8.5327in" draw:caption-point-x="-0.2402in" draw:caption-point-y="0.6067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9.2661in" svg:y="8.5343in" draw:caption-point-x="-0.2402in" draw:caption-point-y="0.605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12.4622in" svg:y="8.5343in" draw:caption-point-x="-0.2402in" draw:caption-point-y="0.605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6">
            <text:p>36</text:p>
          </table:table-cell>
          <table:table-cell table:style-name="ce45" office:value-type="string">
            <text:p>TienND</text:p>
          </table:table-cell>
          <table:table-cell table:style-name="ce89" table:formula="of:=SUM([.D39:.AE39])" office:value-type="float" office:value="1">
            <text:p>1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3.5591in" svg:y="8.7776in" draw:caption-point-x="-0.2402in" draw:caption-point-y="0.6094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5.3854in" svg:y="8.7783in" draw:caption-point-x="-0.2402in" draw:caption-point-y="0.6087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8.7768in" svg:y="8.7811in" draw:caption-point-x="-0.2402in" draw:caption-point-y="0.6059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1" svg:width="1.1413in" svg:height="0.3902in" svg:x="10.1791in" svg:y="8.7827in" draw:caption-point-x="-0.2402in" draw:caption-point-y="0.6043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4622in" svg:y="8.7843in" draw:caption-point-x="-0.2402in" draw:caption-point-y="0.6028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45" office:value-type="string">
            <text:p>ThamDT</text:p>
          </table:table-cell>
          <table:table-cell table:style-name="ce89" table:formula="of:=SUM([.D40:.AE40])" office:value-type="float" office:value="3">
            <text:p>3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1" svg:width="1.1413in" svg:height="0.2634in" svg:x="4.9287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3.3756in" svg:y="9.0331in" draw:caption-point-x="-0.2402in" draw:caption-point-y="0.6016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8">
            <text:p>38</text:p>
          </table:table-cell>
          <table:table-cell table:style-name="ce45" office:value-type="string">
            <text:p>ThinhT</text:p>
          </table:table-cell>
          <table:table-cell table:style-name="ce89" table:formula="of:=SUM([.D41:.AE41])" office:value-type="float" office:value="2.5">
            <text:p>2.5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9.32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9.32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9189in" svg:y="9.2803in" draw:caption-point-x="-0.2402in" draw:caption-point-y="0.602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13.3756in" svg:y="9.2807in" draw:caption-point-x="-0.2402in" draw:caption-point-y="0.6016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ThoaiVK</text:p>
          </table:table-cell>
          <table:table-cell table:style-name="ce89" table:formula="of:=SUM([.D42:.AE42])" office:value-type="float" office:value="0.5">
            <text:p>0.5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5.3854in" svg:y="9.5213in" draw:caption-point-x="-0.2402in" draw:caption-point-y="0.6087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6.3311in" svg:y="9.5228in" draw:caption-point-x="-0.2402in" draw:caption-point-y="0.6071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9.7228in" svg:y="9.5252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4622in" svg:y="9.5272in" draw:caption-point-x="-0.2402in" draw:caption-point-y="0.6028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5.202in" svg:y="9.5291in" draw:caption-point-x="-0.2402in" draw:caption-point-y="0.6008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0">
            <text:p>40</text:p>
          </table:table-cell>
          <table:table-cell table:style-name="ce45" office:value-type="string">
            <text:p>ThuyLTT</text:p>
          </table:table-cell>
          <table:table-cell table:style-name="ce89" table:formula="of:=SUM([.D43:.AE43])" office:value-type="float" office:value="2">
            <text:p>2</text:p>
          </table:table-cell>
          <table:table-cell table:style-name="ce93"/>
          <table:table-cell table:style-name="ce93" office:value-type="float" office:value="0">
            <office:annotation draw:style-name="gr6" draw:text-style-name="P1" svg:width="1.1413in" svg:height="0.2634in" svg:x="3.1024in" svg:y="9.7677in" draw:caption-point-x="-0.2402in" draw:caption-point-y="0.6098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4.9287in" svg:y="9.7685in" draw:caption-point-x="-0.2402in" draw:caption-point-y="0.6091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5.3854in" svg:y="9.7689in" draw:caption-point-x="-0.2402in" draw:caption-point-y="0.6087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5.8421in" svg:y="9.7701in" draw:caption-point-x="-0.2402in" draw:caption-point-y="0.6075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3" office:value-type="float" office:value="0.5">
            <office:annotation draw:style-name="gr2" draw:text-style-name="P1" svg:width="1.1413in" svg:height="0.5457in" svg:x="6.3311in" svg:y="9.7705in" draw:caption-point-x="-0.2402in" draw:caption-point-y="0.6071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3" office:value-type="float" office:value="0">
            <office:annotation draw:style-name="gr8" draw:text-style-name="P1" svg:width="1.1413in" svg:height="0.8567in" svg:x="6.8205in" svg:y="9.7709in" draw:caption-point-x="-0.2402in" draw:caption-point-y="0.6067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8.2878in" svg:y="9.7713in" draw:caption-point-x="-0.2402in" draw:caption-point-y="0.6063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3" office:value-type="float" office:value="0.5">
            <office:annotation draw:style-name="gr3" draw:text-style-name="P1" svg:width="1.1413in" svg:height="0.7012in" svg:x="8.7768in" svg:y="9.7717in" draw:caption-point-x="-0.2402in" draw:caption-point-y="0.6059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3" office:value-type="float" office:value="0">
            <office:annotation draw:style-name="gr6" draw:text-style-name="P1" svg:width="1.1413in" svg:height="0.2634in" svg:x="9.2661in" svg:y="9.7724in" draw:caption-point-x="-0.2402in" draw:caption-point-y="0.6051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9.7228in" svg:y="9.7728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3" office:value-type="float" office:value="1">
            <office:annotation draw:style-name="gr4" draw:text-style-name="P1" svg:width="1.1413in" svg:height="0.3902in" svg:x="10.1791in" svg:y="9.7732in" draw:caption-point-x="-0.2402in" draw:caption-point-y="0.6043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11.5492in" svg:y="9.7736in" draw:caption-point-x="-0.2402in" draw:caption-point-y="0.6039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0059in" svg:y="9.774in" draw:caption-point-x="-0.2402in" draw:caption-point-y="0.6035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4622in" svg:y="9.7748in" draw:caption-point-x="-0.2402in" draw:caption-point-y="0.6028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9189in" svg:y="9.7756in" draw:caption-point-x="-0.2402in" draw:caption-point-y="0.602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3.3756in" svg:y="9.7764in" draw:caption-point-x="-0.2402in" draw:caption-point-y="0.6012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5.202in" svg:y="9.7768in" draw:caption-point-x="-0.2402in" draw:caption-point-y="0.6008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ruyenLVC</text:p>
          </table:table-cell>
          <table:table-cell table:style-name="ce89" table:formula="of:=SUM([.D44:.AE44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10.07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10.07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3311in" svg:y="10.0185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6.8205in" svg:y="10.0189in" draw:caption-point-x="-0.2402in" draw:caption-point-y="0.6067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2.9189in" svg:y="10.0236in" draw:caption-point-x="-0.2402in" draw:caption-point-y="0.602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2" draw:text-style-name="P1" svg:width="1.1413in" svg:height="0.5457in" svg:x="14.7457in" svg:y="10.0244in" draw:caption-point-x="-0.2402in" draw:caption-point-y="0.6012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2">
            <text:p>42</text:p>
          </table:table-cell>
          <table:table-cell table:style-name="ce71" office:value-type="string">
            <text:p>VietBA</text:p>
          </table:table-cell>
          <table:table-cell table:style-name="ce89" table:formula="of:=SUM([.D45:.AE45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4622in" svg:y="10.2705in" draw:caption-point-x="-0.2402in" draw:caption-point-y="0.6028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45" office:value-type="string">
            <text:p>VinhP</text:p>
          </table:table-cell>
          <table:table-cell table:style-name="ce89" table:formula="of:=SUM([.D46:.AE46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10.56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10.56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94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4" table:number-columns-repeated="4"/>
          <table:table-cell table:style-name="ce96"/>
          <table:table-cell table:style-name="ce94" table:number-columns-repeated="23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94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4" table:number-columns-repeated="4"/>
          <table:table-cell table:style-name="ce97" table:number-columns-repeated="7"/>
          <table:table-cell table:style-name="ce94" table:number-columns-repeated="17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94" table:number-columns-repeated="28"/>
          <table:table-cell table:style-name="ce44" table:number-columns-repeated="952"/>
        </table:table-row>
        <table:table-row table:style-name="ro2" table:number-rows-repeated="983125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9"/>
        <table:table-column table:style-name="co26" table:number-columns-repeated="7" table:default-cell-style-name="ce109"/>
        <table:table-column table:style-name="co25" table:number-columns-repeated="16" table:default-cell-style-name="ce109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104" table:number-columns-repeated="8"/>
          <table:table-cell table:style-name="ce112" office:value-type="string" table:number-columns-spanned="2" table:number-rows-spanned="1">
            <text:p>Month</text:p>
          </table:table-cell>
          <table:covered-table-cell table:style-name="ce113"/>
          <table:table-cell table:style-name="ce114" table:content-validation-name="val1" office:value-type="float" office:value="3" table:number-columns-spanned="2" table:number-rows-spanned="1">
            <text:p>3</text:p>
          </table:table-cell>
          <table:covered-table-cell table:style-name="ce113"/>
          <table:table-cell table:style-name="ce112" office:value-type="string" table:number-columns-spanned="2" table:number-rows-spanned="1">
            <text:p>Year</text:p>
          </table:table-cell>
          <table:covered-table-cell table:style-name="ce113"/>
          <table:table-cell table:style-name="ce112" office:value-type="float" office:value="2017" table:number-columns-spanned="2" table:number-rows-spanned="1">
            <text:p>2017</text:p>
          </table:table-cell>
          <table:covered-table-cell table:style-name="ce115"/>
          <table:table-cell table:style-name="ce104" table:number-columns-repeated="15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105" table:formula="of:=DATE([.$R$1];[.N1];1)" office:value-type="date" office:date-value="2017-03-01">
            <text:p>01</text:p>
          </table:table-cell>
          <table:table-cell table:style-name="ce105" table:formula="of:=[.D2]+1" office:value-type="date" office:date-value="2017-03-02">
            <text:p>02</text:p>
          </table:table-cell>
          <table:table-cell table:style-name="ce105" table:formula="of:=[.E2]+1" office:value-type="date" office:date-value="2017-03-03">
            <text:p>03</text:p>
          </table:table-cell>
          <table:table-cell table:style-name="ce105" table:formula="of:=[.F2]+1" office:value-type="date" office:date-value="2017-03-04">
            <text:p>04</text:p>
          </table:table-cell>
          <table:table-cell table:style-name="ce105" table:formula="of:=[.G2]+1" office:value-type="date" office:date-value="2017-03-05">
            <text:p>05</text:p>
          </table:table-cell>
          <table:table-cell table:style-name="ce105" table:formula="of:=[.H2]+1" office:value-type="date" office:date-value="2017-03-06">
            <text:p>06</text:p>
          </table:table-cell>
          <table:table-cell table:style-name="ce105" table:formula="of:=[.I2]+1" office:value-type="date" office:date-value="2017-03-07">
            <text:p>07</text:p>
          </table:table-cell>
          <table:table-cell table:style-name="ce105" table:formula="of:=[.J2]+1" office:value-type="date" office:date-value="2017-03-08">
            <text:p>08</text:p>
          </table:table-cell>
          <table:table-cell table:style-name="ce105" table:formula="of:=[.K2]+1" office:value-type="date" office:date-value="2017-03-09">
            <text:p>09</text:p>
          </table:table-cell>
          <table:table-cell table:style-name="ce105" table:formula="of:=[.L2]+1" office:value-type="date" office:date-value="2017-03-10">
            <text:p>10</text:p>
          </table:table-cell>
          <table:table-cell table:style-name="ce105" table:formula="of:=[.M2]+1" office:value-type="date" office:date-value="2017-03-11">
            <text:p>11</text:p>
          </table:table-cell>
          <table:table-cell table:style-name="ce105" table:formula="of:=[.N2]+1" office:value-type="date" office:date-value="2017-03-12">
            <text:p>12</text:p>
          </table:table-cell>
          <table:table-cell table:style-name="ce105" table:formula="of:=[.O2]+1" office:value-type="date" office:date-value="2017-03-13">
            <text:p>13</text:p>
          </table:table-cell>
          <table:table-cell table:style-name="ce105" table:formula="of:=[.P2]+1" office:value-type="date" office:date-value="2017-03-14">
            <text:p>14</text:p>
          </table:table-cell>
          <table:table-cell table:style-name="ce105" table:formula="of:=[.Q2]+1" office:value-type="date" office:date-value="2017-03-15">
            <text:p>15</text:p>
          </table:table-cell>
          <table:table-cell table:style-name="ce105" table:formula="of:=[.R2]+1" office:value-type="date" office:date-value="2017-03-16">
            <text:p>16</text:p>
          </table:table-cell>
          <table:table-cell table:style-name="ce105" table:formula="of:=[.S2]+1" office:value-type="date" office:date-value="2017-03-17">
            <text:p>17</text:p>
          </table:table-cell>
          <table:table-cell table:style-name="ce105" table:formula="of:=[.T2]+1" office:value-type="date" office:date-value="2017-03-18">
            <text:p>18</text:p>
          </table:table-cell>
          <table:table-cell table:style-name="ce105" table:formula="of:=[.U2]+1" office:value-type="date" office:date-value="2017-03-19">
            <text:p>19</text:p>
          </table:table-cell>
          <table:table-cell table:style-name="ce105" table:formula="of:=[.V2]+1" office:value-type="date" office:date-value="2017-03-20">
            <text:p>20</text:p>
          </table:table-cell>
          <table:table-cell table:style-name="ce105" table:formula="of:=[.W2]+1" office:value-type="date" office:date-value="2017-03-21">
            <text:p>21</text:p>
          </table:table-cell>
          <table:table-cell table:style-name="ce105" table:formula="of:=[.X2]+1" office:value-type="date" office:date-value="2017-03-22">
            <text:p>22</text:p>
          </table:table-cell>
          <table:table-cell table:style-name="ce105" table:formula="of:=[.Y2]+1" office:value-type="date" office:date-value="2017-03-23">
            <text:p>23</text:p>
          </table:table-cell>
          <table:table-cell table:style-name="ce105" table:formula="of:=[.Z2]+1" office:value-type="date" office:date-value="2017-03-24">
            <text:p>24</text:p>
          </table:table-cell>
          <table:table-cell table:style-name="ce105" table:formula="of:=[.AA2]+1" office:value-type="date" office:date-value="2017-03-25">
            <text:p>25</text:p>
          </table:table-cell>
          <table:table-cell table:style-name="ce105" table:formula="of:=[.AB2]+1" office:value-type="date" office:date-value="2017-03-26">
            <text:p>26</text:p>
          </table:table-cell>
          <table:table-cell table:style-name="ce105" table:formula="of:=[.AC2]+1" office:value-type="date" office:date-value="2017-03-27">
            <text:p>27</text:p>
          </table:table-cell>
          <table:table-cell table:style-name="ce105" table:formula="of:=[.AD2]+1" office:value-type="date" office:date-value="2017-03-28">
            <text:p>28</text:p>
          </table:table-cell>
          <table:table-cell table:style-name="ce105" table:formula="of:=[.AE2]+1" office:value-type="date" office:date-value="2017-03-29">
            <text:p>29</text:p>
          </table:table-cell>
          <table:table-cell table:style-name="ce105" table:formula="of:=[.AF2]+1" office:value-type="date" office:date-value="2017-03-30">
            <text:p>30</text:p>
          </table:table-cell>
          <table:table-cell table:style-name="ce105" table:formula="of:=[.AG2]+1" office:value-type="date" office:date-value="2017-03-31">
            <text:p>31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10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03" table:formula="of:=SUM([.D4:.AH4])" office:value-type="float" office:value="0.5">
            <text:p>0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5.8421in" svg:y="0.1094in" draw:caption-point-x="-0.2402in" draw:caption-point-y="0.6087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6.8205in" svg:y="0.1102in" draw:caption-point-x="-0.2402in" draw:caption-point-y="0.6079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6" draw:text-style-name="P1" svg:width="1.1413in" svg:height="0.2634in" svg:x="8.2878in" svg:y="0.1106in" draw:caption-point-x="-0.2402in" draw:caption-point-y="0.6075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8.7768in" svg:y="0.111in" draw:caption-point-x="-0.2402in" draw:caption-point-y="0.6071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9.7228in" svg:y="0.1118in" draw:caption-point-x="-0.2402in" draw:caption-point-y="0.6063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4" draw:text-style-name="P1" svg:width="1.1413in" svg:height="0.3902in" svg:x="11.5492in" svg:y="0.113in" draw:caption-point-x="-0.2402in" draw:caption-point-y="0.6051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6.1154in" svg:y="0.1161in" draw:caption-point-x="-0.2402in" draw:caption-point-y="0.602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6.572in" svg:y="0.1169in" draw:caption-point-x="-0.2402in" draw:caption-point-y="0.6012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03" table:formula="of:=SUM([.D5:.AH5])" office:value-type="float" office:value="1.5">
            <text:p>1.5</text:p>
          </table:table-cell>
          <table:table-cell table:style-name="ce107" office:value-type="float" office:value="0">
            <office:annotation draw:style-name="gr6" draw:text-style-name="P1" svg:width="1.1413in" svg:height="0.2634in" svg:x="2.6457in" svg:y="0.3543in" draw:caption-point-x="-0.2402in" draw:caption-point-y="0.6114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5.3854in" svg:y="0.3563in" draw:caption-point-x="-0.2402in" draw:caption-point-y="0.6094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5.8421in" svg:y="0.3571in" draw:caption-point-x="-0.2402in" draw:caption-point-y="0.6087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0.3579in" draw:caption-point-x="-0.2402in" draw:caption-point-y="0.6079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6" draw:text-style-name="P1" svg:width="1.1413in" svg:height="0.2634in" svg:x="8.2878in" svg:y="0.3583in" draw:caption-point-x="-0.2402in" draw:caption-point-y="0.6075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9.2661in" svg:y="0.3591in" draw:caption-point-x="-0.2402in" draw:caption-point-y="0.6067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9.7228in" svg:y="0.3579in" draw:caption-point-x="-0.2402in" draw:caption-point-y="0.6079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7" office:value-type="float" office:value="1">
            <office:annotation draw:style-name="gr6" draw:text-style-name="P1" svg:width="1.1413in" svg:height="0.2634in" svg:x="10.1791in" svg:y="0.3579in" draw:caption-point-x="-0.2402in" draw:caption-point-y="0.6079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0">
            <office:annotation draw:style-name="gr6" draw:text-style-name="P1" svg:width="1.1413in" svg:height="0.2634in" svg:x="11.5492in" svg:y="0.3606in" draw:caption-point-x="-0.2402in" draw:caption-point-y="0.6051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5.6587in" svg:y="0.4209in" draw:caption-point-x="-0.2402in" draw:caption-point-y="0.5449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03" table:formula="of:=SUM([.D6:.AH6])" office:value-type="float" office:value="3">
            <text:p>3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1">
            <office:annotation draw:style-name="gr4" draw:text-style-name="P1" svg:width="1.1413in" svg:height="0.3902in" svg:x="3.5591in" svg:y="0.6031in" draw:caption-point-x="-0.2402in" draw:caption-point-y="0.6102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0">
            <office:annotation draw:style-name="gr2" draw:text-style-name="P1" svg:width="1.1413in" svg:height="0.5457in" svg:x="4.9287in" svg:y="0.6035in" draw:caption-point-x="-0.2402in" draw:caption-point-y="0.6098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5.3854in" svg:y="0.6039in" draw:caption-point-x="-0.2402in" draw:caption-point-y="0.6094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2.0059in" svg:y="0.6087in" draw:caption-point-x="-0.2402in" draw:caption-point-y="0.6047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3.3756in" svg:y="0.6087in" draw:caption-point-x="-0.2402in" draw:caption-point-y="0.6047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5.202in" svg:y="0.611in" draw:caption-point-x="-0.2402in" draw:caption-point-y="0.6024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6.572in" svg:y="0.6122in" draw:caption-point-x="-0.2402in" draw:caption-point-y="0.6012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03" table:formula="of:=SUM([.D7:.AH7])" office:value-type="float" office:value="1">
            <text:p>1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3.1024in" svg:y="0.85in" draw:caption-point-x="-0.2402in" draw:caption-point-y="0.611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3.5591in" svg:y="0.8508in" draw:caption-point-x="-0.2402in" draw:caption-point-y="0.6102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5.3854in" svg:y="0.8516in" draw:caption-point-x="-0.2402in" draw:caption-point-y="0.6094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9.7228in" svg:y="0.8543in" draw:caption-point-x="-0.2402in" draw:caption-point-y="0.6067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1">
            <office:annotation draw:style-name="gr2" draw:text-style-name="P1" svg:width="1.1413in" svg:height="0.5457in" svg:x="10.1791in" svg:y="0.8547in" draw:caption-point-x="-0.2402in" draw:caption-point-y="0.6063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2.4622in" svg:y="0.8567in" draw:caption-point-x="-0.2402in" draw:caption-point-y="0.6043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03" table:formula="of:=SUM([.D8:.AH8])" office:value-type="float" office:value="4">
            <text:p>4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3" draw:text-style-name="P1" svg:width="1.1413in" svg:height="0.7012in" svg:x="3.1024in" svg:y="1.0945in" draw:caption-point-x="-0.2402in" draw:caption-point-y="0.6142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5.3854in" svg:y="1.0992in" draw:caption-point-x="-0.2402in" draw:caption-point-y="0.6094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5.8421in" svg:y="1.1in" draw:caption-point-x="-0.2402in" draw:caption-point-y="0.6087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7" office:value-type="float" office:value="0.5">
            <office:annotation draw:style-name="gr6" draw:text-style-name="P1" svg:width="1.1413in" svg:height="0.2634in" svg:x="6.3311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9.7228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12.4622in" svg:y="1.1043in" draw:caption-point-x="-0.2402in" draw:caption-point-y="0.6043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7" office:value-type="float" office:value="0.5">
            <office:annotation draw:style-name="gr6" draw:text-style-name="P1" svg:width="1.1413in" svg:height="0.2634in" svg:x="12.9189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16.1154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03" table:formula="of:=SUM([.D9:.AH9])" office:value-type="float" office:value="1.5">
            <text:p>1.5</text:p>
          </table:table-cell>
          <table:table-cell table:style-name="ce107" office:value-type="float" office:value="0">
            <office:annotation draw:style-name="gr4" draw:text-style-name="P1" svg:width="1.1413in" svg:height="0.3902in" svg:x="2.6457in" svg:y="1.3453in" draw:caption-point-x="-0.2402in" draw:caption-point-y="0.6114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3.1024in" svg:y="1.3457in" draw:caption-point-x="-0.2402in" draw:caption-point-y="0.611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6.3311in" svg:y="1.348in" draw:caption-point-x="-0.2402in" draw:caption-point-y="0.6087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8.7768in" svg:y="1.3496in" draw:caption-point-x="-0.2402in" draw:caption-point-y="0.6071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4" draw:text-style-name="P1" svg:width="1.1413in" svg:height="0.3902in" svg:x="9.7228in" svg:y="1.3504in" draw:caption-point-x="-0.2402in" draw:caption-point-y="0.6063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2" draw:text-style-name="P1" svg:width="1.1413in" svg:height="0.5457in" svg:x="14.7457in" svg:y="1.3535in" draw:caption-point-x="-0.2402in" draw:caption-point-y="0.6031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6.572in" svg:y="1.3555in" draw:caption-point-x="-0.2402in" draw:caption-point-y="0.6012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03" table:formula="of:=SUM([.D10:.AH10])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2.6457in" svg:y="1.5929in" draw:caption-point-x="-0.2402in" draw:caption-point-y="0.6114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/>
          <table:table-cell table:style-name="ce116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8">
            <text:p>8</text:p>
          </table:table-cell>
          <table:table-cell table:style-name="ce71" office:value-type="string">
            <text:p>HaTH</text:p>
          </table:table-cell>
          <table:table-cell table:style-name="ce103" table:formula="of:=SUM([.D11:.AH11])" office:value-type="float" office:value="0.5">
            <text:p>0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0.1791in" svg:y="1.8465in" draw:caption-point-x="-0.2402in" draw:caption-point-y="0.6055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4" draw:text-style-name="P1" svg:width="1.1413in" svg:height="0.3902in" svg:x="14.7457in" svg:y="1.8488in" draw:caption-point-x="-0.2402in" draw:caption-point-y="0.6031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03" table:formula="of:=SUM([.D12:.AH12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2.0917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8.7768in" svg:y="2.0925in" draw:caption-point-x="-0.2402in" draw:caption-point-y="0.6071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9.7228in" svg:y="2.0933in" draw:caption-point-x="-0.2402in" draw:caption-point-y="0.6063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5.6587in" svg:y="2.0972in" draw:caption-point-x="-0.2402in" draw:caption-point-y="0.6024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6.572in" svg:y="2.0984in" draw:caption-point-x="-0.2402in" draw:caption-point-y="0.6012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03" table:formula="of:=SUM([.D13:.AH13])" office:value-type="float" office:value="1.5">
            <text:p>1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3.5591in" svg:y="2.337in" draw:caption-point-x="-0.2402in" draw:caption-point-y="0.6102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6" draw:text-style-name="P1" svg:width="1.1413in" svg:height="0.2634in" svg:x="8.2878in" svg:y="2.3398in" draw:caption-point-x="-0.2402in" draw:caption-point-y="0.6075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2" draw:text-style-name="P1" svg:width="1.1413in" svg:height="0.5457in" svg:x="12.4622in" svg:y="2.3453in" draw:caption-point-x="-0.2402in" draw:caption-point-y="0.602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6.1154in" svg:y="2.3457in" draw:caption-point-x="-0.2402in" draw:caption-point-y="0.6016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03" table:formula="of:=SUM([.D14:.AH14])" office:value-type="float" office:value="2.5">
            <text:p>2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12.0059in" svg:y="2.5902in" draw:caption-point-x="-0.2402in" draw:caption-point-y="0.6047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16.1154in" svg:y="2.5937in" draw:caption-point-x="-0.2402in" draw:caption-point-y="0.6012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03" table:formula="of:=SUM([.D15:.AH15])" office:value-type="float" office:value="2">
            <text:p>2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3311in" svg:y="2.8343in" draw:caption-point-x="-0.2402in" draw:caption-point-y="0.6083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6.8205in" svg:y="2.8346in" draw:caption-point-x="-0.2402in" draw:caption-point-y="0.6079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8.7768in" svg:y="2.8354in" draw:caption-point-x="-0.2402in" draw:caption-point-y="0.6071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9.2661in" svg:y="2.8358in" draw:caption-point-x="-0.2402in" draw:caption-point-y="0.6067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2.0059in" svg:y="2.8378in" draw:caption-point-x="-0.2402in" draw:caption-point-y="0.6047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2.4622in" svg:y="2.8382in" draw:caption-point-x="-0.2402in" draw:caption-point-y="0.6043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3.3756in" svg:y="2.8406in" draw:caption-point-x="-0.2402in" draw:caption-point-y="0.602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6" draw:text-style-name="P1" svg:width="1.1413in" svg:height="0.2634in" svg:x="14.7457in" svg:y="2.835in" draw:caption-point-x="-0.2402in" draw:caption-point-y="0.6075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7" office:value-type="float" office:value="1">
            <office:annotation draw:style-name="gr6" draw:text-style-name="P1" svg:width="1.1413in" svg:height="0.2634in" svg:x="15.202in" svg:y="2.8346in" draw:caption-point-x="-0.2402in" draw:caption-point-y="0.6079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7" office:value-type="float" office:value="0">
            <office:annotation draw:style-name="gr2" draw:text-style-name="P1" svg:width="1.1413in" svg:height="0.5457in" svg:x="15.6587in" svg:y="2.8402in" draw:caption-point-x="-0.2402in" draw:caption-point-y="0.6024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03" table:formula="of:=SUM([.D16:.AH16])" office:value-type="float" office:value="0.5">
            <text:p>0.5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4" draw:text-style-name="P1" svg:width="1.1413in" svg:height="0.3902in" svg:x="3.1024in" svg:y="3.0791in" draw:caption-point-x="-0.2402in" draw:caption-point-y="0.611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03" table:formula="of:=SUM([.D17:.AH17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6.572in" svg:y="3.337in" draw:caption-point-x="-0.2402in" draw:caption-point-y="0.6012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03" table:formula="of:=SUM([.D18:.AH18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3311in" svg:y="3.5776in" draw:caption-point-x="-0.2402in" draw:caption-point-y="0.6083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03" table:formula="of:=SUM([.D19:.AH19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03" table:formula="of:=SUM([.D20:.AH20])" office:value-type="float" office:value="0"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3.5591in" svg:y="4.0709in" draw:caption-point-x="-0.2402in" draw:caption-point-y="0.6102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5.3854in" svg:y="4.0717in" draw:caption-point-x="-0.2402in" draw:caption-point-y="0.6094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5.8421in" svg:y="4.0724in" draw:caption-point-x="-0.2402in" draw:caption-point-y="0.6087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3311in" svg:y="4.0728in" draw:caption-point-x="-0.2402in" draw:caption-point-y="0.6083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03" table:formula="of:=SUM([.D21:.AH21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2" draw:text-style-name="P1" svg:width="1.1413in" svg:height="0.5457in" svg:x="8.2878in" svg:y="4.3213in" draw:caption-point-x="-0.2402in" draw:caption-point-y="0.6075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03" table:formula="of:=SUM([.D22:.AH22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03" table:formula="of:=SUM([.D23:.AH23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03" table:formula="of:=SUM([.D24:.AH24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03" table:formula="of:=SUM([.D25:.AH25])" office:value-type="float" office:value="3">
            <text:p>3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1">
            <office:annotation draw:style-name="gr4" draw:text-style-name="P1" svg:width="1.1413in" svg:height="0.3902in" svg:x="3.5591in" svg:y="5.3083in" draw:caption-point-x="-0.2402in" draw:caption-point-y="0.611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1">
            <office:annotation draw:style-name="gr4" draw:text-style-name="P1" svg:width="1.1413in" svg:height="0.3902in" svg:x="4.9287in" svg:y="5.3055in" draw:caption-point-x="-0.2402in" draw:caption-point-y="0.6138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5.3854in" svg:y="5.3055in" draw:caption-point-x="-0.2402in" draw:caption-point-y="0.6138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7" office:value-type="float" office:value="0">
            <office:annotation draw:style-name="gr6" draw:text-style-name="P1" svg:width="1.1413in" svg:height="0.2634in" svg:x="5.8421in" svg:y="5.3055in" draw:caption-point-x="-0.2402in" draw:caption-point-y="0.613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3311in" svg:y="5.3055in" draw:caption-point-x="-0.2402in" draw:caption-point-y="0.613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5.3055in" draw:caption-point-x="-0.2402in" draw:caption-point-y="0.613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6.1154in" svg:y="5.3173in" draw:caption-point-x="-0.2402in" draw:caption-point-y="0.602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03" table:formula="of:=SUM([.D26:.AH26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03" table:formula="of:=SUM([.D27:.AH27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03" table:formula="of:=SUM([.D28:.AH28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6.8205in" svg:y="6.0543in" draw:caption-point-x="-0.2402in" draw:caption-point-y="0.6083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2.4622in" svg:y="6.0583in" draw:caption-point-x="-0.2402in" draw:caption-point-y="0.6043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6.572in" svg:y="6.0614in" draw:caption-point-x="-0.2402in" draw:caption-point-y="0.6012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03" table:formula="of:=SUM([.D29:.AH29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6.3024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8.7768in" svg:y="6.3031in" draw:caption-point-x="-0.2402in" draw:caption-point-y="0.6071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9.7228in" svg:y="6.3039in" draw:caption-point-x="-0.2402in" draw:caption-point-y="0.6063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2.0059in" svg:y="6.3055in" draw:caption-point-x="-0.2402in" draw:caption-point-y="0.6047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2.9189in" svg:y="6.3063in" draw:caption-point-x="-0.2402in" draw:caption-point-y="0.6039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5.6587in" svg:y="6.3079in" draw:caption-point-x="-0.2402in" draw:caption-point-y="0.6024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6.572in" svg:y="6.3091in" draw:caption-point-x="-0.2402in" draw:caption-point-y="0.6012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103" table:formula="of:=SUM([.D30:.AH30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103" table:formula="of:=SUM([.D31:.AH31])" office:value-type="float" office:value="1.5">
            <text:p>1.5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3.1024in" svg:y="6.7945in" draw:caption-point-x="-0.2402in" draw:caption-point-y="0.611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4" draw:text-style-name="P1" svg:width="1.1413in" svg:height="0.3902in" svg:x="4.9287in" svg:y="6.7945in" draw:caption-point-x="-0.2402in" draw:caption-point-y="0.611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7" office:value-type="float" office:value="0">
            <office:annotation draw:style-name="gr6" draw:text-style-name="P1" svg:width="1.1413in" svg:height="0.2634in" svg:x="5.3854in" svg:y="6.7965in" draw:caption-point-x="-0.2402in" draw:caption-point-y="0.6091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3311in" svg:y="6.7972in" draw:caption-point-x="-0.2402in" draw:caption-point-y="0.6083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6.7976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8.7768in" svg:y="6.7984in" draw:caption-point-x="-0.2402in" draw:caption-point-y="0.6071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9.2661in" svg:y="6.7988in" draw:caption-point-x="-0.2402in" draw:caption-point-y="0.6067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0.1791in" svg:y="6.8in" draw:caption-point-x="-0.2402in" draw:caption-point-y="0.6055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6" draw:text-style-name="P1" svg:width="1.1413in" svg:height="0.2634in" svg:x="11.5492in" svg:y="6.8004in" draw:caption-point-x="-0.2402in" draw:caption-point-y="0.6051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5.6587in" svg:y="6.8031in" draw:caption-point-x="-0.2402in" draw:caption-point-y="0.6024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6.1154in" svg:y="6.8035in" draw:caption-point-x="-0.2402in" draw:caption-point-y="0.602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6.572in" svg:y="6.8043in" draw:caption-point-x="-0.2402in" draw:caption-point-y="0.6012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103" table:formula="of:=SUM([.D32:.AH32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4" draw:text-style-name="P1" svg:width="1.1413in" svg:height="0.3902in" svg:x="5.3854in" svg:y="7.0433in" draw:caption-point-x="-0.2402in" draw:caption-point-y="0.6098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103" table:formula="of:=SUM([.D33:.AH33])" office:value-type="float" office:value="1">
            <text:p>1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3.5591in" svg:y="7.2906in" draw:caption-point-x="-0.2402in" draw:caption-point-y="0.6102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103" table:formula="of:=SUM([.D34:.AH34])" office:value-type="float" office:value="1.5">
            <text:p>1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9.7228in" svg:y="7.5421in" draw:caption-point-x="-0.2402in" draw:caption-point-y="0.6063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6" draw:text-style-name="P1" svg:width="1.1413in" svg:height="0.2634in" svg:x="11.5492in" svg:y="7.5398in" draw:caption-point-x="-0.2402in" draw:caption-point-y="0.6087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103" table:formula="of:=SUM([.D35:.AH35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0.1791in" svg:y="7.7909in" draw:caption-point-x="-0.2402in" draw:caption-point-y="0.6055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6" draw:text-style-name="P1" svg:width="1.1413in" svg:height="0.2634in" svg:x="11.5492in" svg:y="7.7913in" draw:caption-point-x="-0.2402in" draw:caption-point-y="0.6051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2.9189in" svg:y="7.7925in" draw:caption-point-x="-0.2402in" draw:caption-point-y="0.6039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103" table:formula="of:=SUM([.D36:.AH36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8.7768in" svg:y="8.037in" draw:caption-point-x="-0.2402in" draw:caption-point-y="0.6071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9.7228in" svg:y="8.0374in" draw:caption-point-x="-0.2402in" draw:caption-point-y="0.6067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5.202in" svg:y="8.0409in" draw:caption-point-x="-0.2402in" draw:caption-point-y="0.6031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4">
            <text:p>34</text:p>
          </table:table-cell>
          <table:table-cell table:style-name="ce71" office:value-type="string">
            <text:p>PhuongTH</text:p>
          </table:table-cell>
          <table:table-cell table:style-name="ce103" table:formula="of:=SUM([.D37:.AH37])" office:value-type="float" office:value="5.5">
            <text:p>5.5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3.1024in" svg:y="8.2752in" draw:caption-point-x="-0.2402in" draw:caption-point-y="0.6165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3.5591in" svg:y="8.2815in" draw:caption-point-x="-0.2402in" draw:caption-point-y="0.6102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5.3854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6.3311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8.7768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7" office:value-type="float" office:value="0">
            <office:annotation draw:style-name="gr4" draw:text-style-name="P1" svg:width="1.1413in" svg:height="0.3902in" svg:x="9.2661in" svg:y="8.285in" draw:caption-point-x="-0.2402in" draw:caption-point-y="0.6067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2.0059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2" draw:text-style-name="P1" svg:width="1.1413in" svg:height="0.5457in" svg:x="14.7457in" svg:y="8.2898in" draw:caption-point-x="-0.2402in" draw:caption-point-y="0.602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7" office:value-type="float" office:value="0">
            <office:annotation draw:style-name="gr2" draw:text-style-name="P1" svg:width="1.1413in" svg:height="0.5457in" svg:x="15.202in" svg:y="8.2894in" draw:caption-point-x="-0.2402in" draw:caption-point-y="0.6024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6.1154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103" table:formula="of:=SUM([.D38:.AH38])" office:value-type="float" office:value="2">
            <text:p>2</text:p>
          </table:table-cell>
          <table:table-cell table:style-name="ce107" office:value-type="float" office:value="0.5">
            <office:annotation draw:style-name="gr6" draw:text-style-name="P1" svg:width="1.1413in" svg:height="0.2634in" svg:x="2.6457in" svg:y="8.5232in" draw:caption-point-x="-0.2402in" draw:caption-point-y="0.616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7" office:value-type="float" office:value="0">
            <office:annotation draw:style-name="gr2" draw:text-style-name="P1" svg:width="1.1413in" svg:height="0.5457in" svg:x="3.1024in" svg:y="8.5283in" draw:caption-point-x="-0.2402in" draw:caption-point-y="0.611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8.7768in" svg:y="8.5323in" draw:caption-point-x="-0.2402in" draw:caption-point-y="0.6071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6" draw:text-style-name="P1" svg:width="1.1413in" svg:height="0.2634in" svg:x="11.5492in" svg:y="8.537in" draw:caption-point-x="-0.2402in" draw:caption-point-y="0.6024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7" office:value-type="float" office:value="0">
            <office:annotation draw:style-name="gr4" draw:text-style-name="P1" svg:width="1.1413in" svg:height="0.3902in" svg:x="12.0059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2.4622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2.9189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3.3756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6">
            <text:p>36</text:p>
          </table:table-cell>
          <table:table-cell table:style-name="ce45" office:value-type="string">
            <text:p>TienND</text:p>
          </table:table-cell>
          <table:table-cell table:style-name="ce103" table:formula="of:=SUM([.D39:.AH39])" office:value-type="float" office:value="2">
            <text:p>2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3.1024in" svg:y="8.776in" draw:caption-point-x="-0.2402in" draw:caption-point-y="0.611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3.5591in" svg:y="8.7768in" draw:caption-point-x="-0.2402in" draw:caption-point-y="0.6102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5.8421in" svg:y="8.7783in" draw:caption-point-x="-0.2402in" draw:caption-point-y="0.6087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4" draw:text-style-name="P1" svg:width="1.1413in" svg:height="0.3902in" svg:x="6.8205in" svg:y="8.7783in" draw:caption-point-x="-0.2402in" draw:caption-point-y="0.6087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8.7768in" svg:y="8.7799in" draw:caption-point-x="-0.2402in" draw:caption-point-y="0.6071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9.2661in" svg:y="8.7803in" draw:caption-point-x="-0.2402in" draw:caption-point-y="0.6067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6" draw:text-style-name="P1" svg:width="1.1413in" svg:height="0.2634in" svg:x="11.5492in" svg:y="8.7819in" draw:caption-point-x="-0.2402in" draw:caption-point-y="0.6051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16.572in" svg:y="8.7858in" draw:caption-point-x="-0.2402in" draw:caption-point-y="0.6012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45" office:value-type="string">
            <text:p>ThamDT</text:p>
          </table:table-cell>
          <table:table-cell table:style-name="ce103" table:formula="of:=SUM([.D40:.AH40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2" draw:text-style-name="P1" svg:width="1.1413in" svg:height="0.5457in" svg:x="8.2878in" svg:y="9.0272in" draw:caption-point-x="-0.2402in" draw:caption-point-y="0.6075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0.1791in" svg:y="9.0276in" draw:caption-point-x="-0.2402in" draw:caption-point-y="0.6071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0">
            <office:annotation draw:style-name="gr2" draw:text-style-name="P1" svg:width="1.1413in" svg:height="0.5457in" svg:x="11.5492in" svg:y="9.0295in" draw:caption-point-x="-0.2402in" draw:caption-point-y="0.6051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8">
            <text:p>38</text:p>
          </table:table-cell>
          <table:table-cell table:style-name="ce45" office:value-type="string">
            <text:p>ThaoDTN</text:p>
          </table:table-cell>
          <table:table-cell table:style-name="ce103" table:formula="of:=SUM([.D41:.AH41])" office:value-type="float" office:value="0">
            <text:p>0</text:p>
          </table:table-cell>
          <table:table-cell table:style-name="ce107" table:number-columns-repeated="1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ThinhT</text:p>
          </table:table-cell>
          <table:table-cell table:style-name="ce103" table:formula="of:=SUM([.D42:.AH42])" office:value-type="float" office:value="15">
            <text:p>1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4" draw:text-style-name="P1" svg:width="1.1413in" svg:height="0.3902in" svg:x="8.2878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8.7768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9.2661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9.7228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0.1791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1">
            <office:annotation draw:style-name="gr4" draw:text-style-name="P1" svg:width="1.1413in" svg:height="0.3902in" svg:x="11.5492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2.0059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2.4622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2.9189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3.3756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1">
            <office:annotation draw:style-name="gr4" draw:text-style-name="P1" svg:width="1.1413in" svg:height="0.3902in" svg:x="14.7457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5.20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5.6587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6.1154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6.572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0">
            <text:p>40</text:p>
          </table:table-cell>
          <table:table-cell table:style-name="ce45" office:value-type="string">
            <text:p>ThoaiVK</text:p>
          </table:table-cell>
          <table:table-cell table:style-name="ce103" table:formula="of:=SUM([.D43:.AH43])" office:value-type="float" office:value="1">
            <text:p>1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3.1024in" svg:y="9.7665in" draw:caption-point-x="-0.2402in" draw:caption-point-y="0.611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5.3854in" svg:y="9.7681in" draw:caption-point-x="-0.2402in" draw:caption-point-y="0.6094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5.8421in" svg:y="9.7689in" draw:caption-point-x="-0.2402in" draw:caption-point-y="0.6087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3311in" svg:y="9.7693in" draw:caption-point-x="-0.2402in" draw:caption-point-y="0.6083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9.7697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5.202in" svg:y="9.7744in" draw:caption-point-x="-0.2402in" draw:caption-point-y="0.6031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huyLTT</text:p>
          </table:table-cell>
          <table:table-cell table:style-name="ce103" table:formula="of:=SUM([.D44:.AH44])" office:value-type="float" office:value="5">
            <text:p>5</text:p>
          </table:table-cell>
          <table:table-cell table:style-name="ce107" office:value-type="float" office:value="0.5">
            <office:annotation draw:style-name="gr3" draw:text-style-name="P1" svg:width="1.1413in" svg:height="0.7012in" svg:x="2.6457in" svg:y="10.0142in" draw:caption-point-x="-0.2402in" draw:caption-point-y="0.6114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7" office:value-type="float" office:value="1">
            <office:annotation draw:style-name="gr4" draw:text-style-name="P1" svg:width="1.1413in" svg:height="0.3902in" svg:x="3.1024in" svg:y="10.0146in" draw:caption-point-x="-0.2402in" draw:caption-point-y="0.611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6" draw:text-style-name="P1" svg:width="1.1413in" svg:height="0.2634in" svg:x="4.9287in" svg:y="10.0157in" draw:caption-point-x="-0.2402in" draw:caption-point-y="0.6098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7" office:value-type="float" office:value="0.5">
            <office:annotation draw:style-name="gr4" draw:text-style-name="P1" svg:width="1.1413in" svg:height="0.3902in" svg:x="5.3854in" svg:y="10.0165in" draw:caption-point-x="-0.2402in" draw:caption-point-y="0.6091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6.3311in" svg:y="10.0173in" draw:caption-point-x="-0.2402in" draw:caption-point-y="0.6083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10.0177in" draw:caption-point-x="-0.2402in" draw:caption-point-y="0.6079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6" draw:text-style-name="P1" svg:width="1.1413in" svg:height="0.2634in" svg:x="11.5492in" svg:y="10.0169in" draw:caption-point-x="-0.2402in" draw:caption-point-y="0.6087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3" draw:text-style-name="P1" svg:width="1.1413in" svg:height="0.7012in" svg:x="12.4622in" svg:y="10.0213in" draw:caption-point-x="-0.2402in" draw:caption-point-y="0.6043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7" office:value-type="float" office:value="0">
            <office:annotation draw:style-name="gr6" draw:text-style-name="P1" svg:width="1.1413in" svg:height="0.2634in" svg:x="12.9189in" svg:y="10.0217in" draw:caption-point-x="-0.2402in" draw:caption-point-y="0.6039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7" draw:text-style-name="P1" svg:width="1.1413in" svg:height="1.0122in" svg:x="14.7457in" svg:y="10.0224in" draw:caption-point-x="-0.2402in" draw:caption-point-y="0.6031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7" office:value-type="float" office:value="0">
            <office:annotation draw:style-name="gr6" draw:text-style-name="P1" svg:width="1.1413in" svg:height="0.2634in" svg:x="15.202in" svg:y="10.0224in" draw:caption-point-x="-0.2402in" draw:caption-point-y="0.6031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7" office:value-type="float" office:value="0.5">
            <office:annotation draw:style-name="gr4" draw:text-style-name="P1" svg:width="1.1413in" svg:height="0.3902in" svg:x="15.6587in" svg:y="10.0232in" draw:caption-point-x="-0.2402in" draw:caption-point-y="0.6024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7" office:value-type="float" office:value="0">
            <office:annotation draw:style-name="gr3" draw:text-style-name="P1" svg:width="1.1413in" svg:height="0.7012in" svg:x="16.1154in" svg:y="10.0236in" draw:caption-point-x="-0.2402in" draw:caption-point-y="0.602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6.572in" svg:y="10.0244in" draw:caption-point-x="-0.2402in" draw:caption-point-y="0.6012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2">
            <text:p>42</text:p>
          </table:table-cell>
          <table:table-cell table:style-name="ce45" office:value-type="string">
            <text:p>TruyenLVC</text:p>
          </table:table-cell>
          <table:table-cell table:style-name="ce103" table:formula="of:=SUM([.D45:.AH45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5.8421in" svg:y="10.2646in" draw:caption-point-x="-0.2402in" draw:caption-point-y="0.6087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9.7228in" svg:y="10.2669in" draw:caption-point-x="-0.2402in" draw:caption-point-y="0.6063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2.4622in" svg:y="10.2689in" draw:caption-point-x="-0.2402in" draw:caption-point-y="0.6043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5.202in" svg:y="10.2701in" draw:caption-point-x="-0.2402in" draw:caption-point-y="0.6031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6.572in" svg:y="10.272in" draw:caption-point-x="-0.2402in" draw:caption-point-y="0.6012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71" office:value-type="string">
            <text:p>VietBA</text:p>
          </table:table-cell>
          <table:table-cell table:style-name="ce103" table:formula="of:=SUM([.D46:.AH46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5.6587in" svg:y="10.5189in" draw:caption-point-x="-0.2402in" draw:caption-point-y="0.602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6.572in" svg:y="10.5197in" draw:caption-point-x="-0.2402in" draw:caption-point-y="0.6012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4">
            <text:p>44</text:p>
          </table:table-cell>
          <table:table-cell table:style-name="ce45" office:value-type="string">
            <text:p>VinhP</text:p>
          </table:table-cell>
          <table:table-cell table:style-name="ce103" table:formula="of:=SUM([.D47:.AH47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2" draw:text-style-name="P1" svg:width="1.1413in" svg:height="0.5457in" svg:x="5.8421in" svg:y="10.7598in" draw:caption-point-x="-0.2402in" draw:caption-point-y="0.6087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6" draw:text-style-name="P1" svg:width="1.1413in" svg:height="0.2634in" svg:x="11.5492in" svg:y="10.7634in" draw:caption-point-x="-0.2402in" draw:caption-point-y="0.6051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08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8" table:number-columns-repeated="4"/>
          <table:table-cell table:style-name="ce110"/>
          <table:table-cell table:style-name="ce108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08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8" table:number-columns-repeated="4"/>
          <table:table-cell table:style-name="ce111" table:number-columns-repeated="7"/>
          <table:table-cell table:style-name="ce108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08" table:number-columns-repeated="31"/>
          <table:table-cell table:style-name="ce44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3"/>
        <table:table-column table:style-name="co26" table:number-columns-repeated="7" table:default-cell-style-name="ce123"/>
        <table:table-column table:style-name="co25" table:number-columns-repeated="15" table:default-cell-style-name="ce123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118" table:number-columns-repeated="8"/>
          <table:table-cell table:style-name="ce126" office:value-type="string" table:number-columns-spanned="2" table:number-rows-spanned="1">
            <text:p>Month</text:p>
          </table:table-cell>
          <table:covered-table-cell table:style-name="ce127"/>
          <table:table-cell table:style-name="ce128" table:content-validation-name="val1" office:value-type="float" office:value="4" table:number-columns-spanned="2" table:number-rows-spanned="1">
            <text:p>4</text:p>
          </table:table-cell>
          <table:covered-table-cell table:style-name="ce127"/>
          <table:table-cell table:style-name="ce126" office:value-type="string" table:number-columns-spanned="2" table:number-rows-spanned="1">
            <text:p>Year</text:p>
          </table:table-cell>
          <table:covered-table-cell table:style-name="ce127"/>
          <table:table-cell table:style-name="ce126" office:value-type="float" office:value="2017" table:number-columns-spanned="2" table:number-rows-spanned="1">
            <text:p>2017</text:p>
          </table:table-cell>
          <table:covered-table-cell table:style-name="ce129"/>
          <table:table-cell table:style-name="ce118" table:number-columns-repeated="14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119" table:formula="of:=DATE([.$R$1];[.N1];1)" office:value-type="date" office:date-value="2017-04-01">
            <text:p>01</text:p>
          </table:table-cell>
          <table:table-cell table:style-name="ce119" table:formula="of:=[.D2]+1" office:value-type="date" office:date-value="2017-04-02">
            <text:p>02</text:p>
          </table:table-cell>
          <table:table-cell table:style-name="ce119" table:formula="of:=[.E2]+1" office:value-type="date" office:date-value="2017-04-03">
            <text:p>03</text:p>
          </table:table-cell>
          <table:table-cell table:style-name="ce119" table:formula="of:=[.F2]+1" office:value-type="date" office:date-value="2017-04-04">
            <text:p>04</text:p>
          </table:table-cell>
          <table:table-cell table:style-name="ce119" table:formula="of:=[.G2]+1" office:value-type="date" office:date-value="2017-04-05">
            <text:p>05</text:p>
          </table:table-cell>
          <table:table-cell table:style-name="ce119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9" table:formula="of:=[.I2]+1" office:value-type="date" office:date-value="2017-04-07">
            <text:p>07</text:p>
          </table:table-cell>
          <table:table-cell table:style-name="ce119" table:formula="of:=[.J2]+1" office:value-type="date" office:date-value="2017-04-08">
            <text:p>08</text:p>
          </table:table-cell>
          <table:table-cell table:style-name="ce119" table:formula="of:=[.K2]+1" office:value-type="date" office:date-value="2017-04-09">
            <text:p>09</text:p>
          </table:table-cell>
          <table:table-cell table:style-name="ce119" table:formula="of:=[.L2]+1" office:value-type="date" office:date-value="2017-04-10">
            <text:p>10</text:p>
          </table:table-cell>
          <table:table-cell table:style-name="ce119" table:formula="of:=[.M2]+1" office:value-type="date" office:date-value="2017-04-11">
            <text:p>11</text:p>
          </table:table-cell>
          <table:table-cell table:style-name="ce119" table:formula="of:=[.N2]+1" office:value-type="date" office:date-value="2017-04-12">
            <text:p>12</text:p>
          </table:table-cell>
          <table:table-cell table:style-name="ce119" table:formula="of:=[.O2]+1" office:value-type="date" office:date-value="2017-04-13">
            <text:p>13</text:p>
          </table:table-cell>
          <table:table-cell table:style-name="ce119" table:formula="of:=[.P2]+1" office:value-type="date" office:date-value="2017-04-14">
            <text:p>14</text:p>
          </table:table-cell>
          <table:table-cell table:style-name="ce119" table:formula="of:=[.Q2]+1" office:value-type="date" office:date-value="2017-04-15">
            <text:p>15</text:p>
          </table:table-cell>
          <table:table-cell table:style-name="ce119" table:formula="of:=[.R2]+1" office:value-type="date" office:date-value="2017-04-16">
            <text:p>16</text:p>
          </table:table-cell>
          <table:table-cell table:style-name="ce119" table:formula="of:=[.S2]+1" office:value-type="date" office:date-value="2017-04-17">
            <text:p>17</text:p>
          </table:table-cell>
          <table:table-cell table:style-name="ce119" table:formula="of:=[.T2]+1" office:value-type="date" office:date-value="2017-04-18">
            <text:p>18</text:p>
          </table:table-cell>
          <table:table-cell table:style-name="ce119" table:formula="of:=[.U2]+1" office:value-type="date" office:date-value="2017-04-19">
            <text:p>19</text:p>
          </table:table-cell>
          <table:table-cell table:style-name="ce119" table:formula="of:=[.V2]+1" office:value-type="date" office:date-value="2017-04-20">
            <text:p>20</text:p>
          </table:table-cell>
          <table:table-cell table:style-name="ce119" table:formula="of:=[.W2]+1" office:value-type="date" office:date-value="2017-04-21">
            <text:p>21</text:p>
          </table:table-cell>
          <table:table-cell table:style-name="ce119" table:formula="of:=[.X2]+1" office:value-type="date" office:date-value="2017-04-22">
            <text:p>22</text:p>
          </table:table-cell>
          <table:table-cell table:style-name="ce119" table:formula="of:=[.Y2]+1" office:value-type="date" office:date-value="2017-04-23">
            <text:p>23</text:p>
          </table:table-cell>
          <table:table-cell table:style-name="ce119" table:formula="of:=[.Z2]+1" office:value-type="date" office:date-value="2017-04-24">
            <text:p>24</text:p>
          </table:table-cell>
          <table:table-cell table:style-name="ce119" table:formula="of:=[.AA2]+1" office:value-type="date" office:date-value="2017-04-25">
            <text:p>25</text:p>
          </table:table-cell>
          <table:table-cell table:style-name="ce119" table:formula="of:=[.AB2]+1" office:value-type="date" office:date-value="2017-04-26">
            <text:p>26</text:p>
          </table:table-cell>
          <table:table-cell table:style-name="ce119" table:formula="of:=[.AC2]+1" office:value-type="date" office:date-value="2017-04-27">
            <text:p>27</text:p>
          </table:table-cell>
          <table:table-cell table:style-name="ce119" table:formula="of:=[.AD2]+1" office:value-type="date" office:date-value="2017-04-28">
            <text:p>28</text:p>
          </table:table-cell>
          <table:table-cell table:style-name="ce119" table:formula="of:=[.AE2]+1" office:value-type="date" office:date-value="2017-04-29">
            <text:p>29</text:p>
          </table:table-cell>
          <table:table-cell table:style-name="ce119" table:formula="of:=[.AF2]+1" office:value-type="date" office:date-value="2017-04-30">
            <text:p>30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120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17" table:formula="of:=SUM([.D4:.AG4])" office:value-type="float" office:value="1">
            <text:p>1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4.0157in" svg:y="0.1067in" draw:caption-point-x="-0.2402in" draw:caption-point-y="0.6114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21" office:value-type="float" office:value="0">
            <office:annotation draw:style-name="gr6" draw:text-style-name="P1" svg:width="1.1413in" svg:height="0.2634in" svg:x="4.472in" svg:y="0.1075in" draw:caption-point-x="-0.2402in" draw:caption-point-y="0.6106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2" draw:text-style-name="P1" svg:width="1.1413in" svg:height="0.5457in" svg:x="6.8205in" svg:y="0.1083in" draw:caption-point-x="-0.2402in" draw:caption-point-y="0.6098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8.2878in" svg:y="0.1094in" draw:caption-point-x="-0.2402in" draw:caption-point-y="0.6087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8.7768in" svg:y="0.1098in" draw:caption-point-x="-0.2402in" draw:caption-point-y="0.6083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1.5492in" svg:y="0.1126in" draw:caption-point-x="-0.2402in" draw:caption-point-y="0.6055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3.8323in" svg:y="0.115in" draw:caption-point-x="-0.2402in" draw:caption-point-y="0.6031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4.7457in" svg:y="0.1161in" draw:caption-point-x="-0.2402in" draw:caption-point-y="0.602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21" office:value-type="float" office:value="0">
            <office:annotation draw:style-name="gr6" draw:text-style-name="P1" svg:width="1.1413in" svg:height="0.2634in" svg:x="15.202in" svg:y="0.1161in" draw:caption-point-x="-0.2402in" draw:caption-point-y="0.602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17" table:formula="of:=SUM([.D5:.AG5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0.6358in" svg:y="0.3594in" draw:caption-point-x="-0.2402in" draw:caption-point-y="0.6063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0925in" svg:y="0.3598in" draw:caption-point-x="-0.2402in" draw:caption-point-y="0.6059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4" draw:text-style-name="P1" svg:width="1.1413in" svg:height="0.3902in" svg:x="13.3756in" svg:y="0.363in" draw:caption-point-x="-0.2402in" draw:caption-point-y="0.6028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8323in" svg:y="0.363in" draw:caption-point-x="-0.2402in" draw:caption-point-y="0.6028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4.7457in" svg:y="0.3634in" draw:caption-point-x="-0.2402in" draw:caption-point-y="0.6024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17" table:formula="of:=SUM([.D6:.AG6])" office:value-type="float" office:value="1">
            <text:p>1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15.202in" svg:y="0.6102in" draw:caption-point-x="-0.2402in" draw:caption-point-y="0.6031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17" table:formula="of:=SUM([.D7:.AG7])" office:value-type="float" office:value="1">
            <text:p>1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4.472in" svg:y="0.8504in" draw:caption-point-x="-0.2402in" draw:caption-point-y="0.6106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office:annotation draw:style-name="gr6" draw:text-style-name="P1" svg:width="1.1413in" svg:height="0.2634in" svg:x="5.3854in" svg:y="0.8508in" draw:caption-point-x="-0.2402in" draw:caption-point-y="0.6102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7.7988in" svg:y="0.8516in" draw:caption-point-x="-0.2402in" draw:caption-point-y="0.6094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1.0925in" svg:y="0.8551in" draw:caption-point-x="-0.2402in" draw:caption-point-y="0.6059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13.3756in" svg:y="0.8571in" draw:caption-point-x="-0.2402in" draw:caption-point-y="0.6039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17" table:formula="of:=SUM([.D8:.AG8])" office:value-type="float" office:value="3">
            <text:p>3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4.472in" svg:y="1.098in" draw:caption-point-x="-0.2402in" draw:caption-point-y="0.6106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8.2878in" svg:y="1.0996in" draw:caption-point-x="-0.2402in" draw:caption-point-y="0.609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4" draw:text-style-name="P1" svg:width="1.1413in" svg:height="0.3902in" svg:x="10.1791in" svg:y="1.1024in" draw:caption-point-x="-0.2402in" draw:caption-point-y="0.6063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11.0925in" svg:y="1.098in" draw:caption-point-x="-0.2402in" draw:caption-point-y="0.6106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1" office:value-type="float" office:value="0.5">
            <office:annotation draw:style-name="gr6" draw:text-style-name="P1" svg:width="1.1413in" svg:height="0.2634in" svg:x="11.5492in" svg:y="1.0996in" draw:caption-point-x="-0.2402in" draw:caption-point-y="0.609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3.8323in" svg:y="1.1055in" draw:caption-point-x="-0.2402in" draw:caption-point-y="0.6031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4.289in" svg:y="1.1059in" draw:caption-point-x="-0.2402in" draw:caption-point-y="0.6028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21" office:value-type="float" office:value="0.5">
            <office:annotation draw:style-name="gr6" draw:text-style-name="P1" svg:width="1.1413in" svg:height="0.2634in" svg:x="14.7457in" svg:y="1.0996in" draw:caption-point-x="-0.2402in" draw:caption-point-y="0.609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17" table:formula="of:=SUM([.D9:.AG9])" office:value-type="float" office:value="3">
            <text:p>3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4.472in" svg:y="1.3461in" draw:caption-point-x="-0.2402in" draw:caption-point-y="0.6106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0.6358in" svg:y="1.3504in" draw:caption-point-x="-0.2402in" draw:caption-point-y="0.6063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11.0925in" svg:y="1.3492in" draw:caption-point-x="-0.2402in" draw:caption-point-y="0.6075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1" office:value-type="float" office:value="1">
            <office:annotation draw:style-name="gr4" draw:text-style-name="P1" svg:width="1.1413in" svg:height="0.3902in" svg:x="11.5492in" svg:y="1.3492in" draw:caption-point-x="-0.2402in" draw:caption-point-y="0.6075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1" office:value-type="float" office:value="1">
            <office:annotation draw:style-name="gr4" draw:text-style-name="P1" svg:width="1.1413in" svg:height="0.3902in" svg:x="12.0059in" svg:y="1.3492in" draw:caption-point-x="-0.2402in" draw:caption-point-y="0.6075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8323in" svg:y="1.3535in" draw:caption-point-x="-0.2402in" draw:caption-point-y="0.6031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17" table:formula="of:=SUM([.D10:.AG10])" office:value-type="float" office:value="1.5">
            <text:p>1.5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3" draw:text-style-name="P1" svg:width="1.1413in" svg:height="0.7012in" svg:x="7.3094in" svg:y="1.5949in" draw:caption-point-x="-0.2402in" draw:caption-point-y="0.6094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30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5492in" svg:y="1.5988in" draw:caption-point-x="-0.2402in" draw:caption-point-y="0.6055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6" draw:text-style-name="P1" svg:width="1.1413in" svg:height="0.2634in" svg:x="13.3756in" svg:y="1.6008in" draw:caption-point-x="-0.2402in" draw:caption-point-y="0.6035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8">
            <text:p>8</text:p>
          </table:table-cell>
          <table:table-cell table:style-name="ce71" office:value-type="string">
            <text:p>HaTH</text:p>
          </table:table-cell>
          <table:table-cell table:style-name="ce117" table:formula="of:=SUM([.D11:.AG11])" office:value-type="float" office:value="1">
            <text:p>1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4.472in" svg:y="1.8413in" draw:caption-point-x="-0.2402in" draw:caption-point-y="0.6106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8.2878in" svg:y="1.8437in" draw:caption-point-x="-0.2402in" draw:caption-point-y="0.6083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2.0059in" svg:y="1.8472in" draw:caption-point-x="-0.2402in" draw:caption-point-y="0.6047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21" table:number-columns-repeated="2"/>
          <table:table-cell table:style-name="ce121" office:value-type="float" office:value="0">
            <office:annotation draw:style-name="gr2" draw:text-style-name="P1" svg:width="1.1413in" svg:height="0.5457in" svg:x="13.3756in" svg:y="1.8484in" draw:caption-point-x="-0.2402in" draw:caption-point-y="0.6035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3.8323in" svg:y="1.8488in" draw:caption-point-x="-0.2402in" draw:caption-point-y="0.6031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21" office:value-type="float" office:value="0">
            <office:annotation draw:style-name="gr6" draw:text-style-name="P1" svg:width="1.1413in" svg:height="0.2634in" svg:x="14.289in" svg:y="1.8492in" draw:caption-point-x="-0.2402in" draw:caption-point-y="0.6028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17"/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4.472in" svg:y="2.089in" draw:caption-point-x="-0.2402in" draw:caption-point-y="0.6106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6.8205in" svg:y="2.0898in" draw:caption-point-x="-0.2402in" draw:caption-point-y="0.6098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7.3094in" svg:y="2.0902in" draw:caption-point-x="-0.2402in" draw:caption-point-y="0.6094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8.2878in" svg:y="2.0909in" draw:caption-point-x="-0.2402in" draw:caption-point-y="0.6087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0925in" svg:y="2.0937in" draw:caption-point-x="-0.2402in" draw:caption-point-y="0.6059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4.7457in" svg:y="2.0972in" draw:caption-point-x="-0.2402in" draw:caption-point-y="0.6024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17" table:formula="of:=SUM([.D13:.AG13])" office:value-type="float" office:value="1.5">
            <text:p>1.5</text:p>
          </table:table-cell>
          <table:table-cell table:style-name="ce121" table:number-columns-repeated="2"/>
          <table:table-cell table:style-name="ce121" office:value-type="float" office:value="0.5">
            <office:annotation draw:style-name="gr2" draw:text-style-name="P1" svg:width="1.1413in" svg:height="0.5457in" svg:x="3.5591in" svg:y="2.3354in" draw:caption-point-x="-0.2402in" draw:caption-point-y="0.6118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4.472in" svg:y="2.3366in" draw:caption-point-x="-0.2402in" draw:caption-point-y="0.6106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8323in" svg:y="2.3441in" draw:caption-point-x="-0.2402in" draw:caption-point-y="0.6031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5.202in" svg:y="2.3453in" draw:caption-point-x="-0.2402in" draw:caption-point-y="0.602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17" table:formula="of:=SUM([.D14:.AG14])" office:value-type="float" office:value="4">
            <text:p>4</text:p>
          </table:table-cell>
          <table:table-cell table:style-name="ce121" table:number-columns-repeated="2"/>
          <table:table-cell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4.472in" svg:y="2.5843in" draw:caption-point-x="-0.2402in" draw:caption-point-y="0.6106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7.7988in" svg:y="2.5862in" draw:caption-point-x="-0.2402in" draw:caption-point-y="0.6087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11.0925in" svg:y="2.5894in" draw:caption-point-x="-0.2402in" draw:caption-point-y="0.6055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14.289in" svg:y="2.5921in" draw:caption-point-x="-0.2402in" draw:caption-point-y="0.6028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21" office:value-type="float" office:value="0.5">
            <office:annotation draw:style-name="gr6" draw:text-style-name="P1" svg:width="1.1413in" svg:height="0.2634in" svg:x="14.7457in" svg:y="2.5929in" draw:caption-point-x="-0.2402in" draw:caption-point-y="0.602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21" office:value-type="float" office:value="0.5">
            <office:annotation draw:style-name="gr6" draw:text-style-name="P1" svg:width="1.1413in" svg:height="0.2634in" svg:x="15.202in" svg:y="2.5929in" draw:caption-point-x="-0.2402in" draw:caption-point-y="0.602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17" table:formula="of:=SUM([.D15:.AG15])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4.0157in" svg:y="2.8311in" draw:caption-point-x="-0.2402in" draw:caption-point-y="0.6114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office:annotation draw:style-name="gr4" draw:text-style-name="P1" svg:width="1.1413in" svg:height="0.3902in" svg:x="5.3854in" svg:y="2.8323in" draw:caption-point-x="-0.2402in" draw:caption-point-y="0.6102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7.3094in" svg:y="2.8331in" draw:caption-point-x="-0.2402in" draw:caption-point-y="0.6094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1.0925in" svg:y="2.837in" draw:caption-point-x="-0.2402in" draw:caption-point-y="0.6055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8323in" svg:y="2.8394in" draw:caption-point-x="-0.2402in" draw:caption-point-y="0.6031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5.202in" svg:y="2.8406in" draw:caption-point-x="-0.2402in" draw:caption-point-y="0.602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17" table:formula="of:=SUM([.D16:.AG16])" office:value-type="float" office:value="2">
            <text:p>2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14.7457in" svg:y="3.0874in" draw:caption-point-x="-0.2402in" draw:caption-point-y="0.6028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1" office:value-type="float" office:value="1">
            <office:annotation draw:style-name="gr4" draw:text-style-name="P1" svg:width="1.1413in" svg:height="0.3902in" svg:x="15.202in" svg:y="3.0874in" draw:caption-point-x="-0.2402in" draw:caption-point-y="0.6028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17" table:formula="of:=SUM([.D17:.AG17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17" table:formula="of:=SUM([.D18:.AG18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4.289in" svg:y="3.5831in" draw:caption-point-x="-0.2402in" draw:caption-point-y="0.6028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17" table:formula="of:=SUM([.D19:.AG19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8.7768in" svg:y="3.8252in" draw:caption-point-x="-0.2402in" draw:caption-point-y="0.6083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17" table:formula="of:=SUM([.D20:.AG20])" office:value-type="float" office:value="1">
            <text:p>1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4.0157in" svg:y="4.0697in" draw:caption-point-x="-0.2402in" draw:caption-point-y="0.6114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/>
          <table:table-cell table:style-name="ce121" office:value-type="float" office:value="1">
            <office:annotation draw:style-name="gr6" draw:text-style-name="P1" svg:width="1.1413in" svg:height="0.2634in" svg:x="5.3854in" svg:y="4.0701in" draw:caption-point-x="-0.2402in" draw:caption-point-y="0.611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8.7768in" svg:y="4.0728in" draw:caption-point-x="-0.2402in" draw:caption-point-y="0.6083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3.8323in" svg:y="4.078in" draw:caption-point-x="-0.2402in" draw:caption-point-y="0.6031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4.7457in" svg:y="4.0787in" draw:caption-point-x="-0.2402in" draw:caption-point-y="0.6024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17" table:formula="of:=SUM([.D21:.AG21])" office:value-type="float" office:value="4">
            <text:p>4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6" draw:text-style-name="P1" svg:width="1.1413in" svg:height="0.2634in" svg:x="6.8205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1" office:value-type="float" office:value="1">
            <office:annotation draw:style-name="gr6" draw:text-style-name="P1" svg:width="1.1413in" svg:height="0.2634in" svg:x="7.3094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1" office:value-type="float" office:value="1">
            <office:annotation draw:style-name="gr6" draw:text-style-name="P1" svg:width="1.1413in" svg:height="0.2634in" svg:x="7.7988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1" office:value-type="float" office:value="1">
            <office:annotation draw:style-name="gr6" draw:text-style-name="P1" svg:width="1.1413in" svg:height="0.2634in" svg:x="8.2878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17" table:formula="of:=SUM([.D22:.AG22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17" table:formula="of:=SUM([.D23:.AG23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17" table:formula="of:=SUM([.D24:.AG24])" office:value-type="float" office:value="1">
            <text:p>1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14.7457in" svg:y="5.0693in" draw:caption-point-x="-0.2402in" draw:caption-point-y="0.6024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17" table:formula="of:=SUM([.D25:.AG25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0.6358in" svg:y="5.313in" draw:caption-point-x="-0.2402in" draw:caption-point-y="0.6063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17" table:formula="of:=SUM([.D26:.AG26])" office:value-type="float" office:value="0.5">
            <text:p>0.5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7.7988in" svg:y="5.5579in" draw:caption-point-x="-0.2402in" draw:caption-point-y="0.6094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17" table:formula="of:=SUM([.D27:.AG27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17" table:formula="of:=SUM([.D28:.AG28])" office:value-type="float" office:value="2">
            <text:p>2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office:annotation draw:style-name="gr4" draw:text-style-name="P1" svg:width="1.1413in" svg:height="0.3902in" svg:x="5.3854in" svg:y="6.0524in" draw:caption-point-x="-0.2402in" draw:caption-point-y="0.6102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7.7988in" svg:y="6.0535in" draw:caption-point-x="-0.2402in" draw:caption-point-y="0.6091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1.0925in" svg:y="6.0567in" draw:caption-point-x="-0.2402in" draw:caption-point-y="0.6059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14.289in" svg:y="6.0598in" draw:caption-point-x="-0.2402in" draw:caption-point-y="0.6028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21" office:value-type="float" office:value="1">
            <office:annotation draw:style-name="gr4" draw:text-style-name="P1" svg:width="1.1413in" svg:height="0.3902in" svg:x="14.7457in" svg:y="6.0602in" draw:caption-point-x="-0.2402in" draw:caption-point-y="0.6024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17" table:formula="of:=SUM([.D29:.AG29])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4.472in" svg:y="6.2996in" draw:caption-point-x="-0.2402in" draw:caption-point-y="0.6106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office:annotation draw:style-name="gr6" draw:text-style-name="P1" svg:width="1.1413in" svg:height="0.2634in" svg:x="5.3854in" svg:y="6.3in" draw:caption-point-x="-0.2402in" draw:caption-point-y="0.6102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4" draw:text-style-name="P1" svg:width="1.1413in" svg:height="0.3902in" svg:x="6.8205in" svg:y="6.3004in" draw:caption-point-x="-0.2402in" draw:caption-point-y="0.6098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7.3094in" svg:y="6.3008in" draw:caption-point-x="-0.2402in" draw:caption-point-y="0.6094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8.2878in" svg:y="6.3016in" draw:caption-point-x="-0.2402in" draw:caption-point-y="0.6087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10.1791in" svg:y="6.3031in" draw:caption-point-x="-0.2402in" draw:caption-point-y="0.6071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0.6358in" svg:y="6.3039in" draw:caption-point-x="-0.2402in" draw:caption-point-y="0.6063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0925in" svg:y="6.3043in" draw:caption-point-x="-0.2402in" draw:caption-point-y="0.6059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5492in" svg:y="6.3043in" draw:caption-point-x="-0.2402in" draw:caption-point-y="0.6059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3.8323in" svg:y="6.3071in" draw:caption-point-x="-0.2402in" draw:caption-point-y="0.6031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4.289in" svg:y="6.3075in" draw:caption-point-x="-0.2402in" draw:caption-point-y="0.6028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4.7457in" svg:y="6.3079in" draw:caption-point-x="-0.2402in" draw:caption-point-y="0.6024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117" table:formula="of:=SUM([.D30:.AG30])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2" draw:text-style-name="P1" svg:width="1.1413in" svg:height="0.5457in" svg:x="3.5591in" svg:y="6.5461in" draw:caption-point-x="-0.2402in" draw:caption-point-y="0.6118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4" draw:text-style-name="P1" svg:width="1.1413in" svg:height="0.3902in" svg:x="10.1791in" svg:y="6.5508in" draw:caption-point-x="-0.2402in" draw:caption-point-y="0.6071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117" table:formula="of:=SUM([.D31:.AG31])" office:value-type="float" office:value="1">
            <text:p>1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3.5591in" svg:y="6.7937in" draw:caption-point-x="-0.2402in" draw:caption-point-y="0.6118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6.8205in" svg:y="6.7957in" draw:caption-point-x="-0.2402in" draw:caption-point-y="0.6098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7.7988in" svg:y="6.7965in" draw:caption-point-x="-0.2402in" draw:caption-point-y="0.6091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5.202in" svg:y="6.8035in" draw:caption-point-x="-0.2402in" draw:caption-point-y="0.602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117" table:formula="of:=SUM([.D32:.AG32])" office:value-type="float" office:value="1">
            <text:p>1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14.7457in" svg:y="7.0472in" draw:caption-point-x="-0.2402in" draw:caption-point-y="0.6059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117" table:formula="of:=SUM([.D33:.AG33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117" table:formula="of:=SUM([.D34:.AG34])" office:value-type="float" office:value="0.5">
            <text:p>0.5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7.7988in" svg:y="7.5394in" draw:caption-point-x="-0.2402in" draw:caption-point-y="0.6091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3" draw:text-style-name="P1" svg:width="1.1413in" svg:height="0.7012in" svg:x="10.1791in" svg:y="7.5413in" draw:caption-point-x="-0.2402in" draw:caption-point-y="0.6071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117" table:formula="of:=SUM([.D35:.AG35])" office:value-type="float" office:value="1.5">
            <text:p>1.5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1">
            <office:annotation draw:style-name="gr6" draw:text-style-name="P1" svg:width="1.1413in" svg:height="0.2634in" svg:x="5.3854in" svg:y="7.7862in" draw:caption-point-x="-0.2402in" draw:caption-point-y="0.6102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8.7768in" svg:y="7.7882in" draw:caption-point-x="-0.2402in" draw:caption-point-y="0.6083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13.3756in" svg:y="7.7925in" draw:caption-point-x="-0.2402in" draw:caption-point-y="0.6039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3.8323in" svg:y="7.7933in" draw:caption-point-x="-0.2402in" draw:caption-point-y="0.6031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117" table:formula="of:=SUM([.D36:.AG36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8.7768in" svg:y="8.0358in" draw:caption-point-x="-0.2402in" draw:caption-point-y="0.6083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5.202in" svg:y="8.0421in" draw:caption-point-x="-0.2402in" draw:caption-point-y="0.602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4">
            <text:p>34</text:p>
          </table:table-cell>
          <table:table-cell table:style-name="ce71" office:value-type="string">
            <text:p>PhuongTH</text:p>
          </table:table-cell>
          <table:table-cell table:style-name="ce117" table:formula="of:=SUM([.D37:.AG37])" office:value-type="float" office:value="7.5">
            <text:p>7.5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4.0157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.5">
            <office:annotation draw:style-name="gr2" draw:text-style-name="P1" svg:width="1.1413in" svg:height="0.5457in" svg:x="5.3854in" svg:y="8.2815in" draw:caption-point-x="-0.2402in" draw:caption-point-y="0.6102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7.3094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8.2878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10.6358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office:annotation draw:style-name="gr4" draw:text-style-name="P1" svg:width="1.1413in" svg:height="0.3902in" svg:x="11.0925in" svg:y="8.2858in" draw:caption-point-x="-0.2402in" draw:caption-point-y="0.6059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11.5492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13.8323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14.7457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office:annotation draw:style-name="gr4" draw:text-style-name="P1" svg:width="1.1413in" svg:height="0.3902in" svg:x="15.202in" svg:y="8.2898in" draw:caption-point-x="-0.2402in" draw:caption-point-y="0.602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117" table:formula="of:=SUM([.D38:.AG38])" office:value-type="float" office:value="0.5">
            <text:p>0.5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4.0157in" svg:y="8.528in" draw:caption-point-x="-0.2402in" draw:caption-point-y="0.6114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6.8205in" svg:y="8.5295in" draw:caption-point-x="-0.2402in" draw:caption-point-y="0.6098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6">
            <text:p>36</text:p>
          </table:table-cell>
          <table:table-cell table:style-name="ce45" office:value-type="string">
            <text:p>TienND</text:p>
          </table:table-cell>
          <table:table-cell table:style-name="ce117" table:formula="of:=SUM([.D39:.AG39])" office:value-type="float" office:value="2.5">
            <text:p>2.5</text:p>
          </table:table-cell>
          <table:table-cell table:style-name="ce121" table:number-columns-repeated="2"/>
          <table:table-cell table:style-name="ce121" office:value-type="float" office:value="1">
            <office:annotation draw:style-name="gr6" draw:text-style-name="P1" svg:width="1.1413in" svg:height="0.2634in" svg:x="3.5591in" svg:y="8.7744in" draw:caption-point-x="-0.2402in" draw:caption-point-y="0.6126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8.7768in" svg:y="8.7787in" draw:caption-point-x="-0.2402in" draw:caption-point-y="0.6083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11.5492in" svg:y="8.7819in" draw:caption-point-x="-0.2402in" draw:caption-point-y="0.6051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8323in" svg:y="8.7839in" draw:caption-point-x="-0.2402in" draw:caption-point-y="0.6031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2" draw:text-style-name="P1" svg:width="1.1413in" svg:height="0.5457in" svg:x="15.202in" svg:y="8.7846in" draw:caption-point-x="-0.2402in" draw:caption-point-y="0.6024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45" office:value-type="string">
            <text:p>ThamDT</text:p>
          </table:table-cell>
          <table:table-cell table:style-name="ce117" table:formula="of:=SUM([.D40:.AG40])" office:value-type="float" office:value="2.5">
            <text:p>2.5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4.472in" svg:y="9.024in" draw:caption-point-x="-0.2402in" draw:caption-point-y="0.6106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8.2878in" svg:y="9.026in" draw:caption-point-x="-0.2402in" draw:caption-point-y="0.6087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21" office:value-type="float" office:value="1">
            <office:annotation draw:style-name="gr6" draw:text-style-name="P1" svg:width="1.1413in" svg:height="0.2634in" svg:x="8.7768in" svg:y="9.0264in" draw:caption-point-x="-0.2402in" draw:caption-point-y="0.6083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21" table:number-columns-repeated="2"/>
          <table:table-cell table:style-name="ce121" office:value-type="float" office:value="0.5">
            <office:annotation draw:style-name="gr4" draw:text-style-name="P1" svg:width="1.1413in" svg:height="0.3902in" svg:x="10.1791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21" office:value-type="float" office:value="0">
            <office:annotation draw:style-name="gr4" draw:text-style-name="P1" svg:width="1.1413in" svg:height="0.3902in" svg:x="10.6358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1.0925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1.5492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2.0059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5.202in" svg:y="9.0327in" draw:caption-point-x="-0.2402in" draw:caption-point-y="0.602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8">
            <text:p>38</text:p>
          </table:table-cell>
          <table:table-cell table:style-name="ce45" office:value-type="string">
            <text:p>ThaoDTN</text:p>
          </table:table-cell>
          <table:table-cell table:style-name="ce117" table:formula="of:=SUM([.D41:.AG41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7.7988in" svg:y="9.2732in" draw:caption-point-x="-0.2402in" draw:caption-point-y="0.6091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0.6358in" svg:y="9.276in" draw:caption-point-x="-0.2402in" draw:caption-point-y="0.6063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8323in" svg:y="9.2791in" draw:caption-point-x="-0.2402in" draw:caption-point-y="0.6031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ThinhT</text:p>
          </table:table-cell>
          <table:table-cell table:style-name="ce117" table:formula="of:=SUM([.D42:.AG42])" office:value-type="float" office:value="1.5">
            <text:p>1.5</text:p>
          </table:table-cell>
          <table:table-cell table:style-name="ce121" table:number-columns-repeated="2"/>
          <table:table-cell table:style-name="ce121" office:value-type="float" office:value="0.5">
            <office:annotation draw:style-name="gr4" draw:text-style-name="P1" svg:width="1.1413in" svg:height="0.3902in" svg:x="3.5591in" svg:y="9.5067in" draw:caption-point-x="-0.2402in" draw:caption-point-y="0.6232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1.0925in" svg:y="9.524in" draw:caption-point-x="-0.2402in" draw:caption-point-y="0.6059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5.202in" svg:y="9.528in" draw:caption-point-x="-0.2402in" draw:caption-point-y="0.602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0">
            <text:p>40</text:p>
          </table:table-cell>
          <table:table-cell table:style-name="ce45" office:value-type="string">
            <text:p>ThoaiVK</text:p>
          </table:table-cell>
          <table:table-cell table:style-name="ce117" table:formula="of:=SUM([.D43:.AG43])" office:value-type="float" office:value="2">
            <text:p>2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4.472in" svg:y="9.7669in" draw:caption-point-x="-0.2402in" draw:caption-point-y="0.6106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21"/>
          <table:table-cell table:style-name="ce121" office:value-type="float" office:value="1">
            <office:annotation draw:style-name="gr6" draw:text-style-name="P1" svg:width="1.1413in" svg:height="0.2634in" svg:x="5.3854in" svg:y="9.7646in" draw:caption-point-x="-0.2402in" draw:caption-point-y="0.613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3.8323in" svg:y="9.7744in" draw:caption-point-x="-0.2402in" draw:caption-point-y="0.6031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14.289in" svg:y="9.7744in" draw:caption-point-x="-0.2402in" draw:caption-point-y="0.6031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5.202in" svg:y="9.7756in" draw:caption-point-x="-0.2402in" draw:caption-point-y="0.602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huyCNTA</text:p>
          </table:table-cell>
          <table:table-cell table:style-name="ce117" table:formula="of:=SUM([.D44:.AG44])" office:value-type="float" office:value="0">
            <text:p>0</text:p>
          </table:table-cell>
          <table:table-cell table:style-name="ce121" table:number-columns-repeated="23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2">
            <text:p>42</text:p>
          </table:table-cell>
          <table:table-cell table:style-name="ce45" office:value-type="string">
            <text:p>ThuyLTT</text:p>
          </table:table-cell>
          <table:table-cell table:style-name="ce117" table:formula="of:=SUM([.D45:.AG45])" office:value-type="float" office:value="4">
            <text:p>4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3" draw:text-style-name="P1" svg:width="1.1413in" svg:height="0.7012in" svg:x="4.0157in" svg:y="10.2618in" draw:caption-point-x="-0.2402in" draw:caption-point-y="0.6114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1" office:value-type="float" office:value="0.5">
            <office:annotation draw:style-name="gr7" draw:text-style-name="P1" svg:width="1.1413in" svg:height="1.0122in" svg:x="4.472in" svg:y="10.2626in" draw:caption-point-x="-0.2402in" draw:caption-point-y="0.6106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21"/>
          <table:table-cell table:style-name="ce121" office:value-type="float" office:value="0">
            <office:annotation draw:style-name="gr6" draw:text-style-name="P1" svg:width="1.1413in" svg:height="0.2634in" svg:x="5.3854in" svg:y="10.263in" draw:caption-point-x="-0.2402in" draw:caption-point-y="0.6102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6.8205in" svg:y="10.2634in" draw:caption-point-x="-0.2402in" draw:caption-point-y="0.6098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7.3094in" svg:y="10.2638in" draw:caption-point-x="-0.2402in" draw:caption-point-y="0.6094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21" office:value-type="float" office:value="0.5">
            <office:annotation draw:style-name="gr2" draw:text-style-name="P1" svg:width="1.1413in" svg:height="0.5457in" svg:x="7.7988in" svg:y="10.2642in" draw:caption-point-x="-0.2402in" draw:caption-point-y="0.6091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21" office:value-type="float" office:value="0.5">
            <office:annotation draw:style-name="gr2" draw:text-style-name="P1" svg:width="1.1413in" svg:height="0.5457in" svg:x="8.2878in" svg:y="10.2646in" draw:caption-point-x="-0.2402in" draw:caption-point-y="0.6087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21" office:value-type="float" office:value="1">
            <office:annotation draw:style-name="gr4" draw:text-style-name="P1" svg:width="1.1413in" svg:height="0.3902in" svg:x="8.7768in" svg:y="10.265in" draw:caption-point-x="-0.2402in" draw:caption-point-y="0.6083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21" table:number-columns-repeated="2"/>
          <table:table-cell table:style-name="ce121" office:value-type="float" office:value="0">
            <office:annotation draw:style-name="gr2" draw:text-style-name="P1" svg:width="1.1413in" svg:height="0.5457in" svg:x="10.1791in" svg:y="10.2661in" draw:caption-point-x="-0.2402in" draw:caption-point-y="0.6071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0.6358in" svg:y="10.2669in" draw:caption-point-x="-0.2402in" draw:caption-point-y="0.6063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0925in" svg:y="10.2673in" draw:caption-point-x="-0.2402in" draw:caption-point-y="0.6059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1.5492in" svg:y="10.2681in" draw:caption-point-x="-0.2402in" draw:caption-point-y="0.6051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2.0059in" svg:y="10.2685in" draw:caption-point-x="-0.2402in" draw:caption-point-y="0.6047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3" draw:text-style-name="P1" svg:width="1.1413in" svg:height="0.7012in" svg:x="13.8323in" svg:y="10.2701in" draw:caption-point-x="-0.2402in" draw:caption-point-y="0.6031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21" office:value-type="float" office:value="0.5">
            <office:annotation draw:style-name="gr4" draw:text-style-name="P1" svg:width="1.1413in" svg:height="0.3902in" svg:x="14.289in" svg:y="10.2705in" draw:caption-point-x="-0.2402in" draw:caption-point-y="0.6028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21" office:value-type="float" office:value="0">
            <office:annotation draw:style-name="gr4" draw:text-style-name="P1" svg:width="1.1413in" svg:height="0.3902in" svg:x="14.7457in" svg:y="10.2709in" draw:caption-point-x="-0.2402in" draw:caption-point-y="0.6024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5.202in" svg:y="10.2713in" draw:caption-point-x="-0.2402in" draw:caption-point-y="0.602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45" office:value-type="string">
            <text:p>TruyenLVC</text:p>
          </table:table-cell>
          <table:table-cell table:style-name="ce117" table:formula="of:=SUM([.D46:.AG46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6.8205in" svg:y="10.511in" draw:caption-point-x="-0.2402in" draw:caption-point-y="0.6098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13.3756in" svg:y="10.5169in" draw:caption-point-x="-0.2402in" draw:caption-point-y="0.6039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5.202in" svg:y="10.5189in" draw:caption-point-x="-0.2402in" draw:caption-point-y="0.602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4">
            <text:p>44</text:p>
          </table:table-cell>
          <table:table-cell table:style-name="ce71" office:value-type="string">
            <text:p>VietBA</text:p>
          </table:table-cell>
          <table:table-cell table:style-name="ce117" table:formula="of:=SUM([.D47:.AG47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0925in" svg:y="10.763in" draw:caption-point-x="-0.2402in" draw:caption-point-y="0.6055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5">
            <text:p>45</text:p>
          </table:table-cell>
          <table:table-cell table:style-name="ce45" office:value-type="string">
            <text:p>VinhP</text:p>
          </table:table-cell>
          <table:table-cell table:style-name="ce117" table:formula="of:=SUM([.D48:.AG48])" office:value-type="float" office:value="0.5">
            <text:p>0.5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5.202in" svg:y="11.0142in" draw:caption-point-x="-0.2402in" draw:caption-point-y="0.602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22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2" table:number-columns-repeated="4"/>
          <table:table-cell table:style-name="ce124"/>
          <table:table-cell table:style-name="ce122" table:number-columns-repeated="25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22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2" table:number-columns-repeated="4"/>
          <table:table-cell table:style-name="ce125" table:number-columns-repeated="7"/>
          <table:table-cell table:style-name="ce122" table:number-columns-repeated="19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22" table:number-columns-repeated="30"/>
          <table:table-cell table:style-name="ce44" table:number-columns-repeated="952"/>
        </table:table-row>
        <table:table-row table:style-name="ro2" table:number-rows-repeated="983123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7"/>
        <table:table-column table:style-name="co26" table:number-columns-repeated="7" table:default-cell-style-name="ce137"/>
        <table:table-column table:style-name="co25" table:number-columns-repeated="16" table:default-cell-style-name="ce137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132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5" table:number-columns-spanned="2" table:number-rows-spanned="1">
            <text:p>5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7" table:number-columns-spanned="2" table:number-rows-spanned="1">
            <text:p>2017</text:p>
          </table:table-cell>
          <table:covered-table-cell table:style-name="ce143"/>
          <table:table-cell table:style-name="ce132" table:number-columns-repeated="15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133" table:formula="of:=DATE([.$R$1];[.N1];1)" office:value-type="date" office:date-value="2017-05-01">
            <text:p>01</text:p>
          </table:table-cell>
          <table:table-cell table:style-name="ce133" table:formula="of:=[.D2]+1" office:value-type="date" office:date-value="2017-05-02">
            <text:p>02</text:p>
          </table:table-cell>
          <table:table-cell table:style-name="ce133" table:formula="of:=[.E2]+1" office:value-type="date" office:date-value="2017-05-03">
            <text:p>03</text:p>
          </table:table-cell>
          <table:table-cell table:style-name="ce133" table:formula="of:=[.F2]+1" office:value-type="date" office:date-value="2017-05-04">
            <text:p>04</text:p>
          </table:table-cell>
          <table:table-cell table:style-name="ce133" table:formula="of:=[.G2]+1" office:value-type="date" office:date-value="2017-05-05">
            <text:p>05</text:p>
          </table:table-cell>
          <table:table-cell table:style-name="ce133" table:formula="of:=[.H2]+1" office:value-type="date" office:date-value="2017-05-06">
            <text:p>06</text:p>
          </table:table-cell>
          <table:table-cell table:style-name="ce133" table:formula="of:=[.I2]+1" office:value-type="date" office:date-value="2017-05-07">
            <text:p>07</text:p>
          </table:table-cell>
          <table:table-cell table:style-name="ce133" table:formula="of:=[.J2]+1" office:value-type="date" office:date-value="2017-05-08">
            <text:p>08</text:p>
          </table:table-cell>
          <table:table-cell table:style-name="ce133" table:formula="of:=[.K2]+1" office:value-type="date" office:date-value="2017-05-09">
            <text:p>09</text:p>
          </table:table-cell>
          <table:table-cell table:style-name="ce133" table:formula="of:=[.L2]+1" office:value-type="date" office:date-value="2017-05-10">
            <text:p>10</text:p>
          </table:table-cell>
          <table:table-cell table:style-name="ce133" table:formula="of:=[.M2]+1" office:value-type="date" office:date-value="2017-05-11">
            <text:p>11</text:p>
          </table:table-cell>
          <table:table-cell table:style-name="ce133" table:formula="of:=[.N2]+1" office:value-type="date" office:date-value="2017-05-12">
            <text:p>12</text:p>
          </table:table-cell>
          <table:table-cell table:style-name="ce133" table:formula="of:=[.O2]+1" office:value-type="date" office:date-value="2017-05-13">
            <text:p>13</text:p>
          </table:table-cell>
          <table:table-cell table:style-name="ce133" table:formula="of:=[.P2]+1" office:value-type="date" office:date-value="2017-05-14">
            <text:p>14</text:p>
          </table:table-cell>
          <table:table-cell table:style-name="ce133" table:formula="of:=[.Q2]+1" office:value-type="date" office:date-value="2017-05-15">
            <text:p>15</text:p>
          </table:table-cell>
          <table:table-cell table:style-name="ce133" table:formula="of:=[.R2]+1" office:value-type="date" office:date-value="2017-05-16">
            <text:p>16</text:p>
          </table:table-cell>
          <table:table-cell table:style-name="ce133" table:formula="of:=[.S2]+1" office:value-type="date" office:date-value="2017-05-17">
            <text:p>17</text:p>
          </table:table-cell>
          <table:table-cell table:style-name="ce133" table:formula="of:=[.T2]+1" office:value-type="date" office:date-value="2017-05-18">
            <text:p>18</text:p>
          </table:table-cell>
          <table:table-cell table:style-name="ce133" table:formula="of:=[.U2]+1" office:value-type="date" office:date-value="2017-05-19">
            <text:p>19</text:p>
          </table:table-cell>
          <table:table-cell table:style-name="ce133" table:formula="of:=[.V2]+1" office:value-type="date" office:date-value="2017-05-20">
            <text:p>20</text:p>
          </table:table-cell>
          <table:table-cell table:style-name="ce133" table:formula="of:=[.W2]+1" office:value-type="date" office:date-value="2017-05-21">
            <text:p>21</text:p>
          </table:table-cell>
          <table:table-cell table:style-name="ce133" table:formula="of:=[.X2]+1" office:value-type="date" office:date-value="2017-05-22">
            <text:p>22</text:p>
          </table:table-cell>
          <table:table-cell table:style-name="ce133" table:formula="of:=[.Y2]+1" office:value-type="date" office:date-value="2017-05-23">
            <text:p>23</text:p>
          </table:table-cell>
          <table:table-cell table:style-name="ce133" table:formula="of:=[.Z2]+1" office:value-type="date" office:date-value="2017-05-24">
            <text:p>24</text:p>
          </table:table-cell>
          <table:table-cell table:style-name="ce133" table:formula="of:=[.AA2]+1" office:value-type="date" office:date-value="2017-05-25">
            <text:p>25</text:p>
          </table:table-cell>
          <table:table-cell table:style-name="ce133" table:formula="of:=[.AB2]+1" office:value-type="date" office:date-value="2017-05-26">
            <text:p>26</text:p>
          </table:table-cell>
          <table:table-cell table:style-name="ce133" table:formula="of:=[.AC2]+1" office:value-type="date" office:date-value="2017-05-27">
            <text:p>27</text:p>
          </table:table-cell>
          <table:table-cell table:style-name="ce133" table:formula="of:=[.AD2]+1" office:value-type="date" office:date-value="2017-05-28">
            <text:p>28</text:p>
          </table:table-cell>
          <table:table-cell table:style-name="ce133" table:formula="of:=[.AE2]+1" office:value-type="date" office:date-value="2017-05-29">
            <text:p>29</text:p>
          </table:table-cell>
          <table:table-cell table:style-name="ce133" table:formula="of:=[.AF2]+1" office:value-type="date" office:date-value="2017-05-30">
            <text:p>30</text:p>
          </table:table-cell>
          <table:table-cell table:style-name="ce133" table:formula="of:=[.AG2]+1" office:value-type="date" office:date-value="2017-05-31">
            <text:p>31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134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4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31" table:formula="of:=SUM([.D4:.AH4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0.1098in" draw:caption-point-x="-0.2402in" draw:caption-point-y="0.6083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7.7988in" svg:y="0.1106in" draw:caption-point-x="-0.2402in" draw:caption-point-y="0.6075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0.1122in" draw:caption-point-x="-0.2402in" draw:caption-point-y="0.6059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3756in" svg:y="0.115in" draw:caption-point-x="-0.2402in" draw:caption-point-y="0.6031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8323in" svg:y="0.1154in" draw:caption-point-x="-0.2402in" draw:caption-point-y="0.6028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0.1161in" draw:caption-point-x="-0.2402in" draw:caption-point-y="0.602in">
              <dc:date>2017-05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31" table:formula="of:=SUM([.D5:.AH5])" office:value-type="float" office:value="2.5">
            <text:p>2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0.3551in" draw:caption-point-x="-0.2402in" draw:caption-point-y="0.6106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5.8421in" svg:y="0.3563in" draw:caption-point-x="-0.2402in" draw:caption-point-y="0.6094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0.3563in" draw:caption-point-x="-0.2402in" draw:caption-point-y="0.6094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0.3579in" draw:caption-point-x="-0.2402in" draw:caption-point-y="0.6079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3" draw:text-style-name="P1" svg:width="1.1413in" svg:height="0.7012in" svg:x="9.2661in" svg:y="0.3583in" draw:caption-point-x="-0.2402in" draw:caption-point-y="0.6075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office:value-type="float" office:value="0">
            <office:annotation draw:style-name="gr4" draw:text-style-name="P1" svg:width="1.1413in" svg:height="0.3902in" svg:x="9.7228in" svg:y="0.3587in" draw:caption-point-x="-0.2402in" draw:caption-point-y="0.6071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1791in" svg:y="0.3594in" draw:caption-point-x="-0.2402in" draw:caption-point-y="0.6063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35" office:value-type="float" office:value="1">
            <office:annotation draw:style-name="gr8" draw:text-style-name="P1" svg:width="1.1413in" svg:height="0.8567in" svg:x="10.6358in" svg:y="0.3598in" draw:caption-point-x="-0.2402in" draw:caption-point-y="0.6059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0.3634in" draw:caption-point-x="-0.2402in" draw:caption-point-y="0.6024in">
              <dc:date>2017-05-26T00:00:00</dc:date>
              <text:p text:style-name="P1"><text:span text:style-name="T1">Nhà có việc, xin đi trễ, 9h23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0.3646in" draw:caption-point-x="-0.2402in" draw:caption-point-y="0.6012in">
              <dc:date>2017-05-31T00:00:00</dc:date>
              <text:p text:style-name="P1"><text:span text:style-name="T1">Bận việc, 8h39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31" table:formula="of:=SUM([.D6:.AH6])" office:value-type="float" office:value="0.5"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0157in" svg:y="0.6031in" draw:caption-point-x="-0.2402in" draw:caption-point-y="0.6102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8205in" svg:y="0.6051in" draw:caption-point-x="-0.2402in" draw:caption-point-y="0.6083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0.6358in" svg:y="0.6075in" draw:caption-point-x="-0.2402in" draw:caption-point-y="0.6059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35" office:value-type="float" office:value="0">
            <office:annotation draw:style-name="gr9" draw:text-style-name="P1" svg:width="1.1413in" svg:height="1.1677in" svg:x="11.0925in" svg:y="0.6083in" draw:caption-point-x="-0.2402in" draw:caption-point-y="0.6051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0.6102in" draw:caption-point-x="-0.2402in" draw:caption-point-y="0.6031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0.6122in" draw:caption-point-x="-0.2402in" draw:caption-point-y="0.6012in">
              <dc:date>2017-05-30T00:00:00</dc:date>
              <text:p text:style-name="P1"><text:span text:style-name="T1">Có việc, xin về sớm lúc 17h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31" table:formula="of:=SUM([.D7:.AH7])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472in" svg:y="0.8504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0.8547in" draw:caption-point-x="-0.2402in" draw:caption-point-y="0.6063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0.861in" draw:caption-point-x="-0.2402in" draw:caption-point-y="0.6in">
              <dc:date>2017-05-31T00:00:00</dc:date>
              <text:p text:style-name="P1"><text:span text:style-name="T1">Có việc, xin về sớm lúc 4h10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31" table:formula="of:=SUM([.D8:.AH8])" office:value-type="float" office:value="3.5">
            <text:p>3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4.0157in" svg:y="1.0906in" draw:caption-point-x="-0.2402in" draw:caption-point-y="0.618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1.1055in" draw:caption-point-x="-0.2402in" draw:caption-point-y="0.6031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1.1016in" draw:caption-point-x="-0.2402in" draw:caption-point-y="0.607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1.1016in" draw:caption-point-x="-0.2402in" draw:caption-point-y="0.607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5.6587in" svg:y="1.1016in" draw:caption-point-x="-0.2402in" draw:caption-point-y="0.607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31" table:formula="of:=SUM([.D9:.AH9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9.7228in" svg:y="1.3496in" draw:caption-point-x="-0.2402in" draw:caption-point-y="0.6071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31" table:formula="of:=SUM([.D10:.AH10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3.5591in" svg:y="1.5937in" draw:caption-point-x="-0.2402in" draw:caption-point-y="0.6106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9.2661in" svg:y="1.5969in" draw:caption-point-x="-0.2402in" draw:caption-point-y="0.6075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.5996in" draw:caption-point-x="-0.2402in" draw:caption-point-y="0.6047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6.572in" svg:y="1.6031in" draw:caption-point-x="-0.2402in" draw:caption-point-y="0.6012in">
              <dc:date>2017-05-31T00:00:00</dc:date>
              <text:p text:style-name="P1"><text:span text:style-name="T1">Đi ngân hàng, xin vào trễ, 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71" office:value-type="string">
            <text:p>HaTH</text:p>
          </table:table-cell>
          <table:table-cell table:style-name="ce131" table:formula="of:=SUM([.D11:.AH11])" office:value-type="float" office:value="1">
            <text:p>1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472in" svg:y="1.8421in" draw:caption-point-x="-0.2402in" draw:caption-point-y="0.6098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5.8421in" svg:y="1.8425in" draw:caption-point-x="-0.2402in" draw:caption-point-y="0.6094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1.8429in" draw:caption-point-x="-0.2402in" draw:caption-point-y="0.6091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1.8441in" draw:caption-point-x="-0.2402in" draw:caption-point-y="0.6079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1.8445in" draw:caption-point-x="-0.2402in" draw:caption-point-y="0.6075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1.8461in" draw:caption-point-x="-0.2402in" draw:caption-point-y="0.6059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.8472in" draw:caption-point-x="-0.2402in" draw:caption-point-y="0.6047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4" draw:text-style-name="P1" svg:width="1.1413in" svg:height="0.3902in" svg:x="14.289in" svg:y="1.8488in" draw:caption-point-x="-0.2402in" draw:caption-point-y="0.6031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1.85in" draw:caption-point-x="-0.2402in" draw:caption-point-y="0.602in">
              <dc:date>2017-05-29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1.8504in" draw:caption-point-x="-0.2402in" draw:caption-point-y="0.6016in">
              <dc:date>2017-05-30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1.8508in" draw:caption-point-x="-0.2402in" draw:caption-point-y="0.6012in">
              <dc:date>2017-05-31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31"/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2.0909in" draw:caption-point-x="-0.2402in" draw:caption-point-y="0.6087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2.0913in" draw:caption-point-x="-0.2402in" draw:caption-point-y="0.6083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2.0917in" draw:caption-point-x="-0.2402in" draw:caption-point-y="0.6079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9.7228in" svg:y="2.0925in" draw:caption-point-x="-0.2402in" draw:caption-point-y="0.6071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1791in" svg:y="2.0933in" draw:caption-point-x="-0.2402in" draw:caption-point-y="0.6063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2.0984in" draw:caption-point-x="-0.2402in" draw:caption-point-y="0.6012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31" table:formula="of:=SUM([.D13:.AH13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2.3386in" draw:caption-point-x="-0.2402in" draw:caption-point-y="0.6087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2.3453in" draw:caption-point-x="-0.2402in" draw:caption-point-y="0.602in">
              <dc:date>2017-05-26T00:00:00</dc:date>
              <text:p text:style-name="P1"><text:span text:style-name="T1">Có việc gấp, 16h30 về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6.572in" svg:y="2.3461in" draw:caption-point-x="-0.2402in" draw:caption-point-y="0.6012in">
              <dc:date>2017-05-30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31" table:formula="of:=SUM([.D14:.AH14])" office:value-type="float" office:value="4.5">
            <text:p>4.5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6.8205in" svg:y="2.5862in" draw:caption-point-x="-0.2402in" draw:caption-point-y="0.6087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0.5">
            <office:annotation draw:style-name="gr6" draw:text-style-name="P1" svg:width="1.1413in" svg:height="0.2634in" svg:x="7.3094in" svg:y="2.5866in" draw:caption-point-x="-0.2402in" draw:caption-point-y="0.6083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6" draw:text-style-name="P1" svg:width="1.1413in" svg:height="0.2634in" svg:x="9.2661in" svg:y="2.5866in" draw:caption-point-x="-0.2402in" draw:caption-point-y="0.6083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0.6358in" svg:y="2.589in" draw:caption-point-x="-0.2402in" draw:caption-point-y="0.6059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3.3756in" svg:y="2.5925in" draw:caption-point-x="-0.2402in" draw:caption-point-y="0.6024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31" table:formula="of:=SUM([.D15:.AH15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2.8339in" draw:caption-point-x="-0.2402in" draw:caption-point-y="0.6087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7.3094in" svg:y="2.8339in" draw:caption-point-x="-0.2402in" draw:caption-point-y="0.6087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2.837in" draw:caption-point-x="-0.2402in" draw:caption-point-y="0.6055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2.8402in" draw:caption-point-x="-0.2402in" draw:caption-point-y="0.6024in">
              <dc:date>2017-05-26T00:00:00</dc:date>
              <text:p text:style-name="P1"><text:span text:style-name="T1">Đưa a Kiên đi bv, xin vô trễ, 9h09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6.1154in" svg:y="2.8409in" draw:caption-point-x="-0.2402in" draw:caption-point-y="0.6016in">
              <dc:date>2017-05-30T00:00:00</dc:date>
              <text:p text:style-name="P1"><text:span text:style-name="T1">Đi bưu điện gửi đồ, xin vô trễ, 9h20 vào cty</text:span></text:p>
            </office:annotation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16.572in" svg:y="2.8417in" draw:caption-point-x="-0.2402in" draw:caption-point-y="0.6008in">
              <dc:date>2017-06-05T00:00:00</dc:date>
              <text:p text:style-name="P1"><text:span text:style-name="T1">8h30 vào cty</text:span></text:p>
              <text:p text:style-name="P1"><text:span text:style-name="T1">Xin về sớm lúc 15h30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31" table:formula="of:=SUM([.D16:.AH16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Default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3.0831in" draw:caption-point-x="-0.2402in" draw:caption-point-y="0.6071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31" table:formula="of:=SUM([.D17:.AH17])" office:value-type="float" office:value="2">
            <text:p>2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5.8421in" svg:y="3.3287in" draw:caption-point-x="-0.2402in" draw:caption-point-y="0.6094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3.3354in" draw:caption-point-x="-0.2402in" draw:caption-point-y="0.6028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31" table:formula="of:=SUM([.D18:.AH18])" office:value-type="float" office:value="3">
            <text:p>3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3.5591in" svg:y="3.5752in" draw:caption-point-x="-0.2402in" draw:caption-point-y="0.6106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4.0157in" svg:y="3.5752in" draw:caption-point-x="-0.2402in" draw:caption-point-y="0.6106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4.472in" svg:y="3.5752in" draw:caption-point-x="-0.2402in" draw:caption-point-y="0.6106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31" table:formula="of:=SUM([.D19:.AH19])" office:value-type="float" office:value="3">
            <text:p>3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15.6587in" svg:y="3.8315in" draw:caption-point-x="-0.2402in" draw:caption-point-y="0.602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5" office:value-type="float" office:value="1">
            <office:annotation draw:style-name="gr4" draw:text-style-name="P1" svg:width="1.1413in" svg:height="0.3902in" svg:x="16.1154in" svg:y="3.8315in" draw:caption-point-x="-0.2402in" draw:caption-point-y="0.602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5" office:value-type="float" office:value="1">
            <office:annotation draw:style-name="gr4" draw:text-style-name="P1" svg:width="1.1413in" svg:height="0.3902in" svg:x="16.572in" svg:y="3.8315in" draw:caption-point-x="-0.2402in" draw:caption-point-y="0.602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31" table:formula="of:=SUM([.D20:.AH20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3311in" svg:y="4.072in" draw:caption-point-x="-0.2402in" draw:caption-point-y="0.6091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4.0736in" draw:caption-point-x="-0.2402in" draw:caption-point-y="0.6075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0.1791in" svg:y="4.0748in" draw:caption-point-x="-0.2402in" draw:caption-point-y="0.6063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4.0756in" draw:caption-point-x="-0.2402in" draw:caption-point-y="0.6055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4.078in" draw:caption-point-x="-0.2402in" draw:caption-point-y="0.6031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4.0787in" draw:caption-point-x="-0.2402in" draw:caption-point-y="0.6024in">
              <dc:date>2017-05-26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4.0791in" draw:caption-point-x="-0.2402in" draw:caption-point-y="0.602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31" table:formula="of:=SUM([.D21:.AH21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4.3228in" draw:caption-point-x="-0.2402in" draw:caption-point-y="0.6059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2.4622in" svg:y="4.324in" draw:caption-point-x="-0.2402in" draw:caption-point-y="0.6047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31" table:formula="of:=SUM([.D22:.AH22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31" table:formula="of:=SUM([.D23:.AH23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31" table:formula="of:=SUM([.D24:.AH24])" office:value-type="float" office:value="2">
            <text:p>2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1.0925in" svg:y="5.0661in" draw:caption-point-x="-0.2402in" draw:caption-point-y="0.6055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5.0654in" draw:caption-point-x="-0.2402in" draw:caption-point-y="0.6063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5.0654in" draw:caption-point-x="-0.2402in" draw:caption-point-y="0.6063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31" table:formula="of:=SUM([.D25:.AH25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5.8421in" svg:y="5.3094in" draw:caption-point-x="-0.2402in" draw:caption-point-y="0.6098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31" table:formula="of:=SUM([.D26:.AH26])" office:value-type="float" office:value="5">
            <text:p>5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3.5591in" svg:y="5.5567in" draw:caption-point-x="-0.2402in" draw:caption-point-y="0.6106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4.0157in" svg:y="5.5567in" draw:caption-point-x="-0.2402in" draw:caption-point-y="0.610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3311in" svg:y="5.5567in" draw:caption-point-x="-0.2402in" draw:caption-point-y="0.610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5.5567in" draw:caption-point-x="-0.2402in" draw:caption-point-y="0.6106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7.3094in" svg:y="5.5567in" draw:caption-point-x="-0.2402in" draw:caption-point-y="0.610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5.5567in" draw:caption-point-x="-0.2402in" draw:caption-point-y="0.610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5.5602in" draw:caption-point-x="-0.2402in" draw:caption-point-y="0.6071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5.5602in" draw:caption-point-x="-0.2402in" draw:caption-point-y="0.6071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31" table:formula="of:=SUM([.D27:.AH27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5.8067in" draw:caption-point-x="-0.2402in" draw:caption-point-y="0.6083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31" table:formula="of:=SUM([.D28:.AH28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7.7988in" svg:y="6.0547in" draw:caption-point-x="-0.2402in" draw:caption-point-y="0.6079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6.0563in" draw:caption-point-x="-0.2402in" draw:caption-point-y="0.6063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2" draw:text-style-name="P1" svg:width="1.1413in" svg:height="0.5457in" svg:x="12.9189in" svg:y="6.0594in" draw:caption-point-x="-0.2402in" draw:caption-point-y="0.6031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6.061in" draw:caption-point-x="-0.2402in" draw:caption-point-y="0.6016in">
              <dc:date>2017-05-30T00:00:00</dc:date>
              <text:p text:style-name="P1"><text:span text:style-name="T1">Xe hư, xin đi trễ, 9h16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6.0614in" draw:caption-point-x="-0.2402in" draw:caption-point-y="0.6012in">
              <dc:date>2017-05-31T00:00:00</dc:date>
              <text:p text:style-name="P1"><text:span text:style-name="T1">8h30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31" table:formula="of:=SUM([.D29:.AH29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6.2996in" draw:caption-point-x="-0.2402in" draw:caption-point-y="0.6106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472in" svg:y="6.3004in" draw:caption-point-x="-0.2402in" draw:caption-point-y="0.6098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6.3016in" draw:caption-point-x="-0.2402in" draw:caption-point-y="0.6087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6.302in" draw:caption-point-x="-0.2402in" draw:caption-point-y="0.6083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7988in" svg:y="6.302in" draw:caption-point-x="-0.2402in" draw:caption-point-y="0.6083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6.3028in" draw:caption-point-x="-0.2402in" draw:caption-point-y="0.6075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9.7228in" svg:y="6.3031in" draw:caption-point-x="-0.2402in" draw:caption-point-y="0.6071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6.3039in" draw:caption-point-x="-0.2402in" draw:caption-point-y="0.6063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6.3063in" draw:caption-point-x="-0.2402in" draw:caption-point-y="0.6039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8323in" svg:y="6.3075in" draw:caption-point-x="-0.2402in" draw:caption-point-y="0.6028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6.3091in" draw:caption-point-x="-0.2402in" draw:caption-point-y="0.6012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131" table:formula="of:=SUM([.D30:.AH30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131" table:formula="of:=SUM([.D31:.AH31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7.3094in" svg:y="6.7972in" draw:caption-point-x="-0.2402in" draw:caption-point-y="0.6083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9.2661in" svg:y="6.7937in" draw:caption-point-x="-0.2402in" draw:caption-point-y="0.6118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1.0925in" svg:y="6.8004in" draw:caption-point-x="-0.2402in" draw:caption-point-y="0.6051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3.3756in" svg:y="6.7937in" draw:caption-point-x="-0.2402in" draw:caption-point-y="0.6118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6.8039in" draw:caption-point-x="-0.2402in" draw:caption-point-y="0.6016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131" table:formula="of:=SUM([.D32:.AH32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7.0457in" draw:caption-point-x="-0.2402in" draw:caption-point-y="0.6075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7.0394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7.0394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7.0394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8323in" svg:y="7.0504in" draw:caption-point-x="-0.2402in" draw:caption-point-y="0.6028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131" table:formula="of:=SUM([.D33:.AH33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131" table:formula="of:=SUM([.D34:.AH34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7.5402in" draw:caption-point-x="-0.2402in" draw:caption-point-y="0.6083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7.5425in" draw:caption-point-x="-0.2402in" draw:caption-point-y="0.6059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7.5461in" draw:caption-point-x="-0.2402in" draw:caption-point-y="0.6024in">
              <dc:date>2017-05-26T00:00:00</dc:date>
              <text:p text:style-name="P1"><text:span text:style-name="T1">Ghé bv khám bệnh, xin vô trễ, 9h43 vào cty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131" table:formula="of:=SUM([.D35:.AH35])" office:value-type="float" office:value="3">
            <text:p>3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9.7228in" svg:y="7.7894in" draw:caption-point-x="-0.2402in" draw:caption-point-y="0.6071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7.787in" draw:caption-point-x="-0.2402in" draw:caption-point-y="0.6094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7.787in" draw:caption-point-x="-0.2402in" draw:caption-point-y="0.6094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2.4622in" svg:y="7.787in" draw:caption-point-x="-0.2402in" draw:caption-point-y="0.6094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7.7925in" draw:caption-point-x="-0.2402in" draw:caption-point-y="0.6039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7.7933in" draw:caption-point-x="-0.2402in" draw:caption-point-y="0.6031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4.289in" svg:y="7.7941in" draw:caption-point-x="-0.2402in" draw:caption-point-y="0.6024in">
              <dc:date>2017-05-26T00:00:00</dc:date>
              <text:p text:style-name="P1"><text:span text:style-name="T1">8h33 vào cty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131" table:formula="of:=SUM([.D36:.AH36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3.5591in" svg:y="8.0335in" draw:caption-point-x="-0.2402in" draw:caption-point-y="0.6106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7.3094in" svg:y="8.0358in" draw:caption-point-x="-0.2402in" draw:caption-point-y="0.6083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8.0366in" draw:caption-point-x="-0.2402in" draw:caption-point-y="0.6075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8.0382in" draw:caption-point-x="-0.2402in" draw:caption-point-y="0.6059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8.0386in" draw:caption-point-x="-0.2402in" draw:caption-point-y="0.6055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8.0409in" draw:caption-point-x="-0.2402in" draw:caption-point-y="0.6031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8.0417in" draw:caption-point-x="-0.2402in" draw:caption-point-y="0.6024in">
              <dc:date>2017-05-26T00:00:00</dc:date>
              <text:p text:style-name="P1"><text:span text:style-name="T1">Tối qua làm về trễ, 8h35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5.6587in" svg:y="8.0421in" draw:caption-point-x="-0.2402in" draw:caption-point-y="0.602in">
              <dc:date>2017-05-29T00:00:00</dc:date>
              <text:p text:style-name="P1"><text:span text:style-name="T1">Tối qua ngủ ở bv, 8h38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71" office:value-type="string">
            <text:p>PhuongTH</text:p>
          </table:table-cell>
          <table:table-cell table:style-name="ce131" table:formula="of:=SUM([.D37:.AH37])" office:value-type="float" office:value="9.5">
            <text:p>9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4.0157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.5">
            <office:annotation draw:style-name="gr4" draw:text-style-name="P1" svg:width="1.1413in" svg:height="0.3902in" svg:x="4.472in" svg:y="8.2819in" draw:caption-point-x="-0.2402in" draw:caption-point-y="0.6098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6.3311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7.7988in" svg:y="8.2839in" draw:caption-point-x="-0.2402in" draw:caption-point-y="0.6079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9.7228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8.2862in" draw:caption-point-x="-0.2402in" draw:caption-point-y="0.6055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2.4622in" svg:y="8.2858in" draw:caption-point-x="-0.2402in" draw:caption-point-y="0.6059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2.9189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4.289in" svg:y="8.2894in" draw:caption-point-x="-0.2402in" draw:caption-point-y="0.6024in">
              <dc:date>2017-05-26T00:00:00</dc:date>
              <text:p text:style-name="P1"><text:span text:style-name="T1">8h36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16.1154in" svg:y="8.2902in" draw:caption-point-x="-0.2402in" draw:caption-point-y="0.6016in">
              <dc:date>2017-05-30T00:00:00</dc:date>
              <text:p text:style-name="P1"><text:span text:style-name="T1">Quên đặt báo thức, ngủ quên, xin đi trễ, 8h55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572in" svg:y="8.2898in" draw:caption-point-x="-0.2402in" draw:caption-point-y="0.602in">
              <dc:date>2017-05-29T00:00:00</dc:date>
              <text:p text:style-name="P1"><text:span text:style-name="T1">Xử lý việc gđ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131" table:formula="of:=SUM([.D38:.AH38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8205in" svg:y="8.5307in" draw:caption-point-x="-0.2402in" draw:caption-point-y="0.6087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8.5311in" draw:caption-point-x="-0.2402in" draw:caption-point-y="0.6083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0.1791in" svg:y="8.5232in" draw:caption-point-x="-0.2402in" draw:caption-point-y="0.6161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8.5335in" draw:caption-point-x="-0.2402in" draw:caption-point-y="0.6059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6">
            <text:p>36</text:p>
          </table:table-cell>
          <table:table-cell table:style-name="ce45" office:value-type="string">
            <text:p>TienND</text:p>
          </table:table-cell>
          <table:table-cell table:style-name="ce131" table:formula="of:=SUM([.D39:.AH39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8.778in" draw:caption-point-x="-0.2402in" draw:caption-point-y="0.6091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8.7783in" draw:caption-point-x="-0.2402in" draw:caption-point-y="0.6087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8.7799in" draw:caption-point-x="-0.2402in" draw:caption-point-y="0.6071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15.6587in" svg:y="8.785in" draw:caption-point-x="-0.2402in" draw:caption-point-y="0.602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572in" svg:y="8.7862in" draw:caption-point-x="-0.2402in" draw:caption-point-y="0.6008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45" office:value-type="string">
            <text:p>ThamDT</text:p>
          </table:table-cell>
          <table:table-cell table:style-name="ce131" table:formula="of:=SUM([.D40:.AH40])" office:value-type="float" office:value="6">
            <text:p>6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4.472in" svg:y="9.0248in" draw:caption-point-x="-0.2402in" draw:caption-point-y="0.6098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4" draw:text-style-name="P1" svg:width="1.1413in" svg:height="0.3902in" svg:x="6.8205in" svg:y="9.0209in" draw:caption-point-x="-0.2402in" draw:caption-point-y="0.6138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7.3094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7.7988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9.7228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0.1791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8" draw:text-style-name="P1" svg:width="1.1413in" svg:height="0.8567in" svg:x="13.3756in" svg:y="9.0315in" draw:caption-point-x="-0.2402in" draw:caption-point-y="0.6031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5.6587in" svg:y="9.0327in" draw:caption-point-x="-0.2402in" draw:caption-point-y="0.602in">
              <dc:date>2017-05-2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8">
            <text:p>38</text:p>
          </table:table-cell>
          <table:table-cell table:style-name="ce45" office:value-type="string">
            <text:p>ThaoDTN</text:p>
          </table:table-cell>
          <table:table-cell table:style-name="ce131" table:formula="of:=SUM([.D41:.AH41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5.8421in" svg:y="9.2728in" draw:caption-point-x="-0.2402in" draw:caption-point-y="0.6094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9.2748in" draw:caption-point-x="-0.2402in" draw:caption-point-y="0.6075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9.2768in" draw:caption-point-x="-0.2402in" draw:caption-point-y="0.6055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9.2783in" draw:caption-point-x="-0.2402in" draw:caption-point-y="0.6039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2791in" draw:caption-point-x="-0.2402in" draw:caption-point-y="0.6031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9.2795in" draw:caption-point-x="-0.2402in" draw:caption-point-y="0.6028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ThinhT</text:p>
          </table:table-cell>
          <table:table-cell table:style-name="ce131" table:formula="of:=SUM([.D42:.AH42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3.5591in" svg:y="9.5169in" draw:caption-point-x="-0.2402in" draw:caption-point-y="0.613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526in" draw:caption-point-x="-0.2402in" draw:caption-point-y="0.6039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0">
            <text:p>40</text:p>
          </table:table-cell>
          <table:table-cell table:style-name="ce45" office:value-type="string">
            <text:p>ThoaiVK</text:p>
          </table:table-cell>
          <table:table-cell table:style-name="ce131" table:formula="of:=SUM([.D43:.AH43])" office:value-type="float" office:value="1.5">
            <text:p>1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9.7669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5.8421in" svg:y="9.7669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9.7689in" draw:caption-point-x="-0.2402in" draw:caption-point-y="0.6087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0.6358in" svg:y="9.7717in" draw:caption-point-x="-0.2402in" draw:caption-point-y="0.6059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9.7717in" draw:caption-point-x="-0.2402in" draw:caption-point-y="0.6059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9.7736in" draw:caption-point-x="-0.2402in" draw:caption-point-y="0.6039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7744in" draw:caption-point-x="-0.2402in" draw:caption-point-y="0.6031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9.776in" draw:caption-point-x="-0.2402in" draw:caption-point-y="0.6016in">
              <dc:date>2017-05-30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.5">
            <office:annotation draw:style-name="gr3" draw:text-style-name="P1" svg:width="1.1413in" svg:height="0.7012in" svg:x="16.572in" svg:y="9.7764in" draw:caption-point-x="-0.2402in" draw:caption-point-y="0.6012in">
              <dc:date>2017-05-31T00:00:00</dc:date>
              <text:p text:style-name="P1"><text:span text:style-name="T1">Chở mẹ đi khám bệnh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huyCNTA</text:p>
          </table:table-cell>
          <table:table-cell table:style-name="ce131" table:formula="of:=SUM([.D44:.AH44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9.2661in" svg:y="10.0181in" draw:caption-point-x="-0.2402in" draw:caption-point-y="0.6075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1154in" svg:y="10.024in" draw:caption-point-x="-0.2402in" draw:caption-point-y="0.6016in">
              <dc:date>2017-05-30T00:00:00</dc:date>
              <text:p text:style-name="P1"><text:span text:style-name="T1">Bị đau bụng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uyLTT</text:p>
          </table:table-cell>
          <table:table-cell table:style-name="ce131" table:formula="of:=SUM([.D45:.AH45])" office:value-type="float" office:value="3">
            <text:p>3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10.2626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0157in" svg:y="10.263in" draw:caption-point-x="-0.2402in" draw:caption-point-y="0.6102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.5">
            <office:annotation draw:style-name="gr3" draw:text-style-name="P1" svg:width="1.1413in" svg:height="0.7012in" svg:x="4.472in" svg:y="10.2634in" draw:caption-point-x="-0.2402in" draw:caption-point-y="0.6098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5.8421in" svg:y="10.2638in" draw:caption-point-x="-0.2402in" draw:caption-point-y="0.6094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3311in" svg:y="10.2642in" draw:caption-point-x="-0.2402in" draw:caption-point-y="0.6091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10.2646in" draw:caption-point-x="-0.2402in" draw:caption-point-y="0.6087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10.265in" draw:caption-point-x="-0.2402in" draw:caption-point-y="0.6083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10.2654in" draw:caption-point-x="-0.2402in" draw:caption-point-y="0.6079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9.2661in" svg:y="10.2657in" draw:caption-point-x="-0.2402in" draw:caption-point-y="0.6075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35" office:value-type="float" office:value="1">
            <office:annotation draw:style-name="gr3" draw:text-style-name="P1" svg:width="1.1413in" svg:height="0.7012in" svg:x="9.7228in" svg:y="10.2665in" draw:caption-point-x="-0.2402in" draw:caption-point-y="0.6067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0.1791in" svg:y="10.2669in" draw:caption-point-x="-0.2402in" draw:caption-point-y="0.6063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35" office:value-type="float" office:value="0.5">
            <office:annotation draw:style-name="gr8" draw:text-style-name="P1" svg:width="1.1413in" svg:height="0.8567in" svg:x="10.6358in" svg:y="10.2673in" draw:caption-point-x="-0.2402in" draw:caption-point-y="0.6059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0.2685in" draw:caption-point-x="-0.2402in" draw:caption-point-y="0.6047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3756in" svg:y="10.2701in" draw:caption-point-x="-0.2402in" draw:caption-point-y="0.6031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35" office:value-type="float" office:value="0.5">
            <office:annotation draw:style-name="gr2" draw:text-style-name="P1" svg:width="1.1413in" svg:height="0.5457in" svg:x="13.8323in" svg:y="10.2705in" draw:caption-point-x="-0.2402in" draw:caption-point-y="0.6028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10.2709in" draw:caption-point-x="-0.2402in" draw:caption-point-y="0.6024in">
              <dc:date>2017-05-26T00:00:00</dc:date>
              <text:p text:style-name="P1"><text:span text:style-name="T1">8h40 vào cty</text:span></text:p>
              <text:p text:style-name="P1"><text:span text:style-name="T1">Mệt nên về sớm lúc 16h58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10.2713in" draw:caption-point-x="-0.2402in" draw:caption-point-y="0.602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10.2717in" draw:caption-point-x="-0.2402in" draw:caption-point-y="0.6016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10.272in" draw:caption-point-x="-0.2402in" draw:caption-point-y="0.6012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45" office:value-type="string">
            <text:p>TruyenLVC</text:p>
          </table:table-cell>
          <table:table-cell table:style-name="ce131" table:formula="of:=SUM([.D46:.AH46])" office:value-type="float" office:value="0.5"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0157in" svg:y="10.5102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10.5138in" draw:caption-point-x="-0.2402in" draw:caption-point-y="0.6071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10.5197in" draw:caption-point-x="-0.2402in" draw:caption-point-y="0.6012in">
              <dc:date>2017-05-31T00:00:00</dc:date>
              <text:p text:style-name="P1"><text:span text:style-name="T1">Nhà có việc, 8h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4">
            <text:p>44</text:p>
          </table:table-cell>
          <table:table-cell table:style-name="ce71" office:value-type="string">
            <text:p>VietBA</text:p>
          </table:table-cell>
          <table:table-cell table:style-name="ce131" table:formula="of:=SUM([.D47:.AH47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9.7228in" svg:y="10.7618in" draw:caption-point-x="-0.2402in" draw:caption-point-y="0.6067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10.7622in" draw:caption-point-x="-0.2402in" draw:caption-point-y="0.6063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5">
            <text:p>45</text:p>
          </table:table-cell>
          <table:table-cell table:style-name="ce45" office:value-type="string">
            <text:p>VinhP</text:p>
          </table:table-cell>
          <table:table-cell table:style-name="ce131" table:formula="of:=SUM([.D48:.AH48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3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6" table:number-columns-repeated="4"/>
          <table:table-cell table:style-name="ce138"/>
          <table:table-cell table:style-name="ce136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3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6" table:number-columns-repeated="4"/>
          <table:table-cell table:style-name="ce139" table:number-columns-repeated="7"/>
          <table:table-cell table:style-name="ce136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36" table:number-columns-repeated="31"/>
          <table:table-cell table:style-name="ce44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145" table:number-columns-repeated="8"/>
          <table:table-cell table:style-name="ce153" office:value-type="string" table:number-columns-spanned="2" table:number-rows-spanned="1">
            <text:p>Month</text:p>
          </table:table-cell>
          <table:covered-table-cell table:style-name="ce154"/>
          <table:table-cell table:style-name="ce155" table:content-validation-name="val1" office:value-type="float" office:value="6" table:number-columns-spanned="2" table:number-rows-spanned="1">
            <text:p>6</text:p>
          </table:table-cell>
          <table:covered-table-cell table:style-name="ce154"/>
          <table:table-cell table:style-name="ce153" office:value-type="string" table:number-columns-spanned="2" table:number-rows-spanned="1">
            <text:p>Year</text:p>
          </table:table-cell>
          <table:covered-table-cell table:style-name="ce154"/>
          <table:table-cell table:style-name="ce153" office:value-type="float" office:value="2017" table:number-columns-spanned="2" table:number-rows-spanned="1">
            <text:p>2017</text:p>
          </table:table-cell>
          <table:covered-table-cell table:style-name="ce156"/>
          <table:table-cell table:style-name="ce145" table:number-columns-repeated="15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146" table:formula="of:=DATE([.$R$1];[.N1];1)" office:value-type="date" office:date-value="2017-06-01">
            <text:p>01</text:p>
          </table:table-cell>
          <table:table-cell table:style-name="ce146" table:formula="of:=[.D2]+1" office:value-type="date" office:date-value="2017-06-02">
            <text:p>02</text:p>
          </table:table-cell>
          <table:table-cell table:style-name="ce146" table:formula="of:=[.E2]+1" office:value-type="date" office:date-value="2017-06-03">
            <text:p>03</text:p>
          </table:table-cell>
          <table:table-cell table:style-name="ce146" table:formula="of:=[.F2]+1" office:value-type="date" office:date-value="2017-06-04">
            <text:p>04</text:p>
          </table:table-cell>
          <table:table-cell table:style-name="ce146" table:formula="of:=[.G2]+1" office:value-type="date" office:date-value="2017-06-05">
            <text:p>05</text:p>
          </table:table-cell>
          <table:table-cell table:style-name="ce146" table:formula="of:=[.H2]+1" office:value-type="date" office:date-value="2017-06-06">
            <text:p>06</text:p>
          </table:table-cell>
          <table:table-cell table:style-name="ce146" table:formula="of:=[.I2]+1" office:value-type="date" office:date-value="2017-06-07">
            <text:p>07</text:p>
          </table:table-cell>
          <table:table-cell table:style-name="ce146" table:formula="of:=[.J2]+1" office:value-type="date" office:date-value="2017-06-08">
            <text:p>08</text:p>
          </table:table-cell>
          <table:table-cell table:style-name="ce146" table:formula="of:=[.K2]+1" office:value-type="date" office:date-value="2017-06-09">
            <text:p>09</text:p>
          </table:table-cell>
          <table:table-cell table:style-name="ce146" table:formula="of:=[.L2]+1" office:value-type="date" office:date-value="2017-06-10">
            <text:p>10</text:p>
          </table:table-cell>
          <table:table-cell table:style-name="ce146" table:formula="of:=[.M2]+1" office:value-type="date" office:date-value="2017-06-11">
            <text:p>11</text:p>
          </table:table-cell>
          <table:table-cell table:style-name="ce146" table:formula="of:=[.N2]+1" office:value-type="date" office:date-value="2017-06-12">
            <text:p>12</text:p>
          </table:table-cell>
          <table:table-cell table:style-name="ce146" table:formula="of:=[.O2]+1" office:value-type="date" office:date-value="2017-06-13">
            <text:p>13</text:p>
          </table:table-cell>
          <table:table-cell table:style-name="ce146" table:formula="of:=[.P2]+1" office:value-type="date" office:date-value="2017-06-14">
            <text:p>14</text:p>
          </table:table-cell>
          <table:table-cell table:style-name="ce146" table:formula="of:=[.Q2]+1" office:value-type="date" office:date-value="2017-06-15">
            <text:p>15</text:p>
          </table:table-cell>
          <table:table-cell table:style-name="ce146" table:formula="of:=[.R2]+1" office:value-type="date" office:date-value="2017-06-16">
            <text:p>16</text:p>
          </table:table-cell>
          <table:table-cell table:style-name="ce146" table:formula="of:=[.S2]+1" office:value-type="date" office:date-value="2017-06-17">
            <text:p>17</text:p>
          </table:table-cell>
          <table:table-cell table:style-name="ce146" table:formula="of:=[.T2]+1" office:value-type="date" office:date-value="2017-06-18">
            <text:p>18</text:p>
          </table:table-cell>
          <table:table-cell table:style-name="ce146" table:formula="of:=[.U2]+1" office:value-type="date" office:date-value="2017-06-19">
            <text:p>19</text:p>
          </table:table-cell>
          <table:table-cell table:style-name="ce146" table:formula="of:=[.V2]+1" office:value-type="date" office:date-value="2017-06-20">
            <text:p>20</text:p>
          </table:table-cell>
          <table:table-cell table:style-name="ce146" table:formula="of:=[.W2]+1" office:value-type="date" office:date-value="2017-06-21">
            <text:p>21</text:p>
          </table:table-cell>
          <table:table-cell table:style-name="ce146" table:formula="of:=[.X2]+1" office:value-type="date" office:date-value="2017-06-22">
            <text:p>22</text:p>
          </table:table-cell>
          <table:table-cell table:style-name="ce146" table:formula="of:=[.Y2]+1" office:value-type="date" office:date-value="2017-06-23">
            <text:p>23</text:p>
          </table:table-cell>
          <table:table-cell table:style-name="ce146" table:formula="of:=[.Z2]+1" office:value-type="date" office:date-value="2017-06-24">
            <text:p>24</text:p>
          </table:table-cell>
          <table:table-cell table:style-name="ce146" table:formula="of:=[.AA2]+1" office:value-type="date" office:date-value="2017-06-25">
            <text:p>25</text:p>
          </table:table-cell>
          <table:table-cell table:style-name="ce146" table:formula="of:=[.AB2]+1" office:value-type="date" office:date-value="2017-06-26">
            <text:p>26</text:p>
          </table:table-cell>
          <table:table-cell table:style-name="ce146" table:formula="of:=[.AC2]+1" office:value-type="date" office:date-value="2017-06-27">
            <text:p>27</text:p>
          </table:table-cell>
          <table:table-cell table:style-name="ce146" table:formula="of:=[.AD2]+1" office:value-type="date" office:date-value="2017-06-28">
            <text:p>28</text:p>
          </table:table-cell>
          <table:table-cell table:style-name="ce146" table:formula="of:=[.AE2]+1" office:value-type="date" office:date-value="2017-06-29">
            <text:p>29</text:p>
          </table:table-cell>
          <table:table-cell table:style-name="ce146" table:formula="of:=[.AF2]+1" office:value-type="date" office:date-value="2017-06-30">
            <text:p>30</text:p>
          </table:table-cell>
          <table:table-cell table:style-name="ce146" table:formula="of:=[.AG2]+1" office:value-type="date" office:date-value="2017-07-01">
            <text:p>01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44" table:formula="of:=SUM([.D4:.AH4])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5457in" svg:x="2.6457in" svg:y="0.1114in" draw:caption-point-x="-0.2402in" draw:caption-point-y="0.6067in">
              <dc:date>2017-06-01T00:00:00</dc:date>
              <text:p text:style-name="P1"><text:span text:style-name="T1">Đi ngân hàng, xin vô trễ, 9h36 vào cty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3.1024in" svg:y="0.1118in" draw:caption-point-x="-0.2402in" draw:caption-point-y="0.6063in">
              <dc:date>2017-06-02T00:00:00</dc:date>
              <text:p text:style-name="P1"><text:span text:style-name="T1">Bị đau nhói ở tim, xin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0.1126in" draw:caption-point-x="-0.2402in" draw:caption-point-y="0.6055in">
              <dc:date>2017-06-06T00:00:00</dc:date>
              <text:p text:style-name="P1"><text:span text:style-name="T1">Tối qua làm tr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0.1134in" draw:caption-point-x="-0.2402in" draw:caption-point-y="0.6047in">
              <dc:date>2017-06-07T00:00:00</dc:date>
              <text:p text:style-name="P1"><text:span text:style-name="T1">Ngủ quên, 8h4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0.1154in" draw:caption-point-x="-0.2402in" draw:caption-point-y="0.6028in">
              <dc:date>2017-06-14T00:00:00</dc:date>
              <text:p text:style-name="P1"><text:span text:style-name="T1">Tối qua làm trễ, xin vô trễ, 9h4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2661in" svg:y="0.1157in" draw:caption-point-x="-0.2402in" draw:caption-point-y="0.6024in">
              <dc:date>2017-06-15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2.0059in" svg:y="0.1173in" draw:caption-point-x="-0.2402in" draw:caption-point-y="0.6008in">
              <dc:date>2017-06-21T00:00:00</dc:date>
              <text:p text:style-name="P1"><text:span text:style-name="T1">Bận việc nhà, xin đi trễ, 9h2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6.1154in" svg:y="0.1205in" draw:caption-point-x="-0.2402in" draw:caption-point-y="0.5976in">
              <dc:date>2017-06-30T00:00:00</dc:date>
              <text:p text:style-name="P1"><text:span text:style-name="T1">Bị sốt, xin nghỉ sáng</text:span></text:p>
            </office:annotation>
            <text:p>0.5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44" table:formula="of:=SUM([.D5:.AH5])" office:value-type="float" office:value="1">
            <text:p>1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0.3591in" draw:caption-point-x="-0.2402in" draw:caption-point-y="0.6067in">
              <dc:date>2017-06-01T00:00:00</dc:date>
              <text:p text:style-name="P1"><text:span text:style-name="T1">Ngủ dậy muộn, 8h4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0.3594in" draw:caption-point-x="-0.2402in" draw:caption-point-y="0.6063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4.472in" svg:y="0.3598in" draw:caption-point-x="-0.2402in" draw:caption-point-y="0.6059in">
              <dc:date>2017-06-05T00:00:00</dc:date>
              <text:p text:style-name="P1"><text:span text:style-name="T1">Đi làm giấy tờ, xin vô trễ, vắng quá 2h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0.3602in" draw:caption-point-x="-0.2402in" draw:caption-point-y="0.6055in">
              <dc:date>2017-06-06T00:00:00</dc:date>
              <text:p text:style-name="P1"><text:span text:style-name="T1">Đi làm giấy tờ, xin vào trễ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5.8421in" svg:y="0.3614in" draw:caption-point-x="-0.2402in" draw:caption-point-y="0.6043in">
              <dc:date>2017-06-08T00:00:00</dc:date>
              <text:p text:style-name="P1"><text:span text:style-name="T1">Đi làm giấy tờ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0.3618in" draw:caption-point-x="-0.2402in" draw:caption-point-y="0.6039in">
              <dc:date>2017-06-09T00:00:00</dc:date>
              <text:p text:style-name="P1"><text:span text:style-name="T1">8h33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0.3626in" draw:caption-point-x="-0.2402in" draw:caption-point-y="0.6031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0.363in" draw:caption-point-x="-0.2402in" draw:caption-point-y="0.6028in">
              <dc:date>2017-06-14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office:annotation draw:style-name="gr3" draw:text-style-name="P1" svg:width="1.1413in" svg:height="0.7012in" svg:x="9.2661in" svg:y="0.3634in" draw:caption-point-x="-0.2402in" draw:caption-point-y="0.6024in">
              <dc:date>2017-06-15T00:00:00</dc:date>
              <text:p text:style-name="P1"><text:span text:style-name="T1">Bận việc nhà, xin đi trễ, 9h05 vào cty</text:span></text:p>
              <text:p text:style-name="P1"><text:span text:style-name="T1">Ra ngoài 1h30p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0.3642in" draw:caption-point-x="-0.2402in" draw:caption-point-y="0.6016in">
              <dc:date>2017-06-1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0.3654in" draw:caption-point-x="-0.2402in" draw:caption-point-y="0.6004in">
              <dc:date>2017-06-22T00:00:00</dc:date>
              <text:p text:style-name="P1"><text:span text:style-name="T1">Có việc, xin vô trễ, 8h5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0.3657in" draw:caption-point-x="-0.2402in" draw:caption-point-y="0.6in">
              <dc:date>2017-06-23T00:00:00</dc:date>
              <text:p text:style-name="P1"><text:span text:style-name="T1">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4.289in" svg:y="0.3661in" draw:caption-point-x="-0.2402in" draw:caption-point-y="0.5996in">
              <dc:date>2017-06-26T00:00:00</dc:date>
              <text:p text:style-name="P1"><text:span text:style-name="T1">Bị xẹp bánh xe, xin vô trễ, 8h4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0.3673in" draw:caption-point-x="-0.2402in" draw:caption-point-y="0.5984in">
              <dc:date>2017-06-28T00:00:00</dc:date>
              <text:p text:style-name="P1"><text:span text:style-name="T1">8h36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0.3677in" draw:caption-point-x="-0.2402in" draw:caption-point-y="0.598in">
              <dc:date>2017-06-29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hienTX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26"/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44" table:formula="of:=SUM([.D7:.AH7])" office:value-type="float" office:value="3">
            <text:p>3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0.8547in" draw:caption-point-x="-0.2402in" draw:caption-point-y="0.6063in">
              <dc:date>2017-06-01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3.1024in" svg:y="0.8535in" draw:caption-point-x="-0.2402in" draw:caption-point-y="0.6075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0.8551in" draw:caption-point-x="-0.2402in" draw:caption-point-y="0.6059in">
              <dc:date>2017-06-05T00:00:00</dc:date>
              <text:p text:style-name="P1"><text:span text:style-name="T1">Có việc đột xuất, xin vô trễ, 8h4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0.8567in" draw:caption-point-x="-0.2402in" draw:caption-point-y="0.6043in">
              <dc:date>2017-06-08T00:00:00</dc:date>
              <text:p text:style-name="P1"><text:span text:style-name="T1">Kẹt xe, 8h14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0.8571in" draw:caption-point-x="-0.2402in" draw:caption-point-y="0.6039in">
              <dc:date>2017-06-09T00:00:00</dc:date>
              <text:p text:style-name="P1"><text:span text:style-name="T1">Có việc, xin về sớm lúc 4h30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9.7228in" svg:y="0.8587in" draw:caption-point-x="-0.2402in" draw:caption-point-y="0.6024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0.8626in" draw:caption-point-x="-0.2402in" draw:caption-point-y="0.5984in">
              <dc:date>2017-06-28T00:00:00</dc:date>
              <text:p text:style-name="P1"><text:span text:style-name="T1">Kẹt xe, 8h1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0.8535in" draw:caption-point-x="-0.2402in" draw:caption-point-y="0.6075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5" office:value-type="string">
            <text:p>DuongDN</text:p>
          </table:table-cell>
          <table:table-cell table:style-name="ce144" table:formula="of:=SUM([.D8:.AH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1.1039in" draw:caption-point-x="-0.2402in" draw:caption-point-y="0.6047in">
              <dc:date>2017-06-07T00:00:00</dc:date>
              <text:p text:style-name="P1"><text:span text:style-name="T1">Có việc, xin đi trễ, 8h41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1.1047in" draw:caption-point-x="-0.2402in" draw:caption-point-y="0.6039in">
              <dc:date>2017-06-09T00:00:00</dc:date>
              <text:p text:style-name="P1"><text:span text:style-name="T1">Bị kẹt xe, xin đi trễ, 8h35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1.1059in" draw:caption-point-x="-0.2402in" draw:caption-point-y="0.6028in">
              <dc:date>2017-06-14T00:00:00</dc:date>
              <text:p text:style-name="P1"><text:span text:style-name="T1">Ngủ quên, xin đi trễ, 8h4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7228in" svg:y="1.1067in" draw:caption-point-x="-0.2402in" draw:caption-point-y="0.602in">
              <dc:date>2017-06-16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1.1087in" draw:caption-point-x="-0.2402in" draw:caption-point-y="0.6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6">
            <text:p>6</text:p>
          </table:table-cell>
          <table:table-cell table:style-name="ce45" office:value-type="string">
            <text:p>DuyNM</text:p>
          </table:table-cell>
          <table:table-cell table:style-name="ce144" table:formula="of:=SUM([.D9:.AH9])" office:value-type="float" office:value="1.5">
            <text:p>1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2" draw:text-style-name="P1" svg:width="1.1413in" svg:height="0.5457in" svg:x="7.7988in" svg:y="1.3531in" draw:caption-point-x="-0.2402in" draw:caption-point-y="0.6035in">
              <dc:date>2017-06-12T00:00:00</dc:date>
              <text:p text:style-name="P1"><text:span text:style-name="T1">Có người nhà vào tp khám bệnh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1.3539in" draw:caption-point-x="-0.2402in" draw:caption-point-y="0.6028in">
              <dc:date>2017-06-14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.3559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5.202in" svg:y="1.3583in" draw:caption-point-x="-0.2402in" draw:caption-point-y="0.5984in">
              <dc:date>2017-06-27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144" table:formula="of:=SUM([.D10:.AH10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.5988in" draw:caption-point-x="-0.2402in" draw:caption-point-y="0.6055in">
              <dc:date>2017-06-06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6.3311in" svg:y="1.6004in" draw:caption-point-x="-0.2402in" draw:caption-point-y="0.6039in">
              <dc:date>2017-06-09T00:00:00</dc:date>
              <text:p text:style-name="P1"><text:span text:style-name="T1">Bị bệnh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1.6012in" draw:caption-point-x="-0.2402in" draw:caption-point-y="0.6031in">
              <dc:date>2017-06-12T00:00:00</dc:date>
              <text:p text:style-name="P1"><text:span text:style-name="T1">Xin về sớm 30p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6587in" svg:y="1.6063in" draw:caption-point-x="-0.2402in" draw:caption-point-y="0.598in">
              <dc:date>2017-06-29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45" office:value-type="string">
            <text:p>GiauNV</text:p>
          </table:table-cell>
          <table:table-cell table:style-name="ce144" table:formula="of:=SUM([.D11:.AH11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.8512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.8516in" draw:caption-point-x="-0.2402in" draw:caption-point-y="0.6004in">
              <dc:date>2017-06-22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71" office:value-type="string">
            <text:p>HaTH</text:p>
          </table:table-cell>
          <table:table-cell table:style-name="ce144" table:formula="of:=SUM([.D12:.AH12])" office:value-type="float" office:value="10">
            <text:p>1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2.0933in" draw:caption-point-x="-0.2402in" draw:caption-point-y="0.6063in">
              <dc:date>2017-06-02T00:00:00</dc:date>
              <text:p text:style-name="P1"><text:span text:style-name="T1">Đi lấy thuốc, 8h47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4.472in" svg:y="2.0937in" draw:caption-point-x="-0.2402in" draw:caption-point-y="0.6059in">
              <dc:date>2017-06-05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2.0941in" draw:caption-point-x="-0.2402in" draw:caption-point-y="0.6055in">
              <dc:date>2017-06-06T00:00:00</dc:date>
              <text:p text:style-name="P1"><text:span text:style-name="T1">8h39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2.0953in" draw:caption-point-x="-0.2402in" draw:caption-point-y="0.6043in">
              <dc:date>2017-06-08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2.0957in" draw:caption-point-x="-0.2402in" draw:caption-point-y="0.6039in">
              <dc:date>2017-06-0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2.0972in" draw:caption-point-x="-0.2402in" draw:caption-point-y="0.6024in">
              <dc:date>2017-06-1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7228in" svg:y="2.0976in" draw:caption-point-x="-0.2402in" draw:caption-point-y="0.602in">
              <dc:date>2017-06-16T00:00:00</dc:date>
              <text:p text:style-name="P1"><text:span text:style-name="T1">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1.0925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1.5492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0059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4.7457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10">
            <text:p>10</text:p>
          </table:table-cell>
          <table:table-cell table:style-name="ce46" office:value-type="string">
            <text:p>HaTT</text:p>
          </table:table-cell>
          <table:table-cell table:style-name="ce144"/>
          <table:table-cell table:style-name="ce148" office:value-type="float" office:value="0">
            <office:annotation draw:style-name="gr6" draw:text-style-name="P1" svg:width="1.1413in" svg:height="0.2634in" svg:x="2.6457in" svg:y="2.3406in" draw:caption-point-x="-0.2402in" draw:caption-point-y="0.6067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2.3417in" draw:caption-point-x="-0.2402in" draw:caption-point-y="0.6055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2.3429in" draw:caption-point-x="-0.2402in" draw:caption-point-y="0.6043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2.3441in" draw:caption-point-x="-0.2402in" draw:caption-point-y="0.6031in">
              <dc:date>2017-06-13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2.3445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2.3449in" draw:caption-point-x="-0.2402in" draw:caption-point-y="0.6024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2.3461in" draw:caption-point-x="-0.2402in" draw:caption-point-y="0.6012in">
              <dc:date>2017-06-20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2.3465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2.3469in" draw:caption-point-x="-0.2402in" draw:caption-point-y="0.6004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2.3472in" draw:caption-point-x="-0.2402in" draw:caption-point-y="0.6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5.6587in" svg:y="2.3453in" draw:caption-point-x="-0.2402in" draw:caption-point-y="0.602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6.1154in" svg:y="2.3453in" draw:caption-point-x="-0.2402in" draw:caption-point-y="0.602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5" office:value-type="string">
            <text:p>HaiNM</text:p>
          </table:table-cell>
          <table:table-cell table:style-name="ce144" table:formula="of:=SUM([.D14:.AH14])" office:value-type="float" office:value="4.5">
            <text:p>4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2.5902in" draw:caption-point-x="-0.2402in" draw:caption-point-y="0.6047in">
              <dc:date>2017-06-06T00:00:00</dc:date>
              <text:p text:style-name="P1"><text:span text:style-name="T1">10h30 – 12h Am: qua trường họp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5.3854in" svg:y="2.5902in" draw:caption-point-x="-0.2402in" draw:caption-point-y="0.6047in">
              <dc:date>2017-06-07T00:00:00</dc:date>
              <text:p text:style-name="P1"><text:span text:style-name="T1">Đi coi thi trên trường, xin vào trễ, 9h11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2.5906in" draw:caption-point-x="-0.2402in" draw:caption-point-y="0.6043in">
              <dc:date>2017-06-08T00:00:00</dc:date>
              <text:p text:style-name="P1"><text:span text:style-name="T1">Xin ra ngoài 1h làm <text:s/>giấy tờ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7.7988in" svg:y="2.5913in" draw:caption-point-x="-0.2402in" draw:caption-point-y="0.6035in">
              <dc:date>2017-06-12T00:00:00</dc:date>
              <text:p text:style-name="P1"><text:span text:style-name="T1">Họp trên trường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2.5921in" draw:caption-point-x="-0.2402in" draw:caption-point-y="0.6028in">
              <dc:date>2017-06-14T00:00:00</dc:date>
              <text:p text:style-name="P1"><text:span text:style-name="T1">Đi coi thi trên trường, xin vô trễ, 9h03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2.5925in" draw:caption-point-x="-0.2402in" draw:caption-point-y="0.6024in">
              <dc:date>2017-06-15T00:00:00</dc:date>
              <text:p text:style-name="P1"><text:span text:style-name="T1">Lên trường họp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1.0925in" svg:y="2.5937in" draw:caption-point-x="-0.2402in" draw:caption-point-y="0.6012in">
              <dc:date>2017-06-19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0059in" svg:y="2.5937in" draw:caption-point-x="-0.2402in" draw:caption-point-y="0.6012in">
              <dc:date>2017-06-20T00:00:00</dc:date>
              <text:p text:style-name="P1"><text:span text:style-name="T1">Đi coi thi, off chiều</text:span></text:p>
            </office:annotation>
            <text:p>0.5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2.5937in" draw:caption-point-x="-0.2402in" draw:caption-point-y="0.601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2.5937in" draw:caption-point-x="-0.2402in" draw:caption-point-y="0.601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1154in" svg:y="2.5972in" draw:caption-point-x="-0.2402in" draw:caption-point-y="0.5976in">
              <dc:date>2017-06-30T00:00:00</dc:date>
              <text:p text:style-name="P1"><text:span text:style-name="T1">Có việc, xin đi trễ, 8h46 vào cty</text:span></text:p>
            </office:annotation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ienNV</text:p>
          </table:table-cell>
          <table:table-cell table:style-name="ce144" table:formula="of:=SUM([.D15:.AH15])" office:value-type="float" office:value="4">
            <text:p>4</text:p>
          </table:table-cell>
          <table:table-cell table:style-name="ce148" office:value-type="float" office:value="0.5">
            <office:annotation draw:style-name="gr6" draw:text-style-name="P1" svg:width="1.1413in" svg:height="0.2634in" svg:x="2.6457in" svg:y="2.8358in" draw:caption-point-x="-0.2402in" draw:caption-point-y="0.6067in">
              <dc:date>2017-06-01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8421in" svg:y="2.8382in" draw:caption-point-x="-0.2402in" draw:caption-point-y="0.6043in">
              <dc:date>2017-06-08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.5">
            <text:p>0.5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9.2661in" svg:y="2.8406in" draw:caption-point-x="-0.2402in" draw:caption-point-y="0.602in">
              <dc:date>2017-06-15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.5">
            <office:annotation draw:style-name="gr6" draw:text-style-name="P1" svg:width="1.1413in" svg:height="0.2634in" svg:x="9.7228in" svg:y="2.8406in" draw:caption-point-x="-0.2402in" draw:caption-point-y="0.602in">
              <dc:date>2017-06-16T00:00:00</dc:date>
              <text:p text:style-name="P1"><text:span text:style-name="T1">Off sáng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15.6587in" svg:y="2.8449in" draw:caption-point-x="-0.2402in" draw:caption-point-y="0.5976in">
              <dc:date>2017-06-29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iepNH</text:p>
          </table:table-cell>
          <table:table-cell table:style-name="ce144" table:formula="of:=SUM([.D16:.AH16])" office:value-type="float" office:value="2">
            <text:p>2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3.0846in" draw:caption-point-x="-0.2402in" draw:caption-point-y="0.6055in">
              <dc:date>2017-06-05T00:00:00</dc:date>
              <text:p text:style-name="P1"><text:span text:style-name="T1">Xin ra ngoài có việc, 2h49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3.087in" draw:caption-point-x="-0.2402in" draw:caption-point-y="0.6031in">
              <dc:date>2017-06-13T00:00:00</dc:date>
              <text:p text:style-name="P1"><text:span text:style-name="T1">Đi mua thuốc, xin vào trễ, 9h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3.0886in" draw:caption-point-x="-0.2402in" draw:caption-point-y="0.6016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3.0902in" draw:caption-point-x="-0.2402in" draw:caption-point-y="0.6in">
              <dc:date>2017-06-23T00:00:00</dc:date>
              <text:p text:style-name="P1"><text:span text:style-name="T1">Bị mệt, xin vô trễ, 9h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3.0917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3.0917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14">
            <text:p>14</text:p>
          </table:table-cell>
          <table:table-cell table:style-name="ce45" office:value-type="string">
            <text:p>HieuNKT</text:p>
          </table:table-cell>
          <table:table-cell table:style-name="ce144" table:formula="of:=SUM([.D17:.AH17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ungLV</text:p>
          </table:table-cell>
          <table:table-cell table:style-name="ce144" table:formula="of:=SUM([.D18:.AH18])" office:value-type="float" office:value="2.5">
            <text:p>2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6" draw:text-style-name="P1" svg:width="1.1413in" svg:height="0.2634in" svg:x="7.7988in" svg:y="3.5823in" draw:caption-point-x="-0.2402in" draw:caption-point-y="0.6035in">
              <dc:date>2017-06-12T00:00:00</dc:date>
              <text:p text:style-name="P1"><text:span text:style-name="T1">Có việc bận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3.5827in" draw:caption-point-x="-0.2402in" draw:caption-point-y="0.6031in">
              <dc:date>2017-06-13T00:00:00</dc:date>
              <text:p text:style-name="P1"><text:span text:style-name="T1">Ngủ quên, xin vô trễ, 9h1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9.2661in" svg:y="3.5835in" draw:caption-point-x="-0.2402in" draw:caption-point-y="0.6024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4.289in" svg:y="3.5862in" draw:caption-point-x="-0.2402in" draw:caption-point-y="0.5996in">
              <dc:date>2017-06-26T00:00:00</dc:date>
              <text:p text:style-name="P1"><text:span text:style-name="T1">Bận công chuyện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ungNC</text:p>
          </table:table-cell>
          <table:table-cell table:style-name="ce144" table:formula="of:=SUM([.D19:.AH19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3.8291in" draw:caption-point-x="-0.2402in" draw:caption-point-y="0.6043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ngPN</text:p>
          </table:table-cell>
          <table:table-cell table:style-name="ce144" table:formula="of:=SUM([.D20:.AH20])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4.0744in" draw:caption-point-x="-0.2402in" draw:caption-point-y="0.6067in">
              <dc:date>2017-06-01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4.0756in" draw:caption-point-x="-0.2402in" draw:caption-point-y="0.6055in">
              <dc:date>2017-06-0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1.0925in" svg:y="4.0795in" draw:caption-point-x="-0.2402in" draw:caption-point-y="0.6016in">
              <dc:date>2017-06-19T00:00:00</dc:date>
              <text:p text:style-name="P1"><text:span text:style-name="T1">Đi khám răng, xin đi trễ, 9h01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yDH</text:p>
          </table:table-cell>
          <table:table-cell table:style-name="ce144" table:formula="of:=SUM([.D21:.AH21])" office:value-type="float" office:value="2.5">
            <text:p>2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4.324in" draw:caption-point-x="-0.2402in" draw:caption-point-y="0.6047in">
              <dc:date>2017-06-0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6.3311in" svg:y="4.3248in" draw:caption-point-x="-0.2402in" draw:caption-point-y="0.6039in">
              <dc:date>2017-06-09T00:00:00</dc:date>
              <text:p text:style-name="P1"><text:span text:style-name="T1">Bị ốm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4.326in" draw:caption-point-x="-0.2402in" draw:caption-point-y="0.6028in">
              <dc:date>2017-06-14T00:00:00</dc:date>
              <text:p text:style-name="P1"><text:span text:style-name="T1">Ngủ quên, xin đi trễ, 9h0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7228in" svg:y="4.3268in" draw:caption-point-x="-0.2402in" draw:caption-point-y="0.602in">
              <dc:date>2017-06-16T00:00:00</dc:date>
              <text:p text:style-name="P1"><text:span text:style-name="T1">Ngủ quên, 8h49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0059in" svg:y="4.328in" draw:caption-point-x="-0.2402in" draw:caption-point-y="0.6008in">
              <dc:date>2017-06-21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4.3283in" draw:caption-point-x="-0.2402in" draw:caption-point-y="0.6004in">
              <dc:date>2017-06-22T00:00:00</dc:date>
              <text:p text:style-name="P1"><text:span text:style-name="T1">8h36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4.3287in" draw:caption-point-x="-0.2402in" draw:caption-point-y="0.6in">
              <dc:date>2017-06-23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4.3291in" draw:caption-point-x="-0.2402in" draw:caption-point-y="0.5996in">
              <dc:date>2017-06-26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4.3303in" draw:caption-point-x="-0.2402in" draw:caption-point-y="0.5984in">
              <dc:date>2017-06-28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5.6587in" svg:y="4.3307in" draw:caption-point-x="-0.2402in" draw:caption-point-y="0.598in">
              <dc:date>2017-06-29T00:00:00</dc:date>
              <text:p text:style-name="P1"><text:span text:style-name="T1">Có việc nhà đột xuất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6.1154in" svg:y="4.3311in" draw:caption-point-x="-0.2402in" draw:caption-point-y="0.5976in">
              <dc:date>2017-06-30T00:00:00</dc:date>
              <text:p text:style-name="P1"><text:span text:style-name="T1">8h30 vào cty</text:span></text:p>
            </office:annotation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HuyNG</text:p>
          </table:table-cell>
          <table:table-cell table:style-name="ce144" table:formula="of:=SUM([.D22:.AH22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4.9287in" svg:y="4.5709in" draw:caption-point-x="-0.2402in" draw:caption-point-y="0.6055in">
              <dc:date>2017-06-06T00:00:00</dc:date>
              <text:p text:style-name="P1"><text:span text:style-name="T1">Hôm qua bị mắc mưa nên bị sốt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KhaiLV</text:p>
          </table:table-cell>
          <table:table-cell table:style-name="ce144" table:formula="of:=SUM([.D23:.AH23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KhangNHH</text:p>
          </table:table-cell>
          <table:table-cell table:style-name="ce144" table:formula="of:=SUM([.D24:.AH24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ienPT</text:p>
          </table:table-cell>
          <table:table-cell table:style-name="ce144" table:formula="of:=SUM([.D25:.AH25])" office:value-type="float" office:value="7.5">
            <text:p>7.5</text:p>
          </table:table-cell>
          <table:table-cell table:style-name="ce148" office:value-type="float" office:value="1">
            <office:annotation draw:style-name="gr6" draw:text-style-name="P1" svg:width="1.1413in" svg:height="0.2634in" svg:x="2.6457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3.1024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5.8421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0.5">
            <office:annotation draw:style-name="gr6" draw:text-style-name="P1" svg:width="1.1413in" svg:height="0.2634in" svg:x="6.3311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0.5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9.2661in" svg:y="5.3067in" draw:caption-point-x="-0.2402in" draw:caption-point-y="0.6126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9.7228in" svg:y="5.3067in" draw:caption-point-x="-0.2402in" draw:caption-point-y="0.6126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KietNVT</text:p>
          </table:table-cell>
          <table:table-cell table:style-name="ce144" table:formula="of:=SUM([.D26:.AH26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4.472in" svg:y="5.5606in" draw:caption-point-x="-0.2402in" draw:caption-point-y="0.6067in">
              <dc:date>2017-05-31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5.565in" draw:caption-point-x="-0.2402in" draw:caption-point-y="0.6024in">
              <dc:date>2017-06-14T00:00:00</dc:date>
              <text:p text:style-name="P1"><text:span text:style-name="T1">Chở vợ đi khám, xin về sớm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5.5689in" draw:caption-point-x="-0.2402in" draw:caption-point-y="0.5984in">
              <dc:date>2017-06-28T00:00:00</dc:date>
              <text:p text:style-name="P1"><text:span text:style-name="T1">Xin về sớm lúc 4h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LinhBT</text:p>
          </table:table-cell>
          <table:table-cell table:style-name="ce144" table:formula="of:=SUM([.D27:.AH27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MaiLT</text:p>
          </table:table-cell>
          <table:table-cell table:style-name="ce144" table:formula="of:=SUM([.D28:.AH2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MaiNTT</text:p>
          </table:table-cell>
          <table:table-cell table:style-name="ce144" table:formula="of:=SUM([.D29:.AH29])" office:value-type="float" office:value="3">
            <text:p>3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6.3063in" draw:caption-point-x="-0.2402in" draw:caption-point-y="0.6039in">
              <dc:date>2017-06-09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6.3106in" draw:caption-point-x="-0.2402in" draw:caption-point-y="0.5996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6.3118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6.3118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6.3118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ManhNB</text:p>
          </table:table-cell>
          <table:table-cell table:style-name="ce144" table:formula="of:=SUM([.D30:.AH30])" office:value-type="float" office:value="1"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6.5512in" draw:caption-point-x="-0.2402in" draw:caption-point-y="0.6067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6.5524in" draw:caption-point-x="-0.2402in" draw:caption-point-y="0.6055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6.5531in" draw:caption-point-x="-0.2402in" draw:caption-point-y="0.6047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6.5535in" draw:caption-point-x="-0.2402in" draw:caption-point-y="0.6043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6.5547in" draw:caption-point-x="-0.2402in" draw:caption-point-y="0.6031in">
              <dc:date>2017-06-13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6.5551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6.5555in" draw:caption-point-x="-0.2402in" draw:caption-point-y="0.6024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6.5567in" draw:caption-point-x="-0.2402in" draw:caption-point-y="0.6012in">
              <dc:date>2017-06-20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6.5571in" draw:caption-point-x="-0.2402in" draw:caption-point-y="0.6008in">
              <dc:date>2017-06-21T00:00:00</dc:date>
              <text:p text:style-name="P1"><text:span text:style-name="T1">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6.5575in" draw:caption-point-x="-0.2402in" draw:caption-point-y="0.6004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6.5579in" draw:caption-point-x="-0.2402in" draw:caption-point-y="0.6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6.5594in" draw:caption-point-x="-0.2402in" draw:caption-point-y="0.5984in">
              <dc:date>2017-06-28T00:00:00</dc:date>
              <text:p text:style-name="P1"><text:span text:style-name="T1">Có việc cá nhân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144" table:formula="of:=SUM([.D31:.AH31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6.1154in" svg:y="6.8079in" draw:caption-point-x="-0.2402in" draw:caption-point-y="0.5976in">
              <dc:date>2017-06-30T00:00:00</dc:date>
              <text:p text:style-name="P1"><text:span text:style-name="T1">Đau đầu, ko khỏe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144" table:formula="of:=SUM([.D32:.AH32])" office:value-type="float" office:value="1.5">
            <text:p>1.5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7.0465in" draw:caption-point-x="-0.2402in" draw:caption-point-y="0.6067in">
              <dc:date>2017-06-01T00:00:00</dc:date>
              <text:p text:style-name="P1"><text:span text:style-name="T1">Ngủ quên, xin đi trễ, 8h5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7.0469in" draw:caption-point-x="-0.2402in" draw:caption-point-y="0.6063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7.0476in" draw:caption-point-x="-0.2402in" draw:caption-point-y="0.6055in">
              <dc:date>2017-06-06T00:00:00</dc:date>
              <text:p text:style-name="P1"><text:span text:style-name="T1">8h42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5.3854in" svg:y="7.0484in" draw:caption-point-x="-0.2402in" draw:caption-point-y="0.6047in">
              <dc:date>2017-06-07T00:00:00</dc:date>
              <text:p text:style-name="P1"><text:span text:style-name="T1">Đưa con đi khám, 9h5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7.0488in" draw:caption-point-x="-0.2402in" draw:caption-point-y="0.6043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7.0492in" draw:caption-point-x="-0.2402in" draw:caption-point-y="0.6039in">
              <dc:date>2017-06-09T00:00:00</dc:date>
              <text:p text:style-name="P1"><text:span text:style-name="T1">8h31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7.7988in" svg:y="7.0469in" draw:caption-point-x="-0.2402in" draw:caption-point-y="0.6063in">
              <dc:date>2017-06-05T00:00:00</dc:date>
              <text:p text:style-name="P1"><text:span text:style-name="T1">Đi thi bằng lái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7.0504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7.0504in" draw:caption-point-x="-0.2402in" draw:caption-point-y="0.6028in">
              <dc:date>2017-06-13T00:00:00</dc:date>
              <text:p text:style-name="P1"><text:span text:style-name="T1">Về quê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7.0516in" draw:caption-point-x="-0.2402in" draw:caption-point-y="0.6016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7.0539in" draw:caption-point-x="-0.2402in" draw:caption-point-y="0.5992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144" table:formula="of:=SUM([.D33:.AH33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4.9287in" svg:y="7.2925in" draw:caption-point-x="-0.2402in" draw:caption-point-y="0.6083in">
              <dc:date>2017-05-29T00:00:00</dc:date>
              <text:p text:style-name="P1"><text:span text:style-name="T1">Đi xét nghiệm, tiêm phòng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7.3004in" draw:caption-point-x="-0.2402in" draw:caption-point-y="0.6004in">
              <dc:date>2017-06-22T00:00:00</dc:date>
              <text:p text:style-name="P1"><text:span text:style-name="T1">Kẹt xe, 8h1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4.289in" svg:y="7.3012in" draw:caption-point-x="-0.2402in" draw:caption-point-y="0.5996in">
              <dc:date>2017-06-26T00:00:00</dc:date>
              <text:p text:style-name="P1"><text:span text:style-name="T1">Xe bị hư, xin đi trễ, 8h29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144" table:formula="of:=SUM([.D34:.AH34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144" table:formula="of:=SUM([.D35:.AH35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7.7961in" draw:caption-point-x="-0.2402in" draw:caption-point-y="0.6004in">
              <dc:date>2017-06-22T00:00:00</dc:date>
              <text:p text:style-name="P1"><text:span text:style-name="T1">Có việc, xin vô trễ, 9h5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144" table:formula="of:=SUM([.D36:.AH36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8.0386in" draw:caption-point-x="-0.2402in" draw:caption-point-y="0.6055in">
              <dc:date>2017-06-06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8.0394in" draw:caption-point-x="-0.2402in" draw:caption-point-y="0.6047in">
              <dc:date>2017-06-07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8.0398in" draw:caption-point-x="-0.2402in" draw:caption-point-y="0.6043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8.0413in" draw:caption-point-x="-0.2402in" draw:caption-point-y="0.6028in">
              <dc:date>2017-06-14T00:00:00</dc:date>
              <text:p text:style-name="P1"><text:span text:style-name="T1">Xe bị chết máy, xin đi trễ, 8h46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8.0425in" draw:caption-point-x="-0.2402in" draw:caption-point-y="0.6016in">
              <dc:date>2017-06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8.0445in" draw:caption-point-x="-0.2402in" draw:caption-point-y="0.5996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8.0449in" draw:caption-point-x="-0.2402in" draw:caption-point-y="0.5992in">
              <dc:date>2017-06-2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8.0457in" draw:caption-point-x="-0.2402in" draw:caption-point-y="0.5984in">
              <dc:date>2017-06-28T00:00:00</dc:date>
              <text:p text:style-name="P1"><text:span text:style-name="T1">8h39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6.1154in" svg:y="8.0465in" draw:caption-point-x="-0.2402in" draw:caption-point-y="0.5976in">
              <dc:date>2017-06-30T00:00:00</dc:date>
              <text:p text:style-name="P1"><text:span text:style-name="T1">8h32 vào cty</text:span></text:p>
            </office:annotation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8.2854in" draw:caption-point-x="-0.2402in" draw:caption-point-y="0.6063in">
              <dc:date>2017-06-02T00:00:00</dc:date>
              <text:p text:style-name="P1"><text:span text:style-name="T1">8h34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8.2874in" draw:caption-point-x="-0.2402in" draw:caption-point-y="0.6043in">
              <dc:date>2017-06-08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8.2882in" draw:caption-point-x="-0.2402in" draw:caption-point-y="0.6035in">
              <dc:date>2017-06-12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8.2886in" draw:caption-point-x="-0.2402in" draw:caption-point-y="0.6031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71" office:value-type="string">
            <text:p>PhuongTH</text:p>
          </table:table-cell>
          <table:table-cell table:style-name="ce144" table:formula="of:=SUM([.D38:.AH3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8.5346in" draw:caption-point-x="-0.2402in" draw:caption-point-y="0.6047in">
              <dc:date>2017-06-07T00:00:00</dc:date>
              <text:p text:style-name="P1"><text:span text:style-name="T1">Ngủ quên, xin đi trễ, 9h01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2.9189in" svg:y="8.5394in" draw:caption-point-x="-0.2402in" draw:caption-point-y="0.6in">
              <dc:date>2017-06-23T00:00:00</dc:date>
              <text:p text:style-name="P1"><text:span text:style-name="T1">Bị đau bụng, xin đi trễ, 8h5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8.5402in" draw:caption-point-x="-0.2402in" draw:caption-point-y="0.5992in">
              <dc:date>2017-06-27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8.5409in" draw:caption-point-x="-0.2402in" draw:caption-point-y="0.5984in">
              <dc:date>2017-06-28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36">
            <text:p>36</text:p>
          </table:table-cell>
          <table:table-cell table:style-name="ce46" office:value-type="string">
            <text:p>PhongPT</text:p>
          </table:table-cell>
          <table:table-cell table:style-name="ce144" table:formula="of:=SUM([.D39:.AH39])" office:value-type="float" office:value="1">
            <text:p>1</text:p>
          </table:table-cell>
          <table:table-cell table:style-name="ce148" table:number-columns-repeated="21"/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8.7874in" draw:caption-point-x="-0.2402in" draw:caption-point-y="0.5996in">
              <dc:date>2017-06-26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45" office:value-type="string">
            <text:p>PhongTH</text:p>
          </table:table-cell>
          <table:table-cell table:style-name="ce144" table:formula="of:=SUM([.D40:.AH40])" office:value-type="float" office:value="2.5">
            <text:p>2.5</text:p>
          </table:table-cell>
          <table:table-cell table:style-name="ce148" office:value-type="float" office:value="0.5">
            <office:annotation draw:style-name="gr2" draw:text-style-name="P1" svg:width="1.1413in" svg:height="0.5457in" svg:x="2.6457in" svg:y="9.0276in" draw:caption-point-x="-0.2402in" draw:caption-point-y="0.6071in">
              <dc:date>2017-06-01T00:00:00</dc:date>
              <text:p text:style-name="P1"><text:span text:style-name="T1">Lên trường báo cáo đồ án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6" draw:text-style-name="P1" svg:width="1.1413in" svg:height="0.2634in" svg:x="7.7988in" svg:y="9.0311in" draw:caption-point-x="-0.2402in" draw:caption-point-y="0.6035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1.5492in" svg:y="9.0335in" draw:caption-point-x="-0.2402in" draw:caption-point-y="0.6012in">
              <dc:date>2017-06-20T00:00:00</dc:date>
              <text:p text:style-name="P1"><text:span text:style-name="T1">Có việc lên trường, off chiều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2.0059in" svg:y="9.0339in" draw:caption-point-x="-0.2402in" draw:caption-point-y="0.6008in">
              <dc:date>2017-06-21T00:00:00</dc:date>
              <text:p text:style-name="P1"><text:span text:style-name="T1">Lên trường có việc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38">
            <text:p>38</text:p>
          </table:table-cell>
          <table:table-cell table:style-name="ce45" office:value-type="string">
            <text:p>TienND</text:p>
          </table:table-cell>
          <table:table-cell table:style-name="ce144" table:formula="of:=SUM([.D41:.AH41])" office:value-type="float" office:value="2">
            <text:p>2</text:p>
          </table:table-cell>
          <table:table-cell table:style-name="ce148" office:value-type="float" office:value="0.5">
            <office:annotation draw:style-name="gr6" draw:text-style-name="P1" svg:width="1.1413in" svg:height="0.2634in" svg:x="2.6457in" svg:y="9.2748in" draw:caption-point-x="-0.2402in" draw:caption-point-y="0.6075in">
              <dc:date>2017-05-31T00:00:00</dc:date>
              <text:p text:style-name="P1"><text:span text:style-name="T1">Bị thủy đậu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3.1024in" svg:y="9.274in" draw:caption-point-x="-0.2402in" draw:caption-point-y="0.6083in">
              <dc:date>2017-05-29T00:00:00</dc:date>
              <text:p text:style-name="P1"><text:span text:style-name="T1">Đi khám bệnh &amp; làm giấy tờ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4.472in" svg:y="9.2764in" draw:caption-point-x="-0.2402in" draw:caption-point-y="0.6059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9.2764in" draw:caption-point-x="-0.2402in" draw:caption-point-y="0.6059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9.2764in" draw:caption-point-x="-0.2402in" draw:caption-point-y="0.6059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9.7228in" svg:y="9.2803in" draw:caption-point-x="-0.2402in" draw:caption-point-y="0.602in">
              <dc:date>2017-06-16T00:00:00</dc:date>
              <text:p text:style-name="P1"><text:span text:style-name="T1">Xin off sáng đưa ba đi bv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9.2811in" draw:caption-point-x="-0.2402in" draw:caption-point-y="0.6012in">
              <dc:date>2017-08-01T00:00:00</dc:date>
              <text:p text:style-name="P1"><text:span text:style-name="T1">Đưa ba đi bv</text:span></text:p>
              <text:p text:style-name="P1"><text:span text:style-name="T1">Đã làm bù đủ giờ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ThamDT</text:p>
          </table:table-cell>
          <table:table-cell table:style-name="ce144" table:formula="of:=SUM([.D42:.AH42])" office:value-type="float" office:value="4">
            <text:p>4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9.5236in" draw:caption-point-x="-0.2402in" draw:caption-point-y="0.6063in">
              <dc:date>2017-06-02T00:00:00</dc:date>
              <text:p text:style-name="P1"><text:span text:style-name="T1">Mệt, xin vô trễ, 9h07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3854in" svg:y="9.5252in" draw:caption-point-x="-0.2402in" draw:caption-point-y="0.6047in">
              <dc:date>2017-06-07T00:00:00</dc:date>
              <text:p text:style-name="P1"><text:span text:style-name="T1">Đi khám bệnh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6.3311in" svg:y="9.5264in" draw:caption-point-x="-0.2402in" draw:caption-point-y="0.6035in">
              <dc:date>2017-06-09T00:00:00</dc:date>
              <text:p text:style-name="P1"><text:span text:style-name="T1">Mệt, tính là off chiều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9.5264in" draw:caption-point-x="-0.2402in" draw:caption-point-y="0.6035in">
              <dc:date>2017-06-12T00:00:00</dc:date>
              <text:p text:style-name="P1"><text:span text:style-name="T1">8h15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9.5268in" draw:caption-point-x="-0.2402in" draw:caption-point-y="0.6031in">
              <dc:date>2017-06-13T00:00:00</dc:date>
              <text:p text:style-name="P1"><text:span text:style-name="T1">Mệt trong người, xin vô trễ, 9h20 vào cty</text:span></text:p>
            </office:annotation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8.7768in" svg:y="9.5268in" draw:caption-point-x="-0.2402in" draw:caption-point-y="0.6031in">
              <dc:date>2017-06-14T00:00:00</dc:date>
              <text:p text:style-name="P1"><text:span text:style-name="T1">Ra sân bay đón người nhà</text:span></text:p>
              <text:p text:style-name="P1"><text:span text:style-name="T1">mệt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9.2661in" svg:y="9.5276in" draw:caption-point-x="-0.2402in" draw:caption-point-y="0.6024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9.5276in" draw:caption-point-x="-0.2402in" draw:caption-point-y="0.6024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9.5283in" draw:caption-point-x="-0.2402in" draw:caption-point-y="0.6016in">
              <dc:date>2017-06-19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9.5299in" draw:caption-point-x="-0.2402in" draw:caption-point-y="0.6in">
              <dc:date>2017-06-23T00:00:00</dc:date>
              <text:p text:style-name="P1"><text:span text:style-name="T1">8h16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6.1154in" svg:y="9.5323in" draw:caption-point-x="-0.2402in" draw:caption-point-y="0.5976in">
              <dc:date>2017-06-30T00:00:00</dc:date>
              <text:p text:style-name="P1"><text:span text:style-name="T1">Chủ nhà sửa ống nước, xin đi trễ, 8h25 vào cty</text:span></text:p>
            </office:annotation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40">
            <text:p>40</text:p>
          </table:table-cell>
          <table:table-cell table:style-name="ce45" office:value-type="string">
            <text:p>ThaoDTN</text:p>
          </table:table-cell>
          <table:table-cell table:style-name="ce144" table:formula="of:=SUM([.D43:.AH43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9.7717in" draw:caption-point-x="-0.2402in" draw:caption-point-y="0.6059in">
              <dc:date>2017-06-05T00:00:00</dc:date>
              <text:p text:style-name="P1"><text:span text:style-name="T1">Nhà có việc, xin đi trễ, 8h3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9.7728in" draw:caption-point-x="-0.2402in" draw:caption-point-y="0.6047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9.7732in" draw:caption-point-x="-0.2402in" draw:caption-point-y="0.6043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9.7736in" draw:caption-point-x="-0.2402in" draw:caption-point-y="0.6039in">
              <dc:date>2017-06-0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9.7748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2661in" svg:y="9.7752in" draw:caption-point-x="-0.2402in" draw:caption-point-y="0.6024in">
              <dc:date>2017-06-15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9.7768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9.7772in" draw:caption-point-x="-0.2402in" draw:caption-point-y="0.6004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9.7776in" draw:caption-point-x="-0.2402in" draw:caption-point-y="0.6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9.778in" draw:caption-point-x="-0.2402in" draw:caption-point-y="0.5996in">
              <dc:date>2017-06-26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9.7783in" draw:caption-point-x="-0.2402in" draw:caption-point-y="0.5992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9.7791in" draw:caption-point-x="-0.2402in" draw:caption-point-y="0.5984in">
              <dc:date>2017-06-2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9.7795in" draw:caption-point-x="-0.2402in" draw:caption-point-y="0.598in">
              <dc:date>2017-06-29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hinhT</text:p>
          </table:table-cell>
          <table:table-cell table:style-name="ce144" table:formula="of:=SUM([.D44:.AH44])" office:value-type="float" office:value="3">
            <text:p>3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3.1024in" svg:y="10.0193in" draw:caption-point-x="-0.2402in" draw:caption-point-y="0.6063in">
              <dc:date>2017-06-05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8.7768in" svg:y="10.0228in" draw:caption-point-x="-0.2402in" draw:caption-point-y="0.6028in">
              <dc:date>2017-06-14T00:00:00</dc:date>
              <text:p text:style-name="P1"><text:span text:style-name="T1">Off sáng đi khám bệnh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0.0248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2.4622in" svg:y="10.0252in" draw:caption-point-x="-0.2402in" draw:caption-point-y="0.6004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2.9189in" svg:y="10.0252in" draw:caption-point-x="-0.2402in" draw:caption-point-y="0.6004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oaiVK</text:p>
          </table:table-cell>
          <table:table-cell table:style-name="ce144" table:formula="of:=SUM([.D45:.AH45])" office:value-type="float" office:value="3">
            <text:p>3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10.2665in" draw:caption-point-x="-0.2402in" draw:caption-point-y="0.6067in">
              <dc:date>2017-06-01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10.2669in" draw:caption-point-x="-0.2402in" draw:caption-point-y="0.6063in">
              <dc:date>2017-06-02T00:00:00</dc:date>
              <text:p text:style-name="P1"><text:span text:style-name="T1">Để quên đồ, 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4.9287in" svg:y="10.2677in" draw:caption-point-x="-0.2402in" draw:caption-point-y="0.6055in">
              <dc:date>2017-06-06T00:00:00</dc:date>
              <text:p text:style-name="P1"><text:span text:style-name="T1">Bị sốt, tiêu chảy</text:span></text:p>
            </office:annotation>
            <text:p>1</text:p>
          </table:table-cell>
          <table:table-cell table:style-name="ce148" office:value-type="float" office:value="0">
            <office:annotation draw:style-name="gr3" draw:text-style-name="P1" svg:width="1.1413in" svg:height="0.7012in" svg:x="5.3854in" svg:y="10.2685in" draw:caption-point-x="-0.2402in" draw:caption-point-y="0.6047in">
              <dc:date>2017-06-07T00:00:00</dc:date>
              <text:p text:style-name="P1"><text:span text:style-name="T1">8h30 vào cty, có việc đi ngân hàng, xin ra ngoài 20p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10.2689in" draw:caption-point-x="-0.2402in" draw:caption-point-y="0.6043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10.2693in" draw:caption-point-x="-0.2402in" draw:caption-point-y="0.6039in">
              <dc:date>2017-06-09T00:00:00</dc:date>
              <text:p text:style-name="P1"><text:span text:style-name="T1">8h35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7.7988in" svg:y="10.2697in" draw:caption-point-x="-0.2402in" draw:caption-point-y="0.6035in">
              <dc:date>2017-06-12T00:00:00</dc:date>
              <text:p text:style-name="P1"><text:span text:style-name="T1">Xe bị cán đinh, xin vô trễ, 8h32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10.272in" draw:caption-point-x="-0.2402in" draw:caption-point-y="0.6012in">
              <dc:date>2017-06-20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2.0059in" svg:y="10.272in" draw:caption-point-x="-0.2402in" draw:caption-point-y="0.601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0.2728in" draw:caption-point-x="-0.2402in" draw:caption-point-y="0.6004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10.272in" draw:caption-point-x="-0.2402in" draw:caption-point-y="0.601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45" office:value-type="string">
            <text:p>ThuyCNTA</text:p>
          </table:table-cell>
          <table:table-cell table:style-name="ce144" table:formula="of:=SUM([.D46:.AH46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44">
            <text:p>44</text:p>
          </table:table-cell>
          <table:table-cell table:style-name="ce45" office:value-type="string">
            <text:p>ThuyLTT</text:p>
          </table:table-cell>
          <table:table-cell table:style-name="ce144" table:formula="of:=SUM([.D47:.AH47])" office:value-type="float" office:value="2.5">
            <text:p>2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0.7622in" draw:caption-point-x="-0.2402in" draw:caption-point-y="0.6063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10.7622in" draw:caption-point-x="-0.2402in" draw:caption-point-y="0.6063in">
              <dc:date>2017-06-02T00:00:00</dc:date>
              <text:p text:style-name="P1"><text:span text:style-name="T1">Ngủ quên, xin vô trễ, 10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10.7626in" draw:caption-point-x="-0.2402in" draw:caption-point-y="0.6059in">
              <dc:date>2017-06-05T00:00:00</dc:date>
              <text:p text:style-name="P1"><text:span text:style-name="T1">Chở mẹ đi cv, xin vô trễ, 9h2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0.7634in" draw:caption-point-x="-0.2402in" draw:caption-point-y="0.6051in">
              <dc:date>2017-06-06T00:00:00</dc:date>
              <text:p text:style-name="P1"><text:span text:style-name="T1">Bận việc nhà, giờ chạy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10.7638in" draw:caption-point-x="-0.2402in" draw:caption-point-y="0.6047in">
              <dc:date>2017-06-07T00:00:00</dc:date>
              <text:p text:style-name="P1"><text:span text:style-name="T1">8h4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6.3311in" svg:y="10.7646in" draw:caption-point-x="-0.2402in" draw:caption-point-y="0.6039in">
              <dc:date>2017-06-09T00:00:00</dc:date>
              <text:p text:style-name="P1"><text:span text:style-name="T1">Có việc nhà,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10.7654in" draw:caption-point-x="-0.2402in" draw:caption-point-y="0.6031in">
              <dc:date>2017-06-13T00:00:00</dc:date>
              <text:p text:style-name="P1"><text:span text:style-name="T1">10h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0.7657in" draw:caption-point-x="-0.2402in" draw:caption-point-y="0.6028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9.7228in" svg:y="10.7665in" draw:caption-point-x="-0.2402in" draw:caption-point-y="0.602in">
              <dc:date>2017-06-16T00:00:00</dc:date>
              <text:p text:style-name="P1"><text:span text:style-name="T1">Nhà có việc, xin vô trễ, 10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3" draw:text-style-name="P1" svg:width="1.1413in" svg:height="0.7012in" svg:x="11.0925in" svg:y="10.7669in" draw:caption-point-x="-0.2402in" draw:caption-point-y="0.6016in">
              <dc:date>2017-06-19T00:00:00</dc:date>
              <text:p text:style-name="P1"><text:span text:style-name="T1">Đi ngân hàng (cho cty), xin vô trễ, 10h56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10.7673in" draw:caption-point-x="-0.2402in" draw:caption-point-y="0.6012in">
              <dc:date>2017-06-20T00:00:00</dc:date>
              <text:p text:style-name="P1"><text:span text:style-name="T1">Mệt nên ngủ quên, xin vô trễ, 9h4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0.7677in" draw:caption-point-x="-0.2402in" draw:caption-point-y="0.6008in">
              <dc:date>2017-06-21T00:00:00</dc:date>
              <text:p text:style-name="P1"><text:span text:style-name="T1">8h42 vào cty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4622in" svg:y="10.7685in" draw:caption-point-x="-0.2402in" draw:caption-point-y="0.6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12.9189in" svg:y="10.7685in" draw:caption-point-x="-0.2402in" draw:caption-point-y="0.6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4.289in" svg:y="10.7689in" draw:caption-point-x="-0.2402in" draw:caption-point-y="0.5996in">
              <dc:date>2017-06-26T00:00:00</dc:date>
              <text:p text:style-name="P1"><text:span text:style-name="T1">Qua nhà mẹ có việc, xin vô trễ, 9h0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10.7693in" draw:caption-point-x="-0.2402in" draw:caption-point-y="0.5992in">
              <dc:date>2017-06-27T00:00:00</dc:date>
              <text:p text:style-name="P1"><text:span text:style-name="T1">8h44 vào cty</text:span></text:p>
            </office:annotation>
            <text:p>0</text:p>
          </table:table-cell>
          <table:table-cell table:style-name="ce148" office:value-type="float" office:value="0">
            <office:annotation draw:style-name="gr8" draw:text-style-name="P1" svg:width="1.1413in" svg:height="0.8567in" svg:x="15.202in" svg:y="10.7701in" draw:caption-point-x="-0.2402in" draw:caption-point-y="0.5984in">
              <dc:date>2017-06-28T00:00:00</dc:date>
              <text:p text:style-name="P1"><text:span text:style-name="T1">Qua nhà mẹ có việc, xin vô trễ, 9h50 vào cty</text:span></text:p>
              <text:p text:style-name="P1"><text:span text:style-name="T1">Xin ra ngoài 1h15p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5.6587in" svg:y="10.7622in" draw:caption-point-x="-0.2402in" draw:caption-point-y="0.6063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2" draw:text-style-name="P1" svg:width="1.1413in" svg:height="0.5457in" svg:x="16.1154in" svg:y="10.7701in" draw:caption-point-x="-0.2402in" draw:caption-point-y="0.5984in">
              <dc:date>2017-06-30T00:00:00</dc:date>
              <text:p text:style-name="P1"><text:span text:style-name="T1">Qua nhà mẹ có việc, xin vô trễ, 9h55 vào cty</text:span></text:p>
            </office:annotation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45">
            <text:p>45</text:p>
          </table:table-cell>
          <table:table-cell table:style-name="ce45" office:value-type="string">
            <text:p>TruyenLVC</text:p>
          </table:table-cell>
          <table:table-cell table:style-name="ce144" table:formula="of:=SUM([.D48:.AH4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6.3311in" svg:y="11.0122in" draw:caption-point-x="-0.2402in" draw:caption-point-y="0.6039in">
              <dc:date>2017-06-09T00:00:00</dc:date>
              <text:p text:style-name="P1"><text:span text:style-name="T1">Bận việc gia đình, xin vô trễ, 9h28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1.0134in" draw:caption-point-x="-0.2402in" draw:caption-point-y="0.6028in">
              <dc:date>2017-06-1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1.0157in" draw:caption-point-x="-0.2402in" draw:caption-point-y="0.6004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11.0161in" draw:caption-point-x="-0.2402in" draw:caption-point-y="0.6in">
              <dc:date>2017-06-23T00:00:00</dc:date>
              <text:p text:style-name="P1"><text:span text:style-name="T1">8h32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11.0181in" draw:caption-point-x="-0.2402in" draw:caption-point-y="0.598in">
              <dc:date>2017-06-29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46">
            <text:p>46</text:p>
          </table:table-cell>
          <table:table-cell table:style-name="ce71" office:value-type="string">
            <text:p>VietBA</text:p>
          </table:table-cell>
          <table:table-cell table:style-name="ce144" table:formula="of:=SUM([.D49:.AH49])" office:value-type="float" office:value="2.5">
            <text:p>2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1.2571in" draw:caption-point-x="-0.2402in" draw:caption-point-y="0.6067in">
              <dc:date>2017-06-01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3854in" svg:y="11.2591in" draw:caption-point-x="-0.2402in" draw:caption-point-y="0.6047in">
              <dc:date>2017-06-07T00:00:00</dc:date>
              <text:p text:style-name="P1"><text:span text:style-name="T1">Có việc cá nhân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11.2594in" draw:caption-point-x="-0.2402in" draw:caption-point-y="0.6043in">
              <dc:date>2017-06-08T00:00:00</dc:date>
              <text:p text:style-name="P1"><text:span text:style-name="T1">Quên chìa khóa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7.7988in" svg:y="11.2602in" draw:caption-point-x="-0.2402in" draw:caption-point-y="0.6035in">
              <dc:date>2017-06-12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11.2606in" draw:caption-point-x="-0.2402in" draw:caption-point-y="0.6031in">
              <dc:date>2017-06-13T00:00:00</dc:date>
              <text:p text:style-name="P1"><text:span text:style-name="T1">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1.261in" draw:caption-point-x="-0.2402in" draw:caption-point-y="0.6028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11.2618in" draw:caption-point-x="-0.2402in" draw:caption-point-y="0.602in">
              <dc:date>2017-06-16T00:00:00</dc:date>
              <text:p text:style-name="P1"><text:span text:style-name="T1">Bị cảm, sốt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11.2638in" draw:caption-point-x="-0.2402in" draw:caption-point-y="0.6in">
              <dc:date>2017-06-23T00:00:00</dc:date>
              <text:p text:style-name="P1"><text:span text:style-name="T1">Có việc, xin đi trễ, 9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11.2646in" draw:caption-point-x="-0.2402in" draw:caption-point-y="0.5992in">
              <dc:date>2017-06-26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47">
            <text:p>47</text:p>
          </table:table-cell>
          <table:table-cell table:style-name="ce45" office:value-type="string">
            <text:p>VinhP</text:p>
          </table:table-cell>
          <table:table-cell table:style-name="ce144" table:formula="of:=SUM([.D50:.AH50])" office:value-type="float" office:value="0.5"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1.5047in" draw:caption-point-x="-0.2402in" draw:caption-point-y="0.6067in">
              <dc:date>2017-06-01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49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49" table:number-columns-repeated="4"/>
          <table:table-cell table:style-name="ce151"/>
          <table:table-cell table:style-name="ce149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49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49" table:number-columns-repeated="4"/>
          <table:table-cell table:style-name="ce152" table:number-columns-repeated="7"/>
          <table:table-cell table:style-name="ce149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49" table:number-columns-repeated="31"/>
          <table:table-cell table:style-name="ce44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3"/>
        <table:table-column table:style-name="co26" table:number-columns-repeated="7" table:default-cell-style-name="ce163"/>
        <table:table-column table:style-name="co25" table:number-columns-repeated="16" table:default-cell-style-name="ce163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158" table:number-columns-repeated="8"/>
          <table:table-cell table:style-name="ce166" office:value-type="string" table:number-columns-spanned="2" table:number-rows-spanned="1">
            <text:p>Month</text:p>
          </table:table-cell>
          <table:covered-table-cell table:style-name="ce167"/>
          <table:table-cell table:style-name="ce168" table:content-validation-name="val1" office:value-type="float" office:value="7" table:number-columns-spanned="2" table:number-rows-spanned="1">
            <text:p>7</text:p>
          </table:table-cell>
          <table:covered-table-cell table:style-name="ce167"/>
          <table:table-cell table:style-name="ce166" office:value-type="string" table:number-columns-spanned="2" table:number-rows-spanned="1">
            <text:p>Year</text:p>
          </table:table-cell>
          <table:covered-table-cell table:style-name="ce167"/>
          <table:table-cell table:style-name="ce166" office:value-type="float" office:value="2017" table:number-columns-spanned="2" table:number-rows-spanned="1">
            <text:p>2017</text:p>
          </table:table-cell>
          <table:covered-table-cell table:style-name="ce169"/>
          <table:table-cell table:style-name="ce158" table:number-columns-repeated="15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159" table:formula="of:=DATE([.$R$1];[.N1];1)" office:value-type="date" office:date-value="2017-07-01">
            <text:p>01</text:p>
          </table:table-cell>
          <table:table-cell table:style-name="ce159" table:formula="of:=[.D2]+1" office:value-type="date" office:date-value="2017-07-02">
            <text:p>02</text:p>
          </table:table-cell>
          <table:table-cell table:style-name="ce159" table:formula="of:=[.E2]+1" office:value-type="date" office:date-value="2017-07-03">
            <text:p>03</text:p>
          </table:table-cell>
          <table:table-cell table:style-name="ce159" table:formula="of:=[.F2]+1" office:value-type="date" office:date-value="2017-07-04">
            <text:p>04</text:p>
          </table:table-cell>
          <table:table-cell table:style-name="ce159" table:formula="of:=[.G2]+1" office:value-type="date" office:date-value="2017-07-05">
            <text:p>05</text:p>
          </table:table-cell>
          <table:table-cell table:style-name="ce159" table:formula="of:=[.H2]+1" office:value-type="date" office:date-value="2017-07-06">
            <text:p>06</text:p>
          </table:table-cell>
          <table:table-cell table:style-name="ce159" table:formula="of:=[.I2]+1" office:value-type="date" office:date-value="2017-07-07">
            <text:p>07</text:p>
          </table:table-cell>
          <table:table-cell table:style-name="ce159" table:formula="of:=[.J2]+1" office:value-type="date" office:date-value="2017-07-08">
            <text:p>08</text:p>
          </table:table-cell>
          <table:table-cell table:style-name="ce159" table:formula="of:=[.K2]+1" office:value-type="date" office:date-value="2017-07-09">
            <text:p>09</text:p>
          </table:table-cell>
          <table:table-cell table:style-name="ce159" table:formula="of:=[.L2]+1" office:value-type="date" office:date-value="2017-07-10">
            <text:p>10</text:p>
          </table:table-cell>
          <table:table-cell table:style-name="ce159" table:formula="of:=[.M2]+1" office:value-type="date" office:date-value="2017-07-11">
            <text:p>11</text:p>
          </table:table-cell>
          <table:table-cell table:style-name="ce159" table:formula="of:=[.N2]+1" office:value-type="date" office:date-value="2017-07-12">
            <text:p>12</text:p>
          </table:table-cell>
          <table:table-cell table:style-name="ce159" table:formula="of:=[.O2]+1" office:value-type="date" office:date-value="2017-07-13">
            <text:p>13</text:p>
          </table:table-cell>
          <table:table-cell table:style-name="ce159" table:formula="of:=[.P2]+1" office:value-type="date" office:date-value="2017-07-14">
            <text:p>14</text:p>
          </table:table-cell>
          <table:table-cell table:style-name="ce159" table:formula="of:=[.Q2]+1" office:value-type="date" office:date-value="2017-07-15">
            <text:p>15</text:p>
          </table:table-cell>
          <table:table-cell table:style-name="ce159" table:formula="of:=[.R2]+1" office:value-type="date" office:date-value="2017-07-16">
            <text:p>16</text:p>
          </table:table-cell>
          <table:table-cell table:style-name="ce159" table:formula="of:=[.S2]+1" office:value-type="date" office:date-value="2017-07-17">
            <text:p>17</text:p>
          </table:table-cell>
          <table:table-cell table:style-name="ce159" table:formula="of:=[.T2]+1" office:value-type="date" office:date-value="2017-07-18">
            <text:p>18</text:p>
          </table:table-cell>
          <table:table-cell table:style-name="ce159" table:formula="of:=[.U2]+1" office:value-type="date" office:date-value="2017-07-19">
            <text:p>19</text:p>
          </table:table-cell>
          <table:table-cell table:style-name="ce159" table:formula="of:=[.V2]+1" office:value-type="date" office:date-value="2017-07-20">
            <text:p>20</text:p>
          </table:table-cell>
          <table:table-cell table:style-name="ce159" table:formula="of:=[.W2]+1" office:value-type="date" office:date-value="2017-07-21">
            <text:p>21</text:p>
          </table:table-cell>
          <table:table-cell table:style-name="ce159" table:formula="of:=[.X2]+1" office:value-type="date" office:date-value="2017-07-22">
            <text:p>22</text:p>
          </table:table-cell>
          <table:table-cell table:style-name="ce159" table:formula="of:=[.Y2]+1" office:value-type="date" office:date-value="2017-07-23">
            <text:p>23</text:p>
          </table:table-cell>
          <table:table-cell table:style-name="ce159" table:formula="of:=[.Z2]+1" office:value-type="date" office:date-value="2017-07-24">
            <text:p>24</text:p>
          </table:table-cell>
          <table:table-cell table:style-name="ce159" table:formula="of:=[.AA2]+1" office:value-type="date" office:date-value="2017-07-25">
            <text:p>25</text:p>
          </table:table-cell>
          <table:table-cell table:style-name="ce159" table:formula="of:=[.AB2]+1" office:value-type="date" office:date-value="2017-07-26">
            <text:p>26</text:p>
          </table:table-cell>
          <table:table-cell table:style-name="ce159" table:formula="of:=[.AC2]+1" office:value-type="date" office:date-value="2017-07-27">
            <text:p>27</text:p>
          </table:table-cell>
          <table:table-cell table:style-name="ce159" table:formula="of:=[.AD2]+1" office:value-type="date" office:date-value="2017-07-28">
            <text:p>28</text:p>
          </table:table-cell>
          <table:table-cell table:style-name="ce159" table:formula="of:=[.AE2]+1" office:value-type="date" office:date-value="2017-07-29">
            <text:p>29</text:p>
          </table:table-cell>
          <table:table-cell table:style-name="ce159" table:formula="of:=[.AF2]+1" office:value-type="date" office:date-value="2017-07-30">
            <text:p>30</text:p>
          </table:table-cell>
          <table:table-cell table:style-name="ce159" table:formula="of:=[.AG2]+1" office:value-type="date" office:date-value="2017-07-31">
            <text:p>31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160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57" table:formula="of:=SUM([.D4:.AH4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0.1122in" draw:caption-point-x="-0.2402in" draw:caption-point-y="0.6059in">
              <dc:date>2017-07-03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0.11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0.1709in" draw:caption-point-x="-0.2402in" draw:caption-point-y="0.5472in">
              <dc:date>2017-07-05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1138in" draw:caption-point-x="-0.2402in" draw:caption-point-y="0.6043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0.1142in" draw:caption-point-x="-0.2402in" draw:caption-point-y="0.6039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3094in" svg:y="0.1146in" draw:caption-point-x="-0.2402in" draw:caption-point-y="0.6035in">
              <dc:date>2017-07-11T00:00:00</dc:date>
              <text:p text:style-name="P1"><text:span text:style-name="T1">Bận việc nhà xin đi trễ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0.115in" draw:caption-point-x="-0.2402in" draw:caption-point-y="0.6031in">
              <dc:date>2017-07-12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0.1154in" draw:caption-point-x="-0.2402in" draw:caption-point-y="0.6028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0.1157in" draw:caption-point-x="-0.2402in" draw:caption-point-y="0.6024in">
              <dc:date>2017-07-14T00:00:00</dc:date>
              <text:p text:style-name="P1"><text:span text:style-name="T1">Bị bệnh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0.1791in" svg:y="0.1161in" draw:caption-point-x="-0.2402in" draw:caption-point-y="0.602in">
              <dc:date>2017-07-17T00:00:00</dc:date>
              <text:p text:style-name="P1"><text:span text:style-name="T1">Xe hư, xin đi trễ, 9h09 vào cty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0.1185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289in" svg:y="0.1201in" draw:caption-point-x="-0.2402in" draw:caption-point-y="0.598in">
              <dc:date>2017-07-26T00:00:00</dc:date>
              <text:p text:style-name="P1"><text:span text:style-name="T1">Có việc nhà, xin đi trễ, 9h3 vào cty</text:span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4.7457in" svg:y="0.1205in" draw:caption-point-x="-0.2402in" draw:caption-point-y="0.5976in">
              <dc:date>2017-07-27T00:00:00</dc:date>
              <text:p text:style-name="P1"><text:span text:style-name="T1">Đi khám <text:s/>sức khỏe, xin off chiều, sáng 8h34 đến c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121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57" table:formula="of:=SUM([.D5:.AH5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0.3602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0.3606in" draw:caption-point-x="-0.2402in" draw:caption-point-y="0.6051in">
              <dc:date>2017-07-0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3614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6.8205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0.3638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3646in" draw:caption-point-x="-0.2402in" draw:caption-point-y="0.6012in">
              <dc:date>2017-07-19T00:00:00</dc:date>
              <text:p text:style-name="P1"><text:span text:style-name="T1">Dậy trễ, 8h41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0.3642in" draw:caption-point-x="-0.2402in" draw:caption-point-y="0.6016in">
              <dc:date>2017-07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0.3661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2" draw:text-style-name="P1" svg:width="1.1413in" svg:height="0.5457in" svg:x="13.3756in" svg:y="0.3665in" draw:caption-point-x="-0.2402in" draw:caption-point-y="0.5992in">
              <dc:date>2017-07-24T00:00:00</dc:date>
              <text:p text:style-name="P1"><text:span text:style-name="T1">Bận việc riêng, xin đi trễ, 10h30 vào công 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0.3669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3689in" draw:caption-point-x="-0.2402in" draw:caption-point-y="0.5969in">
              <dc:date>2017-07-28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hienTX</text:p>
          </table:table-cell>
          <table:table-cell table:style-name="ce157" table:formula="of:=SUM([.D6:.AH6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57" table:formula="of:=SUM([.D7:.AH7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8598in" draw:caption-point-x="-0.2402in" draw:caption-point-y="0.6012in">
              <dc:date>2017-07-19T00:00:00</dc:date>
              <text:p text:style-name="P1"><text:span text:style-name="T1">Kẹt xe, 8h19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0.8606in" draw:caption-point-x="-0.2402in" draw:caption-point-y="0.6004in">
              <dc:date>2017-07-20T00:00:00</dc:date>
              <text:p text:style-name="P1"><text:span text:style-name="T1">Có việc đột xuất, xin đi trễ, 8h37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0.8591in" draw:caption-point-x="-0.2402in" draw:caption-point-y="0.602in">
              <dc:date>2017-07-17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0.8622in" draw:caption-point-x="-0.2402in" draw:caption-point-y="0.5988in">
              <dc:date>2017-07-25T00:00:00</dc:date>
              <text:p text:style-name="P1"><text:span text:style-name="T1">Co viec dot xuat, xin di tre, 9h19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8646in" draw:caption-point-x="-0.2402in" draw:caption-point-y="0.5965in">
              <dc:date>2017-07-28T00:00:00</dc:date>
              <text:p text:style-name="P1"><text:span text:style-name="T1">Xin về sớm 5h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7" office:value-type="string">
            <text:p>CuongNM</text:p>
          </table:table-cell>
          <table:table-cell table:style-name="ce157" table:formula="of:=SUM([.D8:.AH8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4.0157in" svg:y="1.1055in" draw:caption-point-x="-0.2402in" draw:caption-point-y="0.6031in">
              <dc:date>2017-07-04T00:00:00</dc:date>
              <text:p text:style-name="P1"><text:span text:style-name="T1">Có việc gấp, phải về nhà, off chiều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10.1791in" svg:y="1.1067in" draw:caption-point-x="-0.2402in" draw:caption-point-y="0.602in">
              <dc:date>2017-07-17T00:00:00</dc:date>
              <text:p text:style-name="P1"><text:span text:style-name="T1">Gặp giáo viên hướng dẫn</text:span></text:p>
            </office:annotation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2.0059in" svg:y="1.1091in" draw:caption-point-x="-0.2402in" draw:caption-point-y="0.5996in">
              <dc:date>2017-07-21T00:00:00</dc:date>
              <text:p text:style-name="P1"><text:span text:style-name="T1">Xin off chiều, lên trườ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1.1094in" draw:caption-point-x="-0.2402in" draw:caption-point-y="0.5992in">
              <dc:date>2017-07-24T00:00:00</dc:date>
              <text:p text:style-name="P1"><text:span text:style-name="T1">Gặp Thầy phản biện khóa luận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1098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4.289in" svg:y="1.1106in" draw:caption-point-x="-0.2402in" draw:caption-point-y="0.598in">
              <dc:date>2017-07-25T00:00:00</dc:date>
              <text:p text:style-name="P1"><text:span text:style-name="T1">Bảo vệ khóa luận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1.1346in" draw:caption-point-x="-0.2402in" draw:caption-point-y="0.5736in">
              <dc:date>2017-08-07T00:00:00</dc:date>
              <text:p text:style-name="P2"><text:span text:style-name="T1">Bị sốt, làm remote 4h theo yêu cầu dự án</text:span></text:p>
            </office:annotation>
            <text:p>0.5</text:p>
          </table:table-cell>
          <table:table-cell table:style-name="ce44" table:number-columns-repeated="949"/>
          <table:table-cell table:number-columns-repeated="3"/>
        </table:table-row>
        <table:table-row table:style-name="ro6">
          <table:table-cell table:style-name="ce43" office:value-type="float" office:value="6">
            <text:p>6</text:p>
          </table:table-cell>
          <table:table-cell table:style-name="ce45" office:value-type="string">
            <text:p>DuongDN</text:p>
          </table:table-cell>
          <table:table-cell table:style-name="ce157" table:formula="of:=SUM([.D9:.AH9])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.3516in" draw:caption-point-x="-0.2402in" draw:caption-point-y="0.6051in">
              <dc:date>2017-07-0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1.3524in" draw:caption-point-x="-0.2402in" draw:caption-point-y="0.6043in">
              <dc:date>2017-07-07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.354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.3563in" draw:caption-point-x="-0.2402in" draw:caption-point-y="0.6004in">
              <dc:date>2017-07-20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3579in" draw:caption-point-x="-0.2402in" draw:caption-point-y="0.5988in">
              <dc:date>2017-07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DuyNM</text:p>
          </table:table-cell>
          <table:table-cell table:style-name="ce157" table:formula="of:=SUM([.D10:.AH10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6024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.6031in" draw:caption-point-x="-0.2402in" draw:caption-point-y="0.6012in">
              <dc:date>2017-07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1.6055in" draw:caption-point-x="-0.2402in" draw:caption-point-y="0.5988in">
              <dc:date>2017-07-25T00:00:00</dc:date>
              <text:p text:style-name="P1"><text:span text:style-name="T1">Có việc bận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157" table:formula="of:=SUM([.D11:.AH1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.8492in" draw:caption-point-x="-0.2402in" draw:caption-point-y="0.6028in">
              <dc:date>2017-07-13T00:00:00</dc:date>
              <text:p text:style-name="P1"><text:span text:style-name="T1">Đi ngân hàng, xin vô trễ, 9h5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5" office:value-type="string">
            <text:p>GiauNV</text:p>
          </table:table-cell>
          <table:table-cell table:style-name="ce157" table:formula="of:=SUM([.D12:.AH12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3.5591in" svg:y="2.0937in" draw:caption-point-x="-0.2402in" draw:caption-point-y="0.6059in">
              <dc:date>2017-07-03T00:00:00</dc:date>
              <text:p text:style-name="P1"><text:span text:style-name="T1">Có việc đi ngân hàng, xin đi trễ, 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0945in" draw:caption-point-x="-0.2402in" draw:caption-point-y="0.6051in">
              <dc:date>2017-07-0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0972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2.099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2.1008in" draw:caption-point-x="-0.2402in" draw:caption-point-y="0.5988in">
              <dc:date>2017-07-25T00:00:00</dc:date>
              <text:p text:style-name="P1"><text:span text:style-name="T1">Có việc bận, xin đi trễ, 8h5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0">
            <text:p>10</text:p>
          </table:table-cell>
          <table:table-cell table:style-name="ce71" office:value-type="string">
            <text:p>HaTH</text:p>
          </table:table-cell>
          <table:table-cell table:style-name="ce157" table:formula="of:=SUM([.D13:.AH13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3421in" draw:caption-point-x="-0.2402in" draw:caption-point-y="0.6051in">
              <dc:date>2017-07-0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2.3429in" draw:caption-point-x="-0.2402in" draw:caption-point-y="0.6043in">
              <dc:date>2017-07-07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2.4008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3437in" draw:caption-point-x="-0.2402in" draw:caption-point-y="0.6035in">
              <dc:date>2017-07-11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3441in" draw:caption-point-x="-0.2402in" draw:caption-point-y="0.6031in">
              <dc:date>2017-07-12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2.402in" draw:caption-point-x="-0.2402in" draw:caption-point-y="0.5453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0.1791in" svg:y="2.3453in" draw:caption-point-x="-0.2402in" draw:caption-point-y="0.602in">
              <dc:date>2017-07-17T00:00:00</dc:date>
              <text:p text:style-name="P1"><text:span text:style-name="T1">Bị kẹt xe, 8h5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2.3457in" draw:caption-point-x="-0.2402in" draw:caption-point-y="0.6016in">
              <dc:date>2017-07-18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2.3461in" draw:caption-point-x="-0.2402in" draw:caption-point-y="0.6012in">
              <dc:date>2017-07-19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2.3469in" draw:caption-point-x="-0.2402in" draw:caption-point-y="0.6004in">
              <dc:date>2017-07-2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2.0059in" svg:y="2.3453in" draw:caption-point-x="-0.2402in" draw:caption-point-y="0.602in">
              <dc:date>2017-07-17T00:00:00</dc:date>
              <text:p text:style-name="P1"><text:span text:style-name="T1">Có việc gia đình cần giải quyết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2.3484in" draw:caption-point-x="-0.2402in" draw:caption-point-y="0.5988in">
              <dc:date>2017-07-25T00:00:00</dc:date>
              <text:p text:style-name="P1"><text:span text:style-name="T1">Bị kẹt xe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2.35in" draw:caption-point-x="-0.2402in" draw:caption-point-y="0.5972in">
              <dc:date>2017-07-2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6" office:value-type="string">
            <text:p>HaTT</text:p>
          </table:table-cell>
          <table:table-cell table:style-name="ce157" table:formula="of:=SUM([.D14:.AH14])" office:value-type="float" office:value="1.5">
            <text:p>1.5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3.5591in" svg:y="2.5866in" draw:caption-point-x="-0.2402in" draw:caption-point-y="0.6083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5917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5925in" draw:caption-point-x="-0.2402in" draw:caption-point-y="0.6024in">
              <dc:date>2017-07-14T00:00:00</dc:date>
              <text:p text:style-name="P1"><text:span text:style-name="T1">8h33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2.5933in" draw:caption-point-x="-0.2402in" draw:caption-point-y="0.6016in">
              <dc:date>2017-07-18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5937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2.5945in" draw:caption-point-x="-0.2402in" draw:caption-point-y="0.6004in">
              <dc:date>2017-07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2.5957in" draw:caption-point-x="-0.2402in" draw:caption-point-y="0.5992in">
              <dc:date>2017-07-24T00:00:00</dc:date>
              <text:p text:style-name="P1"><text:span text:style-name="T1">8h38 va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2.5961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2.5969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2.598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aiNM</text:p>
          </table:table-cell>
          <table:table-cell table:style-name="ce157" table:formula="of:=SUM([.D15:.AH15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2.837in" draw:caption-point-x="-0.2402in" draw:caption-point-y="0.6055in">
              <dc:date>2017-07-03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9287in" svg:y="2.8382in" draw:caption-point-x="-0.2402in" draw:caption-point-y="0.6043in">
              <dc:date>2017-07-06T00:00:00</dc:date>
              <text:p text:style-name="P1"><text:span text:style-name="T1">Có việc xin về sớm lúc 4h30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2.839in" draw:caption-point-x="-0.2402in" draw:caption-point-y="0.6035in">
              <dc:date>2017-07-10T00:00:00</dc:date>
              <text:p text:style-name="P1"><text:span text:style-name="T1">Xin ra ngoài 1hr, confirm làm bù sau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839in" draw:caption-point-x="-0.2402in" draw:caption-point-y="0.6035in">
              <dc:date>2017-07-11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2.8402in" draw:caption-point-x="-0.2402in" draw:caption-point-y="0.6024in">
              <dc:date>2017-07-14T00:00:00</dc:date>
              <text:p text:style-name="P1"><text:span text:style-name="T1">Nhà có việc, off chiều</text:span></text:p>
            </office:annotation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8413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3.8323in" svg:y="2.8437in" draw:caption-point-x="-0.2402in" draw:caption-point-y="0.5988in">
              <dc:date>2017-07-25T00:00:00</dc:date>
              <text:p text:style-name="P1"><text:span text:style-name="T1">Mệt, xin off cả ngày</text:span></text:p>
            </office:annotation>
            <text:p>1</text:p>
          </table:table-cell>
          <table:table-cell table:style-name="ce161" office:value-type="float" office:value="0">
            <office:annotation draw:style-name="gr8" draw:text-style-name="P1" svg:width="1.1413in" svg:height="0.8567in" svg:x="14.289in" svg:y="2.8453in" draw:caption-point-x="-0.2402in" draw:caption-point-y="0.5972in">
              <dc:date>2017-07-27T00:00:00</dc:date>
              <text:p text:style-name="P1"><text:span text:style-name="T1">Đi công chứng giấy tờ nhà, xin ra ngoài lúc 2h48, 4h45 về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2.8461in" draw:caption-point-x="-0.2402in" draw:caption-point-y="0.5965in">
              <dc:date>2017-07-31T00:00:00</dc:date>
              <text:p text:style-name="P1"><text:span text:style-name="T1">Nhà có việc, xin đi trẽ, 8h41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angDTT</text:p>
          </table:table-cell>
          <table:table-cell table:style-name="ce157" table:formula="of:=SUM([.D16:.AH16])" office:value-type="float" office:value="0">
            <text:p>0</text:p>
          </table:table-cell>
          <table:table-cell table:style-name="ce161" table:number-columns-repeated="19"/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4">
            <text:p>14</text:p>
          </table:table-cell>
          <table:table-cell table:style-name="ce45" office:value-type="string">
            <text:p>HienNV</text:p>
          </table:table-cell>
          <table:table-cell table:style-name="ce157" table:formula="of:=SUM([.D17:.AH17])" office:value-type="float" office:value="4">
            <text:p>4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3.339in" draw:caption-point-x="-0.2402in" draw:caption-point-y="0.5992in">
              <dc:date>2017-07-24T00:00:00</dc:date>
              <text:p text:style-name="P1"><text:span text:style-name="T1">Off chiều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5.202in" svg:y="3.3417in" draw:caption-point-x="-0.2402in" draw:caption-point-y="0.5965in">
              <dc:date>2017-07-28T00:00:00</dc:date>
              <text:p text:style-name="P1"><text:span text:style-name="T1">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iepNH</text:p>
          </table:table-cell>
          <table:table-cell table:style-name="ce157" table:formula="of:=SUM([.D18:.AH18])" office:value-type="float" office:value="0.5">
            <text:p>0.5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3.5815in" draw:caption-point-x="-0.2402in" draw:caption-point-y="0.6043in">
              <dc:date>2017-07-07T00:00:00</dc:date>
              <text:p text:style-name="P1"><text:span text:style-name="T1">Có việc, xin đi trễ, 9h0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3.5827in" draw:caption-point-x="-0.2402in" draw:caption-point-y="0.6031in">
              <dc:date>2017-07-12T00:00:00</dc:date>
              <text:p text:style-name="P1"><text:span text:style-name="T1">Bị sốt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3.5835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3.5866in" draw:caption-point-x="-0.2402in" draw:caption-point-y="0.5992in">
              <dc:date>2017-07-24T00:00:00</dc:date>
              <text:p text:style-name="P1"><text:span text:style-name="T1">Xin về sớm, lúc 5h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ieuNKT</text:p>
          </table:table-cell>
          <table:table-cell table:style-name="ce157" table:formula="of:=SUM([.D19:.AH1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ngLV</text:p>
          </table:table-cell>
          <table:table-cell table:style-name="ce157" table:formula="of:=SUM([.D20:.AH2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4.0819in" draw:caption-point-x="-0.2402in" draw:caption-point-y="0.5992in">
              <dc:date>2017-07-24T00:00:00</dc:date>
              <text:p text:style-name="P1"><text:span text:style-name="T1">Bị cảm sốt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ngNC</text:p>
          </table:table-cell>
          <table:table-cell table:style-name="ce157" table:formula="of:=SUM([.D21:.AH2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4.3283in" draw:caption-point-x="-0.2402in" draw:caption-point-y="0.6004in">
              <dc:date>2017-07-20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3299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HungPN</text:p>
          </table:table-cell>
          <table:table-cell table:style-name="ce157" table:formula="of:=SUM([.D22:.AH22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HuyDH</text:p>
          </table:table-cell>
          <table:table-cell table:style-name="ce157" table:formula="of:=SUM([.D23:.AH23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0157in" svg:y="4.8189in" draw:caption-point-x="-0.2402in" draw:caption-point-y="0.6051in">
              <dc:date>2017-07-04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4.8185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4.8772in" draw:caption-point-x="-0.2402in" draw:caption-point-y="0.5469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4.821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4.822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0.6358in" svg:y="4.8224in" draw:caption-point-x="-0.2402in" draw:caption-point-y="0.6016in">
              <dc:date>2017-07-18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4.8236in" draw:caption-point-x="-0.2402in" draw:caption-point-y="0.6004in">
              <dc:date>2017-07-20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4.8244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4.8248in" draw:caption-point-x="-0.2402in" draw:caption-point-y="0.5992in">
              <dc:date>2017-07-24T00:00:00</dc:date>
              <text:p text:style-name="P1"><text:span text:style-name="T1">8h37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8252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4.826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4.8268in" draw:caption-point-x="-0.2402in" draw:caption-point-y="0.5972in">
              <dc:date>2017-07-27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HuyNG</text:p>
          </table:table-cell>
          <table:table-cell table:style-name="ce157" table:formula="of:=SUM([.D24:.AH24])" office:value-type="float" office:value="1">
            <text:p>1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472in" svg:y="5.0661in" draw:caption-point-x="-0.2402in" draw:caption-point-y="0.6055in">
              <dc:date>2017-07-05T00:00:00</dc:date>
              <text:p text:style-name="P1"><text:span text:style-name="T1">Đi lấy đồ cho mẹ, xin đi trễ, 8h37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5.0724in" draw:caption-point-x="-0.2402in" draw:caption-point-y="0.5992in">
              <dc:date>2017-07-24T00:00:00</dc:date>
              <text:p text:style-name="P1"><text:span text:style-name="T1">Chở Mẹ đi tái khám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5.0728in" draw:caption-point-x="-0.2402in" draw:caption-point-y="0.5988in">
              <dc:date>2017-07-25T00:00:00</dc:date>
              <text:p text:style-name="P1"><text:span text:style-name="T1">Chở mẹ ra ga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haiLV</text:p>
          </table:table-cell>
          <table:table-cell table:style-name="ce157" table:formula="of:=SUM([.D25:.AH25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KhangNHH</text:p>
          </table:table-cell>
          <table:table-cell table:style-name="ce157" table:formula="of:=SUM([.D26:.AH2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0.6358in" svg:y="5.5657in" draw:caption-point-x="-0.2402in" draw:caption-point-y="0.6016in">
              <dc:date>2017-07-18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KienPT</text:p>
          </table:table-cell>
          <table:table-cell table:style-name="ce157" table:formula="of:=SUM([.D27:.AH27])" office:value-type="float" office:value="5.5">
            <text:p>5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5.7953in" draw:caption-point-x="-0.2402in" draw:caption-point-y="0.619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287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5.7961in" draw:caption-point-x="-0.2402in" draw:caption-point-y="0.6189in">
              <dc:date>2017-07-27T00:00:00</dc:date>
              <text:p text:style-name="P1"><text:span text:style-name="T1">Off sáng, nghỉ chữa bệnh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KietNVT</text:p>
          </table:table-cell>
          <table:table-cell table:style-name="ce157" table:formula="of:=SUM([.D28:.AH28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0559in" draw:caption-point-x="-0.2402in" draw:caption-point-y="0.6067in">
              <dc:date>2017-06-28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472in" svg:y="6.0571in" draw:caption-point-x="-0.2402in" draw:caption-point-y="0.6055in">
              <dc:date>2017-07-05T00:00:00</dc:date>
              <text:p text:style-name="P1"><text:span text:style-name="T1">Có việc, xin đi trễ, 9h4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062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4.7457in" svg:y="6.0657in" draw:caption-point-x="-0.2402in" draw:caption-point-y="0.5969in">
              <dc:date>2017-07-27T00:00:00</dc:date>
              <text:p text:style-name="P1"><text:span text:style-name="T1">Đưa vợ đi khám thai, 4h về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LinhBT</text:p>
          </table:table-cell>
          <table:table-cell table:style-name="ce157" table:formula="of:=SUM([.D29:.AH2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MaiLT</text:p>
          </table:table-cell>
          <table:table-cell table:style-name="ce157" table:formula="of:=SUM([.D30:.AH3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MaiNTT</text:p>
          </table:table-cell>
          <table:table-cell table:style-name="ce157" table:formula="of:=SUM([.D31:.AH31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6.8024in" draw:caption-point-x="-0.2402in" draw:caption-point-y="0.6031in">
              <dc:date>2017-07-12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7768in" svg:y="6.8031in" draw:caption-point-x="-0.2402in" draw:caption-point-y="0.6024in">
              <dc:date>2017-07-14T00:00:00</dc:date>
              <text:p text:style-name="P1"><text:span text:style-name="T1">Xe bị xì lốp, xin đi trễ, 8h4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6.803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6.8043in" draw:caption-point-x="-0.2402in" draw:caption-point-y="0.6012in">
              <dc:date>2017-07-19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8051in" draw:caption-point-x="-0.2402in" draw:caption-point-y="0.6004in">
              <dc:date>2017-07-20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2.0059in" svg:y="6.8059in" draw:caption-point-x="-0.2402in" draw:caption-point-y="0.5996in">
              <dc:date>2017-07-21T00:00:00</dc:date>
              <text:p text:style-name="P1"><text:span text:style-name="T1">Bị đau bụng, xin đi trễ, 8h4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6.8063in" draw:caption-point-x="-0.2402in" draw:caption-point-y="0.5992in">
              <dc:date>2017-07-24T00:00:00</dc:date>
              <text:p text:style-name="P1"><text:span text:style-name="T1">8h35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6.8067in" draw:caption-point-x="-0.2402in" draw:caption-point-y="0.5988in">
              <dc:date>2017-07-25T00:00:00</dc:date>
              <text:p text:style-name="P1"><text:span text:style-name="T1">Có việc bận, xin đi trễ, 9h03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6.8075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6.8083in" draw:caption-point-x="-0.2402in" draw:caption-point-y="0.5972in">
              <dc:date>2017-07-27T00:00:00</dc:date>
              <text:p text:style-name="P1"><text:span text:style-name="T1">Bị lủng lốp xe, xin đi trễ, 8h4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ManhNB</text:p>
          </table:table-cell>
          <table:table-cell table:style-name="ce157" table:formula="of:=SUM([.D32:.AH32])" office:value-type="float" office:value="5.5">
            <text:p>5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05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0508in" draw:caption-point-x="-0.2402in" draw:caption-point-y="0.6024in">
              <dc:date>2017-07-14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0.1791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0.6358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.5">
            <office:annotation draw:style-name="gr6" draw:text-style-name="P1" svg:width="1.1413in" svg:height="0.2634in" svg:x="13.3756in" svg:y="7.0539in" draw:caption-point-x="-0.2402in" draw:caption-point-y="0.5992in">
              <dc:date>2017-07-24T00:00:00</dc:date>
              <text:p text:style-name="P1"><text:span text:style-name="T1">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0543in" draw:caption-point-x="-0.2402in" draw:caption-point-y="0.5988in">
              <dc:date>2017-07-25T00:00:00</dc:date>
              <text:p text:style-name="P1"><text:span text:style-name="T1">Có việc xin đi trễ, 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7.056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amTH</text:p>
          </table:table-cell>
          <table:table-cell table:style-name="ce157" table:formula="of:=SUM([.D33:.AH33])" office:value-type="float" office:value="2">
            <text:p>2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7.7988in" svg:y="7.2976in" draw:caption-point-x="-0.2402in" draw:caption-point-y="0.6031in">
              <dc:date>2017-07-12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amTV</text:p>
          </table:table-cell>
          <table:table-cell table:style-name="ce157" table:formula="of:=SUM([.D34:.AH34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7.5429in" draw:caption-point-x="-0.2402in" draw:caption-point-y="0.6055in">
              <dc:date>2017-07-03T00:00:00</dc:date>
              <text:p text:style-name="P1"><text:span text:style-name="T1">Có việc về VT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7.5433in" draw:caption-point-x="-0.2402in" draw:caption-point-y="0.6051in">
              <dc:date>2017-07-04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7.5445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5453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5461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7.5465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7.5469in" draw:caption-point-x="-0.2402in" draw:caption-point-y="0.6016in">
              <dc:date>2017-07-18T00:00:00</dc:date>
              <text:p text:style-name="P1"><text:span text:style-name="T1">Ngủ quên, xin đi trễ, 8h5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7.54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7.548in" draw:caption-point-x="-0.2402in" draw:caption-point-y="0.6004in">
              <dc:date>2017-07-2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7.5492in" draw:caption-point-x="-0.2402in" draw:caption-point-y="0.5992in">
              <dc:date>2017-07-24T00:00:00</dc:date>
              <text:p text:style-name="P1"><text:span text:style-name="T1">8h33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5496in" draw:caption-point-x="-0.2402in" draw:caption-point-y="0.5988in">
              <dc:date>2017-07-25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7.5504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gaTN</text:p>
          </table:table-cell>
          <table:table-cell table:style-name="ce157" table:formula="of:=SUM([.D35:.AH35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7.7992in" draw:caption-point-x="-0.2402in" draw:caption-point-y="0.5972in">
              <dc:date>2017-07-27T00:00:00</dc:date>
              <text:p text:style-name="P1"><text:span text:style-name="T1">Mệt do làm trễ hqua, xin đi trễ, 8h5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anHTH</text:p>
          </table:table-cell>
          <table:table-cell table:style-name="ce157" table:formula="of:=SUM([.D36:.AH36])" office:value-type="float" office:value="0.5"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4.472in" svg:y="8.0386in" draw:caption-point-x="-0.2402in" draw:caption-point-y="0.6055in">
              <dc:date>2017-07-05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45" office:value-type="string">
            <text:p>NhanNM</text:p>
          </table:table-cell>
          <table:table-cell table:style-name="ce157" table:formula="of:=SUM([.D37:.AH37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NhungHTH</text:p>
          </table:table-cell>
          <table:table-cell table:style-name="ce157" table:formula="of:=SUM([.D38:.AH3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7.7988in" svg:y="8.5362in" draw:caption-point-x="-0.2402in" draw:caption-point-y="0.6031in">
              <dc:date>2017-07-12T00:00:00</dc:date>
              <text:p text:style-name="P1"><text:span text:style-name="T1">Bị đau bụng, xin đi trễ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8.53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8.5398in" draw:caption-point-x="-0.2402in" draw:caption-point-y="0.5996in">
              <dc:date>2017-07-21T00:00:00</dc:date>
              <text:p text:style-name="P1"><text:span text:style-name="T1">8h32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5406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8.5425in" draw:caption-point-x="-0.2402in" draw:caption-point-y="0.5969in">
              <dc:date>2017-07-28T00:00:00</dc:date>
              <text:p text:style-name="P1"><text:span text:style-name="T1">Ngủ quên, xin đi trễ, 8h45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6">
            <text:p>36</text:p>
          </table:table-cell>
          <table:table-cell table:style-name="ce45" office:value-type="string">
            <text:p>NhuPHQ</text:p>
          </table:table-cell>
          <table:table-cell table:style-name="ce157" table:formula="of:=SUM([.D39:.AH39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8.7819in" draw:caption-point-x="-0.2402in" draw:caption-point-y="0.6051in">
              <dc:date>2017-07-04T00:00:00</dc:date>
              <text:p text:style-name="P1"><text:span text:style-name="T1">Chở mẹ đi bv, xin vào trễ, 8h5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8.7815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8.8406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8.7866in" draw:caption-point-x="-0.2402in" draw:caption-point-y="0.6004in">
              <dc:date>2017-07-20T00:00:00</dc:date>
              <text:p text:style-name="P1"><text:span text:style-name="T1">Chở mẹ đi bv, xin vào trễ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8.7878in" draw:caption-point-x="-0.2402in" draw:caption-point-y="0.5992in">
              <dc:date>2017-07-24T00:00:00</dc:date>
              <text:p text:style-name="P1"><text:span text:style-name="T1">8h34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7882in" draw:caption-point-x="-0.2402in" draw:caption-point-y="0.5988in">
              <dc:date>2017-07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71" office:value-type="string">
            <text:p>PhuongTH</text:p>
          </table:table-cell>
          <table:table-cell table:style-name="ce157" table:formula="of:=SUM([.D40:.AH40])" office:value-type="float" office:value="0.5"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0295in" draw:caption-point-x="-0.2402in" draw:caption-point-y="0.6051in">
              <dc:date>2017-07-06T00:00:00</dc:date>
              <text:p text:style-name="P1"><text:span text:style-name="T1">Bị tào tháo dí, xin đi trễ, 9h1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9.032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9.0335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9.0343in" draw:caption-point-x="-0.2402in" draw:caption-point-y="0.6004in">
              <dc:date>2017-07-20T00:00:00</dc:date>
              <text:p text:style-name="P1"><text:span text:style-name="T1">Đau bụng, xin đi trễ, 9h vào cty 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9.035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9.0358in" draw:caption-point-x="-0.2402in" draw:caption-point-y="0.5988in">
              <dc:date>2017-07-25T00:00:00</dc:date>
              <text:p text:style-name="P1"><text:span text:style-name="T1">Đi ngân hàng, xin đi trễ, 9h0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9.0374in" draw:caption-point-x="-0.2402in" draw:caption-point-y="0.5972in">
              <dc:date>2017-07-27T00:00:00</dc:date>
              <text:p text:style-name="P1"><text:span text:style-name="T1">Off sáng, đau bụ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6.572in" svg:y="9.0382in" draw:caption-point-x="-0.2402in" draw:caption-point-y="0.5965in">
              <dc:date>2017-07-31T00:00:00</dc:date>
              <text:p text:style-name="P1"><text:span text:style-name="T1">8h38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8">
            <text:p>38</text:p>
          </table:table-cell>
          <table:table-cell table:style-name="ce46" office:value-type="string">
            <text:p>PhongPT</text:p>
          </table:table-cell>
          <table:table-cell table:style-name="ce157" table:formula="of:=SUM([.D41:.AH41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9.3083in" draw:caption-point-x="-0.2402in" draw:caption-point-y="0.5736in">
              <dc:date>2017-08-07T00:00:00</dc:date>
              <text:p text:style-name="P2"><text:span text:style-name="T1">Khám mắt, làm remote 4h theo yêu cầu dự án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9">
            <text:p>39</text:p>
          </table:table-cell>
          <table:table-cell table:style-name="ce45" office:value-type="string">
            <text:p>PhongTH</text:p>
          </table:table-cell>
          <table:table-cell table:style-name="ce157" table:formula="of:=SUM([.D42:.AH42])" office:value-type="float" office:value="2.5">
            <text:p>2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5248in" draw:caption-point-x="-0.2402in" draw:caption-point-y="0.6051in">
              <dc:date>2017-07-06T00:00:00</dc:date>
              <text:p text:style-name="P1"><text:span text:style-name="T1">Đt hết pin nên ko báo thức, xin đi trễ, 9h0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6.8205in" svg:y="9.526in" draw:caption-point-x="-0.2402in" draw:caption-point-y="0.6039in">
              <dc:date>2017-07-10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9.5268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9.5283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9.5319in" draw:caption-point-x="-0.2402in" draw:caption-point-y="0.598in">
              <dc:date>2017-07-26T00:00:00</dc:date>
              <text:p text:style-name="P1"><text:span text:style-name="T1">Lên trường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9.5335in" draw:caption-point-x="-0.2402in" draw:caption-point-y="0.5965in">
              <dc:date>2017-07-31T00:00:00</dc:date>
              <text:p text:style-name="P1"><text:span text:style-name="T1">Xe lủng bánh, xin đi trễ, 8h40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0">
            <text:p>40</text:p>
          </table:table-cell>
          <table:table-cell table:style-name="ce45" office:value-type="string">
            <text:p>TienND</text:p>
          </table:table-cell>
          <table:table-cell table:style-name="ce157" table:formula="of:=SUM([.D43:.AH43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9.7717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9.7732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9.773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3.3756in" svg:y="9.7823in" draw:caption-point-x="-0.2402in" draw:caption-point-y="0.5953in">
              <dc:date>2017-07-25T00:00:00</dc:date>
              <text:p text:style-name="P1"><text:span text:style-name="T1">Xe hư, làm remote buổi sáng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9.7823in" draw:caption-point-x="-0.2402in" draw:caption-point-y="0.5953in">
              <dc:date>2017-08-14T00:00:00</dc:date>
              <text:p text:style-name="P1"><text:span text:style-name="T1">Bận việc nhà, xin về sớm 3h45 về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hamDT</text:p>
          </table:table-cell>
          <table:table-cell table:style-name="ce157" table:formula="of:=SUM([.D44:.AH44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3.5591in" svg:y="10.0201in" draw:caption-point-x="-0.2402in" draw:caption-point-y="0.6055in">
              <dc:date>2017-07-03T00:00:00</dc:date>
              <text:p text:style-name="P1"><text:span text:style-name="T1">Xin về sớm lúc 4h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472in" svg:y="10.0484in" draw:caption-point-x="-0.2402in" draw:caption-point-y="0.5772in">
              <dc:date>2017-07-07T00:00:00</dc:date>
              <text:p text:style-name="P1"><text:span text:style-name="T1">Đi khám thai lần 1</text:span></text:p>
              <text:p text:style-name="P1"><text:span text:style-name="T1">Có hưởng BHXH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10.0236in" draw:caption-point-x="-0.2402in" draw:caption-point-y="0.602in">
              <dc:date>2017-07-17T00:00:00</dc:date>
              <text:p text:style-name="P1"><text:span text:style-name="T1">Bị đau bụng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0268in" draw:caption-point-x="-0.2402in" draw:caption-point-y="0.5988in">
              <dc:date>2017-07-25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0.0291in" draw:caption-point-x="-0.2402in" draw:caption-point-y="0.5965in">
              <dc:date>2017-07-31T00:00:00</dc:date>
              <text:p text:style-name="P1"><text:span text:style-name="T1">Đi ngân hàng, 8h2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aoDTN</text:p>
          </table:table-cell>
          <table:table-cell table:style-name="ce157" table:formula="of:=SUM([.D45:.AH45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10.2673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2677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0.2693in" draw:caption-point-x="-0.2402in" draw:caption-point-y="0.6039in">
              <dc:date>2017-07-10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2713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10.2713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0.2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2744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0.2752in" draw:caption-point-x="-0.2402in" draw:caption-point-y="0.598in">
              <dc:date>2017-07-2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45" office:value-type="string">
            <text:p>ThinhT</text:p>
          </table:table-cell>
          <table:table-cell table:style-name="ce157" table:formula="of:=SUM([.D46:.AH4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5169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14.289in" svg:y="10.5217in" draw:caption-point-x="-0.2402in" draw:caption-point-y="0.5992in">
              <dc:date>2017-07-24T00:00:00</dc:date>
              <text:p text:style-name="P1"><text:span text:style-name="T1">Xin off chiều, đi đón em ở sân bay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5.202in" svg:y="10.524in" draw:caption-point-x="-0.2402in" draw:caption-point-y="0.5969in">
              <dc:date>2017-07-28T00:00:00</dc:date>
              <text:p text:style-name="P1"><text:span text:style-name="T1">Lủng lốp xe, xin đi trễ, 8h5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4">
            <text:p>44</text:p>
          </table:table-cell>
          <table:table-cell table:style-name="ce45" office:value-type="string">
            <text:p>ThoaiVK</text:p>
          </table:table-cell>
          <table:table-cell table:style-name="ce157" table:formula="of:=SUM([.D47:.AH47])" office:value-type="float" office:value="7.5">
            <text:p>7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763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0.7634in" draw:caption-point-x="-0.2402in" draw:caption-point-y="0.6051in">
              <dc:date>2017-07-06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5.3854in" svg:y="10.7642in" draw:caption-point-x="-0.2402in" draw:caption-point-y="0.6043in">
              <dc:date>2017-07-07T00:00:00</dc:date>
              <text:p text:style-name="P1"><text:span text:style-name="T1">Nhà có việc, xin đi trễ, 9h38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765in" draw:caption-point-x="-0.2402in" draw:caption-point-y="0.6035in">
              <dc:date>2017-07-11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10.7654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0.7661in" draw:caption-point-x="-0.2402in" draw:caption-point-y="0.6024in">
              <dc:date>2017-07-14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7665in" draw:caption-point-x="-0.2402in" draw:caption-point-y="0.602in">
              <dc:date>2017-07-17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10.7669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10.7681in" draw:caption-point-x="-0.2402in" draw:caption-point-y="0.6004in">
              <dc:date>2017-07-20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0.7689in" draw:caption-point-x="-0.2402in" draw:caption-point-y="0.5996in">
              <dc:date>2017-07-21T00:00:00</dc:date>
              <text:p text:style-name="P1"><text:span text:style-name="T1">Bà vào bv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5">
            <text:p>45</text:p>
          </table:table-cell>
          <table:table-cell table:style-name="ce45" office:value-type="string">
            <text:p>ThuyCNTA</text:p>
          </table:table-cell>
          <table:table-cell table:style-name="ce157" table:formula="of:=SUM([.D48:.AH4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3.3756in" svg:y="11.0169in" draw:caption-point-x="-0.2402in" draw:caption-point-y="0.5992in">
              <dc:date>2017-07-2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6">
            <text:p>46</text:p>
          </table:table-cell>
          <table:table-cell table:style-name="ce45" office:value-type="string">
            <text:p>ThuyLTT</text:p>
          </table:table-cell>
          <table:table-cell table:style-name="ce157" table:formula="of:=SUM([.D49:.AH49])" office:value-type="float" office:value="4">
            <text:p>4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11.249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11.2567in" draw:caption-point-x="-0.2402in" draw:caption-point-y="0.6071in">
              <dc:date>2017-07-04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11.2559in" draw:caption-point-x="-0.2402in" draw:caption-point-y="0.6079in">
              <dc:date>2017-07-06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5.385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11.2559in" draw:caption-point-x="-0.2402in" draw:caption-point-y="0.6079in">
              <dc:date>2017-07-10T00:00:00</dc:date>
              <text:p text:style-name="P1"><text:span text:style-name="T1">Qua nhà mẹ có việc, xin vô trễ, 9h58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7.309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7.7988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1.2559in" draw:caption-point-x="-0.2402in" draw:caption-point-y="0.6079in">
              <dc:date>2017-07-13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11.2614in" draw:caption-point-x="-0.2402in" draw:caption-point-y="0.6024in">
              <dc:date>2017-07-14T00:00:00</dc:date>
              <text:p text:style-name="P1"><text:span text:style-name="T1">Chuyển nhà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1.2618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0.6358in" svg:y="11.2622in" draw:caption-point-x="-0.2402in" draw:caption-point-y="0.6016in">
              <dc:date>2017-07-18T00:00:00</dc:date>
              <text:p text:style-name="P1"><text:span text:style-name="T1">Bị chóng mặt, xin đi trễ, 9h5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0925in" svg:y="11.2626in" draw:caption-point-x="-0.2402in" draw:caption-point-y="0.6012in">
              <dc:date>2017-07-19T00:00:00</dc:date>
              <text:p text:style-name="P1"><text:span text:style-name="T1">Xe bị bể bánh, xin đi trễ, 9h1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2634in" draw:caption-point-x="-0.2402in" draw:caption-point-y="0.6004in">
              <dc:date>2017-07-21T00:00:00</dc:date>
              <text:p text:style-name="P1"><text:span text:style-name="T1">Ghé cô kế toán, 9h27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2642in" draw:caption-point-x="-0.2402in" draw:caption-point-y="0.5996in">
              <dc:date>2017-07-21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11.2646in" draw:caption-point-x="-0.2402in" draw:caption-point-y="0.5992in">
              <dc:date>2017-07-24T00:00:00</dc:date>
              <text:p text:style-name="P1"><text:span text:style-name="T1">8h32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3.8323in" svg:y="11.265in" draw:caption-point-x="-0.2402in" draw:caption-point-y="0.5988in">
              <dc:date>2017-07-25T00:00:00</dc:date>
              <text:p text:style-name="P1"><text:span text:style-name="T1">Bị chóng mặt, xin đi trễ, vắng quá 2h, tính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1.2657in" draw:caption-point-x="-0.2402in" draw:caption-point-y="0.598in">
              <dc:date>2017-07-26T00:00:00</dc:date>
              <text:p text:style-name="P1"><text:span text:style-name="T1">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11.2665in" draw:caption-point-x="-0.2402in" draw:caption-point-y="0.5972in">
              <dc:date>2017-07-27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11.2669in" draw:caption-point-x="-0.2402in" draw:caption-point-y="0.5969in">
              <dc:date>2017-07-2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1.2673in" draw:caption-point-x="-0.2402in" draw:caption-point-y="0.5965in">
              <dc:date>2017-07-31T00:00:00</dc:date>
              <text:p text:style-name="P1"><text:span text:style-name="T1">Bị té xe, 8h4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7">
            <text:p>47</text:p>
          </table:table-cell>
          <table:table-cell table:style-name="ce45" office:value-type="string">
            <text:p>TruyenLVC</text:p>
          </table:table-cell>
          <table:table-cell table:style-name="ce157" table:formula="of:=SUM([.D50:.AH50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11.506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1.5059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6.8205in" svg:y="11.5075in" draw:caption-point-x="-0.2402in" draw:caption-point-y="0.6039in">
              <dc:date>2017-07-10T00:00:00</dc:date>
              <text:p text:style-name="P1"><text:span text:style-name="T1">Bị nhức đầu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1.0925in" svg:y="11.5102in" draw:caption-point-x="-0.2402in" draw:caption-point-y="0.6012in">
              <dc:date>2017-07-19T00:00:00</dc:date>
              <text:p text:style-name="P1"><text:span text:style-name="T1">Có việc bận, 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511in" draw:caption-point-x="-0.2402in" draw:caption-point-y="0.6004in">
              <dc:date>2017-07-20T00:00:00</dc:date>
              <text:p text:style-name="P1"><text:span text:style-name="T1">Ngủ quên, xin đi trễ, 8h4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5118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5142in" draw:caption-point-x="-0.2402in" draw:caption-point-y="0.5972in">
              <dc:date>2017-07-27T00:00:00</dc:date>
              <text:p text:style-name="P1"><text:span text:style-name="T1">Bị nhức đầu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8">
            <text:p>48</text:p>
          </table:table-cell>
          <table:table-cell table:style-name="ce71" office:value-type="string">
            <text:p>VietBA</text:p>
          </table:table-cell>
          <table:table-cell table:style-name="ce157" table:formula="of:=SUM([.D51:.AH51])" office:value-type="float" office:value="7">
            <text:p>7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1.7539in" draw:caption-point-x="-0.2402in" draw:caption-point-y="0.6051in">
              <dc:date>2017-07-06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11.7559in" draw:caption-point-x="-0.2402in" draw:caption-point-y="0.6031in">
              <dc:date>2017-07-12T00:00:00</dc:date>
              <text:p text:style-name="P1"><text:span text:style-name="T1">Có việc, xin đi trễ, 8h4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2878in" svg:y="11.7563in" draw:caption-point-x="-0.2402in" draw:caption-point-y="0.6028in">
              <dc:date>2017-07-13T00:00:00</dc:date>
              <text:p text:style-name="P1"><text:span text:style-name="T1">Có việc, xin đi trễ, 9h1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7768in" svg:y="11.7567in" draw:caption-point-x="-0.2402in" draw:caption-point-y="0.6024in">
              <dc:date>2017-07-14T00:00:00</dc:date>
              <text:p text:style-name="P1"><text:span text:style-name="T1">Có việc, xin đi trễ, 9h27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6.572in" svg:y="11.7524in" draw:caption-point-x="-0.2402in" draw:caption-point-y="0.6067in">
              <dc:date>2017-07-31T00:00:00</dc:date>
              <text:p text:style-name="P1"><text:span text:style-name="T1">Về quê thăm gđ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9">
            <text:p>49</text:p>
          </table:table-cell>
          <table:table-cell table:style-name="ce45" office:value-type="string">
            <text:p>VinhP</text:p>
          </table:table-cell>
          <table:table-cell table:style-name="ce157" table:formula="of:=SUM([.D52:.AH52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11.9913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5.202in" svg:y="12.0079in" draw:caption-point-x="-0.2402in" draw:caption-point-y="0.5988in">
              <dc:date>2017-07-25T00:00:00</dc:date>
              <text:p text:style-name="P1"><text:span text:style-name="T1">Bận việc, xin off chiều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62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62" table:number-columns-repeated="4"/>
          <table:table-cell table:style-name="ce164"/>
          <table:table-cell table:style-name="ce162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62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62" table:number-columns-repeated="4"/>
          <table:table-cell table:style-name="ce165" table:number-columns-repeated="7"/>
          <table:table-cell table:style-name="ce162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62" table:number-columns-repeated="31"/>
          <table:table-cell table:style-name="ce44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7"/>
        <table:table-column table:style-name="co26" table:number-columns-repeated="7" table:default-cell-style-name="ce177"/>
        <table:table-column table:style-name="co25" table:number-columns-repeated="16" table:default-cell-style-name="ce177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172" table:number-columns-repeated="8"/>
          <table:table-cell table:style-name="ce178" office:value-type="string" table:number-columns-spanned="2" table:number-rows-spanned="1">
            <text:p>Month</text:p>
          </table:table-cell>
          <table:covered-table-cell table:style-name="ce179"/>
          <table:table-cell table:style-name="ce180" table:content-validation-name="val1" office:value-type="float" office:value="8" table:number-columns-spanned="2" table:number-rows-spanned="1">
            <text:p>8</text:p>
          </table:table-cell>
          <table:covered-table-cell table:style-name="ce179"/>
          <table:table-cell table:style-name="ce178" office:value-type="string" table:number-columns-spanned="2" table:number-rows-spanned="1">
            <text:p>Year</text:p>
          </table:table-cell>
          <table:covered-table-cell table:style-name="ce179"/>
          <table:table-cell table:style-name="ce178" office:value-type="float" office:value="2017" table:number-columns-spanned="2" table:number-rows-spanned="1">
            <text:p>2017</text:p>
          </table:table-cell>
          <table:covered-table-cell table:style-name="ce181"/>
          <table:table-cell table:style-name="ce172" table:number-columns-repeated="15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173" table:formula="of:=DATE([.$R$1];[.N1];1)" office:value-type="date" office:date-value="2017-08-01">
            <text:p>01</text:p>
          </table:table-cell>
          <table:table-cell table:style-name="ce173" table:formula="of:=[.D2]+1" office:value-type="date" office:date-value="2017-08-02">
            <text:p>02</text:p>
          </table:table-cell>
          <table:table-cell table:style-name="ce173" table:formula="of:=[.E2]+1" office:value-type="date" office:date-value="2017-08-03">
            <text:p>03</text:p>
          </table:table-cell>
          <table:table-cell table:style-name="ce173" table:formula="of:=[.F2]+1" office:value-type="date" office:date-value="2017-08-04">
            <text:p>04</text:p>
          </table:table-cell>
          <table:table-cell table:style-name="ce173" table:formula="of:=[.G2]+1" office:value-type="date" office:date-value="2017-08-05">
            <text:p>05</text:p>
          </table:table-cell>
          <table:table-cell table:style-name="ce173" table:formula="of:=[.H2]+1" office:value-type="date" office:date-value="2017-08-06">
            <text:p>06</text:p>
          </table:table-cell>
          <table:table-cell table:style-name="ce173" table:formula="of:=[.I2]+1" office:value-type="date" office:date-value="2017-08-07">
            <text:p>07</text:p>
          </table:table-cell>
          <table:table-cell table:style-name="ce173" table:formula="of:=[.J2]+1" office:value-type="date" office:date-value="2017-08-08">
            <text:p>08</text:p>
          </table:table-cell>
          <table:table-cell table:style-name="ce173" table:formula="of:=[.K2]+1" office:value-type="date" office:date-value="2017-08-09">
            <text:p>09</text:p>
          </table:table-cell>
          <table:table-cell table:style-name="ce173" table:formula="of:=[.L2]+1" office:value-type="date" office:date-value="2017-08-10">
            <text:p>10</text:p>
          </table:table-cell>
          <table:table-cell table:style-name="ce173" table:formula="of:=[.M2]+1" office:value-type="date" office:date-value="2017-08-11">
            <text:p>11</text:p>
          </table:table-cell>
          <table:table-cell table:style-name="ce173" table:formula="of:=[.N2]+1" office:value-type="date" office:date-value="2017-08-12">
            <text:p>12</text:p>
          </table:table-cell>
          <table:table-cell table:style-name="ce173" table:formula="of:=[.O2]+1" office:value-type="date" office:date-value="2017-08-13">
            <text:p>13</text:p>
          </table:table-cell>
          <table:table-cell table:style-name="ce173" table:formula="of:=[.P2]+1" office:value-type="date" office:date-value="2017-08-14">
            <text:p>14</text:p>
          </table:table-cell>
          <table:table-cell table:style-name="ce173" table:formula="of:=[.Q2]+1" office:value-type="date" office:date-value="2017-08-15">
            <text:p>15</text:p>
          </table:table-cell>
          <table:table-cell table:style-name="ce173" table:formula="of:=[.R2]+1" office:value-type="date" office:date-value="2017-08-16">
            <text:p>16</text:p>
          </table:table-cell>
          <table:table-cell table:style-name="ce173" table:formula="of:=[.S2]+1" office:value-type="date" office:date-value="2017-08-17">
            <text:p>17</text:p>
          </table:table-cell>
          <table:table-cell table:style-name="ce173" table:formula="of:=[.T2]+1" office:value-type="date" office:date-value="2017-08-18">
            <text:p>18</text:p>
          </table:table-cell>
          <table:table-cell table:style-name="ce173" table:formula="of:=[.U2]+1" office:value-type="date" office:date-value="2017-08-19">
            <text:p>19</text:p>
          </table:table-cell>
          <table:table-cell table:style-name="ce173" table:formula="of:=[.V2]+1" office:value-type="date" office:date-value="2017-08-20">
            <text:p>20</text:p>
          </table:table-cell>
          <table:table-cell table:style-name="ce173" table:formula="of:=[.W2]+1" office:value-type="date" office:date-value="2017-08-21">
            <text:p>21</text:p>
          </table:table-cell>
          <table:table-cell table:style-name="ce173" table:formula="of:=[.X2]+1" office:value-type="date" office:date-value="2017-08-22">
            <text:p>22</text:p>
          </table:table-cell>
          <table:table-cell table:style-name="ce173" table:formula="of:=[.Y2]+1" office:value-type="date" office:date-value="2017-08-23">
            <text:p>23</text:p>
          </table:table-cell>
          <table:table-cell table:style-name="ce173" table:formula="of:=[.Z2]+1" office:value-type="date" office:date-value="2017-08-24">
            <text:p>24</text:p>
          </table:table-cell>
          <table:table-cell table:style-name="ce173" table:formula="of:=[.AA2]+1" office:value-type="date" office:date-value="2017-08-25">
            <text:p>25</text:p>
          </table:table-cell>
          <table:table-cell table:style-name="ce173" table:formula="of:=[.AB2]+1" office:value-type="date" office:date-value="2017-08-26">
            <text:p>26</text:p>
          </table:table-cell>
          <table:table-cell table:style-name="ce173" table:formula="of:=[.AC2]+1" office:value-type="date" office:date-value="2017-08-27">
            <text:p>27</text:p>
          </table:table-cell>
          <table:table-cell table:style-name="ce173" table:formula="of:=[.AD2]+1" office:value-type="date" office:date-value="2017-08-28">
            <text:p>28</text:p>
          </table:table-cell>
          <table:table-cell table:style-name="ce173" table:formula="of:=[.AE2]+1" office:value-type="date" office:date-value="2017-08-29">
            <text:p>29</text:p>
          </table:table-cell>
          <table:table-cell table:style-name="ce173" table:formula="of:=[.AF2]+1" office:value-type="date" office:date-value="2017-08-30">
            <text:p>30</text:p>
          </table:table-cell>
          <table:table-cell table:style-name="ce173" table:formula="of:=[.AG2]+1" office:value-type="date" office:date-value="2017-08-31">
            <text:p>31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174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71" table:formula="of:=SUM([.D4:.AH4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3.5591in" svg:y="0.1075in" draw:caption-point-x="-0.2402in" draw:caption-point-y="0.6106in">
              <dc:date>2017-08-03T00:00:00</dc:date>
              <text:p text:style-name="P1"><text:span text:style-name="T1">Bận việc nhà, xin đi trễ, 9h9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0.1079in" draw:caption-point-x="-0.2402in" draw:caption-point-y="0.6102in">
              <dc:date>2017-08-04T00:00:00</dc:date>
              <text:p text:style-name="P1"><text:span text:style-name="T1">8h30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5.8421in" svg:y="0.1087in" draw:caption-point-x="-0.2402in" draw:caption-point-y="0.6094in">
              <dc:date>2017-08-08T00:00:00</dc:date>
              <text:p text:style-name="P1"><text:span text:style-name="T1">Tối qua làm trễ, xin đi trễ, 9h3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0.111in" draw:caption-point-x="-0.2402in" draw:caption-point-y="0.6071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0.1118in" draw:caption-point-x="-0.2402in" draw:caption-point-y="0.6063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0.113in" draw:caption-point-x="-0.2402in" draw:caption-point-y="0.6051in">
              <dc:date>2017-08-16T00:00:00</dc:date>
              <text:p text:style-name="P1"><text:span text:style-name="T1">Đi ngân hàng, 9h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0.1134in" draw:caption-point-x="-0.2402in" draw:caption-point-y="0.6047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0.1142in" draw:caption-point-x="-0.2402in" draw:caption-point-y="0.6039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0.1157in" draw:caption-point-x="-0.2402in" draw:caption-point-y="0.6024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4622in" svg:y="0.1173in" draw:caption-point-x="-0.2402in" draw:caption-point-y="0.6008in">
              <dc:date>2017-08-22T00:00:00</dc:date>
              <text:p text:style-name="P1"><text:span text:style-name="T1">Ngủ quên, 8h3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0.1205in" draw:caption-point-x="-0.2402in" draw:caption-point-y="0.5976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0.1217in" draw:caption-point-x="-0.2402in" draw:caption-point-y="0.5965in">
              <dc:date>2017-08-31T00:00:00</dc:date>
              <text:p text:style-name="P1"><text:span text:style-name="T1">Nhà có việc, xin đi trễ, 9h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71" table:formula="of:=SUM([.D5:.AH5])" office:value-type="float" office:value="1.5">
            <text:p>1.5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0.3524in" draw:caption-point-x="-0.2402in" draw:caption-point-y="0.6134in">
              <dc:date>2017-08-01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0.3547in" draw:caption-point-x="-0.2402in" draw:caption-point-y="0.611in">
              <dc:date>2017-08-02T00:00:00</dc:date>
              <text:p text:style-name="P1"><text:span text:style-name="T1">8h3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3551in" draw:caption-point-x="-0.2402in" draw:caption-point-y="0.6106in">
              <dc:date>2017-08-03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0.3555in" draw:caption-point-x="-0.2402in" draw:caption-point-y="0.6102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0.3559in" draw:caption-point-x="-0.2402in" draw:caption-point-y="0.6098in">
              <dc:date>2017-09-01T00:00:00</dc:date>
              <text:p text:style-name="P1"><text:span text:style-name="T1">8h44 vào cty, </text:span></text:p>
              <text:p text:style-name="P1"><text:span text:style-name="T1">Nhà có khách, 4h về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0.3563in" draw:caption-point-x="-0.2402in" draw:caption-point-y="0.6094in">
              <dc:date>2017-08-08T00:00:00</dc:date>
              <text:p text:style-name="P1"><text:span text:style-name="T1">8h30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3311in" svg:y="0.3579in" draw:caption-point-x="-0.2402in" draw:caption-point-y="0.6079in">
              <dc:date>2017-08-09T00:00:00</dc:date>
              <text:p text:style-name="P1"><text:span text:style-name="T1">Bận việc nhà, xin đi trễ, 9h28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8205in" svg:y="0.3583in" draw:caption-point-x="-0.2402in" draw:caption-point-y="0.6075in">
              <dc:date>2017-08-10T00:00:00</dc:date>
              <text:p text:style-name="P1"><text:span text:style-name="T1">Bận việc nhà, xin đi trễ, 9h2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0.3598in" draw:caption-point-x="-0.2402in" draw:caption-point-y="0.6059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0.3606in" draw:caption-point-x="-0.2402in" draw:caption-point-y="0.6051in">
              <dc:date>2017-08-16T00:00:00</dc:date>
              <text:p text:style-name="P1"><text:span text:style-name="T1">8h32 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2" draw:text-style-name="P1" svg:width="1.1413in" svg:height="0.5457in" svg:x="10.6358in" svg:y="0.3618in" draw:caption-point-x="-0.2402in" draw:caption-point-y="0.6039in">
              <dc:date>2017-09-01T00:00:00</dc:date>
              <text:p text:style-name="P1"><text:span text:style-name="T1">4h40 vào cty, tính off nguyên ngày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0.4209in" draw:caption-point-x="-0.2402in" draw:caption-point-y="0.5449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9189in" svg:y="0.3654in" draw:caption-point-x="-0.2402in" draw:caption-point-y="0.6004in">
              <dc:date>2017-08-23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3.3756in" svg:y="0.3661in" draw:caption-point-x="-0.2402in" draw:caption-point-y="0.5996in">
              <dc:date>2017-09-01T00:00:00</dc:date>
              <text:p text:style-name="P1"><text:span text:style-name="T1">Bận việc nhà, off sáng, </text:span></text:p>
              <text:p text:style-name="P1"><text:span text:style-name="T1">2h10 vào cty</text:span></text:p>
            </office:annotation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13.8323in" svg:y="0.3665in" draw:caption-point-x="-0.2402in" draw:caption-point-y="0.5992in">
              <dc:date>2017-08-25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0.3681in" draw:caption-point-x="-0.2402in" draw:caption-point-y="0.5976in">
              <dc:date>2017-08-28T00:00:00</dc:date>
              <text:p text:style-name="P1"><text:span text:style-name="T1">Bận việc nhà, xin đi trễ, 9h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5.6587in" svg:y="0.3685in" draw:caption-point-x="-0.2402in" draw:caption-point-y="0.5972in">
              <dc:date>2017-08-2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hienTX</text:p>
          </table:table-cell>
          <table:table-cell table:style-name="ce171" table:formula="of:=SUM([.D6:.AH6])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6028in" draw:caption-point-x="-0.2402in" draw:caption-point-y="0.6106in">
              <dc:date>2017-08-03T00:00:00</dc:date>
              <text:p text:style-name="P1"><text:span text:style-name="T1">8h4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1">
            <office:annotation draw:style-name="gr3" draw:text-style-name="P1" svg:width="1.1413in" svg:height="0.7012in" svg:x="6.8205in" svg:y="0.6059in" draw:caption-point-x="-0.2402in" draw:caption-point-y="0.6075in">
              <dc:date>2017-09-01T00:00:00</dc:date>
              <text:p text:style-name="P1"><text:span text:style-name="T1">Bận việc riêng, 3h30 vào cty, tính off nguyên ngày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71" table:formula="of:=SUM([.D7:.AH7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0.8512in" draw:caption-point-x="-0.2402in" draw:caption-point-y="0.6098in">
              <dc:date>2017-08-02T00:00:00</dc:date>
              <text:p text:style-name="P1"><text:span text:style-name="T1">8h1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8504in" draw:caption-point-x="-0.2402in" draw:caption-point-y="0.6106in">
              <dc:date>2017-08-03T00:00:00</dc:date>
              <text:p text:style-name="P1"><text:span text:style-name="T1">8h1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0.8602in" draw:caption-point-x="-0.2402in" draw:caption-point-y="0.6008in">
              <dc:date>2017-08-22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7" office:value-type="string">
            <text:p>CuongNM</text:p>
          </table:table-cell>
          <table:table-cell table:style-name="ce171" table:formula="of:=SUM([.D52:.AH52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2.9189in" svg:y="1.1126in" draw:caption-point-x="-0.2402in" draw:caption-point-y="0.5961in">
              <dc:date>2017-08-17T00:00:00</dc:date>
              <text:p text:style-name="P1"><text:span text:style-name="T1">Đám cưới em 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.1094in" draw:caption-point-x="-0.2402in" draw:caption-point-y="0.5992in">
              <dc:date>2017-08-25T00:00:00</dc:date>
              <text:p text:style-name="P1"><text:span text:style-name="T1">8h33 vào cty</text:span></text:p>
            </office:annotation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49"/>
          <table:table-cell table:number-columns-repeated="3"/>
        </table:table-row>
        <table:table-row table:style-name="ro6">
          <table:table-cell table:style-name="ce69" office:value-type="float" office:value="6">
            <text:p>6</text:p>
          </table:table-cell>
          <table:table-cell table:style-name="ce45" office:value-type="string">
            <text:p>DuongDN</text:p>
          </table:table-cell>
          <table:table-cell table:style-name="ce171" table:formula="of:=SUM([.D9:.AH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.3528in" draw:caption-point-x="-0.2402in" draw:caption-point-y="0.6039in">
              <dc:date>2017-08-18T00:00:00</dc:date>
              <text:p text:style-name="P1"><text:span text:style-name="T1">8h35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9189in" svg:y="1.3563in" draw:caption-point-x="-0.2402in" draw:caption-point-y="0.6004in">
              <dc:date>2017-08-23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5.6587in" svg:y="1.3594in" draw:caption-point-x="-0.2402in" draw:caption-point-y="0.5972in">
              <dc:date>2017-08-29T00:00:00</dc:date>
              <text:p text:style-name="P1"><text:span text:style-name="T1">Chở vợ đi khám bệnh, 9h1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DuyNM</text:p>
          </table:table-cell>
          <table:table-cell table:style-name="ce171" table:formula="of:=SUM([.D10:.AH10])" office:value-type="float" office:value="2.5">
            <text:p>2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4" draw:text-style-name="P1" svg:width="1.1413in" svg:height="0.3902in" svg:x="5.3854in" svg:y="1.5945in" draw:caption-point-x="-0.2402in" draw:caption-point-y="0.6098in">
              <dc:date>2017-08-07T00:00:00</dc:date>
              <text:p text:style-name="P1"><text:span text:style-name="T1">Đi đón người thân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6.8205in" svg:y="1.5972in" draw:caption-point-x="-0.2402in" draw:caption-point-y="0.6071in">
              <dc:date>2017-08-10T00:00:00</dc:date>
              <text:p text:style-name="P1"><text:span text:style-name="T1">Off sáng, đón người thân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0.6358in" svg:y="1.6031in" draw:caption-point-x="-0.2402in" draw:caption-point-y="0.6012in">
              <dc:date>2017-08-18T00:00:00</dc:date>
              <text:p text:style-name="P1"><text:span text:style-name="T1">Đám cưới bạn</text:span></text:p>
            </office:annotation>
            <text:p>1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171" table:formula="of:=SUM([.D11:.AH11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8.7768in" svg:y="1.8461in" draw:caption-point-x="-0.2402in" draw:caption-point-y="0.6059in">
              <dc:date>2017-08-14T00:00:00</dc:date>
              <text:p text:style-name="P1"><text:span text:style-name="T1">Chú mất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9.7228in" svg:y="1.8469in" draw:caption-point-x="-0.2402in" draw:caption-point-y="0.6051in">
              <dc:date>2017-08-16T00:00:00</dc:date>
              <text:p text:style-name="P1"><text:span text:style-name="T1">Làm thủ tục nhập học cho em, xin đi trễ, 9h23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5" office:value-type="string">
            <text:p>GiauNV</text:p>
          </table:table-cell>
          <table:table-cell table:style-name="ce171" table:formula="of:=SUM([.D12:.AH12])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2.6457in" svg:y="2.0862in" draw:caption-point-x="-0.2402in" draw:caption-point-y="0.6134in">
              <dc:date>2017-08-30T00:00:00</dc:date>
              <text:p text:style-name="P1"><text:span text:style-name="T1">Đi ngân hàng, xin đi trễ, 8h4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2.0886in" draw:caption-point-x="-0.2402in" draw:caption-point-y="0.611in">
              <dc:date>2017-08-02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0">
            <text:p>10</text:p>
          </table:table-cell>
          <table:table-cell table:style-name="ce71" office:value-type="string">
            <text:p>HaTH</text:p>
          </table:table-cell>
          <table:table-cell table:style-name="ce171" table:formula="of:=SUM([.D13:.AH13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3.1024in" svg:y="2.3362in" draw:caption-point-x="-0.2402in" draw:caption-point-y="0.611in">
              <dc:date>2017-09-01T00:00:00</dc:date>
              <text:p text:style-name="P1"><text:span text:style-name="T1">Kẹt xe, 8h40 vào cty. </text:span></text:p>
              <text:p text:style-name="P1"><text:span text:style-name="T1">Có viêc cá nhân, về sớm 4h50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2.3374in" draw:caption-point-x="-0.2402in" draw:caption-point-y="0.6098in">
              <dc:date>2017-08-07T00:00:00</dc:date>
              <text:p text:style-name="P1"><text:span text:style-name="T1">Đi bệnh viện, xin đi trễ, 9h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2.3386in" draw:caption-point-x="-0.2402in" draw:caption-point-y="0.6087in">
              <dc:date>2017-08-09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2.3409in" draw:caption-point-x="-0.2402in" draw:caption-point-y="0.6063in">
              <dc:date>2017-08-14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9.2661in" svg:y="2.3413in" draw:caption-point-x="-0.2402in" draw:caption-point-y="0.6059in">
              <dc:date>2017-09-01T00:00:00</dc:date>
              <text:p text:style-name="P1"><text:span text:style-name="T1">8h32 vào cty.</text:span></text:p>
              <text:p text:style-name="P1"><text:span text:style-name="T1">Đi lễ, xin về sớm 4h30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2.3421in" draw:caption-point-x="-0.2402in" draw:caption-point-y="0.6051in">
              <dc:date>2017-08-16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2.3425in" draw:caption-point-x="-0.2402in" draw:caption-point-y="0.6047in">
              <dc:date>2017-08-17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2.3465in" draw:caption-point-x="-0.2402in" draw:caption-point-y="0.6008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9189in" svg:y="2.3469in" draw:caption-point-x="-0.2402in" draw:caption-point-y="0.6004in">
              <dc:date>2017-08-23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3756in" svg:y="2.3472in" draw:caption-point-x="-0.2402in" draw:caption-point-y="0.6in">
              <dc:date>2017-08-24T00:00:00</dc:date>
              <text:p text:style-name="P1"><text:span text:style-name="T1">Ghé bv lấy thuốc, 8h40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5.202in" svg:y="2.3492in" draw:caption-point-x="-0.2402in" draw:caption-point-y="0.598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2.35in" draw:caption-point-x="-0.2402in" draw:caption-point-y="0.5972in">
              <dc:date>2017-08-30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2.3508in" draw:caption-point-x="-0.2402in" draw:caption-point-y="0.5965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6" office:value-type="string">
            <text:p>HaTT</text:p>
          </table:table-cell>
          <table:table-cell table:style-name="ce171" table:formula="of:=SUM([.D14:.AH14])" office:value-type="float" office:value="0"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2.5846in" draw:caption-point-x="-0.2402in" draw:caption-point-y="0.6102in">
              <dc:date>2017-08-04T00:00:00</dc:date>
              <text:p text:style-name="P1"><text:span text:style-name="T1">8h38 vào cty</text:span></text:p>
            </office:annotation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2.589in" draw:caption-point-x="-0.2402in" draw:caption-point-y="0.6059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2.5941in" draw:caption-point-x="-0.2402in" draw:caption-point-y="0.6008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2.5976in" draw:caption-point-x="-0.2402in" draw:caption-point-y="0.5972in">
              <dc:date>2017-08-30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2.5984in" draw:caption-point-x="-0.2402in" draw:caption-point-y="0.5965in">
              <dc:date>2017-08-31T00:00:00</dc:date>
              <text:p text:style-name="P1"><text:span text:style-name="T1">8h31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2">
            <text:p>12</text:p>
          </table:table-cell>
          <table:table-cell table:style-name="ce45" office:value-type="string">
            <text:p>HaiNM</text:p>
          </table:table-cell>
          <table:table-cell table:style-name="ce171" table:formula="of:=SUM([.D15:.AH15])" office:value-type="float" office:value="2">
            <text:p>2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8" draw:text-style-name="P1" svg:width="1.1413in" svg:height="0.8567in" svg:x="5.8421in" svg:y="2.8343in" draw:caption-point-x="-0.2402in" draw:caption-point-y="0.6083in">
              <dc:date>2017-08-08T00:00:00</dc:date>
              <text:p text:style-name="P1"><text:span text:style-name="T1">Đi công chứng giấy tờ, xin đi trễ, 8h43 vào cty</text:span></text:p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2.8386in" draw:caption-point-x="-0.2402in" draw:caption-point-y="0.6039in">
              <dc:date>2017-08-07T00:00:00</dc:date>
              <text:p text:style-name="P1"><text:span text:style-name="T1">Đi du lịch</text:span></text:p>
            </office:annotation>
            <text:p>1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4622in" svg:y="2.8425in" draw:caption-point-x="-0.2402in" draw:caption-point-y="0.6in">
              <dc:date>2017-08-22T00:00:00</dc:date>
              <text:p text:style-name="P1"><text:span text:style-name="T1">Họp ở trường, xi n đi trễ, 9h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2.8445in" draw:caption-point-x="-0.2402in" draw:caption-point-y="0.598in">
              <dc:date>2017-08-28T00:00:00</dc:date>
              <text:p text:style-name="P1"><text:span text:style-name="T1">Có việc, xin đi trễ,8h42 vào cty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5.6587in" svg:y="2.8457in" draw:caption-point-x="-0.2402in" draw:caption-point-y="0.5969in">
              <dc:date>2017-08-30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75" office:value-type="float" office:value="0">
            <office:annotation draw:style-name="gr2" draw:text-style-name="P1" svg:width="1.1413in" svg:height="0.5457in" svg:x="16.1154in" svg:y="2.8461in" draw:caption-point-x="-0.2402in" draw:caption-point-y="0.5965in">
              <dc:date>2017-08-30T00:00:00</dc:date>
              <text:p text:style-name="P1"><text:span text:style-name="T1">Họp ở trường, xin ra ngoài 2h-3h40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angDTT</text:p>
          </table:table-cell>
          <table:table-cell table:style-name="ce171" table:formula="of:=SUM([.D16:.AH16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3" draw:text-style-name="P1" svg:width="1.1413in" svg:height="0.7012in" svg:x="5.8421in" svg:y="3.0807in" draw:caption-point-x="-0.2402in" draw:caption-point-y="0.6094in">
              <dc:date>2017-08-30T00:00:00</dc:date>
              <text:p text:style-name="P1"><text:span text:style-name="T1">Đi tái khám mắt, xin đi trễ</text:span></text:p>
              <text:p text:style-name="P1"><text:span text:style-name="T1">Vắng quá 2h, tính off sáng</text:span></text:p>
            </office:annotation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4">
            <text:p>14</text:p>
          </table:table-cell>
          <table:table-cell table:style-name="ce45" office:value-type="string">
            <text:p>HienNV</text:p>
          </table:table-cell>
          <table:table-cell table:style-name="ce171" table:formula="of:=SUM([.D17:.AH17])" office:value-type="float" office:value="5.5">
            <text:p>5.5</text:p>
          </table:table-cell>
          <table:table-cell table:style-name="ce175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text:p>0.5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5.8421in" svg:y="3.3433in" draw:caption-point-x="-0.2402in" draw:caption-point-y="0.5949in">
              <dc:date>2017-09-01T00:00:00</dc:date>
              <text:p text:style-name="P1"><text:span text:style-name="T1">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8205in" svg:y="3.3307in" draw:caption-point-x="-0.2402in" draw:caption-point-y="0.6075in">
              <dc:date>2017-08-10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0.1791in" svg:y="3.3339in" draw:caption-point-x="-0.2402in" draw:caption-point-y="0.6043in">
              <dc:date>2017-08-17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0.5">
            <office:annotation draw:style-name="gr6" draw:text-style-name="P1" svg:width="1.1413in" svg:height="0.2634in" svg:x="10.6358in" svg:y="3.3346in" draw:caption-point-x="-0.2402in" draw:caption-point-y="0.6035in">
              <dc:date>2017-08-18T00:00:00</dc:date>
              <text:p text:style-name="P1"><text:span text:style-name="T1">Off sáng</text:span></text:p>
            </office:annotation>
            <text:p>0.5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3.3756in" svg:y="3.3382in" draw:caption-point-x="-0.2402in" draw:caption-point-y="0.6in">
              <dc:date>2017-08-24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1">
            <text:p>1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6.572in" svg:y="3.3429in" draw:caption-point-x="-0.2402in" draw:caption-point-y="0.5953in">
              <dc:date>2017-08-31T00:00:00</dc:date>
              <text:p text:style-name="P1"><text:span text:style-name="T1">Off chiều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iepNH</text:p>
          </table:table-cell>
          <table:table-cell table:style-name="ce171" table:formula="of:=SUM([.D18:.AH18])" office:value-type="float" office:value="0.5">
            <text:p>0.5</text:p>
          </table:table-cell>
          <table:table-cell table:style-name="ce175" office:value-type="float" office:value="0">
            <office:annotation draw:style-name="gr2" draw:text-style-name="P1" svg:width="1.1413in" svg:height="0.5457in" svg:x="2.6457in" svg:y="3.5724in" draw:caption-point-x="-0.2402in" draw:caption-point-y="0.6134in">
              <dc:date>2017-08-01T00:00:00</dc:date>
              <text:p text:style-name="P1"><text:span text:style-name="T1">Đi ngân hàng, xin đi trễ, 9h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3.5748in" draw:caption-point-x="-0.2402in" draw:caption-point-y="0.611in">
              <dc:date>2017-08-02T00:00:00</dc:date>
              <text:p text:style-name="P1"><text:span text:style-name="T1">8h5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3311in" svg:y="3.578in" draw:caption-point-x="-0.2402in" draw:caption-point-y="0.6079in">
              <dc:date>2017-08-0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6.8205in" svg:y="3.5783in" draw:caption-point-x="-0.2402in" draw:caption-point-y="0.6075in">
              <dc:date>2017-08-10T00:00:00</dc:date>
              <text:p text:style-name="P1"><text:span text:style-name="T1">Ngủ quên, 8h42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7.3094in" svg:y="3.5787in" draw:caption-point-x="-0.2402in" draw:caption-point-y="0.6071in">
              <dc:date>2017-08-11T00:00:00</dc:date>
              <text:p text:style-name="P1"><text:span text:style-name="T1">Đi bưu điện, xin đi trễ, 9h11 vào cty</text:span></text:p>
            </office:annotation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6358in" svg:y="3.5819in" draw:caption-point-x="-0.2402in" draw:caption-point-y="0.6039in">
              <dc:date>2017-08-18T00:00:00</dc:date>
              <text:p text:style-name="P1"><text:span text:style-name="T1">Đi lấy đồ, xin đi trễ, 9h49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9189in" svg:y="3.5854in" draw:caption-point-x="-0.2402in" draw:caption-point-y="0.6004in">
              <dc:date>2017-08-23T00:00:00</dc:date>
              <text:p text:style-name="P1"><text:span text:style-name="T1">Xin đi trễ, 9h5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8323in" svg:y="3.5866in" draw:caption-point-x="-0.2402in" draw:caption-point-y="0.5992in">
              <dc:date>2017-08-25T00:00:00</dc:date>
              <text:p text:style-name="P1"><text:span text:style-name="T1">Đi mua thuốc, xin đi trễ, 9h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3.5882in" draw:caption-point-x="-0.2402in" draw:caption-point-y="0.5976in">
              <dc:date>2017-08-29T00:00:00</dc:date>
              <text:p text:style-name="P1"><text:span text:style-name="T1">Ngủ quên, 8h34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6.572in" svg:y="3.5906in" draw:caption-point-x="-0.2402in" draw:caption-point-y="0.5953in">
              <dc:date>2017-08-31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6">
            <text:p>16</text:p>
          </table:table-cell>
          <table:table-cell table:style-name="ce45" office:value-type="string">
            <text:p>HieuNKT</text:p>
          </table:table-cell>
          <table:table-cell table:style-name="ce171" table:formula="of:=SUM([.D19:.AH1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ngLV</text:p>
          </table:table-cell>
          <table:table-cell table:style-name="ce171" table:formula="of:=SUM([.D20:.AH20])" office:value-type="float" office:value="0.5">
            <text:p>0.5</text:p>
          </table:table-cell>
          <table:table-cell table:style-name="ce175" office:value-type="float" office:value="0.5">
            <office:annotation draw:style-name="gr4" draw:text-style-name="P1" svg:width="1.1413in" svg:height="0.3902in" svg:x="2.6457in" svg:y="4.0685in" draw:caption-point-x="-0.2402in" draw:caption-point-y="0.6126in">
              <dc:date>2017-08-01T00:00:00</dc:date>
              <text:p text:style-name="P1"><text:span text:style-name="T1">Khám bao tử, off sáng</text:span></text:p>
            </office:annotation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8">
            <text:p>18</text:p>
          </table:table-cell>
          <table:table-cell table:style-name="ce45" office:value-type="string">
            <text:p>HungNC</text:p>
          </table:table-cell>
          <table:table-cell table:style-name="ce171" table:formula="of:=SUM([.D21:.AH2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HungNDT</text:p>
          </table:table-cell>
          <table:table-cell table:style-name="ce171" table:formula="of:=SUM([.D22:.AH22])" office:value-type="float" office:value="0">
            <text:p>0</text:p>
          </table:table-cell>
          <table:table-cell table:style-name="ce175" table:number-columns-repeated="20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0">
            <text:p>20</text:p>
          </table:table-cell>
          <table:table-cell table:style-name="ce45" office:value-type="string">
            <text:p>HungPN</text:p>
          </table:table-cell>
          <table:table-cell table:style-name="ce171" table:formula="of:=SUM([.D23:.AH23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.5">
            <office:annotation draw:style-name="gr2" draw:text-style-name="P1" svg:width="1.1413in" svg:height="0.5457in" svg:x="12.0059in" svg:y="4.8232in" draw:caption-point-x="-0.2402in" draw:caption-point-y="0.6008in">
              <dc:date>2017-08-23T00:00:00</dc:date>
              <text:p text:style-name="P1"><text:span text:style-name="T1">Khám chân, 11h vào cty, tính off sáng</text:span></text:p>
            </office:annotation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71" office:value-type="string">
            <text:p>HuyDH</text:p>
          </table:table-cell>
          <table:table-cell table:style-name="ce171" table:formula="of:=SUM([.D24:.AH24])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5.0583in" draw:caption-point-x="-0.2402in" draw:caption-point-y="0.6134in">
              <dc:date>2017-08-01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5.0614in" draw:caption-point-x="-0.2402in" draw:caption-point-y="0.6102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5.3854in" svg:y="5.0618in" draw:caption-point-x="-0.2402in" draw:caption-point-y="0.6098in">
              <dc:date>2017-08-07T00:00:00</dc:date>
              <text:p text:style-name="P1"><text:span text:style-name="T1">Xe hết xăng, 8h38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5.0646in" draw:caption-point-x="-0.2402in" draw:caption-point-y="0.6071in">
              <dc:date>2017-08-11T00:00:00</dc:date>
              <text:p text:style-name="P1"><text:span text:style-name="T1">8h35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5.0654in" draw:caption-point-x="-0.2402in" draw:caption-point-y="0.6063in">
              <dc:date>2017-08-14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5.0657in" draw:caption-point-x="-0.2402in" draw:caption-point-y="0.6059in">
              <dc:date>2017-08-15T00:00:00</dc:date>
              <text:p text:style-name="P1"><text:span text:style-name="T1">Kẹt xe, 8h4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1791in" svg:y="5.0673in" draw:caption-point-x="-0.2402in" draw:caption-point-y="0.6043in">
              <dc:date>2017-08-17T00:00:00</dc:date>
              <text:p text:style-name="P1"><text:span text:style-name="T1">Ngủ quên, 8h5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5.0677in" draw:caption-point-x="-0.2402in" draw:caption-point-y="0.6039in">
              <dc:date>2017-08-18T00:00:00</dc:date>
              <text:p text:style-name="P1"><text:span text:style-name="T1">8h37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5.0709in" draw:caption-point-x="-0.2402in" draw:caption-point-y="0.6008in">
              <dc:date>2017-08-22T00:00:00</dc:date>
              <text:p text:style-name="P1"><text:span text:style-name="T1">8h55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9189in" svg:y="5.0713in" draw:caption-point-x="-0.2402in" draw:caption-point-y="0.6004in">
              <dc:date>2017-08-23T00:00:00</dc:date>
              <text:p text:style-name="P1"><text:span text:style-name="T1">Nhà có việc, xin đi trễ, 9h3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3756in" svg:y="5.0717in" draw:caption-point-x="-0.2402in" draw:caption-point-y="0.6in">
              <dc:date>2017-08-24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5.0724in" draw:caption-point-x="-0.2402in" draw:caption-point-y="0.5992in">
              <dc:date>2017-08-25T00:00:00</dc:date>
              <text:p text:style-name="P1"><text:span text:style-name="T1">8h44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5.0736in" draw:caption-point-x="-0.2402in" draw:caption-point-y="0.598in">
              <dc:date>2017-08-29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5.074in" draw:caption-point-x="-0.2402in" draw:caption-point-y="0.5976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5.0744in" draw:caption-point-x="-0.2402in" draw:caption-point-y="0.5972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5.0752in" draw:caption-point-x="-0.2402in" draw:caption-point-y="0.5965in">
              <dc:date>2017-08-31T00:00:00</dc:date>
              <text:p text:style-name="P1"><text:span text:style-name="T1">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2">
            <text:p>22</text:p>
          </table:table-cell>
          <table:table-cell table:style-name="ce45" office:value-type="string">
            <text:p>HuyNG</text:p>
          </table:table-cell>
          <table:table-cell table:style-name="ce171" table:formula="of:=SUM([.D25:.AH25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6.3311in" svg:y="5.3118in" draw:caption-point-x="-0.2402in" draw:caption-point-y="0.6075in">
              <dc:date>2017-08-08T00:00:00</dc:date>
              <text:p text:style-name="P1"><text:span text:style-name="T1">Làm thủ tục nhập học cho em,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KhaiLV</text:p>
          </table:table-cell>
          <table:table-cell table:style-name="ce171" table:formula="of:=SUM([.D26:.AH2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4">
            <text:p>24</text:p>
          </table:table-cell>
          <table:table-cell table:style-name="ce45" office:value-type="string">
            <text:p>KhangNHH</text:p>
          </table:table-cell>
          <table:table-cell table:style-name="ce171" table:formula="of:=SUM([.D27:.AH27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KienPT</text:p>
          </table:table-cell>
          <table:table-cell table:style-name="ce171" table:formula="of:=SUM([.D28:.AH28])" office:value-type="float" office:value="2.5">
            <text:p>2.5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6.0492in" draw:caption-point-x="-0.2402in" draw:caption-point-y="0.6134in">
              <dc:date>2017-08-01T00:00:00</dc:date>
              <text:p text:style-name="P1"><text:span text:style-name="T1">Tập yoga, xin đi trẽ, 8h30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8205in" svg:y="6.0551in" draw:caption-point-x="-0.2402in" draw:caption-point-y="0.6075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6.0571in" draw:caption-point-x="-0.2402in" draw:caption-point-y="0.6055in">
              <dc:date>2017-08-11T00:00:00</dc:date>
              <text:p text:style-name="P1"><text:span text:style-name="T1">Chữa bệnh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6.0567in" draw:caption-point-x="-0.2402in" draw:caption-point-y="0.6059in">
              <dc:date>2017-08-15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0.1791in" svg:y="6.0598in" draw:caption-point-x="-0.2402in" draw:caption-point-y="0.6028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6.0642in" draw:caption-point-x="-0.2402in" draw:caption-point-y="0.5984in">
              <dc:date>2017-08-24T00:00:00</dc:date>
              <text:p text:style-name="P1"><text:span text:style-name="T1">Tập yoga, xin đi trễ, 9h30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6.065in" draw:caption-point-x="-0.2402in" draw:caption-point-y="0.5976in">
              <dc:date>2017-08-29T00:00:00</dc:date>
              <text:p text:style-name="P1"><text:span text:style-name="T1">Tập yoga, xin đi trẽ, 8h3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6.572in" svg:y="6.0661in" draw:caption-point-x="-0.2402in" draw:caption-point-y="0.5965in">
              <dc:date>2017-08-31T00:00:00</dc:date>
              <text:p text:style-name="P1"><text:span text:style-name="T1">Chữa bệnh, off sáng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6">
            <text:p>26</text:p>
          </table:table-cell>
          <table:table-cell table:style-name="ce45" office:value-type="string">
            <text:p>KietNVT</text:p>
          </table:table-cell>
          <table:table-cell table:style-name="ce171" table:formula="of:=SUM([.D29:.AH29])" office:value-type="float" office:value="2">
            <text:p>2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8.7768in" svg:y="6.3091in" draw:caption-point-x="-0.2402in" draw:caption-point-y="0.6012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style-name="ce175" office:value-type="float" office:value="1">
            <office:annotation draw:style-name="gr6" draw:text-style-name="P1" svg:width="1.1413in" svg:height="0.2634in" svg:x="9.2661in" svg:y="6.3012in" draw:caption-point-x="-0.2402in" draw:caption-point-y="0.6091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LinhBT</text:p>
          </table:table-cell>
          <table:table-cell table:style-name="ce171" table:formula="of:=SUM([.D30:.AH30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8">
            <text:p>28</text:p>
          </table:table-cell>
          <table:table-cell table:style-name="ce45" office:value-type="string">
            <text:p>MaiLT</text:p>
          </table:table-cell>
          <table:table-cell table:style-name="ce171" table:formula="of:=SUM([.D31:.AH31])" office:value-type="float" office:value="2">
            <text:p>2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3.5591in" svg:y="6.7929in" draw:caption-point-x="-0.2402in" draw:caption-point-y="0.6126in">
              <dc:date>2017-07-31T00:00:00</dc:date>
              <text:p text:style-name="P1"><text:span text:style-name="T1">Dự lễ tốt nghiệp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6.3311in" svg:y="6.7976in" draw:caption-point-x="-0.2402in" draw:caption-point-y="0.6079in">
              <dc:date>2017-08-09T00:00:00</dc:date>
              <text:p text:style-name="P1"><text:span text:style-name="T1">Ba bệnh nặ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3" draw:text-style-name="P1" svg:width="1.1413in" svg:height="0.7012in" svg:x="12.0059in" svg:y="6.8047in" draw:caption-point-x="-0.2402in" draw:caption-point-y="0.6008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2.4622in" svg:y="6.8047in" draw:caption-point-x="-0.2402in" draw:caption-point-y="0.6008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2.9189in" svg:y="6.8047in" draw:caption-point-x="-0.2402in" draw:caption-point-y="0.6008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170" office:value-type="string">
            <text:p>MaiNTT</text:p>
          </table:table-cell>
          <table:table-cell table:style-name="ce171" table:formula="of:=SUM([.D32:.AH32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3.1024in" svg:y="7.0421in" draw:caption-point-x="-0.2402in" draw:caption-point-y="0.611in">
              <dc:date>2017-08-02T00:00:00</dc:date>
              <text:p text:style-name="P1"><text:span text:style-name="T1">Đi ngân hàng, xin đi trễ, <text:s/>8h54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7.0445in" draw:caption-point-x="-0.2402in" draw:caption-point-y="0.6087in">
              <dc:date>2017-08-09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7.0484in" draw:caption-point-x="-0.2402in" draw:caption-point-y="0.6047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9189in" svg:y="7.0528in" draw:caption-point-x="-0.2402in" draw:caption-point-y="0.6004in">
              <dc:date>2017-08-23T00:00:00</dc:date>
              <text:p text:style-name="P1"><text:span text:style-name="T1">Đi ngân hàng, xin đi trễ, 8h4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0">
            <text:p>30</text:p>
          </table:table-cell>
          <table:table-cell table:style-name="ce45" office:value-type="string">
            <text:p>ManhNB</text:p>
          </table:table-cell>
          <table:table-cell table:style-name="ce171" table:formula="of:=SUM([.D33:.AH33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7.2902in" draw:caption-point-x="-0.2402in" draw:caption-point-y="0.6106in">
              <dc:date>2017-08-03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7.2909in" draw:caption-point-x="-0.2402in" draw:caption-point-y="0.6098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7.2949in" draw:caption-point-x="-0.2402in" draw:caption-point-y="0.6059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7.3in" draw:caption-point-x="-0.2402in" draw:caption-point-y="0.6008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7.3035in" draw:caption-point-x="-0.2402in" draw:caption-point-y="0.5972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7.3043in" draw:caption-point-x="-0.2402in" draw:caption-point-y="0.5965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amTH</text:p>
          </table:table-cell>
          <table:table-cell table:style-name="ce171" table:formula="of:=SUM([.D34:.AH34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2">
            <text:p>32</text:p>
          </table:table-cell>
          <table:table-cell table:style-name="ce45" office:value-type="string">
            <text:p>NamTV</text:p>
          </table:table-cell>
          <table:table-cell table:style-name="ce171" table:formula="of:=SUM([.D35:.AH35])" office:value-type="float" office:value="1">
            <text:p>1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7.7831in" draw:caption-point-x="-0.2402in" draw:caption-point-y="0.6134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5.3854in" svg:y="7.7866in" draw:caption-point-x="-0.2402in" draw:caption-point-y="0.6098in">
              <dc:date>2017-08-0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8205in" svg:y="7.7906in" draw:caption-point-x="-0.2402in" draw:caption-point-y="0.6059in">
              <dc:date>2017-08-10T00:00:00</dc:date>
              <text:p text:style-name="P1"><text:span text:style-name="T1">Xin làm remote, off chiều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7.7902in" draw:caption-point-x="-0.2402in" draw:caption-point-y="0.6063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7.7906in" draw:caption-point-x="-0.2402in" draw:caption-point-y="0.6059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7.7913in" draw:caption-point-x="-0.2402in" draw:caption-point-y="0.6051in">
              <dc:date>2017-08-16T00:00:00</dc:date>
              <text:p text:style-name="P1"><text:span text:style-name="T1">Con bệnh, xin đi trễ, 9h6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12.0059in" svg:y="7.7941in" draw:caption-point-x="-0.2402in" draw:caption-point-y="0.6024in">
              <dc:date>2017-08-21T00:00:00</dc:date>
              <text:p text:style-name="P1"><text:span text:style-name="T1">Đau đầu, sốt</text:span></text:p>
            </office:annotation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anHTH</text:p>
          </table:table-cell>
          <table:table-cell table:style-name="ce171" table:formula="of:=SUM([.D36:.AH3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8.0382in" draw:caption-point-x="-0.2402in" draw:caption-point-y="0.6059in">
              <dc:date>2017-08-15T00:00:00</dc:date>
              <text:p text:style-name="P1"><text:span text:style-name="T1">Xe hư, xin đi trễ, 9h30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4">
            <text:p>34</text:p>
          </table:table-cell>
          <table:table-cell table:style-name="ce45" office:value-type="string">
            <text:p>NhanNM</text:p>
          </table:table-cell>
          <table:table-cell table:style-name="ce171" table:formula="of:=SUM([.D37:.AH37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9.7228in" svg:y="8.287in" draw:caption-point-x="-0.2402in" draw:caption-point-y="0.6047in">
              <dc:date>2017-08-16T00:00:00</dc:date>
              <text:p text:style-name="P1"><text:span text:style-name="T1">Việc cá nhân, xin đi trễ, 8h4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5.6587in" svg:y="8.2965in" draw:caption-point-x="-0.2402in" draw:caption-point-y="0.5953in">
              <dc:date>2017-08-25T00:00:00</dc:date>
              <text:p text:style-name="P1"><text:span text:style-name="T1">Dự Lễ tốt nghiệp,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NhungHTH</text:p>
          </table:table-cell>
          <table:table-cell table:style-name="ce171" table:formula="of:=SUM([.D38:.AH38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8.5354in" draw:caption-point-x="-0.2402in" draw:caption-point-y="0.6039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8.5394in" draw:caption-point-x="-0.2402in" draw:caption-point-y="0.6in">
              <dc:date>2017-08-24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8.5429in" draw:caption-point-x="-0.2402in" draw:caption-point-y="0.5965in">
              <dc:date>2017-08-31T00:00:00</dc:date>
              <text:p text:style-name="P1"><text:span text:style-name="T1">8h4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6">
            <text:p>36</text:p>
          </table:table-cell>
          <table:table-cell table:style-name="ce45" office:value-type="string">
            <text:p>NhuPHQ</text:p>
          </table:table-cell>
          <table:table-cell table:style-name="ce171" table:formula="of:=SUM([.D39:.AH39])" office:value-type="float" office:value="2">
            <text:p>2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8.7764in" draw:caption-point-x="-0.2402in" draw:caption-point-y="0.6106in">
              <dc:date>2017-08-03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8.7776in" draw:caption-point-x="-0.2402in" draw:caption-point-y="0.6094in">
              <dc:date>2017-08-08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6.8205in" svg:y="8.7811in" draw:caption-point-x="-0.2402in" draw:caption-point-y="0.6059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8.778in" draw:caption-point-x="-0.2402in" draw:caption-point-y="0.6091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8.7811in" draw:caption-point-x="-0.2402in" draw:caption-point-y="0.6059in">
              <dc:date>2017-08-15T00:00:00</dc:date>
              <text:p text:style-name="P1"><text:span text:style-name="T1">8h46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4622in" svg:y="8.7862in" draw:caption-point-x="-0.2402in" draw:caption-point-y="0.6008in">
              <dc:date>2017-08-22T00:00:00</dc:date>
              <text:p text:style-name="P1"><text:span text:style-name="T1">Làm việc muộn, 8h37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71" office:value-type="string">
            <text:p>PhuongTH</text:p>
          </table:table-cell>
          <table:table-cell table:style-name="ce171" table:formula="of:=SUM([.D40:.AH40])" office:value-type="float" office:value="0.5"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9.0213in" draw:caption-point-x="-0.2402in" draw:caption-point-y="0.6134in">
              <dc:date>2017-08-01T00:00:00</dc:date>
              <text:p text:style-name="P1"><text:span text:style-name="T1">Ngủ quên, 8h33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9.0252in" draw:caption-point-x="-0.2402in" draw:caption-point-y="0.6094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5.3854in" svg:y="9.0248in" draw:caption-point-x="-0.2402in" draw:caption-point-y="0.6098in">
              <dc:date>2017-08-07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.5">
            <office:annotation draw:style-name="gr3" draw:text-style-name="P1" svg:width="1.1413in" svg:height="0.7012in" svg:x="5.8421in" svg:y="9.0252in" draw:caption-point-x="-0.2402in" draw:caption-point-y="0.6094in">
              <dc:date>2017-08-08T00:00:00</dc:date>
              <text:p text:style-name="P1"><text:span text:style-name="T1">Bị đau cổ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6.8205in" svg:y="9.0272in" draw:caption-point-x="-0.2402in" draw:caption-point-y="0.6075in">
              <dc:date>2017-08-10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9.0283in" draw:caption-point-x="-0.2402in" draw:caption-point-y="0.6063in">
              <dc:date>2017-08-14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9.0287in" draw:caption-point-x="-0.2402in" draw:caption-point-y="0.6059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9.0295in" draw:caption-point-x="-0.2402in" draw:caption-point-y="0.6051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3756in" svg:y="9.0366in" draw:caption-point-x="-0.2402in" draw:caption-point-y="0.598in">
              <dc:date>2017-08-24T00:00:00</dc:date>
              <text:p text:style-name="P1"><text:span text:style-name="T1">Làm thủ tục cá nhân, xin về sớm 3h30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8323in" svg:y="9.035in" draw:caption-point-x="-0.2402in" draw:caption-point-y="0.5996in">
              <dc:date>2017-08-24T00:00:00</dc:date>
              <text:p text:style-name="P1"><text:span text:style-name="T1">Làm thủ tục cá nhân, xin về sớm, 4h30</text:span></text:p>
            </office:annotation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9.0382in" draw:caption-point-x="-0.2402in" draw:caption-point-y="0.5965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8">
            <text:p>38</text:p>
          </table:table-cell>
          <table:table-cell table:style-name="ce46" office:value-type="string">
            <text:p>PhongPT</text:p>
          </table:table-cell>
          <table:table-cell table:style-name="ce171" table:formula="of:=SUM([.D41:.AH41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9.2772in" draw:caption-point-x="-0.2402in" draw:caption-point-y="0.6051in">
              <dc:date>2017-08-1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15.6587in" svg:y="9.2846in" draw:caption-point-x="-0.2402in" draw:caption-point-y="0.5976in">
              <dc:date>2017-08-29T00:00:00</dc:date>
              <text:p text:style-name="P1"><text:span text:style-name="T1">Sinh hoạt công dân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PhongTH</text:p>
          </table:table-cell>
          <table:table-cell table:style-name="ce171" table:formula="of:=SUM([.D42:.AH42])" office:value-type="float" office:value="4">
            <text:p>4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9.5165in" draw:caption-point-x="-0.2402in" draw:caption-point-y="0.6134in">
              <dc:date>2017-08-01T00:00:00</dc:date>
              <text:p text:style-name="P1"><text:span text:style-name="T1">Ngủ quên, 8h43 vào cty</text:span></text:p>
            </office:annotation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3.1024in" svg:y="9.5201in" draw:caption-point-x="-0.2402in" draw:caption-point-y="0.6098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6.8205in" svg:y="9.5224in" draw:caption-point-x="-0.2402in" draw:caption-point-y="0.6075in">
              <dc:date>2017-08-10T00:00:00</dc:date>
              <text:p text:style-name="P1"><text:span text:style-name="T1">Bị sốt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2" draw:text-style-name="P1" svg:width="1.1413in" svg:height="0.5457in" svg:x="12.4622in" svg:y="9.5291in" draw:caption-point-x="-0.2402in" draw:caption-point-y="0.6008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style-name="ce175" office:value-type="float" office:value="1">
            <office:annotation draw:style-name="gr2" draw:text-style-name="P1" svg:width="1.1413in" svg:height="0.5457in" svg:x="12.9189in" svg:y="9.5291in" draw:caption-point-x="-0.2402in" draw:caption-point-y="0.6008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0">
            <text:p>40</text:p>
          </table:table-cell>
          <table:table-cell table:style-name="ce45" office:value-type="string">
            <text:p>PhuocNCH</text:p>
          </table:table-cell>
          <table:table-cell table:style-name="ce171" table:formula="of:=SUM([.D43:.AH43])" office:value-type="float" office:value="0">
            <text:p>0</text:p>
          </table:table-cell>
          <table:table-cell table:style-name="ce175" table:number-columns-repeated="9"/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ienND</text:p>
          </table:table-cell>
          <table:table-cell table:style-name="ce171" table:formula="of:=SUM([.D44:.AH44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9.7228in" svg:y="10.0236in" draw:caption-point-x="-0.2402in" draw:caption-point-y="0.602in">
              <dc:date>2017-08-10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3.8323in" svg:y="10.0244in" draw:caption-point-x="-0.2402in" draw:caption-point-y="0.6012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3" draw:text-style-name="P1" svg:width="1.1413in" svg:height="0.7012in" svg:x="15.202in" svg:y="10.0244in" draw:caption-point-x="-0.2402in" draw:caption-point-y="0.6012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5.6587in" svg:y="10.0244in" draw:caption-point-x="-0.2402in" draw:caption-point-y="0.6012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2">
            <text:p>42</text:p>
          </table:table-cell>
          <table:table-cell table:style-name="ce45" office:value-type="string">
            <text:p>ThamDT</text:p>
          </table:table-cell>
          <table:table-cell table:style-name="ce171" table:formula="of:=SUM([.D45:.AH45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office:display="true" draw:style-name="gr2" draw:text-style-name="P1" svg:width="1.1413in" svg:height="0.5457in" svg:x="7.3094in" svg:y="10.2965in" draw:caption-point-x="-0.2402in" draw:caption-point-y="0.5764in">
              <dc:date>2017-08-08T00:00:00</dc:date>
              <text:p text:style-name="P2"><text:span text:style-name="T1">Đi khám thai lần 2</text:span></text:p>
              <text:p text:style-name="P2"><text:span text:style-name="T1">Có hưởng BHXH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8.7768in" svg:y="10.2669in" draw:caption-point-x="-0.2402in" draw:caption-point-y="0.6063in">
              <dc:date>2017-08-14T00:00:00</dc:date>
              <text:p text:style-name="P1"><text:span text:style-name="T1">Đau bụng, xin đi trễ, 8h59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0.2693in" draw:caption-point-x="-0.2402in" draw:caption-point-y="0.6039in">
              <dc:date>2017-08-18T00:00:00</dc:date>
              <text:p text:style-name="P1"><text:span text:style-name="T1">8h29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0.2709in" draw:caption-point-x="-0.2402in" draw:caption-point-y="0.6024in">
              <dc:date>2017-08-21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6.572in" svg:y="10.2768in" draw:caption-point-x="-0.2402in" draw:caption-point-y="0.5965in">
              <dc:date>2017-08-31T00:00:00</dc:date>
              <text:p text:style-name="P1"><text:span text:style-name="T1">8h13 vào cty</text:span></text:p>
              <text:p text:style-name="P1"><text:span text:style-name="T1">Xin ra ngoài đi ngân hàng 1h20 - 1h58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170" office:value-type="string">
            <text:p>ThaoDTN</text:p>
          </table:table-cell>
          <table:table-cell table:style-name="ce171" table:formula="of:=SUM([.D46:.AH46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>
            <office:annotation draw:style-name="gr6" draw:text-style-name="P1" svg:width="1.1413in" svg:height="0.2634in" svg:x="3.1024in" svg:y="10.511in" draw:caption-point-x="-0.2402in" draw:caption-point-y="0.6098in">
              <dc:date>2017-08-02T00:00:00</dc:date>
              <text:p text:style-name="P1"><text:span text:style-name="T1">Nghỉ 3 tháng</text:span></text:p>
            </office:annotation>
          </table:table-cell>
          <table:table-cell table:style-name="ce175" table:number-columns-repeated="29"/>
          <table:table-cell table:style-name="ce44" table:number-columns-repeated="952"/>
        </table:table-row>
        <table:table-row table:style-name="ro6">
          <table:table-cell table:style-name="ce69" office:value-type="float" office:value="44">
            <text:p>44</text:p>
          </table:table-cell>
          <table:table-cell table:style-name="ce45" office:value-type="string">
            <text:p>ThinhT</text:p>
          </table:table-cell>
          <table:table-cell table:style-name="ce171" table:formula="of:=SUM([.D47:.AH47])" office:value-type="float" office:value="0"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4.0157in" svg:y="10.7591in" draw:caption-point-x="-0.2402in" draw:caption-point-y="0.6094in">
              <dc:date>2017-08-07T00:00:00</dc:date>
              <text:p text:style-name="P1"><text:span text:style-name="T1">Xe hư, xin đi trễ, 9h va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10.7539in" draw:caption-point-x="-0.2402in" draw:caption-point-y="0.6146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5.8421in" svg:y="10.7539in" draw:caption-point-x="-0.2402in" draw:caption-point-y="0.6146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5">
            <text:p>45</text:p>
          </table:table-cell>
          <table:table-cell table:style-name="ce45" office:value-type="string">
            <text:p>ThoaiVK</text:p>
          </table:table-cell>
          <table:table-cell table:style-name="ce171" table:formula="of:=SUM([.D48:.AH48])" office:value-type="float" office:value="2">
            <text:p>2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3.1024in" svg:y="11.0063in" draw:caption-point-x="-0.2402in" draw:caption-point-y="0.6098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8.7768in" svg:y="11.0098in" draw:caption-point-x="-0.2402in" draw:caption-point-y="0.6063in">
              <dc:date>2017-08-14T00:00:00</dc:date>
              <text:p text:style-name="P1"><text:span text:style-name="T1">Đi ngân hàng, xin đi trễ, 9h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11.0102in" draw:caption-point-x="-0.2402in" draw:caption-point-y="0.6059in">
              <dc:date>2017-08-15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11.011in" draw:caption-point-x="-0.2402in" draw:caption-point-y="0.6051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0.1791in" svg:y="11.0114in" draw:caption-point-x="-0.2402in" draw:caption-point-y="0.6047in">
              <dc:date>2017-08-17T00:00:00</dc:date>
              <text:p text:style-name="P1"><text:span text:style-name="T1">Bị lủng bánh xe, xin đi trễ, 9h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1.0142in" draw:caption-point-x="-0.2402in" draw:caption-point-y="0.602in">
              <dc:date>2017-08-21T00:00:00</dc:date>
              <text:p text:style-name="P1"><text:span text:style-name="T1">8h38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2.9189in" svg:y="11.0157in" draw:caption-point-x="-0.2402in" draw:caption-point-y="0.6004in">
              <dc:date>2017-08-23T00:00:00</dc:date>
              <text:p text:style-name="P1"><text:span text:style-name="T1">Báo cáo đồ án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1.0169in" draw:caption-point-x="-0.2402in" draw:caption-point-y="0.5992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11.0189in" draw:caption-point-x="-0.2402in" draw:caption-point-y="0.5972in">
              <dc:date>2017-08-30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11.0197in" draw:caption-point-x="-0.2402in" draw:caption-point-y="0.5965in">
              <dc:date>2017-08-31T00:00:00</dc:date>
              <text:p text:style-name="P1"><text:span text:style-name="T1">Chở Mẹ đi khám bệnh, xin đi trễ, 9h4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6">
            <text:p>46</text:p>
          </table:table-cell>
          <table:table-cell table:style-name="ce45" office:value-type="string">
            <text:p>ThuyCNTA</text:p>
          </table:table-cell>
          <table:table-cell table:style-name="ce171" table:formula="of:=SUM([.D49:.AH4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7">
            <text:p>47</text:p>
          </table:table-cell>
          <table:table-cell table:style-name="ce45" office:value-type="string">
            <text:p>ThuyLTT</text:p>
          </table:table-cell>
          <table:table-cell table:style-name="ce171" table:formula="of:=SUM([.D50:.AH50])" office:value-type="float" office:value="2.5">
            <text:p>2.5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11.498in" draw:caption-point-x="-0.2402in" draw:caption-point-y="0.6134in">
              <dc:date>2017-08-01T00:00:00</dc:date>
              <text:p text:style-name="P1"><text:span text:style-name="T1">8h4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3.5591in" svg:y="11.502in" draw:caption-point-x="-0.2402in" draw:caption-point-y="0.6094in">
              <dc:date>2017-08-03T00:00:00</dc:date>
              <text:p text:style-name="P1"><text:span text:style-name="T1">Bị mệt, xin đi trễ, 10h29 vào cty, tính off sáng </text:span></text:p>
            </office:annotation>
            <text:p>0.5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11.5012in" draw:caption-point-x="-0.2402in" draw:caption-point-y="0.6102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11.502in" draw:caption-point-x="-0.2402in" draw:caption-point-y="0.6094in">
              <dc:date>2017-08-08T00:00:00</dc:date>
              <text:p text:style-name="P1"><text:span text:style-name="T1">8h3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6.3311in" svg:y="11.5028in" draw:caption-point-x="-0.2402in" draw:caption-point-y="0.6087in">
              <dc:date>2017-08-09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11.5043in" draw:caption-point-x="-0.2402in" draw:caption-point-y="0.6071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2" draw:text-style-name="P1" svg:width="1.1413in" svg:height="0.5457in" svg:x="8.7768in" svg:y="11.5059in" draw:caption-point-x="-0.2402in" draw:caption-point-y="0.6055in">
              <dc:date>2017-08-15T00:00:00</dc:date>
              <text:p text:style-name="P1"><text:span text:style-name="T1">Bị sốt, off sáng, vắng quá 2h, off chiều</text:span></text:p>
            </office:annotation>
            <text:p>1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11.5055in" draw:caption-point-x="-0.2402in" draw:caption-point-y="0.6059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11.5067in" draw:caption-point-x="-0.2402in" draw:caption-point-y="0.6047in">
              <dc:date>2017-08-16T00:00:00</dc:date>
              <text:p text:style-name="P1"><text:span text:style-name="T1">Xe hư, xin đi trễ, 9h58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11.5067in" draw:caption-point-x="-0.2402in" draw:caption-point-y="0.6047in">
              <dc:date>2017-08-17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1.5075in" draw:caption-point-x="-0.2402in" draw:caption-point-y="0.6039in">
              <dc:date>2017-08-18T00:00:00</dc:date>
              <text:p text:style-name="P1"><text:span text:style-name="T1">8h33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11.5106in" draw:caption-point-x="-0.2402in" draw:caption-point-y="0.6008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2.9189in" svg:y="11.511in" draw:caption-point-x="-0.2402in" draw:caption-point-y="0.6004in">
              <dc:date>2017-08-23T00:00:00</dc:date>
              <text:p text:style-name="P1"><text:span text:style-name="T1">Bị sốt, mệt, off sáng</text:span></text:p>
            </office:annotation>
            <text:p>0.5</text:p>
          </table:table-cell>
          <table:table-cell table:style-name="ce175" office:value-type="float" office:value="0.5">
            <office:annotation draw:style-name="gr2" draw:text-style-name="P1" svg:width="1.1413in" svg:height="0.5457in" svg:x="13.3756in" svg:y="11.5114in" draw:caption-point-x="-0.2402in" draw:caption-point-y="0.6in">
              <dc:date>2017-08-24T00:00:00</dc:date>
              <text:p text:style-name="P1"><text:span text:style-name="T1">Khám bệnh, 11h20 vào cty, tính off sáng</text:span></text:p>
            </office:annotation>
            <text:p>0.5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1.5122in" draw:caption-point-x="-0.2402in" draw:caption-point-y="0.5992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5.6587in" svg:y="11.5161in" draw:caption-point-x="-0.2402in" draw:caption-point-y="0.5953in">
              <dc:date>2017-08-30T00:00:00</dc:date>
              <text:p text:style-name="P1"><text:span text:style-name="T1">8h37 vào cty</text:span></text:p>
              <text:p text:style-name="P1"><text:span text:style-name="T1">Xin ra ngoài 10h10 – 12h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11.5157in" draw:caption-point-x="-0.2402in" draw:caption-point-y="0.5957in">
              <dc:date>2017-08-31T00:00:00</dc:date>
              <text:p text:style-name="P1"><text:span text:style-name="T1">Đi UB phường, xin đi trễ, 9h30 đi ngân hàng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8">
            <text:p>48</text:p>
          </table:table-cell>
          <table:table-cell table:style-name="ce45" office:value-type="string">
            <text:p>TruyenLVC</text:p>
          </table:table-cell>
          <table:table-cell table:style-name="ce171" table:formula="of:=SUM([.D51:.AH5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9">
            <text:p>49</text:p>
          </table:table-cell>
          <table:table-cell table:style-name="ce47" office:value-type="string">
            <text:p>TuanTQP</text:p>
          </table:table-cell>
          <table:table-cell table:style-name="ce171" table:formula="of:=SUM([.D52:.AH52])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3.5591in" svg:y="11.998in" draw:caption-point-x="-0.2402in" draw:caption-point-y="0.6087in">
              <dc:date>2017-08-03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11.9984in" draw:caption-point-x="-0.2402in" draw:caption-point-y="0.6083in">
              <dc:date>2017-08-09T00:00:00</dc:date>
              <text:p text:style-name="P1"><text:span text:style-name="T1">Kẹt xe, 8h4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1791in" svg:y="12.002in" draw:caption-point-x="-0.2402in" draw:caption-point-y="0.6047in">
              <dc:date>2017-08-17T00:00:00</dc:date>
              <text:p text:style-name="P1"><text:span text:style-name="T1">Trời mưa, 8h4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2.0618in" draw:caption-point-x="-0.2402in" draw:caption-point-y="0.5449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12.0059in" draw:caption-point-x="-0.2402in" draw:caption-point-y="0.6008in">
              <dc:date>2017-08-22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2.9189in" svg:y="12.0063in" draw:caption-point-x="-0.2402in" draw:caption-point-y="0.6004in">
              <dc:date>2017-08-23T00:00:00</dc:date>
              <text:p text:style-name="P1"><text:span text:style-name="T1">10h25 vào cty, tính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49"/>
          <table:table-cell table:number-columns-repeated="3"/>
        </table:table-row>
        <table:table-row table:style-name="ro6">
          <table:table-cell table:style-name="ce69" office:value-type="float" office:value="50">
            <text:p>50</text:p>
          </table:table-cell>
          <table:table-cell table:style-name="ce71" office:value-type="string">
            <text:p>VietBA</text:p>
          </table:table-cell>
          <table:table-cell table:style-name="ce171" table:formula="of:=SUM([.D53:.AH53])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12.2413in" draw:caption-point-x="-0.2402in" draw:caption-point-y="0.6134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12.2437in" draw:caption-point-x="-0.2402in" draw:caption-point-y="0.611in">
              <dc:date>2017-08-0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12.2441in" draw:caption-point-x="-0.2402in" draw:caption-point-y="0.6106in">
              <dc:date>2017-08-03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12.2453in" draw:caption-point-x="-0.2402in" draw:caption-point-y="0.6094in">
              <dc:date>2017-08-04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3311in" svg:y="12.2461in" draw:caption-point-x="-0.2402in" draw:caption-point-y="0.6087in">
              <dc:date>2017-08-09T00:00:00</dc:date>
              <text:p text:style-name="P1"><text:span text:style-name="T1">Chở Mẹ đi cv, xin đi trễ, 8h54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8205in" svg:y="12.2472in" draw:caption-point-x="-0.2402in" draw:caption-point-y="0.6075in">
              <dc:date>2017-09-01T00:00:00</dc:date>
              <text:p text:style-name="P1"><text:span text:style-name="T1">Chở em ra bến xe, xin đi trễ, 8h4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5.202in" svg:y="12.2567in" draw:caption-point-x="-0.2402in" draw:caption-point-y="0.598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12.2575in" draw:caption-point-x="-0.2402in" draw:caption-point-y="0.5972in">
              <dc:date>2017-08-30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51">
            <text:p>51</text:p>
          </table:table-cell>
          <table:table-cell table:style-name="ce45" office:value-type="string">
            <text:p>VinhP</text:p>
          </table:table-cell>
          <table:table-cell table:style-name="ce171" table:formula="of:=SUM([.D54:.AH54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12.4937in" draw:caption-point-x="-0.2402in" draw:caption-point-y="0.6087in">
              <dc:date>2017-08-09T00:00:00</dc:date>
              <text:p text:style-name="P1"><text:span text:style-name="T1">Bị mệt, xin đi trễ, 8h42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0.1791in" svg:y="12.4976in" draw:caption-point-x="-0.2402in" draw:caption-point-y="0.6047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0.6358in" svg:y="12.4976in" draw:caption-point-x="-0.2402in" draw:caption-point-y="0.6047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.5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12.5024in" draw:caption-point-x="-0.2402in" draw:caption-point-y="0.6in">
              <dc:date>2017-08-24T00:00:00</dc:date>
              <text:p text:style-name="P1"><text:span text:style-name="T1">Xin đi trễ, 8h3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65355">
          <table:table-cell table:style-name="ce44" table:number-columns-repeated="3"/>
          <table:table-cell table:style-name="ce176" table:number-columns-repeated="31"/>
          <table:table-cell table:style-name="ce44" table:number-columns-repeated="952"/>
        </table:table-row>
        <table:table-row table:style-name="ro2" table:number-rows-repeated="49">
          <table:table-cell table:style-name="ce44" table:number-columns-repeated="3"/>
          <table:table-cell table:style-name="ce176"/>
          <table:table-cell table:number-columns-repeated="27"/>
          <table:table-cell table:style-name="ce176" table:number-columns-repeated="3"/>
          <table:table-cell table:style-name="ce44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9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8"/>
        <table:table-column table:style-name="co26" table:number-columns-repeated="7" table:default-cell-style-name="ce188"/>
        <table:table-column table:style-name="co25" table:number-columns-repeated="16" table:default-cell-style-name="ce188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183" table:number-columns-repeated="8"/>
          <table:table-cell table:style-name="ce189" office:value-type="string" table:number-columns-spanned="2" table:number-rows-spanned="1">
            <text:p>Month</text:p>
          </table:table-cell>
          <table:covered-table-cell table:style-name="ce190"/>
          <table:table-cell table:style-name="ce191" table:content-validation-name="val1" office:value-type="float" office:value="9" table:number-columns-spanned="2" table:number-rows-spanned="1">
            <text:p>9</text:p>
          </table:table-cell>
          <table:covered-table-cell table:style-name="ce190"/>
          <table:table-cell table:style-name="ce189" office:value-type="string" table:number-columns-spanned="2" table:number-rows-spanned="1">
            <text:p>Year</text:p>
          </table:table-cell>
          <table:covered-table-cell table:style-name="ce190"/>
          <table:table-cell table:style-name="ce189" office:value-type="float" office:value="2017" table:number-columns-spanned="2" table:number-rows-spanned="1">
            <text:p>2017</text:p>
          </table:table-cell>
          <table:covered-table-cell table:style-name="ce192"/>
          <table:table-cell table:style-name="ce183" table:number-columns-repeated="15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184" table:formula="of:=DATE([.$R$1];[.N1];1)" office:value-type="date" office:date-value="2017-09-01">
            <text:p>01</text:p>
          </table:table-cell>
          <table:table-cell table:style-name="ce184" table:formula="of:=[.D2]+1" office:value-type="date" office:date-value="2017-09-02">
            <text:p>02</text:p>
          </table:table-cell>
          <table:table-cell table:style-name="ce184" table:formula="of:=[.E2]+1" office:value-type="date" office:date-value="2017-09-03">
            <text:p>03</text:p>
          </table:table-cell>
          <table:table-cell table:style-name="ce184" table:formula="of:=[.F2]+1" office:value-type="date" office:date-value="2017-09-04">
            <text:p>04</text:p>
          </table:table-cell>
          <table:table-cell table:style-name="ce184" table:formula="of:=[.G2]+1" office:value-type="date" office:date-value="2017-09-05">
            <text:p>05</text:p>
          </table:table-cell>
          <table:table-cell table:style-name="ce184" table:formula="of:=[.H2]+1" office:value-type="date" office:date-value="2017-09-06">
            <text:p>06</text:p>
          </table:table-cell>
          <table:table-cell table:style-name="ce184" table:formula="of:=[.I2]+1" office:value-type="date" office:date-value="2017-09-07">
            <text:p>07</text:p>
          </table:table-cell>
          <table:table-cell table:style-name="ce184" table:formula="of:=[.J2]+1" office:value-type="date" office:date-value="2017-09-08">
            <text:p>08</text:p>
          </table:table-cell>
          <table:table-cell table:style-name="ce184" table:formula="of:=[.K2]+1" office:value-type="date" office:date-value="2017-09-09">
            <text:p>09</text:p>
          </table:table-cell>
          <table:table-cell table:style-name="ce184" table:formula="of:=[.L2]+1" office:value-type="date" office:date-value="2017-09-10">
            <text:p>10</text:p>
          </table:table-cell>
          <table:table-cell table:style-name="ce184" table:formula="of:=[.M2]+1" office:value-type="date" office:date-value="2017-09-11">
            <text:p>11</text:p>
          </table:table-cell>
          <table:table-cell table:style-name="ce184" table:formula="of:=[.N2]+1" office:value-type="date" office:date-value="2017-09-12">
            <text:p>12</text:p>
          </table:table-cell>
          <table:table-cell table:style-name="ce184" table:formula="of:=[.O2]+1" office:value-type="date" office:date-value="2017-09-13">
            <text:p>13</text:p>
          </table:table-cell>
          <table:table-cell table:style-name="ce184" table:formula="of:=[.P2]+1" office:value-type="date" office:date-value="2017-09-14">
            <text:p>14</text:p>
          </table:table-cell>
          <table:table-cell table:style-name="ce184" table:formula="of:=[.Q2]+1" office:value-type="date" office:date-value="2017-09-15">
            <text:p>15</text:p>
          </table:table-cell>
          <table:table-cell table:style-name="ce184" table:formula="of:=[.R2]+1" office:value-type="date" office:date-value="2017-09-16">
            <text:p>16</text:p>
          </table:table-cell>
          <table:table-cell table:style-name="ce184" table:formula="of:=[.S2]+1" office:value-type="date" office:date-value="2017-09-17">
            <text:p>17</text:p>
          </table:table-cell>
          <table:table-cell table:style-name="ce184" table:formula="of:=[.T2]+1" office:value-type="date" office:date-value="2017-09-18">
            <text:p>18</text:p>
          </table:table-cell>
          <table:table-cell table:style-name="ce184" table:formula="of:=[.U2]+1" office:value-type="date" office:date-value="2017-09-19">
            <text:p>19</text:p>
          </table:table-cell>
          <table:table-cell table:style-name="ce184" table:formula="of:=[.V2]+1" office:value-type="date" office:date-value="2017-09-20">
            <text:p>20</text:p>
          </table:table-cell>
          <table:table-cell table:style-name="ce184" table:formula="of:=[.W2]+1" office:value-type="date" office:date-value="2017-09-21">
            <text:p>21</text:p>
          </table:table-cell>
          <table:table-cell table:style-name="ce184" table:formula="of:=[.X2]+1" office:value-type="date" office:date-value="2017-09-22">
            <text:p>22</text:p>
          </table:table-cell>
          <table:table-cell table:style-name="ce184" table:formula="of:=[.Y2]+1" office:value-type="date" office:date-value="2017-09-23">
            <text:p>23</text:p>
          </table:table-cell>
          <table:table-cell table:style-name="ce184" table:formula="of:=[.Z2]+1" office:value-type="date" office:date-value="2017-09-24">
            <text:p>24</text:p>
          </table:table-cell>
          <table:table-cell table:style-name="ce184" table:formula="of:=[.AA2]+1" office:value-type="date" office:date-value="2017-09-25">
            <text:p>25</text:p>
          </table:table-cell>
          <table:table-cell table:style-name="ce184" table:formula="of:=[.AB2]+1" office:value-type="date" office:date-value="2017-09-26">
            <text:p>26</text:p>
          </table:table-cell>
          <table:table-cell table:style-name="ce184" table:formula="of:=[.AC2]+1" office:value-type="date" office:date-value="2017-09-27">
            <text:p>27</text:p>
          </table:table-cell>
          <table:table-cell table:style-name="ce184" table:formula="of:=[.AD2]+1" office:value-type="date" office:date-value="2017-09-28">
            <text:p>28</text:p>
          </table:table-cell>
          <table:table-cell table:style-name="ce184" table:formula="of:=[.AE2]+1" office:value-type="date" office:date-value="2017-09-29">
            <text:p>29</text:p>
          </table:table-cell>
          <table:table-cell table:style-name="ce184" table:formula="of:=[.AF2]+1" office:value-type="date" office:date-value="2017-09-30">
            <text:p>30</text:p>
          </table:table-cell>
          <table:table-cell table:style-name="ce184" table:formula="of:=[.AG2]+1" office:value-type="date" office:date-value="2017-10-01">
            <text:p>01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185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82" table:formula="of:=SUM([.D4:.AH4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>
            <office:annotation office:display="true" draw:style-name="gr6" draw:text-style-name="P1" svg:width="1.1413in" svg:height="0.2634in" svg:x="4.0157in" svg:y="0.1287in" draw:caption-point-x="-0.2402in" draw:caption-point-y="0.589in">
              <dc:date>2017-09-01T00:00:00</dc:date>
              <text:p text:style-name="P2"><text:span text:style-name="T1">Nghỉ bù lễ 02/09</text:span></text:p>
            </office:annotation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5.3854in" svg:y="0.1217in" draw:caption-point-x="-0.2402in" draw:caption-point-y="0.5961in">
              <dc:date>2017-09-07T00:00:00</dc:date>
              <text:p text:style-name="P1"><text:span text:style-name="T1">Bị ói đêm qua, xin đi trễ, 9h2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0.1224in" draw:caption-point-x="-0.2402in" draw:caption-point-y="0.5953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82" table:formula="of:=SUM([.D5:.AH5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.5">
            <office:annotation draw:style-name="gr4" draw:text-style-name="P1" svg:width="1.1413in" svg:height="0.3902in" svg:x="4.472in" svg:y="0.3669in" draw:caption-point-x="-0.2402in" draw:caption-point-y="0.5984in">
              <dc:date>2017-09-05T00:00:00</dc:date>
              <text:p text:style-name="P1"><text:span text:style-name="T1">Nhà có việc, off sáng</text:span></text:p>
            </office:annotation>
            <text:p>0.5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5.8421in" svg:y="0.3701in" draw:caption-point-x="-0.2402in" draw:caption-point-y="0.5953in">
              <dc:date>2017-09-08T00:00:00</dc:date>
              <text:p text:style-name="P1"><text:span text:style-name="T1">Xin đi trễ, 9h41 vào cty</text:span></text:p>
            </office:annotation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hienTX</text:p>
          </table:table-cell>
          <table:table-cell table:style-name="ce182" table:formula="of:=SUM([.D6:.AH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82" table:formula="of:=SUM([.D7:.AH7])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0.8594in" draw:caption-point-x="-0.2402in" draw:caption-point-y="0.6012in">
              <dc:date>2017-08-28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7" office:value-type="string">
            <text:p>CuongNM</text:p>
          </table:table-cell>
          <table:table-cell table:style-name="ce182" table:formula="of:=SUM([.D52:.AH52])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1.1083in" draw:caption-point-x="-0.2402in" draw:caption-point-y="0.6in">
              <dc:date>2017-09-01T00:00:00</dc:date>
              <text:p text:style-name="P1"><text:span text:style-name="T1">Tối qua làm việc muộn, xin đi trễ, 9h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4" draw:text-style-name="P1" svg:width="1.1413in" svg:height="0.3902in" svg:x="4.472in" svg:y="1.1098in" draw:caption-point-x="-0.2402in" draw:caption-point-y="0.5984in">
              <dc:date>2017-09-05T00:00:00</dc:date>
              <text:p text:style-name="P1"><text:span text:style-name="T1">Trễ xe vào sài gòn</text:span></text:p>
            </office:annotation>
            <text:p>1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1.1106in" draw:caption-point-x="-0.2402in" draw:caption-point-y="0.5976in">
              <dc:date>2017-09-06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.1114in" draw:caption-point-x="-0.2402in" draw:caption-point-y="0.5969in">
              <dc:date>2017-09-07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.113in" draw:caption-point-x="-0.2402in" draw:caption-point-y="0.5953in">
              <dc:date>2017-09-08T00:00:00</dc:date>
              <text:p text:style-name="P1"><text:span text:style-name="T1">8h34 vào cty)</text:span></text:p>
            </office:annotation>
            <text:p>0</text:p>
          </table:table-cell>
          <table:table-cell table:style-name="ce186" table:number-columns-repeated="23"/>
          <table:table-cell table:style-name="ce44" table:number-columns-repeated="949"/>
          <table:table-cell table:number-columns-repeated="3"/>
        </table:table-row>
        <table:table-row table:style-name="ro6">
          <table:table-cell table:style-name="ce69" office:value-type="float" office:value="6">
            <text:p>6</text:p>
          </table:table-cell>
          <table:table-cell table:style-name="ce45" office:value-type="string">
            <text:p>DuongDN</text:p>
          </table:table-cell>
          <table:table-cell table:style-name="ce182" table:formula="of:=SUM([.D9:.AH9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DuyNM</text:p>
          </table:table-cell>
          <table:table-cell table:style-name="ce182" table:formula="of:=SUM([.D10:.AH10])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1.6114in" draw:caption-point-x="-0.2402in" draw:caption-point-y="0.5925in">
              <dc:date>2017-08-30T00:00:00</dc:date>
              <text:p text:style-name="P1"><text:span text:style-name="T1">Về quê, xin làm remote</text:span></text:p>
            </office:annotation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182" table:formula="of:=SUM([.D11:.AH11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.5">
            <office:annotation draw:style-name="gr2" draw:text-style-name="P1" svg:width="1.1413in" svg:height="0.5457in" svg:x="4.472in" svg:y="1.8531in" draw:caption-point-x="-0.2402in" draw:caption-point-y="0.5984in">
              <dc:date>2017-09-05T00:00:00</dc:date>
              <text:p text:style-name="P1"><text:span text:style-name="T1">Bị trúng gió, off sáng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5" office:value-type="string">
            <text:p>GiauNV</text:p>
          </table:table-cell>
          <table:table-cell table:style-name="ce182" table:formula="of:=SUM([.D12:.AH12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10">
            <text:p>10</text:p>
          </table:table-cell>
          <table:table-cell table:style-name="ce71" office:value-type="string">
            <text:p>HaTH</text:p>
          </table:table-cell>
          <table:table-cell table:style-name="ce182" table:formula="of:=SUM([.D13:.AH13])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2.3469in" draw:caption-point-x="-0.2402in" draw:caption-point-y="0.6in">
              <dc:date>2017-09-01T00:00:00</dc:date>
              <text:p text:style-name="P1"><text:span text:style-name="T1">8h35 vào cty</text:span></text:p>
              <text:p text:style-name="P1"><text:span text:style-name="T1">Việc cá nhân, xin về sớm 4h15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2" draw:text-style-name="P1" svg:width="1.1413in" svg:height="0.5457in" svg:x="4.472in" svg:y="2.3484in" draw:caption-point-x="-0.2402in" draw:caption-point-y="0.5984in">
              <dc:date>2017-09-05T00:00:00</dc:date>
              <text:p text:style-name="P1"><text:span text:style-name="T1">Đi bệnh viện lấy thuốc, 8h5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2.3492in" draw:caption-point-x="-0.2402in" draw:caption-point-y="0.5976in">
              <dc:date>2017-09-06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2.35in" draw:caption-point-x="-0.2402in" draw:caption-point-y="0.5969in">
              <dc:date>2017-09-07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6" office:value-type="string">
            <text:p>HaTT</text:p>
          </table:table-cell>
          <table:table-cell table:style-name="ce182" table:formula="of:=SUM([.D14:.AH14])" office:value-type="float" office:value="4">
            <text:p>4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2.5957in" draw:caption-point-x="-0.2402in" draw:caption-point-y="0.5988in">
              <dc:date>2017-09-01T00:00:00</dc:date>
              <text:p text:style-name="P1"><text:span text:style-name="T1">Khám cổ, xin về sớm 3h30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2.6008in" draw:caption-point-x="-0.2402in" draw:caption-point-y="0.5937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4.9287in" svg:y="2.5937in" draw:caption-point-x="-0.2402in" draw:caption-point-y="0.6008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3854in" svg:y="2.5937in" draw:caption-point-x="-0.2402in" draw:caption-point-y="0.6008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2.5937in" draw:caption-point-x="-0.2402in" draw:caption-point-y="0.6008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12">
            <text:p>12</text:p>
          </table:table-cell>
          <table:table-cell table:style-name="ce45" office:value-type="string">
            <text:p>HaiNM</text:p>
          </table:table-cell>
          <table:table-cell table:style-name="ce182" table:formula="of:=SUM([.D15:.AH15])" office:value-type="float" office:value="0.5">
            <text:p>0.5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2.8433in" draw:caption-point-x="-0.2402in" draw:caption-point-y="0.5988in">
              <dc:date>2017-09-01T00:00:00</dc:date>
              <text:p text:style-name="P1"><text:span text:style-name="T1">Họp ở trường, xin ra ngoài 2h-3h6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2" draw:text-style-name="P1" svg:width="1.1413in" svg:height="0.5457in" svg:x="4.472in" svg:y="2.8437in" draw:caption-point-x="-0.2402in" draw:caption-point-y="0.5984in">
              <dc:date>2017-09-05T00:00:00</dc:date>
              <text:p text:style-name="P1"><text:span text:style-name="T1">Đưa con đi khai giảng, xin đi trễ, 9h5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4.9287in" svg:y="2.8453in" draw:caption-point-x="-0.2402in" draw:caption-point-y="0.5969in">
              <dc:date>2017-09-06T00:00:00</dc:date>
              <text:p text:style-name="P1"><text:span text:style-name="T1">Dạy ở trường, xin ra ngoài 1h15-2h3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5.3854in" svg:y="2.8465in" draw:caption-point-x="-0.2402in" draw:caption-point-y="0.5957in">
              <dc:date>2017-09-07T00:00:00</dc:date>
              <text:p text:style-name="P1"><text:span text:style-name="T1">Dạy, họp ở trường, off chiều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angDTT</text:p>
          </table:table-cell>
          <table:table-cell table:style-name="ce182" table:formula="of:=SUM([.D16:.AH1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16">
          <table:table-cell table:style-name="ce69" office:value-type="float" office:value="14">
            <text:p>14</text:p>
          </table:table-cell>
          <table:table-cell table:style-name="ce45" office:value-type="string">
            <text:p>HienNV</text:p>
          </table:table-cell>
          <table:table-cell table:style-name="ce182" table:formula="of:=SUM([.D17:.AH17])" office:value-type="float" office:value="3.5">
            <text:p>3.5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3"/>
          <table:table-cell table:style-name="ce186" office:value-type="float" office:value="0.5">
            <office:annotation draw:style-name="gr4" draw:text-style-name="P1" svg:width="1.1413in" svg:height="0.3902in" svg:x="4.472in" svg:y="3.3402in" draw:caption-point-x="-0.2402in" draw:caption-point-y="0.5976in">
              <dc:date>2017-09-05T00:00:00</dc:date>
              <text:p text:style-name="P1"><text:span text:style-name="T1">10h50 vào cty, tính off sáng</text:span></text:p>
            </office:annotation>
            <text:p>0.5</text:p>
          </table:table-cell>
          <table:table-cell table:style-name="ce186" office:value-type="float" office:value="0.5">
            <office:annotation draw:style-name="gr6" draw:text-style-name="P1" svg:width="1.1413in" svg:height="0.2634in" svg:x="4.9287in" svg:y="3.3409in" draw:caption-point-x="-0.2402in" draw:caption-point-y="0.5969in">
              <dc:date>2017-09-06T00:00:00</dc:date>
              <text:p text:style-name="P1"><text:span text:style-name="T1">Off sáng</text:span></text:p>
            </office:annotation>
            <text:p>0.5</text:p>
          </table:table-cell>
          <table:table-cell table:style-name="ce186" office:value-type="float" office:value="0.5">
            <office:annotation draw:style-name="gr6" draw:text-style-name="P1" svg:width="1.1413in" svg:height="0.2634in" svg:x="5.3854in" svg:y="3.3421in" draw:caption-point-x="-0.2402in" draw:caption-point-y="0.5957in">
              <dc:date>2017-09-07T00:00:00</dc:date>
              <text:p text:style-name="P1"><text:span text:style-name="T1">Off chiều</text:span></text:p>
            </office:annotation>
            <text:p>0.5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iepNH</text:p>
          </table:table-cell>
          <table:table-cell table:style-name="ce182" table:formula="of:=SUM([.D18:.AH18])" office:value-type="float" office:value="2">
            <text:p>2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3.5909in" draw:caption-point-x="-0.2402in" draw:caption-point-y="0.6012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3.5909in" draw:caption-point-x="-0.2402in" draw:caption-point-y="0.6012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16">
            <text:p>16</text:p>
          </table:table-cell>
          <table:table-cell table:style-name="ce45" office:value-type="string">
            <text:p>HieuNKT</text:p>
          </table:table-cell>
          <table:table-cell table:style-name="ce182" table:formula="of:=SUM([.D19:.AH19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ngLV</text:p>
          </table:table-cell>
          <table:table-cell table:style-name="ce182" table:formula="of:=SUM([.D20:.AH20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18">
            <text:p>18</text:p>
          </table:table-cell>
          <table:table-cell table:style-name="ce45" office:value-type="string">
            <text:p>HungNC</text:p>
          </table:table-cell>
          <table:table-cell table:style-name="ce182" table:formula="of:=SUM([.D21:.AH21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4.3394in" draw:caption-point-x="-0.2402in" draw:caption-point-y="0.5961in">
              <dc:date>2017-09-07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HungNDT</text:p>
          </table:table-cell>
          <table:table-cell table:style-name="ce182" table:formula="of:=SUM([.D22:.AH22])" office:value-type="float" office:value="0.5">
            <text:p>0.5</text:p>
          </table:table-cell>
          <table:table-cell table:style-name="ce186" office:value-type="float" office:value="0.5">
            <office:annotation draw:style-name="gr4" draw:text-style-name="P1" svg:width="1.1413in" svg:height="0.3902in" svg:x="2.6457in" svg:y="4.5831in" draw:caption-point-x="-0.2402in" draw:caption-point-y="0.6in">
              <dc:date>2017-09-01T00:00:00</dc:date>
              <text:p text:style-name="P1"><text:span text:style-name="T1">Bị sốt, off sáng</text:span></text:p>
              <text:p text:style-name="P1"><text:span text:style-name="T1">1h38 vào cty</text:span></text:p>
            </office:annotation>
            <text:p>0.5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20">
            <text:p>20</text:p>
          </table:table-cell>
          <table:table-cell table:style-name="ce45" office:value-type="string">
            <text:p>HungPN</text:p>
          </table:table-cell>
          <table:table-cell table:style-name="ce182" table:formula="of:=SUM([.D23:.AH23])" office:value-type="float" office:value="1">
            <text:p>1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4.8378in" draw:caption-point-x="-0.2402in" draw:caption-point-y="0.5929in">
              <dc:date>2017-08-28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4" draw:text-style-name="P1" svg:width="1.1413in" svg:height="0.3902in" svg:x="4.472in" svg:y="4.8323in" draw:caption-point-x="-0.2402in" draw:caption-point-y="0.5984in">
              <dc:date>2017-09-05T00:00:00</dc:date>
              <text:p text:style-name="P1"><text:span text:style-name="T1">Nhà có việc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71" office:value-type="string">
            <text:p>HuyDH</text:p>
          </table:table-cell>
          <table:table-cell table:style-name="ce182" table:formula="of:=SUM([.D24:.AH24])" office:value-type="float" office:value="1.5">
            <text:p>1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5.0799in" draw:caption-point-x="-0.2402in" draw:caption-point-y="0.5984in">
              <dc:date>2017-09-05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86" office:value-type="float" office:value="0">
            <office:annotation draw:style-name="gr4" draw:text-style-name="P1" svg:width="1.1413in" svg:height="0.3902in" svg:x="4.9287in" svg:y="5.0811in" draw:caption-point-x="-0.2402in" draw:caption-point-y="0.5972in">
              <dc:date>2017-09-06T00:00:00</dc:date>
              <text:p text:style-name="P1"><text:span text:style-name="T1">Xe hư, 8h59 vào cty</text:span></text:p>
            </office:annotation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5.3854in" svg:y="5.0831in" draw:caption-point-x="-0.2402in" draw:caption-point-y="0.5953in">
              <dc:date>2017-09-07T00:00:00</dc:date>
              <text:p text:style-name="P1"><text:span text:style-name="T1">Bị ngộ độc thực phẩm, 11h5 vào cty. Tính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5.0831in" draw:caption-point-x="-0.2402in" draw:caption-point-y="0.5953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22">
            <text:p>22</text:p>
          </table:table-cell>
          <table:table-cell table:style-name="ce45" office:value-type="string">
            <text:p>HuyNG</text:p>
          </table:table-cell>
          <table:table-cell table:style-name="ce182" table:formula="of:=SUM([.D25:.AH25])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5.326in" draw:caption-point-x="-0.2402in" draw:caption-point-y="0.6in">
              <dc:date>2017-09-01T00:00:00</dc:date>
              <text:p text:style-name="P1"><text:span text:style-name="T1">Bị sốt</text:span></text:p>
            </office:annotation>
            <text:p>1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KhaiLV</text:p>
          </table:table-cell>
          <table:table-cell table:style-name="ce182" table:formula="of:=SUM([.D26:.AH26])" office:value-type="float" office:value="0.5">
            <text:p>0.5</text:p>
          </table:table-cell>
          <table:table-cell table:style-name="ce186" office:value-type="float" office:value="0.5">
            <office:annotation draw:style-name="gr2" draw:text-style-name="P1" svg:width="1.1413in" svg:height="0.5457in" svg:x="2.6457in" svg:y="5.576in" draw:caption-point-x="-0.2402in" draw:caption-point-y="0.5976in">
              <dc:date>2017-09-05T00:00:00</dc:date>
              <text:p text:style-name="P1"><text:span text:style-name="T1">Chuyển hàng cho em,</text:span></text:p>
              <text:p text:style-name="P1"><text:span text:style-name="T1">Off chiều</text:span></text:p>
            </office:annotation>
            <text:p>0.5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24">
            <text:p>24</text:p>
          </table:table-cell>
          <table:table-cell table:style-name="ce45" office:value-type="string">
            <text:p>KhangNHH</text:p>
          </table:table-cell>
          <table:table-cell table:style-name="ce182" table:formula="of:=SUM([.D27:.AH27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KienPT</text:p>
          </table:table-cell>
          <table:table-cell table:style-name="ce182" table:formula="of:=SUM([.D28:.AH28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1" svg:width="1.1413in" svg:height="0.3902in" svg:x="4.472in" svg:y="6.0705in" draw:caption-point-x="-0.2402in" draw:caption-point-y="0.5984in">
              <dc:date>2017-09-05T00:00:00</dc:date>
              <text:p text:style-name="P1"><text:span text:style-name="T1">Tập yoga xin đi trễ, 8h3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26">
            <text:p>26</text:p>
          </table:table-cell>
          <table:table-cell table:style-name="ce45" office:value-type="string">
            <text:p>KietNVT</text:p>
          </table:table-cell>
          <table:table-cell table:style-name="ce182" table:formula="of:=SUM([.D29:.AH29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LinhBT</text:p>
          </table:table-cell>
          <table:table-cell table:style-name="ce182" table:formula="of:=SUM([.D30:.AH30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28">
            <text:p>28</text:p>
          </table:table-cell>
          <table:table-cell table:style-name="ce45" office:value-type="string">
            <text:p>MaiLT</text:p>
          </table:table-cell>
          <table:table-cell table:style-name="ce182" table:formula="of:=SUM([.D31:.AH31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170" office:value-type="string">
            <text:p>MaiNTT</text:p>
          </table:table-cell>
          <table:table-cell table:style-name="ce182" table:formula="of:=SUM([.D32:.AH32])" office:value-type="float" office:value="0">
            <text:p>0</text:p>
          </table:table-cell>
          <table:table-cell table:style-name="ce186" table:number-columns-repeated="31"/>
          <table:table-cell table:style-name="ce44" table:number-columns-repeated="952"/>
        </table:table-row>
        <table:table-row table:style-name="ro6">
          <table:table-cell table:style-name="ce69" office:value-type="float" office:value="30">
            <text:p>30</text:p>
          </table:table-cell>
          <table:table-cell table:style-name="ce45" office:value-type="string">
            <text:p>ManhNB</text:p>
          </table:table-cell>
          <table:table-cell table:style-name="ce182" table:formula="of:=SUM([.D33:.AH33])" office:value-type="float" office:value="2">
            <text:p>2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4.9287in" svg:y="7.3098in" draw:caption-point-x="-0.2402in" draw:caption-point-y="0.5976in">
              <dc:date>2017-09-06T00:00:00</dc:date>
              <text:p text:style-name="P1"><text:span text:style-name="T1">8h35 vào cty</text:span></text:p>
              <text:p text:style-name="P1"><text:span text:style-name="T1">Lấy passport, xin về sớm 4h</text:span></text:p>
            </office:annotation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5.3854in" svg:y="7.3146in" draw:caption-point-x="-0.2402in" draw:caption-point-y="0.5929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7.3067in" draw:caption-point-x="-0.2402in" draw:caption-point-y="0.6008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amTH</text:p>
          </table:table-cell>
          <table:table-cell table:style-name="ce182" table:formula="of:=SUM([.D34:.AH34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32">
            <text:p>32</text:p>
          </table:table-cell>
          <table:table-cell table:style-name="ce45" office:value-type="string">
            <text:p>NamTV</text:p>
          </table:table-cell>
          <table:table-cell table:style-name="ce182" table:formula="of:=SUM([.D35:.AH35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anHTH</text:p>
          </table:table-cell>
          <table:table-cell table:style-name="ce182" table:formula="of:=SUM([.D36:.AH3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34">
            <text:p>34</text:p>
          </table:table-cell>
          <table:table-cell table:style-name="ce45" office:value-type="string">
            <text:p>NhanNM</text:p>
          </table:table-cell>
          <table:table-cell table:style-name="ce182" table:formula="of:=SUM([.D37:.AH37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NhungHTH</text:p>
          </table:table-cell>
          <table:table-cell table:style-name="ce182" table:formula="of:=SUM([.D38:.AH38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36">
            <text:p>36</text:p>
          </table:table-cell>
          <table:table-cell table:style-name="ce45" office:value-type="string">
            <text:p>NhuPHQ</text:p>
          </table:table-cell>
          <table:table-cell table:style-name="ce182" table:formula="of:=SUM([.D39:.AH39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71" office:value-type="string">
            <text:p>PhuongTH</text:p>
          </table:table-cell>
          <table:table-cell table:style-name="ce182" table:formula="of:=SUM([.D40:.AH40])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2.6457in" svg:y="9.0413in" draw:caption-point-x="-0.2402in" draw:caption-point-y="0.6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9.0429in" draw:caption-point-x="-0.2402in" draw:caption-point-y="0.5984in">
              <dc:date>2017-09-05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9.0437in" draw:caption-point-x="-0.2402in" draw:caption-point-y="0.5976in">
              <dc:date>2017-09-06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9.0461in" draw:caption-point-x="-0.2402in" draw:caption-point-y="0.5953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38">
            <text:p>38</text:p>
          </table:table-cell>
          <table:table-cell table:style-name="ce46" office:value-type="string">
            <text:p>PhongPT</text:p>
          </table:table-cell>
          <table:table-cell table:style-name="ce182" table:formula="of:=SUM([.D41:.AH41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PhongTH</text:p>
          </table:table-cell>
          <table:table-cell table:style-name="ce182" table:formula="of:=SUM([.D42:.AH42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40">
            <text:p>40</text:p>
          </table:table-cell>
          <table:table-cell table:style-name="ce45" office:value-type="string">
            <text:p>PhuocNCH</text:p>
          </table:table-cell>
          <table:table-cell table:style-name="ce182" table:formula="of:=SUM([.D43:.AH43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5.3854in" svg:y="9.789in" draw:caption-point-x="-0.2402in" draw:caption-point-y="0.5953in">
              <dc:date>2017-09-07T00:00:00</dc:date>
              <text:p text:style-name="P1"><text:span text:style-name="T1">Việc nhà đột xuất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ienND</text:p>
          </table:table-cell>
          <table:table-cell table:style-name="ce182" table:formula="of:=SUM([.D44:.AH44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>
            <office:annotation office:display="true" draw:style-name="gr4" draw:text-style-name="P1" svg:width="1.1413in" svg:height="0.3902in" svg:x="5.8421in" svg:y="10.0374in" draw:caption-point-x="-0.2402in" draw:caption-point-y="0.5945in">
              <dc:date>2017-09-08T00:00:00</dc:date>
              <text:p text:style-name="P2"><text:span text:style-name="T1">Bị bệnh, xin làm remote</text:span></text:p>
            </office:annotation>
          </table:table-cell>
          <table:table-cell table:style-name="ce186" table:number-columns-repeated="10"/>
          <table:table-cell table:style-name="ce186" office:value-type="float" office:value="1">
            <office:annotation draw:style-name="gr6" draw:text-style-name="P1" svg:width="1.1413in" svg:height="0.2634in" svg:x="11.0925in" svg:y="10.0343in" draw:caption-point-x="-0.2402in" draw:caption-point-y="0.5976in">
              <dc:date>2017-09-05T00:00:00</dc:date>
              <text:p text:style-name="P1"><text:span text:style-name="T1">Về quê</text:span></text:p>
            </office:annotation>
            <text:p>1</text:p>
          </table:table-cell>
          <table:table-cell table:style-name="ce186" table:number-columns-repeated="12"/>
          <table:table-cell table:style-name="ce44" table:number-columns-repeated="952"/>
        </table:table-row>
        <table:table-row table:style-name="ro6">
          <table:table-cell table:style-name="ce69" office:value-type="float" office:value="42">
            <text:p>42</text:p>
          </table:table-cell>
          <table:table-cell table:style-name="ce45" office:value-type="string">
            <text:p>ThamDT</text:p>
          </table:table-cell>
          <table:table-cell table:style-name="ce182" table:formula="of:=SUM([.D45:.AH45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0.2843in" draw:caption-point-x="-0.2402in" draw:caption-point-y="0.5953in">
              <dc:date>2017-09-08T00:00:00</dc:date>
              <text:p text:style-name="P1"><text:span text:style-name="T1">8h19 vào cty</text:span></text:p>
            </office:annotation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170" office:value-type="string">
            <text:p>ThaoDTN</text:p>
          </table:table-cell>
          <table:table-cell table:style-name="ce182" table:formula="of:=SUM([.D46:.AH46])" office:value-type="float" office:value="0">
            <text:p>0</text:p>
          </table:table-cell>
          <table:table-cell table:style-name="ce186" table:number-columns-repeated="31"/>
          <table:table-cell table:style-name="ce44" table:number-columns-repeated="952"/>
        </table:table-row>
        <table:table-row table:style-name="ro6">
          <table:table-cell table:style-name="ce69" office:value-type="float" office:value="44">
            <text:p>44</text:p>
          </table:table-cell>
          <table:table-cell table:style-name="ce45" office:value-type="string">
            <text:p>ThinhT</text:p>
          </table:table-cell>
          <table:table-cell table:style-name="ce182" table:formula="of:=SUM([.D47:.AH47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45">
            <text:p>45</text:p>
          </table:table-cell>
          <table:table-cell table:style-name="ce45" office:value-type="string">
            <text:p>ThoaiVK</text:p>
          </table:table-cell>
          <table:table-cell table:style-name="ce182" table:formula="of:=SUM([.D48:.AH48])" office:value-type="float" office:value="2">
            <text:p>2</text:p>
          </table:table-cell>
          <table:table-cell table:style-name="ce186" office:value-type="float" office:value="0">
            <office:annotation draw:style-name="gr6" draw:text-style-name="P1" svg:width="1.1413in" svg:height="0.2634in" svg:x="2.6457in" svg:y="11.0228in" draw:caption-point-x="-0.2402in" draw:caption-point-y="0.6in">
              <dc:date>2017-09-01T00:00:00</dc:date>
              <text:p text:style-name="P1"><text:span text:style-name="T1">8h38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11.0244in" draw:caption-point-x="-0.2402in" draw:caption-point-y="0.5984in">
              <dc:date>2017-09-05T00:00:00</dc:date>
              <text:p text:style-name="P1"><text:span text:style-name="T1">Đi học ở trường</text:span></text:p>
            </office:annotation>
            <text:p>1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11.0252in" draw:caption-point-x="-0.2402in" draw:caption-point-y="0.5976in">
              <dc:date>2017-09-06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5.3854in" svg:y="11.0244in" draw:caption-point-x="-0.2402in" draw:caption-point-y="0.5984in">
              <dc:date>2017-09-05T00:00:00</dc:date>
              <text:p text:style-name="P1"><text:span text:style-name="T1">Đi học ở trường</text:span></text:p>
            </office:annotation>
            <text:p>1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1.0276in" draw:caption-point-x="-0.2402in" draw:caption-point-y="0.5953in">
              <dc:date>2017-09-08T00:00:00</dc:date>
              <text:p text:style-name="P1"><text:span text:style-name="T1">8h38 vào cty</text:span></text:p>
            </office:annotation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46">
            <text:p>46</text:p>
          </table:table-cell>
          <table:table-cell table:style-name="ce45" office:value-type="string">
            <text:p>ThuyCNTA</text:p>
          </table:table-cell>
          <table:table-cell table:style-name="ce182" table:formula="of:=SUM([.D49:.AH49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47">
            <text:p>47</text:p>
          </table:table-cell>
          <table:table-cell table:style-name="ce45" office:value-type="string">
            <text:p>ThuyLTT</text:p>
          </table:table-cell>
          <table:table-cell table:style-name="ce182" table:formula="of:=SUM([.D50:.AH50])" office:value-type="float" office:value="0.5">
            <text:p>0.5</text:p>
          </table:table-cell>
          <table:table-cell table:style-name="ce186" office:value-type="float" office:value="0.5">
            <office:annotation draw:style-name="gr3" draw:text-style-name="P1" svg:width="1.1413in" svg:height="0.7012in" svg:x="2.6457in" svg:y="11.522in" draw:caption-point-x="-0.2402in" draw:caption-point-y="0.5961in">
              <dc:date>2017-09-01T00:00:00</dc:date>
              <text:p text:style-name="P1"><text:span text:style-name="T1">Ngủ quên, xin đi trễ, </text:span></text:p>
              <text:p text:style-name="P1"><text:span text:style-name="T1">10h05 vào cty, tính off sáng</text:span></text:p>
            </office:annotation>
            <text:p>0.5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11.5197in" draw:caption-point-x="-0.2402in" draw:caption-point-y="0.5984in">
              <dc:date>2017-09-05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4.9287in" svg:y="11.5213in" draw:caption-point-x="-0.2402in" draw:caption-point-y="0.5969in">
              <dc:date>2017-09-06T00:00:00</dc:date>
              <text:p text:style-name="P1"><text:span text:style-name="T1">Ra bến xe lấy đồ, xin đi trễ, 9h2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5213in" draw:caption-point-x="-0.2402in" draw:caption-point-y="0.5969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1.5228in" draw:caption-point-x="-0.2402in" draw:caption-point-y="0.5953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48">
            <text:p>48</text:p>
          </table:table-cell>
          <table:table-cell table:style-name="ce45" office:value-type="string">
            <text:p>TruyenLVC</text:p>
          </table:table-cell>
          <table:table-cell table:style-name="ce182" table:formula="of:=SUM([.D51:.AH51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11.7681in" draw:caption-point-x="-0.2402in" draw:caption-point-y="0.5976in">
              <dc:date>2017-09-06T00:00:00</dc:date>
              <text:p text:style-name="P1"><text:span text:style-name="T1">8h4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7689in" draw:caption-point-x="-0.2402in" draw:caption-point-y="0.5969in">
              <dc:date>2017-09-0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49">
            <text:p>49</text:p>
          </table:table-cell>
          <table:table-cell table:style-name="ce47" office:value-type="string">
            <text:p>TuanTQP</text:p>
          </table:table-cell>
          <table:table-cell table:style-name="ce182" table:formula="of:=SUM([.D52:.AH52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49"/>
          <table:table-cell table:number-columns-repeated="3"/>
        </table:table-row>
        <table:table-row table:style-name="ro6">
          <table:table-cell table:style-name="ce69" office:value-type="float" office:value="50">
            <text:p>50</text:p>
          </table:table-cell>
          <table:table-cell table:style-name="ce71" office:value-type="string">
            <text:p>VietBA</text:p>
          </table:table-cell>
          <table:table-cell table:style-name="ce182" table:formula="of:=SUM([.D53:.AH53])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2.6457in" svg:y="12.261in" draw:caption-point-x="-0.2402in" draw:caption-point-y="0.6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12.2626in" draw:caption-point-x="-0.2402in" draw:caption-point-y="0.5984in">
              <dc:date>2017-09-05T00:00:00</dc:date>
              <text:p text:style-name="P1"><text:span text:style-name="T1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2.2642in" draw:caption-point-x="-0.2402in" draw:caption-point-y="0.5969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6">
          <table:table-cell table:style-name="ce69" office:value-type="float" office:value="51">
            <text:p>51</text:p>
          </table:table-cell>
          <table:table-cell table:style-name="ce45" office:value-type="string">
            <text:p>VinhP</text:p>
          </table:table-cell>
          <table:table-cell table:style-name="ce182" table:formula="of:=SUM([.D54:.AH54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3"/>
          <table:table-cell table:style-name="ce44" table:number-columns-repeated="952"/>
        </table:table-row>
        <table:table-row table:style-name="ro2" table:number-rows-repeated="65355">
          <table:table-cell table:style-name="ce44" table:number-columns-repeated="3"/>
          <table:table-cell table:style-name="ce187" table:number-columns-repeated="31"/>
          <table:table-cell table:style-name="ce44" table:number-columns-repeated="952"/>
        </table:table-row>
        <table:table-row table:style-name="ro2" table:number-rows-repeated="49">
          <table:table-cell table:style-name="ce44" table:number-columns-repeated="3"/>
          <table:table-cell table:style-name="ce187"/>
          <table:table-cell table:number-columns-repeated="27"/>
          <table:table-cell table:style-name="ce187" table:number-columns-repeated="3"/>
          <table:table-cell table:style-name="ce44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9/08/2017</text:date>, <text:time>15:2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9-08">09/08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3313</meta:editing-cycles>
    <meta:editing-duration>P77DT8H10M46S</meta:editing-duration>
    <meta:generator>OpenOffice/4.1.2$Win32 OpenOffice.org_project/412m3$Build-9782</meta:generator>
    <dc:date>2017-09-08T15:27:02.14</dc:date>
    <meta:document-statistic meta:table-count="12" meta:cell-count="10278" meta:object-count="0"/>
    <meta:user-defined meta:name="Info 1"/>
    <meta:user-defined meta:name="Info 2"/>
    <meta:user-defined meta:name="Info 3"/>
    <meta:user-defined meta:name="Info 4"/>
  </office:meta>
</office:document-meta>
</file>